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5000"/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 style:data-style-name="N109"/>
    <style:style style:name="ce8" style:family="table-cell" style:parent-style-name="Default" style:data-style-name="N5000">
      <style:text-properties style:font-name="Liberation Sans" style:font-name-asian="DejaVu Sans" style:font-name-complex="DejaVu Sans"/>
    </style:style>
    <style:style style:name="ce9" style:family="table-cell" style:parent-style-name="Default" style:data-style-name="N0">
      <style:table-cell-properties style:cell-protect="none" style:print-content="true"/>
      <style:text-properties style:font-name="Liberation Sans" style:font-name-asian="DejaVu Sans" style:font-name-complex="DejaVu Sans"/>
    </style:style>
    <style:style style:name="ce10" style:family="table-cell" style:parent-style-name="Default" style:data-style-name="N0">
      <style:table-cell-properties style:cell-protect="none" style:print-content="true"/>
    </style:style>
  </office:automatic-styles>
  <office:body>
    <office:spreadsheet>
      <table:table table:name="Knoten" table:style-name="ta1" table:print="false">
        <table:table-column table:style-name="co1" table:number-columns-repeated="2" table:default-cell-style-name="Default"/>
        <table:table-column table:style-name="co2" table:default-cell-style-name="ce6"/>
        <table:table-column table:style-name="co2" table:number-columns-repeated="21" table:default-cell-style-name="Default"/>
        <table:table-column table:style-name="co3" table:number-columns-repeated="1000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table:number-columns-spanned="21" table:number-rows-spanned="1">
            <text:p>&lt;n x="4.0000000000" y="4.0000000000"&gt;1&lt;/n&gt;</text:p>
          </table:table-cell>
          <table:covered-table-cell table:number-columns-repeated="20"/>
          <table:table-cell table:number-columns-repeated="1001"/>
        </table:table-row>
        <table:table-row table:style-name="ro1">
          <table:table-cell table:style-name="ce1" table:number-columns-repeated="2"/>
          <table:table-cell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1">
            <text:p>1</text:p>
          </table:table-cell>
          <table:table-cell table:number-columns-repeated="12"/>
          <table:table-cell table:style-name="ce1" table:number-columns-repeated="999"/>
        </table:table-row>
        <table:table-row table:style-name="ro1"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12"/>
          <table:table-cell table:style-name="ce1" table:number-columns-repeated="99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5" table:formula="of:=CONCATENATE(&quot;    &lt;n x=KOM&quot;;[.C$4];&quot;KOM y=KOM&quot;;[.$B6];&quot;KOM&gt;&quot;;[.$A6]+[.C$5]*11;&quot;&lt;/n&gt;&quot;)" office:value-type="string" office:string-value="    &lt;n x=KOM0KOM y=KOM0KOM&gt;1&lt;/n&gt;">
            <text:p><text:s text:c="4"/>&lt;n x=KOM0KOM y=KOM0KOM&gt;1&lt;/n&gt;</text:p>
          </table:table-cell>
          <table:table-cell table:style-name="ce5" table:formula="of:=CONCATENATE(&quot;    &lt;n x=KOM&quot;;[.D$4];&quot;KOM y=KOM&quot;;[.$B6];&quot;KOM&gt;&quot;;[.$A6]+[.D$5]*11;&quot;&lt;/n&gt;&quot;)" office:value-type="string" office:string-value="    &lt;n x=KOM0,1KOM y=KOM0KOM&gt;12&lt;/n&gt;">
            <text:p><text:s text:c="4"/>&lt;n x=KOM0,1KOM y=KOM0KOM&gt;12&lt;/n&gt;</text:p>
          </table:table-cell>
          <table:table-cell table:style-name="ce5" table:formula="of:=CONCATENATE(&quot;    &lt;n x=KOM&quot;;[.E$4];&quot;KOM y=KOM&quot;;[.$B6];&quot;KOM&gt;&quot;;[.$A6]+[.E$5]*11;&quot;&lt;/n&gt;&quot;)" office:value-type="string" office:string-value="    &lt;n x=KOM0,2KOM y=KOM0KOM&gt;23&lt;/n&gt;">
            <text:p><text:s text:c="4"/>&lt;n x=KOM0,2KOM y=KOM0KOM&gt;23&lt;/n&gt;</text:p>
          </table:table-cell>
          <table:table-cell table:style-name="ce5" table:formula="of:=CONCATENATE(&quot;    &lt;n x=KOM&quot;;[.F$4];&quot;KOM y=KOM&quot;;[.$B6];&quot;KOM&gt;&quot;;[.$A6]+[.F$5]*11;&quot;&lt;/n&gt;&quot;)" office:value-type="string" office:string-value="    &lt;n x=KOM0,3KOM y=KOM0KOM&gt;34&lt;/n&gt;">
            <text:p><text:s text:c="4"/>&lt;n x=KOM0,3KOM y=KOM0KOM&gt;34&lt;/n&gt;</text:p>
          </table:table-cell>
          <table:table-cell table:style-name="ce5" table:formula="of:=CONCATENATE(&quot;    &lt;n x=KOM&quot;;[.G$4];&quot;KOM y=KOM&quot;;[.$B6];&quot;KOM&gt;&quot;;[.$A6]+[.G$5]*11;&quot;&lt;/n&gt;&quot;)" office:value-type="string" office:string-value="    &lt;n x=KOM0,4KOM y=KOM0KOM&gt;45&lt;/n&gt;">
            <text:p><text:s text:c="4"/>&lt;n x=KOM0,4KOM y=KOM0KOM&gt;45&lt;/n&gt;</text:p>
          </table:table-cell>
          <table:table-cell table:style-name="ce5" table:formula="of:=CONCATENATE(&quot;    &lt;n x=KOM&quot;;[.H$4];&quot;KOM y=KOM&quot;;[.$B6];&quot;KOM&gt;&quot;;[.$A6]+[.H$5]*11;&quot;&lt;/n&gt;&quot;)" office:value-type="string" office:string-value="    &lt;n x=KOM0,5KOM y=KOM0KOM&gt;56&lt;/n&gt;">
            <text:p><text:s text:c="4"/>&lt;n x=KOM0,5KOM y=KOM0KOM&gt;56&lt;/n&gt;</text:p>
          </table:table-cell>
          <table:table-cell table:style-name="ce5" table:formula="of:=CONCATENATE(&quot;    &lt;n x=KOM&quot;;[.I$4];&quot;KOM y=KOM&quot;;[.$B6];&quot;KOM&gt;&quot;;[.$A6]+[.I$5]*11;&quot;&lt;/n&gt;&quot;)" office:value-type="string" office:string-value="    &lt;n x=KOM0,6KOM y=KOM0KOM&gt;67&lt;/n&gt;">
            <text:p><text:s text:c="4"/>&lt;n x=KOM0,6KOM y=KOM0KOM&gt;67&lt;/n&gt;</text:p>
          </table:table-cell>
          <table:table-cell table:style-name="ce5" table:formula="of:=CONCATENATE(&quot;    &lt;n x=KOM&quot;;[.J$4];&quot;KOM y=KOM&quot;;[.$B6];&quot;KOM&gt;&quot;;[.$A6]+[.J$5]*11;&quot;&lt;/n&gt;&quot;)" office:value-type="string" office:string-value="    &lt;n x=KOM0,7KOM y=KOM0KOM&gt;78&lt;/n&gt;">
            <text:p><text:s text:c="4"/>&lt;n x=KOM0,7KOM y=KOM0KOM&gt;78&lt;/n&gt;</text:p>
          </table:table-cell>
          <table:table-cell table:style-name="ce5" table:formula="of:=CONCATENATE(&quot;    &lt;n x=KOM&quot;;[.K$4];&quot;KOM y=KOM&quot;;[.$B6];&quot;KOM&gt;&quot;;[.$A6]+[.K$5]*11;&quot;&lt;/n&gt;&quot;)" office:value-type="string" office:string-value="    &lt;n x=KOM0,8KOM y=KOM0KOM&gt;89&lt;/n&gt;">
            <text:p><text:s text:c="4"/>&lt;n x=KOM0,8KOM y=KOM0KOM&gt;89&lt;/n&gt;</text:p>
          </table:table-cell>
          <table:table-cell table:style-name="ce5" table:formula="of:=CONCATENATE(&quot;    &lt;n x=KOM&quot;;[.L$4];&quot;KOM y=KOM&quot;;[.$B6];&quot;KOM&gt;&quot;;[.$A6]+[.L$5]*11;&quot;&lt;/n&gt;&quot;)" office:value-type="string" office:string-value="    &lt;n x=KOM0,9KOM y=KOM0KOM&gt;100&lt;/n&gt;">
            <text:p><text:s text:c="4"/>&lt;n x=KOM0,9KOM y=KOM0KOM&gt;100&lt;/n&gt;</text:p>
          </table:table-cell>
          <table:table-cell table:style-name="ce5" table:formula="of:=CONCATENATE(&quot;    &lt;n x=KOM&quot;;[.M$4];&quot;KOM y=KOM&quot;;[.$B6];&quot;KOM&gt;&quot;;[.$A6]+[.M$5]*11;&quot;&lt;/n&gt;&quot;)" office:value-type="string" office:string-value="    &lt;n x=KOM1KOM y=KOM0KOM&gt;111&lt;/n&gt;">
            <text:p><text:s text:c="4"/>&lt;n x=KOM1KOM y=KOM0KOM&gt;111&lt;/n&gt;</text:p>
          </table:table-cell>
          <table:table-cell/>
          <table:table-cell table:number-columns-repeated="101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.1">
            <text:p>0.1</text:p>
          </table:table-cell>
          <table:table-cell table:style-name="ce5" table:formula="of:=CONCATENATE(&quot;    &lt;n x=KOM&quot;;[.C$4];&quot;KOM y=KOM&quot;;[.$B7];&quot;KOM&gt;&quot;;[.$A7]+[.C$5]*11;&quot;&lt;/n&gt;&quot;)" office:value-type="string" office:string-value="    &lt;n x=KOM0KOM y=KOM0,1KOM&gt;2&lt;/n&gt;">
            <text:p><text:s text:c="4"/>&lt;n x=KOM0KOM y=KOM0,1KOM&gt;2&lt;/n&gt;</text:p>
          </table:table-cell>
          <table:table-cell table:style-name="ce5" table:formula="of:=CONCATENATE(&quot;    &lt;n x=KOM&quot;;[.D$4];&quot;KOM y=KOM&quot;;[.$B7];&quot;KOM&gt;&quot;;[.$A7]+[.D$5]*11;&quot;&lt;/n&gt;&quot;)" office:value-type="string" office:string-value="    &lt;n x=KOM0,1KOM y=KOM0,1KOM&gt;13&lt;/n&gt;">
            <text:p><text:s text:c="4"/>&lt;n x=KOM0,1KOM y=KOM0,1KOM&gt;13&lt;/n&gt;</text:p>
          </table:table-cell>
          <table:table-cell table:style-name="ce5" table:formula="of:=CONCATENATE(&quot;    &lt;n x=KOM&quot;;[.E$4];&quot;KOM y=KOM&quot;;[.$B7];&quot;KOM&gt;&quot;;[.$A7]+[.E$5]*11;&quot;&lt;/n&gt;&quot;)" office:value-type="string" office:string-value="    &lt;n x=KOM0,2KOM y=KOM0,1KOM&gt;24&lt;/n&gt;">
            <text:p><text:s text:c="4"/>&lt;n x=KOM0,2KOM y=KOM0,1KOM&gt;24&lt;/n&gt;</text:p>
          </table:table-cell>
          <table:table-cell table:style-name="ce5" table:formula="of:=CONCATENATE(&quot;    &lt;n x=KOM&quot;;[.F$4];&quot;KOM y=KOM&quot;;[.$B7];&quot;KOM&gt;&quot;;[.$A7]+[.F$5]*11;&quot;&lt;/n&gt;&quot;)" office:value-type="string" office:string-value="    &lt;n x=KOM0,3KOM y=KOM0,1KOM&gt;35&lt;/n&gt;">
            <text:p><text:s text:c="4"/>&lt;n x=KOM0,3KOM y=KOM0,1KOM&gt;35&lt;/n&gt;</text:p>
          </table:table-cell>
          <table:table-cell table:style-name="ce5" table:formula="of:=CONCATENATE(&quot;    &lt;n x=KOM&quot;;[.G$4];&quot;KOM y=KOM&quot;;[.$B7];&quot;KOM&gt;&quot;;[.$A7]+[.G$5]*11;&quot;&lt;/n&gt;&quot;)" office:value-type="string" office:string-value="    &lt;n x=KOM0,4KOM y=KOM0,1KOM&gt;46&lt;/n&gt;">
            <text:p><text:s text:c="4"/>&lt;n x=KOM0,4KOM y=KOM0,1KOM&gt;46&lt;/n&gt;</text:p>
          </table:table-cell>
          <table:table-cell table:style-name="ce5" table:formula="of:=CONCATENATE(&quot;    &lt;n x=KOM&quot;;[.H$4];&quot;KOM y=KOM&quot;;[.$B7];&quot;KOM&gt;&quot;;[.$A7]+[.H$5]*11;&quot;&lt;/n&gt;&quot;)" office:value-type="string" office:string-value="    &lt;n x=KOM0,5KOM y=KOM0,1KOM&gt;57&lt;/n&gt;">
            <text:p><text:s text:c="4"/>&lt;n x=KOM0,5KOM y=KOM0,1KOM&gt;57&lt;/n&gt;</text:p>
          </table:table-cell>
          <table:table-cell table:style-name="ce5" table:formula="of:=CONCATENATE(&quot;    &lt;n x=KOM&quot;;[.I$4];&quot;KOM y=KOM&quot;;[.$B7];&quot;KOM&gt;&quot;;[.$A7]+[.I$5]*11;&quot;&lt;/n&gt;&quot;)" office:value-type="string" office:string-value="    &lt;n x=KOM0,6KOM y=KOM0,1KOM&gt;68&lt;/n&gt;">
            <text:p><text:s text:c="4"/>&lt;n x=KOM0,6KOM y=KOM0,1KOM&gt;68&lt;/n&gt;</text:p>
          </table:table-cell>
          <table:table-cell table:style-name="ce5" table:formula="of:=CONCATENATE(&quot;    &lt;n x=KOM&quot;;[.J$4];&quot;KOM y=KOM&quot;;[.$B7];&quot;KOM&gt;&quot;;[.$A7]+[.J$5]*11;&quot;&lt;/n&gt;&quot;)" office:value-type="string" office:string-value="    &lt;n x=KOM0,7KOM y=KOM0,1KOM&gt;79&lt;/n&gt;">
            <text:p><text:s text:c="4"/>&lt;n x=KOM0,7KOM y=KOM0,1KOM&gt;79&lt;/n&gt;</text:p>
          </table:table-cell>
          <table:table-cell table:style-name="ce5" table:formula="of:=CONCATENATE(&quot;    &lt;n x=KOM&quot;;[.K$4];&quot;KOM y=KOM&quot;;[.$B7];&quot;KOM&gt;&quot;;[.$A7]+[.K$5]*11;&quot;&lt;/n&gt;&quot;)" office:value-type="string" office:string-value="    &lt;n x=KOM0,8KOM y=KOM0,1KOM&gt;90&lt;/n&gt;">
            <text:p><text:s text:c="4"/>&lt;n x=KOM0,8KOM y=KOM0,1KOM&gt;90&lt;/n&gt;</text:p>
          </table:table-cell>
          <table:table-cell table:style-name="ce5" table:formula="of:=CONCATENATE(&quot;    &lt;n x=KOM&quot;;[.L$4];&quot;KOM y=KOM&quot;;[.$B7];&quot;KOM&gt;&quot;;[.$A7]+[.L$5]*11;&quot;&lt;/n&gt;&quot;)" office:value-type="string" office:string-value="    &lt;n x=KOM0,9KOM y=KOM0,1KOM&gt;101&lt;/n&gt;">
            <text:p><text:s text:c="4"/>&lt;n x=KOM0,9KOM y=KOM0,1KOM&gt;101&lt;/n&gt;</text:p>
          </table:table-cell>
          <table:table-cell table:style-name="ce5" table:formula="of:=CONCATENATE(&quot;    &lt;n x=KOM&quot;;[.M$4];&quot;KOM y=KOM&quot;;[.$B7];&quot;KOM&gt;&quot;;[.$A7]+[.M$5]*11;&quot;&lt;/n&gt;&quot;)" office:value-type="string" office:string-value="    &lt;n x=KOM1KOM y=KOM0,1KOM&gt;112&lt;/n&gt;">
            <text:p><text:s text:c="4"/>&lt;n x=KOM1KOM y=KOM0,1KOM&gt;112&lt;/n&gt;</text:p>
          </table:table-cell>
          <table:table-cell table:number-columns-repeated="101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.2">
            <text:p>0.2</text:p>
          </table:table-cell>
          <table:table-cell table:style-name="ce5" table:formula="of:=CONCATENATE(&quot;    &lt;n x=KOM&quot;;[.C$4];&quot;KOM y=KOM&quot;;[.$B8];&quot;KOM&gt;&quot;;[.$A8]+[.C$5]*11;&quot;&lt;/n&gt;&quot;)" office:value-type="string" office:string-value="    &lt;n x=KOM0KOM y=KOM0,2KOM&gt;3&lt;/n&gt;">
            <text:p><text:s text:c="4"/>&lt;n x=KOM0KOM y=KOM0,2KOM&gt;3&lt;/n&gt;</text:p>
          </table:table-cell>
          <table:table-cell table:style-name="ce5" table:formula="of:=CONCATENATE(&quot;    &lt;n x=KOM&quot;;[.D$4];&quot;KOM y=KOM&quot;;[.$B8];&quot;KOM&gt;&quot;;[.$A8]+[.D$5]*11;&quot;&lt;/n&gt;&quot;)" office:value-type="string" office:string-value="    &lt;n x=KOM0,1KOM y=KOM0,2KOM&gt;14&lt;/n&gt;">
            <text:p><text:s text:c="4"/>&lt;n x=KOM0,1KOM y=KOM0,2KOM&gt;14&lt;/n&gt;</text:p>
          </table:table-cell>
          <table:table-cell table:style-name="ce5" table:formula="of:=CONCATENATE(&quot;    &lt;n x=KOM&quot;;[.E$4];&quot;KOM y=KOM&quot;;[.$B8];&quot;KOM&gt;&quot;;[.$A8]+[.E$5]*11;&quot;&lt;/n&gt;&quot;)" office:value-type="string" office:string-value="    &lt;n x=KOM0,2KOM y=KOM0,2KOM&gt;25&lt;/n&gt;">
            <text:p><text:s text:c="4"/>&lt;n x=KOM0,2KOM y=KOM0,2KOM&gt;25&lt;/n&gt;</text:p>
          </table:table-cell>
          <table:table-cell table:style-name="ce5" table:formula="of:=CONCATENATE(&quot;    &lt;n x=KOM&quot;;[.F$4];&quot;KOM y=KOM&quot;;[.$B8];&quot;KOM&gt;&quot;;[.$A8]+[.F$5]*11;&quot;&lt;/n&gt;&quot;)" office:value-type="string" office:string-value="    &lt;n x=KOM0,3KOM y=KOM0,2KOM&gt;36&lt;/n&gt;">
            <text:p><text:s text:c="4"/>&lt;n x=KOM0,3KOM y=KOM0,2KOM&gt;36&lt;/n&gt;</text:p>
          </table:table-cell>
          <table:table-cell table:style-name="ce5" table:formula="of:=CONCATENATE(&quot;    &lt;n x=KOM&quot;;[.G$4];&quot;KOM y=KOM&quot;;[.$B8];&quot;KOM&gt;&quot;;[.$A8]+[.G$5]*11;&quot;&lt;/n&gt;&quot;)" office:value-type="string" office:string-value="    &lt;n x=KOM0,4KOM y=KOM0,2KOM&gt;47&lt;/n&gt;">
            <text:p><text:s text:c="4"/>&lt;n x=KOM0,4KOM y=KOM0,2KOM&gt;47&lt;/n&gt;</text:p>
          </table:table-cell>
          <table:table-cell table:style-name="ce5" table:formula="of:=CONCATENATE(&quot;    &lt;n x=KOM&quot;;[.H$4];&quot;KOM y=KOM&quot;;[.$B8];&quot;KOM&gt;&quot;;[.$A8]+[.H$5]*11;&quot;&lt;/n&gt;&quot;)" office:value-type="string" office:string-value="    &lt;n x=KOM0,5KOM y=KOM0,2KOM&gt;58&lt;/n&gt;">
            <text:p><text:s text:c="4"/>&lt;n x=KOM0,5KOM y=KOM0,2KOM&gt;58&lt;/n&gt;</text:p>
          </table:table-cell>
          <table:table-cell table:style-name="ce5" table:formula="of:=CONCATENATE(&quot;    &lt;n x=KOM&quot;;[.I$4];&quot;KOM y=KOM&quot;;[.$B8];&quot;KOM&gt;&quot;;[.$A8]+[.I$5]*11;&quot;&lt;/n&gt;&quot;)" office:value-type="string" office:string-value="    &lt;n x=KOM0,6KOM y=KOM0,2KOM&gt;69&lt;/n&gt;">
            <text:p><text:s text:c="4"/>&lt;n x=KOM0,6KOM y=KOM0,2KOM&gt;69&lt;/n&gt;</text:p>
          </table:table-cell>
          <table:table-cell table:style-name="ce5" table:formula="of:=CONCATENATE(&quot;    &lt;n x=KOM&quot;;[.J$4];&quot;KOM y=KOM&quot;;[.$B8];&quot;KOM&gt;&quot;;[.$A8]+[.J$5]*11;&quot;&lt;/n&gt;&quot;)" office:value-type="string" office:string-value="    &lt;n x=KOM0,7KOM y=KOM0,2KOM&gt;80&lt;/n&gt;">
            <text:p><text:s text:c="4"/>&lt;n x=KOM0,7KOM y=KOM0,2KOM&gt;80&lt;/n&gt;</text:p>
          </table:table-cell>
          <table:table-cell table:style-name="ce5" table:formula="of:=CONCATENATE(&quot;    &lt;n x=KOM&quot;;[.K$4];&quot;KOM y=KOM&quot;;[.$B8];&quot;KOM&gt;&quot;;[.$A8]+[.K$5]*11;&quot;&lt;/n&gt;&quot;)" office:value-type="string" office:string-value="    &lt;n x=KOM0,8KOM y=KOM0,2KOM&gt;91&lt;/n&gt;">
            <text:p><text:s text:c="4"/>&lt;n x=KOM0,8KOM y=KOM0,2KOM&gt;91&lt;/n&gt;</text:p>
          </table:table-cell>
          <table:table-cell table:style-name="ce5" table:formula="of:=CONCATENATE(&quot;    &lt;n x=KOM&quot;;[.L$4];&quot;KOM y=KOM&quot;;[.$B8];&quot;KOM&gt;&quot;;[.$A8]+[.L$5]*11;&quot;&lt;/n&gt;&quot;)" office:value-type="string" office:string-value="    &lt;n x=KOM0,9KOM y=KOM0,2KOM&gt;102&lt;/n&gt;">
            <text:p><text:s text:c="4"/>&lt;n x=KOM0,9KOM y=KOM0,2KOM&gt;102&lt;/n&gt;</text:p>
          </table:table-cell>
          <table:table-cell table:style-name="ce5" table:formula="of:=CONCATENATE(&quot;    &lt;n x=KOM&quot;;[.M$4];&quot;KOM y=KOM&quot;;[.$B8];&quot;KOM&gt;&quot;;[.$A8]+[.M$5]*11;&quot;&lt;/n&gt;&quot;)" office:value-type="string" office:string-value="    &lt;n x=KOM1KOM y=KOM0,2KOM&gt;113&lt;/n&gt;">
            <text:p><text:s text:c="4"/>&lt;n x=KOM1KOM y=KOM0,2KOM&gt;113&lt;/n&gt;</text:p>
          </table:table-cell>
          <table:table-cell table:number-columns-repeated="1011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.3">
            <text:p>0.3</text:p>
          </table:table-cell>
          <table:table-cell table:style-name="ce5" table:formula="of:=CONCATENATE(&quot;    &lt;n x=KOM&quot;;[.C$4];&quot;KOM y=KOM&quot;;[.$B9];&quot;KOM&gt;&quot;;[.$A9]+[.C$5]*11;&quot;&lt;/n&gt;&quot;)" office:value-type="string" office:string-value="    &lt;n x=KOM0KOM y=KOM0,3KOM&gt;4&lt;/n&gt;">
            <text:p><text:s text:c="4"/>&lt;n x=KOM0KOM y=KOM0,3KOM&gt;4&lt;/n&gt;</text:p>
          </table:table-cell>
          <table:table-cell table:style-name="ce5" table:formula="of:=CONCATENATE(&quot;    &lt;n x=KOM&quot;;[.D$4];&quot;KOM y=KOM&quot;;[.$B9];&quot;KOM&gt;&quot;;[.$A9]+[.D$5]*11;&quot;&lt;/n&gt;&quot;)" office:value-type="string" office:string-value="    &lt;n x=KOM0,1KOM y=KOM0,3KOM&gt;15&lt;/n&gt;">
            <text:p><text:s text:c="4"/>&lt;n x=KOM0,1KOM y=KOM0,3KOM&gt;15&lt;/n&gt;</text:p>
          </table:table-cell>
          <table:table-cell table:style-name="ce5" table:formula="of:=CONCATENATE(&quot;    &lt;n x=KOM&quot;;[.E$4];&quot;KOM y=KOM&quot;;[.$B9];&quot;KOM&gt;&quot;;[.$A9]+[.E$5]*11;&quot;&lt;/n&gt;&quot;)" office:value-type="string" office:string-value="    &lt;n x=KOM0,2KOM y=KOM0,3KOM&gt;26&lt;/n&gt;">
            <text:p><text:s text:c="4"/>&lt;n x=KOM0,2KOM y=KOM0,3KOM&gt;26&lt;/n&gt;</text:p>
          </table:table-cell>
          <table:table-cell table:style-name="ce5" table:formula="of:=CONCATENATE(&quot;    &lt;n x=KOM&quot;;[.F$4];&quot;KOM y=KOM&quot;;[.$B9];&quot;KOM&gt;&quot;;[.$A9]+[.F$5]*11;&quot;&lt;/n&gt;&quot;)" office:value-type="string" office:string-value="    &lt;n x=KOM0,3KOM y=KOM0,3KOM&gt;37&lt;/n&gt;">
            <text:p><text:s text:c="4"/>&lt;n x=KOM0,3KOM y=KOM0,3KOM&gt;37&lt;/n&gt;</text:p>
          </table:table-cell>
          <table:table-cell table:style-name="ce5" table:formula="of:=CONCATENATE(&quot;    &lt;n x=KOM&quot;;[.G$4];&quot;KOM y=KOM&quot;;[.$B9];&quot;KOM&gt;&quot;;[.$A9]+[.G$5]*11;&quot;&lt;/n&gt;&quot;)" office:value-type="string" office:string-value="    &lt;n x=KOM0,4KOM y=KOM0,3KOM&gt;48&lt;/n&gt;">
            <text:p><text:s text:c="4"/>&lt;n x=KOM0,4KOM y=KOM0,3KOM&gt;48&lt;/n&gt;</text:p>
          </table:table-cell>
          <table:table-cell table:style-name="ce5" table:formula="of:=CONCATENATE(&quot;    &lt;n x=KOM&quot;;[.H$4];&quot;KOM y=KOM&quot;;[.$B9];&quot;KOM&gt;&quot;;[.$A9]+[.H$5]*11;&quot;&lt;/n&gt;&quot;)" office:value-type="string" office:string-value="    &lt;n x=KOM0,5KOM y=KOM0,3KOM&gt;59&lt;/n&gt;">
            <text:p><text:s text:c="4"/>&lt;n x=KOM0,5KOM y=KOM0,3KOM&gt;59&lt;/n&gt;</text:p>
          </table:table-cell>
          <table:table-cell table:style-name="ce5" table:formula="of:=CONCATENATE(&quot;    &lt;n x=KOM&quot;;[.I$4];&quot;KOM y=KOM&quot;;[.$B9];&quot;KOM&gt;&quot;;[.$A9]+[.I$5]*11;&quot;&lt;/n&gt;&quot;)" office:value-type="string" office:string-value="    &lt;n x=KOM0,6KOM y=KOM0,3KOM&gt;70&lt;/n&gt;">
            <text:p><text:s text:c="4"/>&lt;n x=KOM0,6KOM y=KOM0,3KOM&gt;70&lt;/n&gt;</text:p>
          </table:table-cell>
          <table:table-cell table:style-name="ce5" table:formula="of:=CONCATENATE(&quot;    &lt;n x=KOM&quot;;[.J$4];&quot;KOM y=KOM&quot;;[.$B9];&quot;KOM&gt;&quot;;[.$A9]+[.J$5]*11;&quot;&lt;/n&gt;&quot;)" office:value-type="string" office:string-value="    &lt;n x=KOM0,7KOM y=KOM0,3KOM&gt;81&lt;/n&gt;">
            <text:p><text:s text:c="4"/>&lt;n x=KOM0,7KOM y=KOM0,3KOM&gt;81&lt;/n&gt;</text:p>
          </table:table-cell>
          <table:table-cell table:style-name="ce5" table:formula="of:=CONCATENATE(&quot;    &lt;n x=KOM&quot;;[.K$4];&quot;KOM y=KOM&quot;;[.$B9];&quot;KOM&gt;&quot;;[.$A9]+[.K$5]*11;&quot;&lt;/n&gt;&quot;)" office:value-type="string" office:string-value="    &lt;n x=KOM0,8KOM y=KOM0,3KOM&gt;92&lt;/n&gt;">
            <text:p><text:s text:c="4"/>&lt;n x=KOM0,8KOM y=KOM0,3KOM&gt;92&lt;/n&gt;</text:p>
          </table:table-cell>
          <table:table-cell table:style-name="ce5" table:formula="of:=CONCATENATE(&quot;    &lt;n x=KOM&quot;;[.L$4];&quot;KOM y=KOM&quot;;[.$B9];&quot;KOM&gt;&quot;;[.$A9]+[.L$5]*11;&quot;&lt;/n&gt;&quot;)" office:value-type="string" office:string-value="    &lt;n x=KOM0,9KOM y=KOM0,3KOM&gt;103&lt;/n&gt;">
            <text:p><text:s text:c="4"/>&lt;n x=KOM0,9KOM y=KOM0,3KOM&gt;103&lt;/n&gt;</text:p>
          </table:table-cell>
          <table:table-cell table:style-name="ce5" table:formula="of:=CONCATENATE(&quot;    &lt;n x=KOM&quot;;[.M$4];&quot;KOM y=KOM&quot;;[.$B9];&quot;KOM&gt;&quot;;[.$A9]+[.M$5]*11;&quot;&lt;/n&gt;&quot;)" office:value-type="string" office:string-value="    &lt;n x=KOM1KOM y=KOM0,3KOM&gt;114&lt;/n&gt;">
            <text:p><text:s text:c="4"/>&lt;n x=KOM1KOM y=KOM0,3KOM&gt;114&lt;/n&gt;</text:p>
          </table:table-cell>
          <table:table-cell table:number-columns-repeated="101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.4">
            <text:p>0.4</text:p>
          </table:table-cell>
          <table:table-cell table:style-name="ce5" table:formula="of:=CONCATENATE(&quot;    &lt;n x=KOM&quot;;[.C$4];&quot;KOM y=KOM&quot;;[.$B10];&quot;KOM&gt;&quot;;[.$A10]+[.C$5]*11;&quot;&lt;/n&gt;&quot;)" office:value-type="string" office:string-value="    &lt;n x=KOM0KOM y=KOM0,4KOM&gt;5&lt;/n&gt;">
            <text:p><text:s text:c="4"/>&lt;n x=KOM0KOM y=KOM0,4KOM&gt;5&lt;/n&gt;</text:p>
          </table:table-cell>
          <table:table-cell table:style-name="ce5" table:formula="of:=CONCATENATE(&quot;    &lt;n x=KOM&quot;;[.D$4];&quot;KOM y=KOM&quot;;[.$B10];&quot;KOM&gt;&quot;;[.$A10]+[.D$5]*11;&quot;&lt;/n&gt;&quot;)" office:value-type="string" office:string-value="    &lt;n x=KOM0,1KOM y=KOM0,4KOM&gt;16&lt;/n&gt;">
            <text:p><text:s text:c="4"/>&lt;n x=KOM0,1KOM y=KOM0,4KOM&gt;16&lt;/n&gt;</text:p>
          </table:table-cell>
          <table:table-cell table:style-name="ce5" table:formula="of:=CONCATENATE(&quot;    &lt;n x=KOM&quot;;[.E$4];&quot;KOM y=KOM&quot;;[.$B10];&quot;KOM&gt;&quot;;[.$A10]+[.E$5]*11;&quot;&lt;/n&gt;&quot;)" office:value-type="string" office:string-value="    &lt;n x=KOM0,2KOM y=KOM0,4KOM&gt;27&lt;/n&gt;">
            <text:p><text:s text:c="4"/>&lt;n x=KOM0,2KOM y=KOM0,4KOM&gt;27&lt;/n&gt;</text:p>
          </table:table-cell>
          <table:table-cell table:style-name="ce5" table:formula="of:=CONCATENATE(&quot;    &lt;n x=KOM&quot;;[.F$4];&quot;KOM y=KOM&quot;;[.$B10];&quot;KOM&gt;&quot;;[.$A10]+[.F$5]*11;&quot;&lt;/n&gt;&quot;)" office:value-type="string" office:string-value="    &lt;n x=KOM0,3KOM y=KOM0,4KOM&gt;38&lt;/n&gt;">
            <text:p><text:s text:c="4"/>&lt;n x=KOM0,3KOM y=KOM0,4KOM&gt;38&lt;/n&gt;</text:p>
          </table:table-cell>
          <table:table-cell table:style-name="ce5" table:formula="of:=CONCATENATE(&quot;    &lt;n x=KOM&quot;;[.G$4];&quot;KOM y=KOM&quot;;[.$B10];&quot;KOM&gt;&quot;;[.$A10]+[.G$5]*11;&quot;&lt;/n&gt;&quot;)" office:value-type="string" office:string-value="    &lt;n x=KOM0,4KOM y=KOM0,4KOM&gt;49&lt;/n&gt;">
            <text:p><text:s text:c="4"/>&lt;n x=KOM0,4KOM y=KOM0,4KOM&gt;49&lt;/n&gt;</text:p>
          </table:table-cell>
          <table:table-cell table:style-name="ce5" table:formula="of:=CONCATENATE(&quot;    &lt;n x=KOM&quot;;[.H$4];&quot;KOM y=KOM&quot;;[.$B10];&quot;KOM&gt;&quot;;[.$A10]+[.H$5]*11;&quot;&lt;/n&gt;&quot;)" office:value-type="string" office:string-value="    &lt;n x=KOM0,5KOM y=KOM0,4KOM&gt;60&lt;/n&gt;">
            <text:p><text:s text:c="4"/>&lt;n x=KOM0,5KOM y=KOM0,4KOM&gt;60&lt;/n&gt;</text:p>
          </table:table-cell>
          <table:table-cell table:style-name="ce5" table:formula="of:=CONCATENATE(&quot;    &lt;n x=KOM&quot;;[.I$4];&quot;KOM y=KOM&quot;;[.$B10];&quot;KOM&gt;&quot;;[.$A10]+[.I$5]*11;&quot;&lt;/n&gt;&quot;)" office:value-type="string" office:string-value="    &lt;n x=KOM0,6KOM y=KOM0,4KOM&gt;71&lt;/n&gt;">
            <text:p><text:s text:c="4"/>&lt;n x=KOM0,6KOM y=KOM0,4KOM&gt;71&lt;/n&gt;</text:p>
          </table:table-cell>
          <table:table-cell table:style-name="ce5" table:formula="of:=CONCATENATE(&quot;    &lt;n x=KOM&quot;;[.J$4];&quot;KOM y=KOM&quot;;[.$B10];&quot;KOM&gt;&quot;;[.$A10]+[.J$5]*11;&quot;&lt;/n&gt;&quot;)" office:value-type="string" office:string-value="    &lt;n x=KOM0,7KOM y=KOM0,4KOM&gt;82&lt;/n&gt;">
            <text:p><text:s text:c="4"/>&lt;n x=KOM0,7KOM y=KOM0,4KOM&gt;82&lt;/n&gt;</text:p>
          </table:table-cell>
          <table:table-cell table:style-name="ce5" table:formula="of:=CONCATENATE(&quot;    &lt;n x=KOM&quot;;[.K$4];&quot;KOM y=KOM&quot;;[.$B10];&quot;KOM&gt;&quot;;[.$A10]+[.K$5]*11;&quot;&lt;/n&gt;&quot;)" office:value-type="string" office:string-value="    &lt;n x=KOM0,8KOM y=KOM0,4KOM&gt;93&lt;/n&gt;">
            <text:p><text:s text:c="4"/>&lt;n x=KOM0,8KOM y=KOM0,4KOM&gt;93&lt;/n&gt;</text:p>
          </table:table-cell>
          <table:table-cell table:style-name="ce5" table:formula="of:=CONCATENATE(&quot;    &lt;n x=KOM&quot;;[.L$4];&quot;KOM y=KOM&quot;;[.$B10];&quot;KOM&gt;&quot;;[.$A10]+[.L$5]*11;&quot;&lt;/n&gt;&quot;)" office:value-type="string" office:string-value="    &lt;n x=KOM0,9KOM y=KOM0,4KOM&gt;104&lt;/n&gt;">
            <text:p><text:s text:c="4"/>&lt;n x=KOM0,9KOM y=KOM0,4KOM&gt;104&lt;/n&gt;</text:p>
          </table:table-cell>
          <table:table-cell table:style-name="ce5" table:formula="of:=CONCATENATE(&quot;    &lt;n x=KOM&quot;;[.M$4];&quot;KOM y=KOM&quot;;[.$B10];&quot;KOM&gt;&quot;;[.$A10]+[.M$5]*11;&quot;&lt;/n&gt;&quot;)" office:value-type="string" office:string-value="    &lt;n x=KOM1KOM y=KOM0,4KOM&gt;115&lt;/n&gt;">
            <text:p><text:s text:c="4"/>&lt;n x=KOM1KOM y=KOM0,4KOM&gt;115&lt;/n&gt;</text:p>
          </table:table-cell>
          <table:table-cell table:number-columns-repeated="1011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.5">
            <text:p>0.5</text:p>
          </table:table-cell>
          <table:table-cell table:style-name="ce5" table:formula="of:=CONCATENATE(&quot;    &lt;n x=KOM&quot;;[.C$4];&quot;KOM y=KOM&quot;;[.$B11];&quot;KOM&gt;&quot;;[.$A11]+[.C$5]*11;&quot;&lt;/n&gt;&quot;)" office:value-type="string" office:string-value="    &lt;n x=KOM0KOM y=KOM0,5KOM&gt;6&lt;/n&gt;">
            <text:p><text:s text:c="4"/>&lt;n x=KOM0KOM y=KOM0,5KOM&gt;6&lt;/n&gt;</text:p>
          </table:table-cell>
          <table:table-cell table:style-name="ce5" table:formula="of:=CONCATENATE(&quot;    &lt;n x=KOM&quot;;[.D$4];&quot;KOM y=KOM&quot;;[.$B11];&quot;KOM&gt;&quot;;[.$A11]+[.D$5]*11;&quot;&lt;/n&gt;&quot;)" office:value-type="string" office:string-value="    &lt;n x=KOM0,1KOM y=KOM0,5KOM&gt;17&lt;/n&gt;">
            <text:p><text:s text:c="4"/>&lt;n x=KOM0,1KOM y=KOM0,5KOM&gt;17&lt;/n&gt;</text:p>
          </table:table-cell>
          <table:table-cell table:style-name="ce5" table:formula="of:=CONCATENATE(&quot;    &lt;n x=KOM&quot;;[.E$4];&quot;KOM y=KOM&quot;;[.$B11];&quot;KOM&gt;&quot;;[.$A11]+[.E$5]*11;&quot;&lt;/n&gt;&quot;)" office:value-type="string" office:string-value="    &lt;n x=KOM0,2KOM y=KOM0,5KOM&gt;28&lt;/n&gt;">
            <text:p><text:s text:c="4"/>&lt;n x=KOM0,2KOM y=KOM0,5KOM&gt;28&lt;/n&gt;</text:p>
          </table:table-cell>
          <table:table-cell table:style-name="ce5" table:formula="of:=CONCATENATE(&quot;    &lt;n x=KOM&quot;;[.F$4];&quot;KOM y=KOM&quot;;[.$B11];&quot;KOM&gt;&quot;;[.$A11]+[.F$5]*11;&quot;&lt;/n&gt;&quot;)" office:value-type="string" office:string-value="    &lt;n x=KOM0,3KOM y=KOM0,5KOM&gt;39&lt;/n&gt;">
            <text:p><text:s text:c="4"/>&lt;n x=KOM0,3KOM y=KOM0,5KOM&gt;39&lt;/n&gt;</text:p>
          </table:table-cell>
          <table:table-cell table:style-name="ce5" table:formula="of:=CONCATENATE(&quot;    &lt;n x=KOM&quot;;[.G$4];&quot;KOM y=KOM&quot;;[.$B11];&quot;KOM&gt;&quot;;[.$A11]+[.G$5]*11;&quot;&lt;/n&gt;&quot;)" office:value-type="string" office:string-value="    &lt;n x=KOM0,4KOM y=KOM0,5KOM&gt;50&lt;/n&gt;">
            <text:p><text:s text:c="4"/>&lt;n x=KOM0,4KOM y=KOM0,5KOM&gt;50&lt;/n&gt;</text:p>
          </table:table-cell>
          <table:table-cell table:style-name="ce5" table:formula="of:=CONCATENATE(&quot;    &lt;n x=KOM&quot;;[.H$4];&quot;KOM y=KOM&quot;;[.$B11];&quot;KOM&gt;&quot;;[.$A11]+[.H$5]*11;&quot;&lt;/n&gt;&quot;)" office:value-type="string" office:string-value="    &lt;n x=KOM0,5KOM y=KOM0,5KOM&gt;61&lt;/n&gt;">
            <text:p><text:s text:c="4"/>&lt;n x=KOM0,5KOM y=KOM0,5KOM&gt;61&lt;/n&gt;</text:p>
          </table:table-cell>
          <table:table-cell table:style-name="ce5" table:formula="of:=CONCATENATE(&quot;    &lt;n x=KOM&quot;;[.I$4];&quot;KOM y=KOM&quot;;[.$B11];&quot;KOM&gt;&quot;;[.$A11]+[.I$5]*11;&quot;&lt;/n&gt;&quot;)" office:value-type="string" office:string-value="    &lt;n x=KOM0,6KOM y=KOM0,5KOM&gt;72&lt;/n&gt;">
            <text:p><text:s text:c="4"/>&lt;n x=KOM0,6KOM y=KOM0,5KOM&gt;72&lt;/n&gt;</text:p>
          </table:table-cell>
          <table:table-cell table:style-name="ce5" table:formula="of:=CONCATENATE(&quot;    &lt;n x=KOM&quot;;[.J$4];&quot;KOM y=KOM&quot;;[.$B11];&quot;KOM&gt;&quot;;[.$A11]+[.J$5]*11;&quot;&lt;/n&gt;&quot;)" office:value-type="string" office:string-value="    &lt;n x=KOM0,7KOM y=KOM0,5KOM&gt;83&lt;/n&gt;">
            <text:p><text:s text:c="4"/>&lt;n x=KOM0,7KOM y=KOM0,5KOM&gt;83&lt;/n&gt;</text:p>
          </table:table-cell>
          <table:table-cell table:style-name="ce5" table:formula="of:=CONCATENATE(&quot;    &lt;n x=KOM&quot;;[.K$4];&quot;KOM y=KOM&quot;;[.$B11];&quot;KOM&gt;&quot;;[.$A11]+[.K$5]*11;&quot;&lt;/n&gt;&quot;)" office:value-type="string" office:string-value="    &lt;n x=KOM0,8KOM y=KOM0,5KOM&gt;94&lt;/n&gt;">
            <text:p><text:s text:c="4"/>&lt;n x=KOM0,8KOM y=KOM0,5KOM&gt;94&lt;/n&gt;</text:p>
          </table:table-cell>
          <table:table-cell table:style-name="ce5" table:formula="of:=CONCATENATE(&quot;    &lt;n x=KOM&quot;;[.L$4];&quot;KOM y=KOM&quot;;[.$B11];&quot;KOM&gt;&quot;;[.$A11]+[.L$5]*11;&quot;&lt;/n&gt;&quot;)" office:value-type="string" office:string-value="    &lt;n x=KOM0,9KOM y=KOM0,5KOM&gt;105&lt;/n&gt;">
            <text:p><text:s text:c="4"/>&lt;n x=KOM0,9KOM y=KOM0,5KOM&gt;105&lt;/n&gt;</text:p>
          </table:table-cell>
          <table:table-cell table:style-name="ce5" table:formula="of:=CONCATENATE(&quot;    &lt;n x=KOM&quot;;[.M$4];&quot;KOM y=KOM&quot;;[.$B11];&quot;KOM&gt;&quot;;[.$A11]+[.M$5]*11;&quot;&lt;/n&gt;&quot;)" office:value-type="string" office:string-value="    &lt;n x=KOM1KOM y=KOM0,5KOM&gt;116&lt;/n&gt;">
            <text:p><text:s text:c="4"/>&lt;n x=KOM1KOM y=KOM0,5KOM&gt;116&lt;/n&gt;</text:p>
          </table:table-cell>
          <table:table-cell table:number-columns-repeated="1011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float" office:value="0.6">
            <text:p>0.6</text:p>
          </table:table-cell>
          <table:table-cell table:style-name="ce5" table:formula="of:=CONCATENATE(&quot;    &lt;n x=KOM&quot;;[.C$4];&quot;KOM y=KOM&quot;;[.$B12];&quot;KOM&gt;&quot;;[.$A12]+[.C$5]*11;&quot;&lt;/n&gt;&quot;)" office:value-type="string" office:string-value="    &lt;n x=KOM0KOM y=KOM0,6KOM&gt;7&lt;/n&gt;">
            <text:p><text:s text:c="4"/>&lt;n x=KOM0KOM y=KOM0,6KOM&gt;7&lt;/n&gt;</text:p>
          </table:table-cell>
          <table:table-cell table:style-name="ce5" table:formula="of:=CONCATENATE(&quot;    &lt;n x=KOM&quot;;[.D$4];&quot;KOM y=KOM&quot;;[.$B12];&quot;KOM&gt;&quot;;[.$A12]+[.D$5]*11;&quot;&lt;/n&gt;&quot;)" office:value-type="string" office:string-value="    &lt;n x=KOM0,1KOM y=KOM0,6KOM&gt;18&lt;/n&gt;">
            <text:p><text:s text:c="4"/>&lt;n x=KOM0,1KOM y=KOM0,6KOM&gt;18&lt;/n&gt;</text:p>
          </table:table-cell>
          <table:table-cell table:style-name="ce5" table:formula="of:=CONCATENATE(&quot;    &lt;n x=KOM&quot;;[.E$4];&quot;KOM y=KOM&quot;;[.$B12];&quot;KOM&gt;&quot;;[.$A12]+[.E$5]*11;&quot;&lt;/n&gt;&quot;)" office:value-type="string" office:string-value="    &lt;n x=KOM0,2KOM y=KOM0,6KOM&gt;29&lt;/n&gt;">
            <text:p><text:s text:c="4"/>&lt;n x=KOM0,2KOM y=KOM0,6KOM&gt;29&lt;/n&gt;</text:p>
          </table:table-cell>
          <table:table-cell table:style-name="ce5" table:formula="of:=CONCATENATE(&quot;    &lt;n x=KOM&quot;;[.F$4];&quot;KOM y=KOM&quot;;[.$B12];&quot;KOM&gt;&quot;;[.$A12]+[.F$5]*11;&quot;&lt;/n&gt;&quot;)" office:value-type="string" office:string-value="    &lt;n x=KOM0,3KOM y=KOM0,6KOM&gt;40&lt;/n&gt;">
            <text:p><text:s text:c="4"/>&lt;n x=KOM0,3KOM y=KOM0,6KOM&gt;40&lt;/n&gt;</text:p>
          </table:table-cell>
          <table:table-cell table:style-name="ce5" table:formula="of:=CONCATENATE(&quot;    &lt;n x=KOM&quot;;[.G$4];&quot;KOM y=KOM&quot;;[.$B12];&quot;KOM&gt;&quot;;[.$A12]+[.G$5]*11;&quot;&lt;/n&gt;&quot;)" office:value-type="string" office:string-value="    &lt;n x=KOM0,4KOM y=KOM0,6KOM&gt;51&lt;/n&gt;">
            <text:p><text:s text:c="4"/>&lt;n x=KOM0,4KOM y=KOM0,6KOM&gt;51&lt;/n&gt;</text:p>
          </table:table-cell>
          <table:table-cell table:style-name="ce5" table:formula="of:=CONCATENATE(&quot;    &lt;n x=KOM&quot;;[.H$4];&quot;KOM y=KOM&quot;;[.$B12];&quot;KOM&gt;&quot;;[.$A12]+[.H$5]*11;&quot;&lt;/n&gt;&quot;)" office:value-type="string" office:string-value="    &lt;n x=KOM0,5KOM y=KOM0,6KOM&gt;62&lt;/n&gt;">
            <text:p><text:s text:c="4"/>&lt;n x=KOM0,5KOM y=KOM0,6KOM&gt;62&lt;/n&gt;</text:p>
          </table:table-cell>
          <table:table-cell table:style-name="ce5" table:formula="of:=CONCATENATE(&quot;    &lt;n x=KOM&quot;;[.I$4];&quot;KOM y=KOM&quot;;[.$B12];&quot;KOM&gt;&quot;;[.$A12]+[.I$5]*11;&quot;&lt;/n&gt;&quot;)" office:value-type="string" office:string-value="    &lt;n x=KOM0,6KOM y=KOM0,6KOM&gt;73&lt;/n&gt;">
            <text:p><text:s text:c="4"/>&lt;n x=KOM0,6KOM y=KOM0,6KOM&gt;73&lt;/n&gt;</text:p>
          </table:table-cell>
          <table:table-cell table:style-name="ce5" table:formula="of:=CONCATENATE(&quot;    &lt;n x=KOM&quot;;[.J$4];&quot;KOM y=KOM&quot;;[.$B12];&quot;KOM&gt;&quot;;[.$A12]+[.J$5]*11;&quot;&lt;/n&gt;&quot;)" office:value-type="string" office:string-value="    &lt;n x=KOM0,7KOM y=KOM0,6KOM&gt;84&lt;/n&gt;">
            <text:p><text:s text:c="4"/>&lt;n x=KOM0,7KOM y=KOM0,6KOM&gt;84&lt;/n&gt;</text:p>
          </table:table-cell>
          <table:table-cell table:style-name="ce5" table:formula="of:=CONCATENATE(&quot;    &lt;n x=KOM&quot;;[.K$4];&quot;KOM y=KOM&quot;;[.$B12];&quot;KOM&gt;&quot;;[.$A12]+[.K$5]*11;&quot;&lt;/n&gt;&quot;)" office:value-type="string" office:string-value="    &lt;n x=KOM0,8KOM y=KOM0,6KOM&gt;95&lt;/n&gt;">
            <text:p><text:s text:c="4"/>&lt;n x=KOM0,8KOM y=KOM0,6KOM&gt;95&lt;/n&gt;</text:p>
          </table:table-cell>
          <table:table-cell table:style-name="ce5" table:formula="of:=CONCATENATE(&quot;    &lt;n x=KOM&quot;;[.L$4];&quot;KOM y=KOM&quot;;[.$B12];&quot;KOM&gt;&quot;;[.$A12]+[.L$5]*11;&quot;&lt;/n&gt;&quot;)" office:value-type="string" office:string-value="    &lt;n x=KOM0,9KOM y=KOM0,6KOM&gt;106&lt;/n&gt;">
            <text:p><text:s text:c="4"/>&lt;n x=KOM0,9KOM y=KOM0,6KOM&gt;106&lt;/n&gt;</text:p>
          </table:table-cell>
          <table:table-cell table:style-name="ce5" table:formula="of:=CONCATENATE(&quot;    &lt;n x=KOM&quot;;[.M$4];&quot;KOM y=KOM&quot;;[.$B12];&quot;KOM&gt;&quot;;[.$A12]+[.M$5]*11;&quot;&lt;/n&gt;&quot;)" office:value-type="string" office:string-value="    &lt;n x=KOM1KOM y=KOM0,6KOM&gt;117&lt;/n&gt;">
            <text:p><text:s text:c="4"/>&lt;n x=KOM1KOM y=KOM0,6KOM&gt;117&lt;/n&gt;</text:p>
          </table:table-cell>
          <table:table-cell table:number-columns-repeated="1011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float" office:value="0.7">
            <text:p>0.7</text:p>
          </table:table-cell>
          <table:table-cell table:style-name="ce5" table:formula="of:=CONCATENATE(&quot;    &lt;n x=KOM&quot;;[.C$4];&quot;KOM y=KOM&quot;;[.$B13];&quot;KOM&gt;&quot;;[.$A13]+[.C$5]*11;&quot;&lt;/n&gt;&quot;)" office:value-type="string" office:string-value="    &lt;n x=KOM0KOM y=KOM0,7KOM&gt;8&lt;/n&gt;">
            <text:p><text:s text:c="4"/>&lt;n x=KOM0KOM y=KOM0,7KOM&gt;8&lt;/n&gt;</text:p>
          </table:table-cell>
          <table:table-cell table:style-name="ce5" table:formula="of:=CONCATENATE(&quot;    &lt;n x=KOM&quot;;[.D$4];&quot;KOM y=KOM&quot;;[.$B13];&quot;KOM&gt;&quot;;[.$A13]+[.D$5]*11;&quot;&lt;/n&gt;&quot;)" office:value-type="string" office:string-value="    &lt;n x=KOM0,1KOM y=KOM0,7KOM&gt;19&lt;/n&gt;">
            <text:p><text:s text:c="4"/>&lt;n x=KOM0,1KOM y=KOM0,7KOM&gt;19&lt;/n&gt;</text:p>
          </table:table-cell>
          <table:table-cell table:style-name="ce5" table:formula="of:=CONCATENATE(&quot;    &lt;n x=KOM&quot;;[.E$4];&quot;KOM y=KOM&quot;;[.$B13];&quot;KOM&gt;&quot;;[.$A13]+[.E$5]*11;&quot;&lt;/n&gt;&quot;)" office:value-type="string" office:string-value="    &lt;n x=KOM0,2KOM y=KOM0,7KOM&gt;30&lt;/n&gt;">
            <text:p><text:s text:c="4"/>&lt;n x=KOM0,2KOM y=KOM0,7KOM&gt;30&lt;/n&gt;</text:p>
          </table:table-cell>
          <table:table-cell table:style-name="ce5" table:formula="of:=CONCATENATE(&quot;    &lt;n x=KOM&quot;;[.F$4];&quot;KOM y=KOM&quot;;[.$B13];&quot;KOM&gt;&quot;;[.$A13]+[.F$5]*11;&quot;&lt;/n&gt;&quot;)" office:value-type="string" office:string-value="    &lt;n x=KOM0,3KOM y=KOM0,7KOM&gt;41&lt;/n&gt;">
            <text:p><text:s text:c="4"/>&lt;n x=KOM0,3KOM y=KOM0,7KOM&gt;41&lt;/n&gt;</text:p>
          </table:table-cell>
          <table:table-cell table:style-name="ce5" table:formula="of:=CONCATENATE(&quot;    &lt;n x=KOM&quot;;[.G$4];&quot;KOM y=KOM&quot;;[.$B13];&quot;KOM&gt;&quot;;[.$A13]+[.G$5]*11;&quot;&lt;/n&gt;&quot;)" office:value-type="string" office:string-value="    &lt;n x=KOM0,4KOM y=KOM0,7KOM&gt;52&lt;/n&gt;">
            <text:p><text:s text:c="4"/>&lt;n x=KOM0,4KOM y=KOM0,7KOM&gt;52&lt;/n&gt;</text:p>
          </table:table-cell>
          <table:table-cell table:style-name="ce5" table:formula="of:=CONCATENATE(&quot;    &lt;n x=KOM&quot;;[.H$4];&quot;KOM y=KOM&quot;;[.$B13];&quot;KOM&gt;&quot;;[.$A13]+[.H$5]*11;&quot;&lt;/n&gt;&quot;)" office:value-type="string" office:string-value="    &lt;n x=KOM0,5KOM y=KOM0,7KOM&gt;63&lt;/n&gt;">
            <text:p><text:s text:c="4"/>&lt;n x=KOM0,5KOM y=KOM0,7KOM&gt;63&lt;/n&gt;</text:p>
          </table:table-cell>
          <table:table-cell table:style-name="ce5" table:formula="of:=CONCATENATE(&quot;    &lt;n x=KOM&quot;;[.I$4];&quot;KOM y=KOM&quot;;[.$B13];&quot;KOM&gt;&quot;;[.$A13]+[.I$5]*11;&quot;&lt;/n&gt;&quot;)" office:value-type="string" office:string-value="    &lt;n x=KOM0,6KOM y=KOM0,7KOM&gt;74&lt;/n&gt;">
            <text:p><text:s text:c="4"/>&lt;n x=KOM0,6KOM y=KOM0,7KOM&gt;74&lt;/n&gt;</text:p>
          </table:table-cell>
          <table:table-cell table:style-name="ce5" table:formula="of:=CONCATENATE(&quot;    &lt;n x=KOM&quot;;[.J$4];&quot;KOM y=KOM&quot;;[.$B13];&quot;KOM&gt;&quot;;[.$A13]+[.J$5]*11;&quot;&lt;/n&gt;&quot;)" office:value-type="string" office:string-value="    &lt;n x=KOM0,7KOM y=KOM0,7KOM&gt;85&lt;/n&gt;">
            <text:p><text:s text:c="4"/>&lt;n x=KOM0,7KOM y=KOM0,7KOM&gt;85&lt;/n&gt;</text:p>
          </table:table-cell>
          <table:table-cell table:style-name="ce5" table:formula="of:=CONCATENATE(&quot;    &lt;n x=KOM&quot;;[.K$4];&quot;KOM y=KOM&quot;;[.$B13];&quot;KOM&gt;&quot;;[.$A13]+[.K$5]*11;&quot;&lt;/n&gt;&quot;)" office:value-type="string" office:string-value="    &lt;n x=KOM0,8KOM y=KOM0,7KOM&gt;96&lt;/n&gt;">
            <text:p><text:s text:c="4"/>&lt;n x=KOM0,8KOM y=KOM0,7KOM&gt;96&lt;/n&gt;</text:p>
          </table:table-cell>
          <table:table-cell table:style-name="ce5" table:formula="of:=CONCATENATE(&quot;    &lt;n x=KOM&quot;;[.L$4];&quot;KOM y=KOM&quot;;[.$B13];&quot;KOM&gt;&quot;;[.$A13]+[.L$5]*11;&quot;&lt;/n&gt;&quot;)" office:value-type="string" office:string-value="    &lt;n x=KOM0,9KOM y=KOM0,7KOM&gt;107&lt;/n&gt;">
            <text:p><text:s text:c="4"/>&lt;n x=KOM0,9KOM y=KOM0,7KOM&gt;107&lt;/n&gt;</text:p>
          </table:table-cell>
          <table:table-cell table:style-name="ce5" table:formula="of:=CONCATENATE(&quot;    &lt;n x=KOM&quot;;[.M$4];&quot;KOM y=KOM&quot;;[.$B13];&quot;KOM&gt;&quot;;[.$A13]+[.M$5]*11;&quot;&lt;/n&gt;&quot;)" office:value-type="string" office:string-value="    &lt;n x=KOM1KOM y=KOM0,7KOM&gt;118&lt;/n&gt;">
            <text:p><text:s text:c="4"/>&lt;n x=KOM1KOM y=KOM0,7KOM&gt;118&lt;/n&gt;</text:p>
          </table:table-cell>
          <table:table-cell table:number-columns-repeated="1011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float" office:value="0.8">
            <text:p>0.8</text:p>
          </table:table-cell>
          <table:table-cell table:style-name="ce5" table:formula="of:=CONCATENATE(&quot;    &lt;n x=KOM&quot;;[.C$4];&quot;KOM y=KOM&quot;;[.$B14];&quot;KOM&gt;&quot;;[.$A14]+[.C$5]*11;&quot;&lt;/n&gt;&quot;)" office:value-type="string" office:string-value="    &lt;n x=KOM0KOM y=KOM0,8KOM&gt;9&lt;/n&gt;">
            <text:p><text:s text:c="4"/>&lt;n x=KOM0KOM y=KOM0,8KOM&gt;9&lt;/n&gt;</text:p>
          </table:table-cell>
          <table:table-cell table:style-name="ce5" table:formula="of:=CONCATENATE(&quot;    &lt;n x=KOM&quot;;[.D$4];&quot;KOM y=KOM&quot;;[.$B14];&quot;KOM&gt;&quot;;[.$A14]+[.D$5]*11;&quot;&lt;/n&gt;&quot;)" office:value-type="string" office:string-value="    &lt;n x=KOM0,1KOM y=KOM0,8KOM&gt;20&lt;/n&gt;">
            <text:p><text:s text:c="4"/>&lt;n x=KOM0,1KOM y=KOM0,8KOM&gt;20&lt;/n&gt;</text:p>
          </table:table-cell>
          <table:table-cell table:style-name="ce5" table:formula="of:=CONCATENATE(&quot;    &lt;n x=KOM&quot;;[.E$4];&quot;KOM y=KOM&quot;;[.$B14];&quot;KOM&gt;&quot;;[.$A14]+[.E$5]*11;&quot;&lt;/n&gt;&quot;)" office:value-type="string" office:string-value="    &lt;n x=KOM0,2KOM y=KOM0,8KOM&gt;31&lt;/n&gt;">
            <text:p><text:s text:c="4"/>&lt;n x=KOM0,2KOM y=KOM0,8KOM&gt;31&lt;/n&gt;</text:p>
          </table:table-cell>
          <table:table-cell table:style-name="ce5" table:formula="of:=CONCATENATE(&quot;    &lt;n x=KOM&quot;;[.F$4];&quot;KOM y=KOM&quot;;[.$B14];&quot;KOM&gt;&quot;;[.$A14]+[.F$5]*11;&quot;&lt;/n&gt;&quot;)" office:value-type="string" office:string-value="    &lt;n x=KOM0,3KOM y=KOM0,8KOM&gt;42&lt;/n&gt;">
            <text:p><text:s text:c="4"/>&lt;n x=KOM0,3KOM y=KOM0,8KOM&gt;42&lt;/n&gt;</text:p>
          </table:table-cell>
          <table:table-cell table:style-name="ce5" table:formula="of:=CONCATENATE(&quot;    &lt;n x=KOM&quot;;[.G$4];&quot;KOM y=KOM&quot;;[.$B14];&quot;KOM&gt;&quot;;[.$A14]+[.G$5]*11;&quot;&lt;/n&gt;&quot;)" office:value-type="string" office:string-value="    &lt;n x=KOM0,4KOM y=KOM0,8KOM&gt;53&lt;/n&gt;">
            <text:p><text:s text:c="4"/>&lt;n x=KOM0,4KOM y=KOM0,8KOM&gt;53&lt;/n&gt;</text:p>
          </table:table-cell>
          <table:table-cell table:style-name="ce5" table:formula="of:=CONCATENATE(&quot;    &lt;n x=KOM&quot;;[.H$4];&quot;KOM y=KOM&quot;;[.$B14];&quot;KOM&gt;&quot;;[.$A14]+[.H$5]*11;&quot;&lt;/n&gt;&quot;)" office:value-type="string" office:string-value="    &lt;n x=KOM0,5KOM y=KOM0,8KOM&gt;64&lt;/n&gt;">
            <text:p><text:s text:c="4"/>&lt;n x=KOM0,5KOM y=KOM0,8KOM&gt;64&lt;/n&gt;</text:p>
          </table:table-cell>
          <table:table-cell table:style-name="ce5" table:formula="of:=CONCATENATE(&quot;    &lt;n x=KOM&quot;;[.I$4];&quot;KOM y=KOM&quot;;[.$B14];&quot;KOM&gt;&quot;;[.$A14]+[.I$5]*11;&quot;&lt;/n&gt;&quot;)" office:value-type="string" office:string-value="    &lt;n x=KOM0,6KOM y=KOM0,8KOM&gt;75&lt;/n&gt;">
            <text:p><text:s text:c="4"/>&lt;n x=KOM0,6KOM y=KOM0,8KOM&gt;75&lt;/n&gt;</text:p>
          </table:table-cell>
          <table:table-cell table:style-name="ce5" table:formula="of:=CONCATENATE(&quot;    &lt;n x=KOM&quot;;[.J$4];&quot;KOM y=KOM&quot;;[.$B14];&quot;KOM&gt;&quot;;[.$A14]+[.J$5]*11;&quot;&lt;/n&gt;&quot;)" office:value-type="string" office:string-value="    &lt;n x=KOM0,7KOM y=KOM0,8KOM&gt;86&lt;/n&gt;">
            <text:p><text:s text:c="4"/>&lt;n x=KOM0,7KOM y=KOM0,8KOM&gt;86&lt;/n&gt;</text:p>
          </table:table-cell>
          <table:table-cell table:style-name="ce5" table:formula="of:=CONCATENATE(&quot;    &lt;n x=KOM&quot;;[.K$4];&quot;KOM y=KOM&quot;;[.$B14];&quot;KOM&gt;&quot;;[.$A14]+[.K$5]*11;&quot;&lt;/n&gt;&quot;)" office:value-type="string" office:string-value="    &lt;n x=KOM0,8KOM y=KOM0,8KOM&gt;97&lt;/n&gt;">
            <text:p><text:s text:c="4"/>&lt;n x=KOM0,8KOM y=KOM0,8KOM&gt;97&lt;/n&gt;</text:p>
          </table:table-cell>
          <table:table-cell table:style-name="ce5" table:formula="of:=CONCATENATE(&quot;    &lt;n x=KOM&quot;;[.L$4];&quot;KOM y=KOM&quot;;[.$B14];&quot;KOM&gt;&quot;;[.$A14]+[.L$5]*11;&quot;&lt;/n&gt;&quot;)" office:value-type="string" office:string-value="    &lt;n x=KOM0,9KOM y=KOM0,8KOM&gt;108&lt;/n&gt;">
            <text:p><text:s text:c="4"/>&lt;n x=KOM0,9KOM y=KOM0,8KOM&gt;108&lt;/n&gt;</text:p>
          </table:table-cell>
          <table:table-cell table:style-name="ce5" table:formula="of:=CONCATENATE(&quot;    &lt;n x=KOM&quot;;[.M$4];&quot;KOM y=KOM&quot;;[.$B14];&quot;KOM&gt;&quot;;[.$A14]+[.M$5]*11;&quot;&lt;/n&gt;&quot;)" office:value-type="string" office:string-value="    &lt;n x=KOM1KOM y=KOM0,8KOM&gt;119&lt;/n&gt;">
            <text:p><text:s text:c="4"/>&lt;n x=KOM1KOM y=KOM0,8KOM&gt;119&lt;/n&gt;</text:p>
          </table:table-cell>
          <table:table-cell table:number-columns-repeated="1011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float" office:value="0.9">
            <text:p>0.9</text:p>
          </table:table-cell>
          <table:table-cell table:style-name="ce5" table:formula="of:=CONCATENATE(&quot;    &lt;n x=KOM&quot;;[.C$4];&quot;KOM y=KOM&quot;;[.$B15];&quot;KOM&gt;&quot;;[.$A15]+[.C$5]*11;&quot;&lt;/n&gt;&quot;)" office:value-type="string" office:string-value="    &lt;n x=KOM0KOM y=KOM0,9KOM&gt;10&lt;/n&gt;">
            <text:p><text:s text:c="4"/>&lt;n x=KOM0KOM y=KOM0,9KOM&gt;10&lt;/n&gt;</text:p>
          </table:table-cell>
          <table:table-cell table:style-name="ce5" table:formula="of:=CONCATENATE(&quot;    &lt;n x=KOM&quot;;[.D$4];&quot;KOM y=KOM&quot;;[.$B15];&quot;KOM&gt;&quot;;[.$A15]+[.D$5]*11;&quot;&lt;/n&gt;&quot;)" office:value-type="string" office:string-value="    &lt;n x=KOM0,1KOM y=KOM0,9KOM&gt;21&lt;/n&gt;">
            <text:p><text:s text:c="4"/>&lt;n x=KOM0,1KOM y=KOM0,9KOM&gt;21&lt;/n&gt;</text:p>
          </table:table-cell>
          <table:table-cell table:style-name="ce5" table:formula="of:=CONCATENATE(&quot;    &lt;n x=KOM&quot;;[.E$4];&quot;KOM y=KOM&quot;;[.$B15];&quot;KOM&gt;&quot;;[.$A15]+[.E$5]*11;&quot;&lt;/n&gt;&quot;)" office:value-type="string" office:string-value="    &lt;n x=KOM0,2KOM y=KOM0,9KOM&gt;32&lt;/n&gt;">
            <text:p><text:s text:c="4"/>&lt;n x=KOM0,2KOM y=KOM0,9KOM&gt;32&lt;/n&gt;</text:p>
          </table:table-cell>
          <table:table-cell table:style-name="ce5" table:formula="of:=CONCATENATE(&quot;    &lt;n x=KOM&quot;;[.F$4];&quot;KOM y=KOM&quot;;[.$B15];&quot;KOM&gt;&quot;;[.$A15]+[.F$5]*11;&quot;&lt;/n&gt;&quot;)" office:value-type="string" office:string-value="    &lt;n x=KOM0,3KOM y=KOM0,9KOM&gt;43&lt;/n&gt;">
            <text:p><text:s text:c="4"/>&lt;n x=KOM0,3KOM y=KOM0,9KOM&gt;43&lt;/n&gt;</text:p>
          </table:table-cell>
          <table:table-cell table:style-name="ce5" table:formula="of:=CONCATENATE(&quot;    &lt;n x=KOM&quot;;[.G$4];&quot;KOM y=KOM&quot;;[.$B15];&quot;KOM&gt;&quot;;[.$A15]+[.G$5]*11;&quot;&lt;/n&gt;&quot;)" office:value-type="string" office:string-value="    &lt;n x=KOM0,4KOM y=KOM0,9KOM&gt;54&lt;/n&gt;">
            <text:p><text:s text:c="4"/>&lt;n x=KOM0,4KOM y=KOM0,9KOM&gt;54&lt;/n&gt;</text:p>
          </table:table-cell>
          <table:table-cell table:style-name="ce5" table:formula="of:=CONCATENATE(&quot;    &lt;n x=KOM&quot;;[.H$4];&quot;KOM y=KOM&quot;;[.$B15];&quot;KOM&gt;&quot;;[.$A15]+[.H$5]*11;&quot;&lt;/n&gt;&quot;)" office:value-type="string" office:string-value="    &lt;n x=KOM0,5KOM y=KOM0,9KOM&gt;65&lt;/n&gt;">
            <text:p><text:s text:c="4"/>&lt;n x=KOM0,5KOM y=KOM0,9KOM&gt;65&lt;/n&gt;</text:p>
          </table:table-cell>
          <table:table-cell table:style-name="ce5" table:formula="of:=CONCATENATE(&quot;    &lt;n x=KOM&quot;;[.I$4];&quot;KOM y=KOM&quot;;[.$B15];&quot;KOM&gt;&quot;;[.$A15]+[.I$5]*11;&quot;&lt;/n&gt;&quot;)" office:value-type="string" office:string-value="    &lt;n x=KOM0,6KOM y=KOM0,9KOM&gt;76&lt;/n&gt;">
            <text:p><text:s text:c="4"/>&lt;n x=KOM0,6KOM y=KOM0,9KOM&gt;76&lt;/n&gt;</text:p>
          </table:table-cell>
          <table:table-cell table:style-name="ce5" table:formula="of:=CONCATENATE(&quot;    &lt;n x=KOM&quot;;[.J$4];&quot;KOM y=KOM&quot;;[.$B15];&quot;KOM&gt;&quot;;[.$A15]+[.J$5]*11;&quot;&lt;/n&gt;&quot;)" office:value-type="string" office:string-value="    &lt;n x=KOM0,7KOM y=KOM0,9KOM&gt;87&lt;/n&gt;">
            <text:p><text:s text:c="4"/>&lt;n x=KOM0,7KOM y=KOM0,9KOM&gt;87&lt;/n&gt;</text:p>
          </table:table-cell>
          <table:table-cell table:style-name="ce5" table:formula="of:=CONCATENATE(&quot;    &lt;n x=KOM&quot;;[.K$4];&quot;KOM y=KOM&quot;;[.$B15];&quot;KOM&gt;&quot;;[.$A15]+[.K$5]*11;&quot;&lt;/n&gt;&quot;)" office:value-type="string" office:string-value="    &lt;n x=KOM0,8KOM y=KOM0,9KOM&gt;98&lt;/n&gt;">
            <text:p><text:s text:c="4"/>&lt;n x=KOM0,8KOM y=KOM0,9KOM&gt;98&lt;/n&gt;</text:p>
          </table:table-cell>
          <table:table-cell table:style-name="ce5" table:formula="of:=CONCATENATE(&quot;    &lt;n x=KOM&quot;;[.L$4];&quot;KOM y=KOM&quot;;[.$B15];&quot;KOM&gt;&quot;;[.$A15]+[.L$5]*11;&quot;&lt;/n&gt;&quot;)" office:value-type="string" office:string-value="    &lt;n x=KOM0,9KOM y=KOM0,9KOM&gt;109&lt;/n&gt;">
            <text:p><text:s text:c="4"/>&lt;n x=KOM0,9KOM y=KOM0,9KOM&gt;109&lt;/n&gt;</text:p>
          </table:table-cell>
          <table:table-cell table:style-name="ce5" table:formula="of:=CONCATENATE(&quot;    &lt;n x=KOM&quot;;[.M$4];&quot;KOM y=KOM&quot;;[.$B15];&quot;KOM&gt;&quot;;[.$A15]+[.M$5]*11;&quot;&lt;/n&gt;&quot;)" office:value-type="string" office:string-value="    &lt;n x=KOM1KOM y=KOM0,9KOM&gt;120&lt;/n&gt;">
            <text:p><text:s text:c="4"/>&lt;n x=KOM1KOM y=KOM0,9KOM&gt;120&lt;/n&gt;</text:p>
          </table:table-cell>
          <table:table-cell table:number-columns-repeated="1011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5" table:formula="of:=CONCATENATE(&quot;    &lt;n x=KOM&quot;;[.C$4];&quot;KOM y=KOM&quot;;[.$B16];&quot;KOM&gt;&quot;;[.$A16]+[.C$5]*11;&quot;&lt;/n&gt;&quot;)" office:value-type="string" office:string-value="    &lt;n x=KOM0KOM y=KOM1KOM&gt;11&lt;/n&gt;">
            <text:p><text:s text:c="4"/>&lt;n x=KOM0KOM y=KOM1KOM&gt;11&lt;/n&gt;</text:p>
          </table:table-cell>
          <table:table-cell table:style-name="ce5" table:formula="of:=CONCATENATE(&quot;    &lt;n x=KOM&quot;;[.D$4];&quot;KOM y=KOM&quot;;[.$B16];&quot;KOM&gt;&quot;;[.$A16]+[.D$5]*11;&quot;&lt;/n&gt;&quot;)" office:value-type="string" office:string-value="    &lt;n x=KOM0,1KOM y=KOM1KOM&gt;22&lt;/n&gt;">
            <text:p><text:s text:c="4"/>&lt;n x=KOM0,1KOM y=KOM1KOM&gt;22&lt;/n&gt;</text:p>
          </table:table-cell>
          <table:table-cell table:style-name="ce5" table:formula="of:=CONCATENATE(&quot;    &lt;n x=KOM&quot;;[.E$4];&quot;KOM y=KOM&quot;;[.$B16];&quot;KOM&gt;&quot;;[.$A16]+[.E$5]*11;&quot;&lt;/n&gt;&quot;)" office:value-type="string" office:string-value="    &lt;n x=KOM0,2KOM y=KOM1KOM&gt;33&lt;/n&gt;">
            <text:p><text:s text:c="4"/>&lt;n x=KOM0,2KOM y=KOM1KOM&gt;33&lt;/n&gt;</text:p>
          </table:table-cell>
          <table:table-cell table:style-name="ce5" table:formula="of:=CONCATENATE(&quot;    &lt;n x=KOM&quot;;[.F$4];&quot;KOM y=KOM&quot;;[.$B16];&quot;KOM&gt;&quot;;[.$A16]+[.F$5]*11;&quot;&lt;/n&gt;&quot;)" office:value-type="string" office:string-value="    &lt;n x=KOM0,3KOM y=KOM1KOM&gt;44&lt;/n&gt;">
            <text:p><text:s text:c="4"/>&lt;n x=KOM0,3KOM y=KOM1KOM&gt;44&lt;/n&gt;</text:p>
          </table:table-cell>
          <table:table-cell table:style-name="ce5" table:formula="of:=CONCATENATE(&quot;    &lt;n x=KOM&quot;;[.G$4];&quot;KOM y=KOM&quot;;[.$B16];&quot;KOM&gt;&quot;;[.$A16]+[.G$5]*11;&quot;&lt;/n&gt;&quot;)" office:value-type="string" office:string-value="    &lt;n x=KOM0,4KOM y=KOM1KOM&gt;55&lt;/n&gt;">
            <text:p><text:s text:c="4"/>&lt;n x=KOM0,4KOM y=KOM1KOM&gt;55&lt;/n&gt;</text:p>
          </table:table-cell>
          <table:table-cell table:style-name="ce5" table:formula="of:=CONCATENATE(&quot;    &lt;n x=KOM&quot;;[.H$4];&quot;KOM y=KOM&quot;;[.$B16];&quot;KOM&gt;&quot;;[.$A16]+[.H$5]*11;&quot;&lt;/n&gt;&quot;)" office:value-type="string" office:string-value="    &lt;n x=KOM0,5KOM y=KOM1KOM&gt;66&lt;/n&gt;">
            <text:p><text:s text:c="4"/>&lt;n x=KOM0,5KOM y=KOM1KOM&gt;66&lt;/n&gt;</text:p>
          </table:table-cell>
          <table:table-cell table:style-name="ce5" table:formula="of:=CONCATENATE(&quot;    &lt;n x=KOM&quot;;[.I$4];&quot;KOM y=KOM&quot;;[.$B16];&quot;KOM&gt;&quot;;[.$A16]+[.I$5]*11;&quot;&lt;/n&gt;&quot;)" office:value-type="string" office:string-value="    &lt;n x=KOM0,6KOM y=KOM1KOM&gt;77&lt;/n&gt;">
            <text:p><text:s text:c="4"/>&lt;n x=KOM0,6KOM y=KOM1KOM&gt;77&lt;/n&gt;</text:p>
          </table:table-cell>
          <table:table-cell table:style-name="ce5" table:formula="of:=CONCATENATE(&quot;    &lt;n x=KOM&quot;;[.J$4];&quot;KOM y=KOM&quot;;[.$B16];&quot;KOM&gt;&quot;;[.$A16]+[.J$5]*11;&quot;&lt;/n&gt;&quot;)" office:value-type="string" office:string-value="    &lt;n x=KOM0,7KOM y=KOM1KOM&gt;88&lt;/n&gt;">
            <text:p><text:s text:c="4"/>&lt;n x=KOM0,7KOM y=KOM1KOM&gt;88&lt;/n&gt;</text:p>
          </table:table-cell>
          <table:table-cell table:style-name="ce5" table:formula="of:=CONCATENATE(&quot;    &lt;n x=KOM&quot;;[.K$4];&quot;KOM y=KOM&quot;;[.$B16];&quot;KOM&gt;&quot;;[.$A16]+[.K$5]*11;&quot;&lt;/n&gt;&quot;)" office:value-type="string" office:string-value="    &lt;n x=KOM0,8KOM y=KOM1KOM&gt;99&lt;/n&gt;">
            <text:p><text:s text:c="4"/>&lt;n x=KOM0,8KOM y=KOM1KOM&gt;99&lt;/n&gt;</text:p>
          </table:table-cell>
          <table:table-cell table:style-name="ce5" table:formula="of:=CONCATENATE(&quot;    &lt;n x=KOM&quot;;[.L$4];&quot;KOM y=KOM&quot;;[.$B16];&quot;KOM&gt;&quot;;[.$A16]+[.L$5]*11;&quot;&lt;/n&gt;&quot;)" office:value-type="string" office:string-value="    &lt;n x=KOM0,9KOM y=KOM1KOM&gt;110&lt;/n&gt;">
            <text:p><text:s text:c="4"/>&lt;n x=KOM0,9KOM y=KOM1KOM&gt;110&lt;/n&gt;</text:p>
          </table:table-cell>
          <table:table-cell table:style-name="ce5" table:formula="of:=CONCATENATE(&quot;    &lt;n x=KOM&quot;;[.M$4];&quot;KOM y=KOM&quot;;[.$B16];&quot;KOM&gt;&quot;;[.$A16]+[.M$5]*11;&quot;&lt;/n&gt;&quot;)" office:value-type="string" office:string-value="    &lt;n x=KOM1KOM y=KOM1KOM&gt;121&lt;/n&gt;">
            <text:p><text:s text:c="4"/>&lt;n x=KOM1KOM y=KOM1KOM&gt;121&lt;/n&gt;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i</text:p>
          </table:table-cell>
          <table:table-cell table:style-name="ce2" office:value-type="string">
            <text:p>y</text:p>
          </table:table-cell>
          <table:table-cell table:style-name="Default"/>
          <table:table-cell table:number-columns-repeated="1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number-columns-repeated="12"/>
          <table:table-cell table:number-columns-repeated="996"/>
        </table:table-row>
        <table:table-row table:style-name="ro1">
          <table:table-cell table:number-columns-repeated="2"/>
          <table:table-cell table:formula="of:=SUBSTITUTE([.C6];&quot;,&quot;;&quot;.&quot;)" office:value-type="string" office:string-value="    &lt;n x=KOM0KOM y=KOM0KOM&gt;1&lt;/n&gt;">
            <text:p><text:s text:c="4"/>&lt;n x=KOM0KOM y=KOM0KOM&gt;1&lt;/n&gt;</text:p>
          </table:table-cell>
          <table:table-cell table:style-name="ce6" table:formula="of:=SUBSTITUTE([.D6];&quot;,&quot;;&quot;.&quot;)" office:value-type="string" office:string-value="    &lt;n x=KOM0.1KOM y=KOM0KOM&gt;12&lt;/n&gt;">
            <text:p><text:s text:c="4"/>&lt;n x=KOM0.1KOM y=KOM0KOM&gt;12&lt;/n&gt;</text:p>
          </table:table-cell>
          <table:table-cell table:style-name="ce6" table:formula="of:=SUBSTITUTE([.E6];&quot;,&quot;;&quot;.&quot;)" office:value-type="string" office:string-value="    &lt;n x=KOM0.2KOM y=KOM0KOM&gt;23&lt;/n&gt;">
            <text:p><text:s text:c="4"/>&lt;n x=KOM0.2KOM y=KOM0KOM&gt;23&lt;/n&gt;</text:p>
          </table:table-cell>
          <table:table-cell table:style-name="ce6" table:formula="of:=SUBSTITUTE([.F6];&quot;,&quot;;&quot;.&quot;)" office:value-type="string" office:string-value="    &lt;n x=KOM0.3KOM y=KOM0KOM&gt;34&lt;/n&gt;">
            <text:p><text:s text:c="4"/>&lt;n x=KOM0.3KOM y=KOM0KOM&gt;34&lt;/n&gt;</text:p>
          </table:table-cell>
          <table:table-cell table:style-name="ce6" table:formula="of:=SUBSTITUTE([.G6];&quot;,&quot;;&quot;.&quot;)" office:value-type="string" office:string-value="    &lt;n x=KOM0.4KOM y=KOM0KOM&gt;45&lt;/n&gt;">
            <text:p><text:s text:c="4"/>&lt;n x=KOM0.4KOM y=KOM0KOM&gt;45&lt;/n&gt;</text:p>
          </table:table-cell>
          <table:table-cell table:style-name="ce6" table:formula="of:=SUBSTITUTE([.H6];&quot;,&quot;;&quot;.&quot;)" office:value-type="string" office:string-value="    &lt;n x=KOM0.5KOM y=KOM0KOM&gt;56&lt;/n&gt;">
            <text:p><text:s text:c="4"/>&lt;n x=KOM0.5KOM y=KOM0KOM&gt;56&lt;/n&gt;</text:p>
          </table:table-cell>
          <table:table-cell table:style-name="ce6" table:formula="of:=SUBSTITUTE([.I6];&quot;,&quot;;&quot;.&quot;)" office:value-type="string" office:string-value="    &lt;n x=KOM0.6KOM y=KOM0KOM&gt;67&lt;/n&gt;">
            <text:p><text:s text:c="4"/>&lt;n x=KOM0.6KOM y=KOM0KOM&gt;67&lt;/n&gt;</text:p>
          </table:table-cell>
          <table:table-cell table:style-name="ce6" table:formula="of:=SUBSTITUTE([.J6];&quot;,&quot;;&quot;.&quot;)" office:value-type="string" office:string-value="    &lt;n x=KOM0.7KOM y=KOM0KOM&gt;78&lt;/n&gt;">
            <text:p><text:s text:c="4"/>&lt;n x=KOM0.7KOM y=KOM0KOM&gt;78&lt;/n&gt;</text:p>
          </table:table-cell>
          <table:table-cell table:style-name="ce6" table:formula="of:=SUBSTITUTE([.K6];&quot;,&quot;;&quot;.&quot;)" office:value-type="string" office:string-value="    &lt;n x=KOM0.8KOM y=KOM0KOM&gt;89&lt;/n&gt;">
            <text:p><text:s text:c="4"/>&lt;n x=KOM0.8KOM y=KOM0KOM&gt;89&lt;/n&gt;</text:p>
          </table:table-cell>
          <table:table-cell table:style-name="ce6" table:formula="of:=SUBSTITUTE([.L6];&quot;,&quot;;&quot;.&quot;)" office:value-type="string" office:string-value="    &lt;n x=KOM0.9KOM y=KOM0KOM&gt;100&lt;/n&gt;">
            <text:p><text:s text:c="4"/>&lt;n x=KOM0.9KOM y=KOM0KOM&gt;100&lt;/n&gt;</text:p>
          </table:table-cell>
          <table:table-cell table:style-name="ce6" table:formula="of:=SUBSTITUTE([.M6];&quot;,&quot;;&quot;.&quot;)" office:value-type="string" office:string-value="    &lt;n x=KOM1KOM y=KOM0KOM&gt;111&lt;/n&gt;">
            <text:p><text:s text:c="4"/>&lt;n x=KOM1KOM y=KOM0KOM&gt;111&lt;/n&gt;</text:p>
          </table:table-cell>
          <table:table-cell table:style-name="ce6" table:formula="of:=SUBSTITUTE([.N6];&quot;,&quot;;&quot;.&quot;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SUBSTITUTE([.C7];&quot;,&quot;;&quot;.&quot;)" office:value-type="string" office:string-value="    &lt;n x=KOM0KOM y=KOM0.1KOM&gt;2&lt;/n&gt;">
            <text:p><text:s text:c="4"/>&lt;n x=KOM0KOM y=KOM0.1KOM&gt;2&lt;/n&gt;</text:p>
          </table:table-cell>
          <table:table-cell table:style-name="ce6" table:formula="of:=SUBSTITUTE([.D7];&quot;,&quot;;&quot;.&quot;)" office:value-type="string" office:string-value="    &lt;n x=KOM0.1KOM y=KOM0.1KOM&gt;13&lt;/n&gt;">
            <text:p><text:s text:c="4"/>&lt;n x=KOM0.1KOM y=KOM0.1KOM&gt;13&lt;/n&gt;</text:p>
          </table:table-cell>
          <table:table-cell table:style-name="ce6" table:formula="of:=SUBSTITUTE([.E7];&quot;,&quot;;&quot;.&quot;)" office:value-type="string" office:string-value="    &lt;n x=KOM0.2KOM y=KOM0.1KOM&gt;24&lt;/n&gt;">
            <text:p><text:s text:c="4"/>&lt;n x=KOM0.2KOM y=KOM0.1KOM&gt;24&lt;/n&gt;</text:p>
          </table:table-cell>
          <table:table-cell table:style-name="ce6" table:formula="of:=SUBSTITUTE([.F7];&quot;,&quot;;&quot;.&quot;)" office:value-type="string" office:string-value="    &lt;n x=KOM0.3KOM y=KOM0.1KOM&gt;35&lt;/n&gt;">
            <text:p><text:s text:c="4"/>&lt;n x=KOM0.3KOM y=KOM0.1KOM&gt;35&lt;/n&gt;</text:p>
          </table:table-cell>
          <table:table-cell table:style-name="ce6" table:formula="of:=SUBSTITUTE([.G7];&quot;,&quot;;&quot;.&quot;)" office:value-type="string" office:string-value="    &lt;n x=KOM0.4KOM y=KOM0.1KOM&gt;46&lt;/n&gt;">
            <text:p><text:s text:c="4"/>&lt;n x=KOM0.4KOM y=KOM0.1KOM&gt;46&lt;/n&gt;</text:p>
          </table:table-cell>
          <table:table-cell table:style-name="ce6" table:formula="of:=SUBSTITUTE([.H7];&quot;,&quot;;&quot;.&quot;)" office:value-type="string" office:string-value="    &lt;n x=KOM0.5KOM y=KOM0.1KOM&gt;57&lt;/n&gt;">
            <text:p><text:s text:c="4"/>&lt;n x=KOM0.5KOM y=KOM0.1KOM&gt;57&lt;/n&gt;</text:p>
          </table:table-cell>
          <table:table-cell table:style-name="ce6" table:formula="of:=SUBSTITUTE([.I7];&quot;,&quot;;&quot;.&quot;)" office:value-type="string" office:string-value="    &lt;n x=KOM0.6KOM y=KOM0.1KOM&gt;68&lt;/n&gt;">
            <text:p><text:s text:c="4"/>&lt;n x=KOM0.6KOM y=KOM0.1KOM&gt;68&lt;/n&gt;</text:p>
          </table:table-cell>
          <table:table-cell table:style-name="ce6" table:formula="of:=SUBSTITUTE([.J7];&quot;,&quot;;&quot;.&quot;)" office:value-type="string" office:string-value="    &lt;n x=KOM0.7KOM y=KOM0.1KOM&gt;79&lt;/n&gt;">
            <text:p><text:s text:c="4"/>&lt;n x=KOM0.7KOM y=KOM0.1KOM&gt;79&lt;/n&gt;</text:p>
          </table:table-cell>
          <table:table-cell table:style-name="ce6" table:formula="of:=SUBSTITUTE([.K7];&quot;,&quot;;&quot;.&quot;)" office:value-type="string" office:string-value="    &lt;n x=KOM0.8KOM y=KOM0.1KOM&gt;90&lt;/n&gt;">
            <text:p><text:s text:c="4"/>&lt;n x=KOM0.8KOM y=KOM0.1KOM&gt;90&lt;/n&gt;</text:p>
          </table:table-cell>
          <table:table-cell table:style-name="ce6" table:formula="of:=SUBSTITUTE([.L7];&quot;,&quot;;&quot;.&quot;)" office:value-type="string" office:string-value="    &lt;n x=KOM0.9KOM y=KOM0.1KOM&gt;101&lt;/n&gt;">
            <text:p><text:s text:c="4"/>&lt;n x=KOM0.9KOM y=KOM0.1KOM&gt;101&lt;/n&gt;</text:p>
          </table:table-cell>
          <table:table-cell table:style-name="ce6" table:formula="of:=SUBSTITUTE([.M7];&quot;,&quot;;&quot;.&quot;)" office:value-type="string" office:string-value="    &lt;n x=KOM1KOM y=KOM0.1KOM&gt;112&lt;/n&gt;">
            <text:p><text:s text:c="4"/>&lt;n x=KOM1KOM y=KOM0.1KOM&gt;112&lt;/n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8];&quot;,&quot;;&quot;.&quot;)" office:value-type="string" office:string-value="    &lt;n x=KOM0KOM y=KOM0.2KOM&gt;3&lt;/n&gt;">
            <text:p><text:s text:c="4"/>&lt;n x=KOM0KOM y=KOM0.2KOM&gt;3&lt;/n&gt;</text:p>
          </table:table-cell>
          <table:table-cell table:style-name="ce6" table:formula="of:=SUBSTITUTE([.D8];&quot;,&quot;;&quot;.&quot;)" office:value-type="string" office:string-value="    &lt;n x=KOM0.1KOM y=KOM0.2KOM&gt;14&lt;/n&gt;">
            <text:p><text:s text:c="4"/>&lt;n x=KOM0.1KOM y=KOM0.2KOM&gt;14&lt;/n&gt;</text:p>
          </table:table-cell>
          <table:table-cell table:style-name="ce6" table:formula="of:=SUBSTITUTE([.E8];&quot;,&quot;;&quot;.&quot;)" office:value-type="string" office:string-value="    &lt;n x=KOM0.2KOM y=KOM0.2KOM&gt;25&lt;/n&gt;">
            <text:p><text:s text:c="4"/>&lt;n x=KOM0.2KOM y=KOM0.2KOM&gt;25&lt;/n&gt;</text:p>
          </table:table-cell>
          <table:table-cell table:style-name="ce6" table:formula="of:=SUBSTITUTE([.F8];&quot;,&quot;;&quot;.&quot;)" office:value-type="string" office:string-value="    &lt;n x=KOM0.3KOM y=KOM0.2KOM&gt;36&lt;/n&gt;">
            <text:p><text:s text:c="4"/>&lt;n x=KOM0.3KOM y=KOM0.2KOM&gt;36&lt;/n&gt;</text:p>
          </table:table-cell>
          <table:table-cell table:style-name="ce6" table:formula="of:=SUBSTITUTE([.G8];&quot;,&quot;;&quot;.&quot;)" office:value-type="string" office:string-value="    &lt;n x=KOM0.4KOM y=KOM0.2KOM&gt;47&lt;/n&gt;">
            <text:p><text:s text:c="4"/>&lt;n x=KOM0.4KOM y=KOM0.2KOM&gt;47&lt;/n&gt;</text:p>
          </table:table-cell>
          <table:table-cell table:style-name="ce6" table:formula="of:=SUBSTITUTE([.H8];&quot;,&quot;;&quot;.&quot;)" office:value-type="string" office:string-value="    &lt;n x=KOM0.5KOM y=KOM0.2KOM&gt;58&lt;/n&gt;">
            <text:p><text:s text:c="4"/>&lt;n x=KOM0.5KOM y=KOM0.2KOM&gt;58&lt;/n&gt;</text:p>
          </table:table-cell>
          <table:table-cell table:style-name="ce6" table:formula="of:=SUBSTITUTE([.I8];&quot;,&quot;;&quot;.&quot;)" office:value-type="string" office:string-value="    &lt;n x=KOM0.6KOM y=KOM0.2KOM&gt;69&lt;/n&gt;">
            <text:p><text:s text:c="4"/>&lt;n x=KOM0.6KOM y=KOM0.2KOM&gt;69&lt;/n&gt;</text:p>
          </table:table-cell>
          <table:table-cell table:style-name="ce6" table:formula="of:=SUBSTITUTE([.J8];&quot;,&quot;;&quot;.&quot;)" office:value-type="string" office:string-value="    &lt;n x=KOM0.7KOM y=KOM0.2KOM&gt;80&lt;/n&gt;">
            <text:p><text:s text:c="4"/>&lt;n x=KOM0.7KOM y=KOM0.2KOM&gt;80&lt;/n&gt;</text:p>
          </table:table-cell>
          <table:table-cell table:style-name="ce6" table:formula="of:=SUBSTITUTE([.K8];&quot;,&quot;;&quot;.&quot;)" office:value-type="string" office:string-value="    &lt;n x=KOM0.8KOM y=KOM0.2KOM&gt;91&lt;/n&gt;">
            <text:p><text:s text:c="4"/>&lt;n x=KOM0.8KOM y=KOM0.2KOM&gt;91&lt;/n&gt;</text:p>
          </table:table-cell>
          <table:table-cell table:style-name="ce6" table:formula="of:=SUBSTITUTE([.L8];&quot;,&quot;;&quot;.&quot;)" office:value-type="string" office:string-value="    &lt;n x=KOM0.9KOM y=KOM0.2KOM&gt;102&lt;/n&gt;">
            <text:p><text:s text:c="4"/>&lt;n x=KOM0.9KOM y=KOM0.2KOM&gt;102&lt;/n&gt;</text:p>
          </table:table-cell>
          <table:table-cell table:style-name="ce6" table:formula="of:=SUBSTITUTE([.M8];&quot;,&quot;;&quot;.&quot;)" office:value-type="string" office:string-value="    &lt;n x=KOM1KOM y=KOM0.2KOM&gt;113&lt;/n&gt;">
            <text:p><text:s text:c="4"/>&lt;n x=KOM1KOM y=KOM0.2KOM&gt;113&lt;/n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9];&quot;,&quot;;&quot;.&quot;)" office:value-type="string" office:string-value="    &lt;n x=KOM0KOM y=KOM0.3KOM&gt;4&lt;/n&gt;">
            <text:p><text:s text:c="4"/>&lt;n x=KOM0KOM y=KOM0.3KOM&gt;4&lt;/n&gt;</text:p>
          </table:table-cell>
          <table:table-cell table:style-name="ce6" table:formula="of:=SUBSTITUTE([.D9];&quot;,&quot;;&quot;.&quot;)" office:value-type="string" office:string-value="    &lt;n x=KOM0.1KOM y=KOM0.3KOM&gt;15&lt;/n&gt;">
            <text:p><text:s text:c="4"/>&lt;n x=KOM0.1KOM y=KOM0.3KOM&gt;15&lt;/n&gt;</text:p>
          </table:table-cell>
          <table:table-cell table:style-name="ce6" table:formula="of:=SUBSTITUTE([.E9];&quot;,&quot;;&quot;.&quot;)" office:value-type="string" office:string-value="    &lt;n x=KOM0.2KOM y=KOM0.3KOM&gt;26&lt;/n&gt;">
            <text:p><text:s text:c="4"/>&lt;n x=KOM0.2KOM y=KOM0.3KOM&gt;26&lt;/n&gt;</text:p>
          </table:table-cell>
          <table:table-cell table:style-name="ce6" table:formula="of:=SUBSTITUTE([.F9];&quot;,&quot;;&quot;.&quot;)" office:value-type="string" office:string-value="    &lt;n x=KOM0.3KOM y=KOM0.3KOM&gt;37&lt;/n&gt;">
            <text:p><text:s text:c="4"/>&lt;n x=KOM0.3KOM y=KOM0.3KOM&gt;37&lt;/n&gt;</text:p>
          </table:table-cell>
          <table:table-cell table:style-name="ce6" table:formula="of:=SUBSTITUTE([.G9];&quot;,&quot;;&quot;.&quot;)" office:value-type="string" office:string-value="    &lt;n x=KOM0.4KOM y=KOM0.3KOM&gt;48&lt;/n&gt;">
            <text:p><text:s text:c="4"/>&lt;n x=KOM0.4KOM y=KOM0.3KOM&gt;48&lt;/n&gt;</text:p>
          </table:table-cell>
          <table:table-cell table:style-name="ce6" table:formula="of:=SUBSTITUTE([.H9];&quot;,&quot;;&quot;.&quot;)" office:value-type="string" office:string-value="    &lt;n x=KOM0.5KOM y=KOM0.3KOM&gt;59&lt;/n&gt;">
            <text:p><text:s text:c="4"/>&lt;n x=KOM0.5KOM y=KOM0.3KOM&gt;59&lt;/n&gt;</text:p>
          </table:table-cell>
          <table:table-cell table:style-name="ce6" table:formula="of:=SUBSTITUTE([.I9];&quot;,&quot;;&quot;.&quot;)" office:value-type="string" office:string-value="    &lt;n x=KOM0.6KOM y=KOM0.3KOM&gt;70&lt;/n&gt;">
            <text:p><text:s text:c="4"/>&lt;n x=KOM0.6KOM y=KOM0.3KOM&gt;70&lt;/n&gt;</text:p>
          </table:table-cell>
          <table:table-cell table:style-name="ce6" table:formula="of:=SUBSTITUTE([.J9];&quot;,&quot;;&quot;.&quot;)" office:value-type="string" office:string-value="    &lt;n x=KOM0.7KOM y=KOM0.3KOM&gt;81&lt;/n&gt;">
            <text:p><text:s text:c="4"/>&lt;n x=KOM0.7KOM y=KOM0.3KOM&gt;81&lt;/n&gt;</text:p>
          </table:table-cell>
          <table:table-cell table:style-name="ce6" table:formula="of:=SUBSTITUTE([.K9];&quot;,&quot;;&quot;.&quot;)" office:value-type="string" office:string-value="    &lt;n x=KOM0.8KOM y=KOM0.3KOM&gt;92&lt;/n&gt;">
            <text:p><text:s text:c="4"/>&lt;n x=KOM0.8KOM y=KOM0.3KOM&gt;92&lt;/n&gt;</text:p>
          </table:table-cell>
          <table:table-cell table:style-name="ce6" table:formula="of:=SUBSTITUTE([.L9];&quot;,&quot;;&quot;.&quot;)" office:value-type="string" office:string-value="    &lt;n x=KOM0.9KOM y=KOM0.3KOM&gt;103&lt;/n&gt;">
            <text:p><text:s text:c="4"/>&lt;n x=KOM0.9KOM y=KOM0.3KOM&gt;103&lt;/n&gt;</text:p>
          </table:table-cell>
          <table:table-cell table:style-name="ce6" table:formula="of:=SUBSTITUTE([.M9];&quot;,&quot;;&quot;.&quot;)" office:value-type="string" office:string-value="    &lt;n x=KOM1KOM y=KOM0.3KOM&gt;114&lt;/n&gt;">
            <text:p><text:s text:c="4"/>&lt;n x=KOM1KOM y=KOM0.3KOM&gt;114&lt;/n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0];&quot;,&quot;;&quot;.&quot;)" office:value-type="string" office:string-value="    &lt;n x=KOM0KOM y=KOM0.4KOM&gt;5&lt;/n&gt;">
            <text:p><text:s text:c="4"/>&lt;n x=KOM0KOM y=KOM0.4KOM&gt;5&lt;/n&gt;</text:p>
          </table:table-cell>
          <table:table-cell table:style-name="ce6" table:formula="of:=SUBSTITUTE([.D10];&quot;,&quot;;&quot;.&quot;)" office:value-type="string" office:string-value="    &lt;n x=KOM0.1KOM y=KOM0.4KOM&gt;16&lt;/n&gt;">
            <text:p><text:s text:c="4"/>&lt;n x=KOM0.1KOM y=KOM0.4KOM&gt;16&lt;/n&gt;</text:p>
          </table:table-cell>
          <table:table-cell table:style-name="ce6" table:formula="of:=SUBSTITUTE([.E10];&quot;,&quot;;&quot;.&quot;)" office:value-type="string" office:string-value="    &lt;n x=KOM0.2KOM y=KOM0.4KOM&gt;27&lt;/n&gt;">
            <text:p><text:s text:c="4"/>&lt;n x=KOM0.2KOM y=KOM0.4KOM&gt;27&lt;/n&gt;</text:p>
          </table:table-cell>
          <table:table-cell table:style-name="ce6" table:formula="of:=SUBSTITUTE([.F10];&quot;,&quot;;&quot;.&quot;)" office:value-type="string" office:string-value="    &lt;n x=KOM0.3KOM y=KOM0.4KOM&gt;38&lt;/n&gt;">
            <text:p><text:s text:c="4"/>&lt;n x=KOM0.3KOM y=KOM0.4KOM&gt;38&lt;/n&gt;</text:p>
          </table:table-cell>
          <table:table-cell table:style-name="ce6" table:formula="of:=SUBSTITUTE([.G10];&quot;,&quot;;&quot;.&quot;)" office:value-type="string" office:string-value="    &lt;n x=KOM0.4KOM y=KOM0.4KOM&gt;49&lt;/n&gt;">
            <text:p><text:s text:c="4"/>&lt;n x=KOM0.4KOM y=KOM0.4KOM&gt;49&lt;/n&gt;</text:p>
          </table:table-cell>
          <table:table-cell table:style-name="ce6" table:formula="of:=SUBSTITUTE([.H10];&quot;,&quot;;&quot;.&quot;)" office:value-type="string" office:string-value="    &lt;n x=KOM0.5KOM y=KOM0.4KOM&gt;60&lt;/n&gt;">
            <text:p><text:s text:c="4"/>&lt;n x=KOM0.5KOM y=KOM0.4KOM&gt;60&lt;/n&gt;</text:p>
          </table:table-cell>
          <table:table-cell table:style-name="ce6" table:formula="of:=SUBSTITUTE([.I10];&quot;,&quot;;&quot;.&quot;)" office:value-type="string" office:string-value="    &lt;n x=KOM0.6KOM y=KOM0.4KOM&gt;71&lt;/n&gt;">
            <text:p><text:s text:c="4"/>&lt;n x=KOM0.6KOM y=KOM0.4KOM&gt;71&lt;/n&gt;</text:p>
          </table:table-cell>
          <table:table-cell table:style-name="ce6" table:formula="of:=SUBSTITUTE([.J10];&quot;,&quot;;&quot;.&quot;)" office:value-type="string" office:string-value="    &lt;n x=KOM0.7KOM y=KOM0.4KOM&gt;82&lt;/n&gt;">
            <text:p><text:s text:c="4"/>&lt;n x=KOM0.7KOM y=KOM0.4KOM&gt;82&lt;/n&gt;</text:p>
          </table:table-cell>
          <table:table-cell table:style-name="ce6" table:formula="of:=SUBSTITUTE([.K10];&quot;,&quot;;&quot;.&quot;)" office:value-type="string" office:string-value="    &lt;n x=KOM0.8KOM y=KOM0.4KOM&gt;93&lt;/n&gt;">
            <text:p><text:s text:c="4"/>&lt;n x=KOM0.8KOM y=KOM0.4KOM&gt;93&lt;/n&gt;</text:p>
          </table:table-cell>
          <table:table-cell table:style-name="ce6" table:formula="of:=SUBSTITUTE([.L10];&quot;,&quot;;&quot;.&quot;)" office:value-type="string" office:string-value="    &lt;n x=KOM0.9KOM y=KOM0.4KOM&gt;104&lt;/n&gt;">
            <text:p><text:s text:c="4"/>&lt;n x=KOM0.9KOM y=KOM0.4KOM&gt;104&lt;/n&gt;</text:p>
          </table:table-cell>
          <table:table-cell table:style-name="ce6" table:formula="of:=SUBSTITUTE([.M10];&quot;,&quot;;&quot;.&quot;)" office:value-type="string" office:string-value="    &lt;n x=KOM1KOM y=KOM0.4KOM&gt;115&lt;/n&gt;">
            <text:p><text:s text:c="4"/>&lt;n x=KOM1KOM y=KOM0.4KOM&gt;115&lt;/n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1];&quot;,&quot;;&quot;.&quot;)" office:value-type="string" office:string-value="    &lt;n x=KOM0KOM y=KOM0.5KOM&gt;6&lt;/n&gt;">
            <text:p><text:s text:c="4"/>&lt;n x=KOM0KOM y=KOM0.5KOM&gt;6&lt;/n&gt;</text:p>
          </table:table-cell>
          <table:table-cell table:style-name="ce6" table:formula="of:=SUBSTITUTE([.D11];&quot;,&quot;;&quot;.&quot;)" office:value-type="string" office:string-value="    &lt;n x=KOM0.1KOM y=KOM0.5KOM&gt;17&lt;/n&gt;">
            <text:p><text:s text:c="4"/>&lt;n x=KOM0.1KOM y=KOM0.5KOM&gt;17&lt;/n&gt;</text:p>
          </table:table-cell>
          <table:table-cell table:style-name="ce6" table:formula="of:=SUBSTITUTE([.E11];&quot;,&quot;;&quot;.&quot;)" office:value-type="string" office:string-value="    &lt;n x=KOM0.2KOM y=KOM0.5KOM&gt;28&lt;/n&gt;">
            <text:p><text:s text:c="4"/>&lt;n x=KOM0.2KOM y=KOM0.5KOM&gt;28&lt;/n&gt;</text:p>
          </table:table-cell>
          <table:table-cell table:style-name="ce6" table:formula="of:=SUBSTITUTE([.F11];&quot;,&quot;;&quot;.&quot;)" office:value-type="string" office:string-value="    &lt;n x=KOM0.3KOM y=KOM0.5KOM&gt;39&lt;/n&gt;">
            <text:p><text:s text:c="4"/>&lt;n x=KOM0.3KOM y=KOM0.5KOM&gt;39&lt;/n&gt;</text:p>
          </table:table-cell>
          <table:table-cell table:style-name="ce6" table:formula="of:=SUBSTITUTE([.G11];&quot;,&quot;;&quot;.&quot;)" office:value-type="string" office:string-value="    &lt;n x=KOM0.4KOM y=KOM0.5KOM&gt;50&lt;/n&gt;">
            <text:p><text:s text:c="4"/>&lt;n x=KOM0.4KOM y=KOM0.5KOM&gt;50&lt;/n&gt;</text:p>
          </table:table-cell>
          <table:table-cell table:style-name="ce6" table:formula="of:=SUBSTITUTE([.H11];&quot;,&quot;;&quot;.&quot;)" office:value-type="string" office:string-value="    &lt;n x=KOM0.5KOM y=KOM0.5KOM&gt;61&lt;/n&gt;">
            <text:p><text:s text:c="4"/>&lt;n x=KOM0.5KOM y=KOM0.5KOM&gt;61&lt;/n&gt;</text:p>
          </table:table-cell>
          <table:table-cell table:style-name="ce6" table:formula="of:=SUBSTITUTE([.I11];&quot;,&quot;;&quot;.&quot;)" office:value-type="string" office:string-value="    &lt;n x=KOM0.6KOM y=KOM0.5KOM&gt;72&lt;/n&gt;">
            <text:p><text:s text:c="4"/>&lt;n x=KOM0.6KOM y=KOM0.5KOM&gt;72&lt;/n&gt;</text:p>
          </table:table-cell>
          <table:table-cell table:style-name="ce6" table:formula="of:=SUBSTITUTE([.J11];&quot;,&quot;;&quot;.&quot;)" office:value-type="string" office:string-value="    &lt;n x=KOM0.7KOM y=KOM0.5KOM&gt;83&lt;/n&gt;">
            <text:p><text:s text:c="4"/>&lt;n x=KOM0.7KOM y=KOM0.5KOM&gt;83&lt;/n&gt;</text:p>
          </table:table-cell>
          <table:table-cell table:style-name="ce6" table:formula="of:=SUBSTITUTE([.K11];&quot;,&quot;;&quot;.&quot;)" office:value-type="string" office:string-value="    &lt;n x=KOM0.8KOM y=KOM0.5KOM&gt;94&lt;/n&gt;">
            <text:p><text:s text:c="4"/>&lt;n x=KOM0.8KOM y=KOM0.5KOM&gt;94&lt;/n&gt;</text:p>
          </table:table-cell>
          <table:table-cell table:style-name="ce6" table:formula="of:=SUBSTITUTE([.L11];&quot;,&quot;;&quot;.&quot;)" office:value-type="string" office:string-value="    &lt;n x=KOM0.9KOM y=KOM0.5KOM&gt;105&lt;/n&gt;">
            <text:p><text:s text:c="4"/>&lt;n x=KOM0.9KOM y=KOM0.5KOM&gt;105&lt;/n&gt;</text:p>
          </table:table-cell>
          <table:table-cell table:style-name="ce6" table:formula="of:=SUBSTITUTE([.M11];&quot;,&quot;;&quot;.&quot;)" office:value-type="string" office:string-value="    &lt;n x=KOM1KOM y=KOM0.5KOM&gt;116&lt;/n&gt;">
            <text:p><text:s text:c="4"/>&lt;n x=KOM1KOM y=KOM0.5KOM&gt;116&lt;/n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2];&quot;,&quot;;&quot;.&quot;)" office:value-type="string" office:string-value="    &lt;n x=KOM0KOM y=KOM0.6KOM&gt;7&lt;/n&gt;">
            <text:p><text:s text:c="4"/>&lt;n x=KOM0KOM y=KOM0.6KOM&gt;7&lt;/n&gt;</text:p>
          </table:table-cell>
          <table:table-cell table:style-name="ce6" table:formula="of:=SUBSTITUTE([.D12];&quot;,&quot;;&quot;.&quot;)" office:value-type="string" office:string-value="    &lt;n x=KOM0.1KOM y=KOM0.6KOM&gt;18&lt;/n&gt;">
            <text:p><text:s text:c="4"/>&lt;n x=KOM0.1KOM y=KOM0.6KOM&gt;18&lt;/n&gt;</text:p>
          </table:table-cell>
          <table:table-cell table:style-name="ce6" table:formula="of:=SUBSTITUTE([.E12];&quot;,&quot;;&quot;.&quot;)" office:value-type="string" office:string-value="    &lt;n x=KOM0.2KOM y=KOM0.6KOM&gt;29&lt;/n&gt;">
            <text:p><text:s text:c="4"/>&lt;n x=KOM0.2KOM y=KOM0.6KOM&gt;29&lt;/n&gt;</text:p>
          </table:table-cell>
          <table:table-cell table:style-name="ce6" table:formula="of:=SUBSTITUTE([.F12];&quot;,&quot;;&quot;.&quot;)" office:value-type="string" office:string-value="    &lt;n x=KOM0.3KOM y=KOM0.6KOM&gt;40&lt;/n&gt;">
            <text:p><text:s text:c="4"/>&lt;n x=KOM0.3KOM y=KOM0.6KOM&gt;40&lt;/n&gt;</text:p>
          </table:table-cell>
          <table:table-cell table:style-name="ce6" table:formula="of:=SUBSTITUTE([.G12];&quot;,&quot;;&quot;.&quot;)" office:value-type="string" office:string-value="    &lt;n x=KOM0.4KOM y=KOM0.6KOM&gt;51&lt;/n&gt;">
            <text:p><text:s text:c="4"/>&lt;n x=KOM0.4KOM y=KOM0.6KOM&gt;51&lt;/n&gt;</text:p>
          </table:table-cell>
          <table:table-cell table:style-name="ce6" table:formula="of:=SUBSTITUTE([.H12];&quot;,&quot;;&quot;.&quot;)" office:value-type="string" office:string-value="    &lt;n x=KOM0.5KOM y=KOM0.6KOM&gt;62&lt;/n&gt;">
            <text:p><text:s text:c="4"/>&lt;n x=KOM0.5KOM y=KOM0.6KOM&gt;62&lt;/n&gt;</text:p>
          </table:table-cell>
          <table:table-cell table:style-name="ce6" table:formula="of:=SUBSTITUTE([.I12];&quot;,&quot;;&quot;.&quot;)" office:value-type="string" office:string-value="    &lt;n x=KOM0.6KOM y=KOM0.6KOM&gt;73&lt;/n&gt;">
            <text:p><text:s text:c="4"/>&lt;n x=KOM0.6KOM y=KOM0.6KOM&gt;73&lt;/n&gt;</text:p>
          </table:table-cell>
          <table:table-cell table:style-name="ce6" table:formula="of:=SUBSTITUTE([.J12];&quot;,&quot;;&quot;.&quot;)" office:value-type="string" office:string-value="    &lt;n x=KOM0.7KOM y=KOM0.6KOM&gt;84&lt;/n&gt;">
            <text:p><text:s text:c="4"/>&lt;n x=KOM0.7KOM y=KOM0.6KOM&gt;84&lt;/n&gt;</text:p>
          </table:table-cell>
          <table:table-cell table:style-name="ce6" table:formula="of:=SUBSTITUTE([.K12];&quot;,&quot;;&quot;.&quot;)" office:value-type="string" office:string-value="    &lt;n x=KOM0.8KOM y=KOM0.6KOM&gt;95&lt;/n&gt;">
            <text:p><text:s text:c="4"/>&lt;n x=KOM0.8KOM y=KOM0.6KOM&gt;95&lt;/n&gt;</text:p>
          </table:table-cell>
          <table:table-cell table:style-name="ce6" table:formula="of:=SUBSTITUTE([.L12];&quot;,&quot;;&quot;.&quot;)" office:value-type="string" office:string-value="    &lt;n x=KOM0.9KOM y=KOM0.6KOM&gt;106&lt;/n&gt;">
            <text:p><text:s text:c="4"/>&lt;n x=KOM0.9KOM y=KOM0.6KOM&gt;106&lt;/n&gt;</text:p>
          </table:table-cell>
          <table:table-cell table:style-name="ce6" table:formula="of:=SUBSTITUTE([.M12];&quot;,&quot;;&quot;.&quot;)" office:value-type="string" office:string-value="    &lt;n x=KOM1KOM y=KOM0.6KOM&gt;117&lt;/n&gt;">
            <text:p><text:s text:c="4"/>&lt;n x=KOM1KOM y=KOM0.6KOM&gt;117&lt;/n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3];&quot;,&quot;;&quot;.&quot;)" office:value-type="string" office:string-value="    &lt;n x=KOM0KOM y=KOM0.7KOM&gt;8&lt;/n&gt;">
            <text:p><text:s text:c="4"/>&lt;n x=KOM0KOM y=KOM0.7KOM&gt;8&lt;/n&gt;</text:p>
          </table:table-cell>
          <table:table-cell table:style-name="ce6" table:formula="of:=SUBSTITUTE([.D13];&quot;,&quot;;&quot;.&quot;)" office:value-type="string" office:string-value="    &lt;n x=KOM0.1KOM y=KOM0.7KOM&gt;19&lt;/n&gt;">
            <text:p><text:s text:c="4"/>&lt;n x=KOM0.1KOM y=KOM0.7KOM&gt;19&lt;/n&gt;</text:p>
          </table:table-cell>
          <table:table-cell table:style-name="ce6" table:formula="of:=SUBSTITUTE([.E13];&quot;,&quot;;&quot;.&quot;)" office:value-type="string" office:string-value="    &lt;n x=KOM0.2KOM y=KOM0.7KOM&gt;30&lt;/n&gt;">
            <text:p><text:s text:c="4"/>&lt;n x=KOM0.2KOM y=KOM0.7KOM&gt;30&lt;/n&gt;</text:p>
          </table:table-cell>
          <table:table-cell table:style-name="ce6" table:formula="of:=SUBSTITUTE([.F13];&quot;,&quot;;&quot;.&quot;)" office:value-type="string" office:string-value="    &lt;n x=KOM0.3KOM y=KOM0.7KOM&gt;41&lt;/n&gt;">
            <text:p><text:s text:c="4"/>&lt;n x=KOM0.3KOM y=KOM0.7KOM&gt;41&lt;/n&gt;</text:p>
          </table:table-cell>
          <table:table-cell table:style-name="ce6" table:formula="of:=SUBSTITUTE([.G13];&quot;,&quot;;&quot;.&quot;)" office:value-type="string" office:string-value="    &lt;n x=KOM0.4KOM y=KOM0.7KOM&gt;52&lt;/n&gt;">
            <text:p><text:s text:c="4"/>&lt;n x=KOM0.4KOM y=KOM0.7KOM&gt;52&lt;/n&gt;</text:p>
          </table:table-cell>
          <table:table-cell table:style-name="ce6" table:formula="of:=SUBSTITUTE([.H13];&quot;,&quot;;&quot;.&quot;)" office:value-type="string" office:string-value="    &lt;n x=KOM0.5KOM y=KOM0.7KOM&gt;63&lt;/n&gt;">
            <text:p><text:s text:c="4"/>&lt;n x=KOM0.5KOM y=KOM0.7KOM&gt;63&lt;/n&gt;</text:p>
          </table:table-cell>
          <table:table-cell table:style-name="ce6" table:formula="of:=SUBSTITUTE([.I13];&quot;,&quot;;&quot;.&quot;)" office:value-type="string" office:string-value="    &lt;n x=KOM0.6KOM y=KOM0.7KOM&gt;74&lt;/n&gt;">
            <text:p><text:s text:c="4"/>&lt;n x=KOM0.6KOM y=KOM0.7KOM&gt;74&lt;/n&gt;</text:p>
          </table:table-cell>
          <table:table-cell table:style-name="ce6" table:formula="of:=SUBSTITUTE([.J13];&quot;,&quot;;&quot;.&quot;)" office:value-type="string" office:string-value="    &lt;n x=KOM0.7KOM y=KOM0.7KOM&gt;85&lt;/n&gt;">
            <text:p><text:s text:c="4"/>&lt;n x=KOM0.7KOM y=KOM0.7KOM&gt;85&lt;/n&gt;</text:p>
          </table:table-cell>
          <table:table-cell table:style-name="ce6" table:formula="of:=SUBSTITUTE([.K13];&quot;,&quot;;&quot;.&quot;)" office:value-type="string" office:string-value="    &lt;n x=KOM0.8KOM y=KOM0.7KOM&gt;96&lt;/n&gt;">
            <text:p><text:s text:c="4"/>&lt;n x=KOM0.8KOM y=KOM0.7KOM&gt;96&lt;/n&gt;</text:p>
          </table:table-cell>
          <table:table-cell table:style-name="ce6" table:formula="of:=SUBSTITUTE([.L13];&quot;,&quot;;&quot;.&quot;)" office:value-type="string" office:string-value="    &lt;n x=KOM0.9KOM y=KOM0.7KOM&gt;107&lt;/n&gt;">
            <text:p><text:s text:c="4"/>&lt;n x=KOM0.9KOM y=KOM0.7KOM&gt;107&lt;/n&gt;</text:p>
          </table:table-cell>
          <table:table-cell table:style-name="ce6" table:formula="of:=SUBSTITUTE([.M13];&quot;,&quot;;&quot;.&quot;)" office:value-type="string" office:string-value="    &lt;n x=KOM1KOM y=KOM0.7KOM&gt;118&lt;/n&gt;">
            <text:p><text:s text:c="4"/>&lt;n x=KOM1KOM y=KOM0.7KOM&gt;118&lt;/n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4];&quot;,&quot;;&quot;.&quot;)" office:value-type="string" office:string-value="    &lt;n x=KOM0KOM y=KOM0.8KOM&gt;9&lt;/n&gt;">
            <text:p><text:s text:c="4"/>&lt;n x=KOM0KOM y=KOM0.8KOM&gt;9&lt;/n&gt;</text:p>
          </table:table-cell>
          <table:table-cell table:style-name="ce6" table:formula="of:=SUBSTITUTE([.D14];&quot;,&quot;;&quot;.&quot;)" office:value-type="string" office:string-value="    &lt;n x=KOM0.1KOM y=KOM0.8KOM&gt;20&lt;/n&gt;">
            <text:p><text:s text:c="4"/>&lt;n x=KOM0.1KOM y=KOM0.8KOM&gt;20&lt;/n&gt;</text:p>
          </table:table-cell>
          <table:table-cell table:style-name="ce6" table:formula="of:=SUBSTITUTE([.E14];&quot;,&quot;;&quot;.&quot;)" office:value-type="string" office:string-value="    &lt;n x=KOM0.2KOM y=KOM0.8KOM&gt;31&lt;/n&gt;">
            <text:p><text:s text:c="4"/>&lt;n x=KOM0.2KOM y=KOM0.8KOM&gt;31&lt;/n&gt;</text:p>
          </table:table-cell>
          <table:table-cell table:style-name="ce6" table:formula="of:=SUBSTITUTE([.F14];&quot;,&quot;;&quot;.&quot;)" office:value-type="string" office:string-value="    &lt;n x=KOM0.3KOM y=KOM0.8KOM&gt;42&lt;/n&gt;">
            <text:p><text:s text:c="4"/>&lt;n x=KOM0.3KOM y=KOM0.8KOM&gt;42&lt;/n&gt;</text:p>
          </table:table-cell>
          <table:table-cell table:style-name="ce6" table:formula="of:=SUBSTITUTE([.G14];&quot;,&quot;;&quot;.&quot;)" office:value-type="string" office:string-value="    &lt;n x=KOM0.4KOM y=KOM0.8KOM&gt;53&lt;/n&gt;">
            <text:p><text:s text:c="4"/>&lt;n x=KOM0.4KOM y=KOM0.8KOM&gt;53&lt;/n&gt;</text:p>
          </table:table-cell>
          <table:table-cell table:style-name="ce6" table:formula="of:=SUBSTITUTE([.H14];&quot;,&quot;;&quot;.&quot;)" office:value-type="string" office:string-value="    &lt;n x=KOM0.5KOM y=KOM0.8KOM&gt;64&lt;/n&gt;">
            <text:p><text:s text:c="4"/>&lt;n x=KOM0.5KOM y=KOM0.8KOM&gt;64&lt;/n&gt;</text:p>
          </table:table-cell>
          <table:table-cell table:style-name="ce6" table:formula="of:=SUBSTITUTE([.I14];&quot;,&quot;;&quot;.&quot;)" office:value-type="string" office:string-value="    &lt;n x=KOM0.6KOM y=KOM0.8KOM&gt;75&lt;/n&gt;">
            <text:p><text:s text:c="4"/>&lt;n x=KOM0.6KOM y=KOM0.8KOM&gt;75&lt;/n&gt;</text:p>
          </table:table-cell>
          <table:table-cell table:style-name="ce6" table:formula="of:=SUBSTITUTE([.J14];&quot;,&quot;;&quot;.&quot;)" office:value-type="string" office:string-value="    &lt;n x=KOM0.7KOM y=KOM0.8KOM&gt;86&lt;/n&gt;">
            <text:p><text:s text:c="4"/>&lt;n x=KOM0.7KOM y=KOM0.8KOM&gt;86&lt;/n&gt;</text:p>
          </table:table-cell>
          <table:table-cell table:style-name="ce6" table:formula="of:=SUBSTITUTE([.K14];&quot;,&quot;;&quot;.&quot;)" office:value-type="string" office:string-value="    &lt;n x=KOM0.8KOM y=KOM0.8KOM&gt;97&lt;/n&gt;">
            <text:p><text:s text:c="4"/>&lt;n x=KOM0.8KOM y=KOM0.8KOM&gt;97&lt;/n&gt;</text:p>
          </table:table-cell>
          <table:table-cell table:style-name="ce6" table:formula="of:=SUBSTITUTE([.L14];&quot;,&quot;;&quot;.&quot;)" office:value-type="string" office:string-value="    &lt;n x=KOM0.9KOM y=KOM0.8KOM&gt;108&lt;/n&gt;">
            <text:p><text:s text:c="4"/>&lt;n x=KOM0.9KOM y=KOM0.8KOM&gt;108&lt;/n&gt;</text:p>
          </table:table-cell>
          <table:table-cell table:style-name="ce6" table:formula="of:=SUBSTITUTE([.M14];&quot;,&quot;;&quot;.&quot;)" office:value-type="string" office:string-value="    &lt;n x=KOM1KOM y=KOM0.8KOM&gt;119&lt;/n&gt;">
            <text:p><text:s text:c="4"/>&lt;n x=KOM1KOM y=KOM0.8KOM&gt;119&lt;/n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5];&quot;,&quot;;&quot;.&quot;)" office:value-type="string" office:string-value="    &lt;n x=KOM0KOM y=KOM0.9KOM&gt;10&lt;/n&gt;">
            <text:p><text:s text:c="4"/>&lt;n x=KOM0KOM y=KOM0.9KOM&gt;10&lt;/n&gt;</text:p>
          </table:table-cell>
          <table:table-cell table:style-name="ce6" table:formula="of:=SUBSTITUTE([.D15];&quot;,&quot;;&quot;.&quot;)" office:value-type="string" office:string-value="    &lt;n x=KOM0.1KOM y=KOM0.9KOM&gt;21&lt;/n&gt;">
            <text:p><text:s text:c="4"/>&lt;n x=KOM0.1KOM y=KOM0.9KOM&gt;21&lt;/n&gt;</text:p>
          </table:table-cell>
          <table:table-cell table:style-name="ce6" table:formula="of:=SUBSTITUTE([.E15];&quot;,&quot;;&quot;.&quot;)" office:value-type="string" office:string-value="    &lt;n x=KOM0.2KOM y=KOM0.9KOM&gt;32&lt;/n&gt;">
            <text:p><text:s text:c="4"/>&lt;n x=KOM0.2KOM y=KOM0.9KOM&gt;32&lt;/n&gt;</text:p>
          </table:table-cell>
          <table:table-cell table:style-name="ce6" table:formula="of:=SUBSTITUTE([.F15];&quot;,&quot;;&quot;.&quot;)" office:value-type="string" office:string-value="    &lt;n x=KOM0.3KOM y=KOM0.9KOM&gt;43&lt;/n&gt;">
            <text:p><text:s text:c="4"/>&lt;n x=KOM0.3KOM y=KOM0.9KOM&gt;43&lt;/n&gt;</text:p>
          </table:table-cell>
          <table:table-cell table:style-name="ce6" table:formula="of:=SUBSTITUTE([.G15];&quot;,&quot;;&quot;.&quot;)" office:value-type="string" office:string-value="    &lt;n x=KOM0.4KOM y=KOM0.9KOM&gt;54&lt;/n&gt;">
            <text:p><text:s text:c="4"/>&lt;n x=KOM0.4KOM y=KOM0.9KOM&gt;54&lt;/n&gt;</text:p>
          </table:table-cell>
          <table:table-cell table:style-name="ce6" table:formula="of:=SUBSTITUTE([.H15];&quot;,&quot;;&quot;.&quot;)" office:value-type="string" office:string-value="    &lt;n x=KOM0.5KOM y=KOM0.9KOM&gt;65&lt;/n&gt;">
            <text:p><text:s text:c="4"/>&lt;n x=KOM0.5KOM y=KOM0.9KOM&gt;65&lt;/n&gt;</text:p>
          </table:table-cell>
          <table:table-cell table:style-name="ce6" table:formula="of:=SUBSTITUTE([.I15];&quot;,&quot;;&quot;.&quot;)" office:value-type="string" office:string-value="    &lt;n x=KOM0.6KOM y=KOM0.9KOM&gt;76&lt;/n&gt;">
            <text:p><text:s text:c="4"/>&lt;n x=KOM0.6KOM y=KOM0.9KOM&gt;76&lt;/n&gt;</text:p>
          </table:table-cell>
          <table:table-cell table:style-name="ce6" table:formula="of:=SUBSTITUTE([.J15];&quot;,&quot;;&quot;.&quot;)" office:value-type="string" office:string-value="    &lt;n x=KOM0.7KOM y=KOM0.9KOM&gt;87&lt;/n&gt;">
            <text:p><text:s text:c="4"/>&lt;n x=KOM0.7KOM y=KOM0.9KOM&gt;87&lt;/n&gt;</text:p>
          </table:table-cell>
          <table:table-cell table:style-name="ce6" table:formula="of:=SUBSTITUTE([.K15];&quot;,&quot;;&quot;.&quot;)" office:value-type="string" office:string-value="    &lt;n x=KOM0.8KOM y=KOM0.9KOM&gt;98&lt;/n&gt;">
            <text:p><text:s text:c="4"/>&lt;n x=KOM0.8KOM y=KOM0.9KOM&gt;98&lt;/n&gt;</text:p>
          </table:table-cell>
          <table:table-cell table:style-name="ce6" table:formula="of:=SUBSTITUTE([.L15];&quot;,&quot;;&quot;.&quot;)" office:value-type="string" office:string-value="    &lt;n x=KOM0.9KOM y=KOM0.9KOM&gt;109&lt;/n&gt;">
            <text:p><text:s text:c="4"/>&lt;n x=KOM0.9KOM y=KOM0.9KOM&gt;109&lt;/n&gt;</text:p>
          </table:table-cell>
          <table:table-cell table:style-name="ce6" table:formula="of:=SUBSTITUTE([.M15];&quot;,&quot;;&quot;.&quot;)" office:value-type="string" office:string-value="    &lt;n x=KOM1KOM y=KOM0.9KOM&gt;120&lt;/n&gt;">
            <text:p><text:s text:c="4"/>&lt;n x=KOM1KOM y=KOM0.9KOM&gt;120&lt;/n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6];&quot;,&quot;;&quot;.&quot;)" office:value-type="string" office:string-value="    &lt;n x=KOM0KOM y=KOM1KOM&gt;11&lt;/n&gt;">
            <text:p><text:s text:c="4"/>&lt;n x=KOM0KOM y=KOM1KOM&gt;11&lt;/n&gt;</text:p>
          </table:table-cell>
          <table:table-cell table:style-name="ce6" table:formula="of:=SUBSTITUTE([.D16];&quot;,&quot;;&quot;.&quot;)" office:value-type="string" office:string-value="    &lt;n x=KOM0.1KOM y=KOM1KOM&gt;22&lt;/n&gt;">
            <text:p><text:s text:c="4"/>&lt;n x=KOM0.1KOM y=KOM1KOM&gt;22&lt;/n&gt;</text:p>
          </table:table-cell>
          <table:table-cell table:style-name="ce6" table:formula="of:=SUBSTITUTE([.E16];&quot;,&quot;;&quot;.&quot;)" office:value-type="string" office:string-value="    &lt;n x=KOM0.2KOM y=KOM1KOM&gt;33&lt;/n&gt;">
            <text:p><text:s text:c="4"/>&lt;n x=KOM0.2KOM y=KOM1KOM&gt;33&lt;/n&gt;</text:p>
          </table:table-cell>
          <table:table-cell table:style-name="ce6" table:formula="of:=SUBSTITUTE([.F16];&quot;,&quot;;&quot;.&quot;)" office:value-type="string" office:string-value="    &lt;n x=KOM0.3KOM y=KOM1KOM&gt;44&lt;/n&gt;">
            <text:p><text:s text:c="4"/>&lt;n x=KOM0.3KOM y=KOM1KOM&gt;44&lt;/n&gt;</text:p>
          </table:table-cell>
          <table:table-cell table:style-name="ce6" table:formula="of:=SUBSTITUTE([.G16];&quot;,&quot;;&quot;.&quot;)" office:value-type="string" office:string-value="    &lt;n x=KOM0.4KOM y=KOM1KOM&gt;55&lt;/n&gt;">
            <text:p><text:s text:c="4"/>&lt;n x=KOM0.4KOM y=KOM1KOM&gt;55&lt;/n&gt;</text:p>
          </table:table-cell>
          <table:table-cell table:style-name="ce6" table:formula="of:=SUBSTITUTE([.H16];&quot;,&quot;;&quot;.&quot;)" office:value-type="string" office:string-value="    &lt;n x=KOM0.5KOM y=KOM1KOM&gt;66&lt;/n&gt;">
            <text:p><text:s text:c="4"/>&lt;n x=KOM0.5KOM y=KOM1KOM&gt;66&lt;/n&gt;</text:p>
          </table:table-cell>
          <table:table-cell table:style-name="ce6" table:formula="of:=SUBSTITUTE([.I16];&quot;,&quot;;&quot;.&quot;)" office:value-type="string" office:string-value="    &lt;n x=KOM0.6KOM y=KOM1KOM&gt;77&lt;/n&gt;">
            <text:p><text:s text:c="4"/>&lt;n x=KOM0.6KOM y=KOM1KOM&gt;77&lt;/n&gt;</text:p>
          </table:table-cell>
          <table:table-cell table:style-name="ce6" table:formula="of:=SUBSTITUTE([.J16];&quot;,&quot;;&quot;.&quot;)" office:value-type="string" office:string-value="    &lt;n x=KOM0.7KOM y=KOM1KOM&gt;88&lt;/n&gt;">
            <text:p><text:s text:c="4"/>&lt;n x=KOM0.7KOM y=KOM1KOM&gt;88&lt;/n&gt;</text:p>
          </table:table-cell>
          <table:table-cell table:style-name="ce6" table:formula="of:=SUBSTITUTE([.K16];&quot;,&quot;;&quot;.&quot;)" office:value-type="string" office:string-value="    &lt;n x=KOM0.8KOM y=KOM1KOM&gt;99&lt;/n&gt;">
            <text:p><text:s text:c="4"/>&lt;n x=KOM0.8KOM y=KOM1KOM&gt;99&lt;/n&gt;</text:p>
          </table:table-cell>
          <table:table-cell table:style-name="ce6" table:formula="of:=SUBSTITUTE([.L16];&quot;,&quot;;&quot;.&quot;)" office:value-type="string" office:string-value="    &lt;n x=KOM0.9KOM y=KOM1KOM&gt;110&lt;/n&gt;">
            <text:p><text:s text:c="4"/>&lt;n x=KOM0.9KOM y=KOM1KOM&gt;110&lt;/n&gt;</text:p>
          </table:table-cell>
          <table:table-cell table:style-name="ce6" table:formula="of:=SUBSTITUTE([.M16];&quot;,&quot;;&quot;.&quot;)" office:value-type="string" office:string-value="    &lt;n x=KOM1KOM y=KOM1KOM&gt;121&lt;/n&gt;">
            <text:p><text:s text:c="4"/>&lt;n x=KOM1KOM y=KOM1KOM&gt;121&lt;/n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7];&quot;,&quot;;&quot;.&quot;)">
            <text:p/>
          </table:table-cell>
          <table:table-cell table:style-name="ce6" table:formula="of:=SUBSTITUTE([.D17];&quot;,&quot;;&quot;.&quot;)">
            <text:p/>
          </table:table-cell>
          <table:table-cell table:style-name="ce6" table:formula="of:=SUBSTITUTE([.E17];&quot;,&quot;;&quot;.&quot;)">
            <text:p/>
          </table:table-cell>
          <table:table-cell table:style-name="ce6" table:formula="of:=SUBSTITUTE([.F17];&quot;,&quot;;&quot;.&quot;)">
            <text:p/>
          </table:table-cell>
          <table:table-cell table:style-name="ce6" table:formula="of:=SUBSTITUTE([.G17];&quot;,&quot;;&quot;.&quot;)">
            <text:p/>
          </table:table-cell>
          <table:table-cell table:style-name="ce6" table:formula="of:=SUBSTITUTE([.H17];&quot;,&quot;;&quot;.&quot;)">
            <text:p/>
          </table:table-cell>
          <table:table-cell table:style-name="ce6" table:formula="of:=SUBSTITUTE([.I17];&quot;,&quot;;&quot;.&quot;)">
            <text:p/>
          </table:table-cell>
          <table:table-cell table:style-name="ce6" table:formula="of:=SUBSTITUTE([.J17];&quot;,&quot;;&quot;.&quot;)">
            <text:p/>
          </table:table-cell>
          <table:table-cell table:style-name="ce6" table:formula="of:=SUBSTITUTE([.K17];&quot;,&quot;;&quot;.&quot;)">
            <text:p/>
          </table:table-cell>
          <table:table-cell table:style-name="ce6" table:formula="of:=SUBSTITUTE([.L17];&quot;,&quot;;&quot;.&quot;)">
            <text:p/>
          </table:table-cell>
          <table:table-cell table:style-name="ce6" table:formula="of:=SUBSTITUTE([.M17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8];&quot;,&quot;;&quot;.&quot;)">
            <text:p/>
          </table:table-cell>
          <table:table-cell table:style-name="ce6" table:formula="of:=SUBSTITUTE([.D18];&quot;,&quot;;&quot;.&quot;)">
            <text:p/>
          </table:table-cell>
          <table:table-cell table:style-name="ce6" table:formula="of:=SUBSTITUTE([.E18];&quot;,&quot;;&quot;.&quot;)">
            <text:p/>
          </table:table-cell>
          <table:table-cell table:style-name="ce6" table:formula="of:=SUBSTITUTE([.F18];&quot;,&quot;;&quot;.&quot;)">
            <text:p/>
          </table:table-cell>
          <table:table-cell table:style-name="ce6" table:formula="of:=SUBSTITUTE([.G18];&quot;,&quot;;&quot;.&quot;)">
            <text:p/>
          </table:table-cell>
          <table:table-cell table:style-name="ce6" table:formula="of:=SUBSTITUTE([.H18];&quot;,&quot;;&quot;.&quot;)">
            <text:p/>
          </table:table-cell>
          <table:table-cell table:style-name="ce6" table:formula="of:=SUBSTITUTE([.I18];&quot;,&quot;;&quot;.&quot;)">
            <text:p/>
          </table:table-cell>
          <table:table-cell table:style-name="ce6" table:formula="of:=SUBSTITUTE([.J18];&quot;,&quot;;&quot;.&quot;)">
            <text:p/>
          </table:table-cell>
          <table:table-cell table:style-name="ce6" table:formula="of:=SUBSTITUTE([.K18];&quot;,&quot;;&quot;.&quot;)">
            <text:p/>
          </table:table-cell>
          <table:table-cell table:style-name="ce6" table:formula="of:=SUBSTITUTE([.L18];&quot;,&quot;;&quot;.&quot;)">
            <text:p/>
          </table:table-cell>
          <table:table-cell table:style-name="ce6" table:formula="of:=SUBSTITUTE([.M18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16"/>
          <table:table-cell table:style-name="ce6" table:formula="of:=SUBSTITUTE([.Q19];&quot;,&quot;;&quot;.&quot;)">
            <text:p/>
          </table:table-cell>
          <table:table-cell table:style-name="ce6" table:formula="of:=SUBSTITUTE([.R19];&quot;,&quot;;&quot;.&quot;)">
            <text:p/>
          </table:table-cell>
          <table:table-cell table:style-name="ce6" table:formula="of:=SUBSTITUTE([.S19];&quot;,&quot;;&quot;.&quot;)">
            <text:p/>
          </table:table-cell>
          <table:table-cell table:style-name="ce6" table:formula="of:=SUBSTITUTE([.T19];&quot;,&quot;;&quot;.&quot;)">
            <text:p/>
          </table:table-cell>
          <table:table-cell table:style-name="ce6" table:formula="of:=SUBSTITUTE([.U19];&quot;,&quot;;&quot;.&quot;)">
            <text:p/>
          </table:table-cell>
          <table:table-cell table:style-name="ce6" table:formula="of:=SUBSTITUTE([.V19];&quot;,&quot;;&quot;.&quot;)">
            <text:p/>
          </table:table-cell>
          <table:table-cell table:style-name="ce6" table:formula="of:=SUBSTITUTE([.W19];&quot;,&quot;;&quot;.&quot;)">
            <text:p/>
          </table:table-cell>
          <table:table-cell table:style-name="ce6" table:formula="of:=SUBSTITUTE([.X19];&quot;,&quot;;&quot;.&quot;)">
            <text:p/>
          </table:table-cell>
          <table:table-cell table:style-name="ce6" table:formula="of:=SUBSTITUTE([.Y19];&quot;,&quot;;&quot;.&quot;)">
            <text:p/>
          </table:table-cell>
          <table:table-cell table:style-name="ce6" table:formula="of:=SUBSTITUTE([.Z19];&quot;,&quot;;&quot;.&quot;)">
            <text:p/>
          </table:table-cell>
          <table:table-cell table:style-name="ce6" table:formula="of:=SUBSTITUTE([.AA19];&quot;,&quot;;&quot;.&quot;)">
            <text:p/>
          </table:table-cell>
          <table:table-cell table:style-name="ce6" table:formula="of:=SUBSTITUTE([.AB19];&quot;,&quot;;&quot;.&quot;)">
            <text:p/>
          </table:table-cell>
          <table:table-cell table:number-columns-repeated="996"/>
        </table:table-row>
        <table:table-row table:style-name="ro1">
          <table:table-cell table:number-columns-repeated="2"/>
          <table:table-cell table:formula="of:=SUBSTITUTE([.C20];&quot;,&quot;;&quot;.&quot;)" office:value-type="string" office:string-value="    &lt;n x=KOM0KOM y=KOM0KOM&gt;1&lt;/n&gt;">
            <text:p><text:s text:c="4"/>&lt;n x=KOM0KOM y=KOM0KOM&gt;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C21];&quot;,&quot;;&quot;.&quot;)" office:value-type="string" office:string-value="    &lt;n x=KOM0KOM y=KOM0.1KOM&gt;2&lt;/n&gt;">
            <text:p><text:s text:c="4"/>&lt;n x=KOM0KOM y=KOM0.1KOM&gt;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C22];&quot;,&quot;;&quot;.&quot;)" office:value-type="string" office:string-value="    &lt;n x=KOM0KOM y=KOM0.2KOM&gt;3&lt;/n&gt;">
            <text:p><text:s text:c="4"/>&lt;n x=KOM0KOM y=KOM0.2KOM&gt;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C23];&quot;,&quot;;&quot;.&quot;)" office:value-type="string" office:string-value="    &lt;n x=KOM0KOM y=KOM0.3KOM&gt;4&lt;/n&gt;">
            <text:p><text:s text:c="4"/>&lt;n x=KOM0KOM y=KOM0.3KOM&gt;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C24];&quot;,&quot;;&quot;.&quot;)" office:value-type="string" office:string-value="    &lt;n x=KOM0KOM y=KOM0.4KOM&gt;5&lt;/n&gt;">
            <text:p><text:s text:c="4"/>&lt;n x=KOM0KOM y=KOM0.4KOM&gt;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C25];&quot;,&quot;;&quot;.&quot;)" office:value-type="string" office:string-value="    &lt;n x=KOM0KOM y=KOM0.5KOM&gt;6&lt;/n&gt;">
            <text:p><text:s text:c="4"/>&lt;n x=KOM0KOM y=KOM0.5KOM&gt;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C26];&quot;,&quot;;&quot;.&quot;)" office:value-type="string" office:string-value="    &lt;n x=KOM0KOM y=KOM0.6KOM&gt;7&lt;/n&gt;">
            <text:p><text:s text:c="4"/>&lt;n x=KOM0KOM y=KOM0.6KOM&gt;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C27];&quot;,&quot;;&quot;.&quot;)" office:value-type="string" office:string-value="    &lt;n x=KOM0KOM y=KOM0.7KOM&gt;8&lt;/n&gt;">
            <text:p><text:s text:c="4"/>&lt;n x=KOM0KOM y=KOM0.7KOM&gt;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C28];&quot;,&quot;;&quot;.&quot;)" office:value-type="string" office:string-value="    &lt;n x=KOM0KOM y=KOM0.8KOM&gt;9&lt;/n&gt;">
            <text:p><text:s text:c="4"/>&lt;n x=KOM0KOM y=KOM0.8KOM&gt;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C29];&quot;,&quot;;&quot;.&quot;)" office:value-type="string" office:string-value="    &lt;n x=KOM0KOM y=KOM0.9KOM&gt;10&lt;/n&gt;">
            <text:p><text:s text:c="4"/>&lt;n x=KOM0KOM y=KOM0.9KOM&gt;1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C30];&quot;,&quot;;&quot;.&quot;)" office:value-type="string" office:string-value="    &lt;n x=KOM0KOM y=KOM1KOM&gt;11&lt;/n&gt;">
            <text:p><text:s text:c="4"/>&lt;n x=KOM0KOM y=KOM1KOM&gt;1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D20];&quot;,&quot;;&quot;.&quot;)" office:value-type="string" office:string-value="    &lt;n x=KOM0.1KOM y=KOM0KOM&gt;12&lt;/n&gt;">
            <text:p><text:s text:c="4"/>&lt;n x=KOM0.1KOM y=KOM0KOM&gt;1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D21];&quot;,&quot;;&quot;.&quot;)" office:value-type="string" office:string-value="    &lt;n x=KOM0.1KOM y=KOM0.1KOM&gt;13&lt;/n&gt;">
            <text:p><text:s text:c="4"/>&lt;n x=KOM0.1KOM y=KOM0.1KOM&gt;1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D22];&quot;,&quot;;&quot;.&quot;)" office:value-type="string" office:string-value="    &lt;n x=KOM0.1KOM y=KOM0.2KOM&gt;14&lt;/n&gt;">
            <text:p><text:s text:c="4"/>&lt;n x=KOM0.1KOM y=KOM0.2KOM&gt;1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D23];&quot;,&quot;;&quot;.&quot;)" office:value-type="string" office:string-value="    &lt;n x=KOM0.1KOM y=KOM0.3KOM&gt;15&lt;/n&gt;">
            <text:p><text:s text:c="4"/>&lt;n x=KOM0.1KOM y=KOM0.3KOM&gt;1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D24];&quot;,&quot;;&quot;.&quot;)" office:value-type="string" office:string-value="    &lt;n x=KOM0.1KOM y=KOM0.4KOM&gt;16&lt;/n&gt;">
            <text:p><text:s text:c="4"/>&lt;n x=KOM0.1KOM y=KOM0.4KOM&gt;1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D25];&quot;,&quot;;&quot;.&quot;)" office:value-type="string" office:string-value="    &lt;n x=KOM0.1KOM y=KOM0.5KOM&gt;17&lt;/n&gt;">
            <text:p><text:s text:c="4"/>&lt;n x=KOM0.1KOM y=KOM0.5KOM&gt;1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D26];&quot;,&quot;;&quot;.&quot;)" office:value-type="string" office:string-value="    &lt;n x=KOM0.1KOM y=KOM0.6KOM&gt;18&lt;/n&gt;">
            <text:p><text:s text:c="4"/>&lt;n x=KOM0.1KOM y=KOM0.6KOM&gt;1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D27];&quot;,&quot;;&quot;.&quot;)" office:value-type="string" office:string-value="    &lt;n x=KOM0.1KOM y=KOM0.7KOM&gt;19&lt;/n&gt;">
            <text:p><text:s text:c="4"/>&lt;n x=KOM0.1KOM y=KOM0.7KOM&gt;1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D28];&quot;,&quot;;&quot;.&quot;)" office:value-type="string" office:string-value="    &lt;n x=KOM0.1KOM y=KOM0.8KOM&gt;20&lt;/n&gt;">
            <text:p><text:s text:c="4"/>&lt;n x=KOM0.1KOM y=KOM0.8KOM&gt;2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D29];&quot;,&quot;;&quot;.&quot;)" office:value-type="string" office:string-value="    &lt;n x=KOM0.1KOM y=KOM0.9KOM&gt;21&lt;/n&gt;">
            <text:p><text:s text:c="4"/>&lt;n x=KOM0.1KOM y=KOM0.9KOM&gt;2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D30];&quot;,&quot;;&quot;.&quot;)" office:value-type="string" office:string-value="    &lt;n x=KOM0.1KOM y=KOM1KOM&gt;22&lt;/n&gt;">
            <text:p><text:s text:c="4"/>&lt;n x=KOM0.1KOM y=KOM1KOM&gt;2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E20];&quot;,&quot;;&quot;.&quot;)" office:value-type="string" office:string-value="    &lt;n x=KOM0.2KOM y=KOM0KOM&gt;23&lt;/n&gt;">
            <text:p><text:s text:c="4"/>&lt;n x=KOM0.2KOM y=KOM0KOM&gt;2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E21];&quot;,&quot;;&quot;.&quot;)" office:value-type="string" office:string-value="    &lt;n x=KOM0.2KOM y=KOM0.1KOM&gt;24&lt;/n&gt;">
            <text:p><text:s text:c="4"/>&lt;n x=KOM0.2KOM y=KOM0.1KOM&gt;2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E22];&quot;,&quot;;&quot;.&quot;)" office:value-type="string" office:string-value="    &lt;n x=KOM0.2KOM y=KOM0.2KOM&gt;25&lt;/n&gt;">
            <text:p><text:s text:c="4"/>&lt;n x=KOM0.2KOM y=KOM0.2KOM&gt;2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E23];&quot;,&quot;;&quot;.&quot;)" office:value-type="string" office:string-value="    &lt;n x=KOM0.2KOM y=KOM0.3KOM&gt;26&lt;/n&gt;">
            <text:p><text:s text:c="4"/>&lt;n x=KOM0.2KOM y=KOM0.3KOM&gt;2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E24];&quot;,&quot;;&quot;.&quot;)" office:value-type="string" office:string-value="    &lt;n x=KOM0.2KOM y=KOM0.4KOM&gt;27&lt;/n&gt;">
            <text:p><text:s text:c="4"/>&lt;n x=KOM0.2KOM y=KOM0.4KOM&gt;2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E25];&quot;,&quot;;&quot;.&quot;)" office:value-type="string" office:string-value="    &lt;n x=KOM0.2KOM y=KOM0.5KOM&gt;28&lt;/n&gt;">
            <text:p><text:s text:c="4"/>&lt;n x=KOM0.2KOM y=KOM0.5KOM&gt;2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E26];&quot;,&quot;;&quot;.&quot;)" office:value-type="string" office:string-value="    &lt;n x=KOM0.2KOM y=KOM0.6KOM&gt;29&lt;/n&gt;">
            <text:p><text:s text:c="4"/>&lt;n x=KOM0.2KOM y=KOM0.6KOM&gt;2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E27];&quot;,&quot;;&quot;.&quot;)" office:value-type="string" office:string-value="    &lt;n x=KOM0.2KOM y=KOM0.7KOM&gt;30&lt;/n&gt;">
            <text:p><text:s text:c="4"/>&lt;n x=KOM0.2KOM y=KOM0.7KOM&gt;3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E28];&quot;,&quot;;&quot;.&quot;)" office:value-type="string" office:string-value="    &lt;n x=KOM0.2KOM y=KOM0.8KOM&gt;31&lt;/n&gt;">
            <text:p><text:s text:c="4"/>&lt;n x=KOM0.2KOM y=KOM0.8KOM&gt;3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E29];&quot;,&quot;;&quot;.&quot;)" office:value-type="string" office:string-value="    &lt;n x=KOM0.2KOM y=KOM0.9KOM&gt;32&lt;/n&gt;">
            <text:p><text:s text:c="4"/>&lt;n x=KOM0.2KOM y=KOM0.9KOM&gt;3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E30];&quot;,&quot;;&quot;.&quot;)" office:value-type="string" office:string-value="    &lt;n x=KOM0.2KOM y=KOM1KOM&gt;33&lt;/n&gt;">
            <text:p><text:s text:c="4"/>&lt;n x=KOM0.2KOM y=KOM1KOM&gt;3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F20];&quot;,&quot;;&quot;.&quot;)" office:value-type="string" office:string-value="    &lt;n x=KOM0.3KOM y=KOM0KOM&gt;34&lt;/n&gt;">
            <text:p><text:s text:c="4"/>&lt;n x=KOM0.3KOM y=KOM0KOM&gt;3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F21];&quot;,&quot;;&quot;.&quot;)" office:value-type="string" office:string-value="    &lt;n x=KOM0.3KOM y=KOM0.1KOM&gt;35&lt;/n&gt;">
            <text:p><text:s text:c="4"/>&lt;n x=KOM0.3KOM y=KOM0.1KOM&gt;3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F22];&quot;,&quot;;&quot;.&quot;)" office:value-type="string" office:string-value="    &lt;n x=KOM0.3KOM y=KOM0.2KOM&gt;36&lt;/n&gt;">
            <text:p><text:s text:c="4"/>&lt;n x=KOM0.3KOM y=KOM0.2KOM&gt;3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F23];&quot;,&quot;;&quot;.&quot;)" office:value-type="string" office:string-value="    &lt;n x=KOM0.3KOM y=KOM0.3KOM&gt;37&lt;/n&gt;">
            <text:p><text:s text:c="4"/>&lt;n x=KOM0.3KOM y=KOM0.3KOM&gt;3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F24];&quot;,&quot;;&quot;.&quot;)" office:value-type="string" office:string-value="    &lt;n x=KOM0.3KOM y=KOM0.4KOM&gt;38&lt;/n&gt;">
            <text:p><text:s text:c="4"/>&lt;n x=KOM0.3KOM y=KOM0.4KOM&gt;3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F25];&quot;,&quot;;&quot;.&quot;)" office:value-type="string" office:string-value="    &lt;n x=KOM0.3KOM y=KOM0.5KOM&gt;39&lt;/n&gt;">
            <text:p><text:s text:c="4"/>&lt;n x=KOM0.3KOM y=KOM0.5KOM&gt;3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F26];&quot;,&quot;;&quot;.&quot;)" office:value-type="string" office:string-value="    &lt;n x=KOM0.3KOM y=KOM0.6KOM&gt;40&lt;/n&gt;">
            <text:p><text:s text:c="4"/>&lt;n x=KOM0.3KOM y=KOM0.6KOM&gt;4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F27];&quot;,&quot;;&quot;.&quot;)" office:value-type="string" office:string-value="    &lt;n x=KOM0.3KOM y=KOM0.7KOM&gt;41&lt;/n&gt;">
            <text:p><text:s text:c="4"/>&lt;n x=KOM0.3KOM y=KOM0.7KOM&gt;4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F28];&quot;,&quot;;&quot;.&quot;)" office:value-type="string" office:string-value="    &lt;n x=KOM0.3KOM y=KOM0.8KOM&gt;42&lt;/n&gt;">
            <text:p><text:s text:c="4"/>&lt;n x=KOM0.3KOM y=KOM0.8KOM&gt;4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F29];&quot;,&quot;;&quot;.&quot;)" office:value-type="string" office:string-value="    &lt;n x=KOM0.3KOM y=KOM0.9KOM&gt;43&lt;/n&gt;">
            <text:p><text:s text:c="4"/>&lt;n x=KOM0.3KOM y=KOM0.9KOM&gt;4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F30];&quot;,&quot;;&quot;.&quot;)" office:value-type="string" office:string-value="    &lt;n x=KOM0.3KOM y=KOM1KOM&gt;44&lt;/n&gt;">
            <text:p><text:s text:c="4"/>&lt;n x=KOM0.3KOM y=KOM1KOM&gt;4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G20];&quot;,&quot;;&quot;.&quot;)" office:value-type="string" office:string-value="    &lt;n x=KOM0.4KOM y=KOM0KOM&gt;45&lt;/n&gt;">
            <text:p><text:s text:c="4"/>&lt;n x=KOM0.4KOM y=KOM0KOM&gt;4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G21];&quot;,&quot;;&quot;.&quot;)" office:value-type="string" office:string-value="    &lt;n x=KOM0.4KOM y=KOM0.1KOM&gt;46&lt;/n&gt;">
            <text:p><text:s text:c="4"/>&lt;n x=KOM0.4KOM y=KOM0.1KOM&gt;4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G22];&quot;,&quot;;&quot;.&quot;)" office:value-type="string" office:string-value="    &lt;n x=KOM0.4KOM y=KOM0.2KOM&gt;47&lt;/n&gt;">
            <text:p><text:s text:c="4"/>&lt;n x=KOM0.4KOM y=KOM0.2KOM&gt;4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G23];&quot;,&quot;;&quot;.&quot;)" office:value-type="string" office:string-value="    &lt;n x=KOM0.4KOM y=KOM0.3KOM&gt;48&lt;/n&gt;">
            <text:p><text:s text:c="4"/>&lt;n x=KOM0.4KOM y=KOM0.3KOM&gt;4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G24];&quot;,&quot;;&quot;.&quot;)" office:value-type="string" office:string-value="    &lt;n x=KOM0.4KOM y=KOM0.4KOM&gt;49&lt;/n&gt;">
            <text:p><text:s text:c="4"/>&lt;n x=KOM0.4KOM y=KOM0.4KOM&gt;4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G25];&quot;,&quot;;&quot;.&quot;)" office:value-type="string" office:string-value="    &lt;n x=KOM0.4KOM y=KOM0.5KOM&gt;50&lt;/n&gt;">
            <text:p><text:s text:c="4"/>&lt;n x=KOM0.4KOM y=KOM0.5KOM&gt;5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G26];&quot;,&quot;;&quot;.&quot;)" office:value-type="string" office:string-value="    &lt;n x=KOM0.4KOM y=KOM0.6KOM&gt;51&lt;/n&gt;">
            <text:p><text:s text:c="4"/>&lt;n x=KOM0.4KOM y=KOM0.6KOM&gt;5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G27];&quot;,&quot;;&quot;.&quot;)" office:value-type="string" office:string-value="    &lt;n x=KOM0.4KOM y=KOM0.7KOM&gt;52&lt;/n&gt;">
            <text:p><text:s text:c="4"/>&lt;n x=KOM0.4KOM y=KOM0.7KOM&gt;5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G28];&quot;,&quot;;&quot;.&quot;)" office:value-type="string" office:string-value="    &lt;n x=KOM0.4KOM y=KOM0.8KOM&gt;53&lt;/n&gt;">
            <text:p><text:s text:c="4"/>&lt;n x=KOM0.4KOM y=KOM0.8KOM&gt;5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G29];&quot;,&quot;;&quot;.&quot;)" office:value-type="string" office:string-value="    &lt;n x=KOM0.4KOM y=KOM0.9KOM&gt;54&lt;/n&gt;">
            <text:p><text:s text:c="4"/>&lt;n x=KOM0.4KOM y=KOM0.9KOM&gt;5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G30];&quot;,&quot;;&quot;.&quot;)" office:value-type="string" office:string-value="    &lt;n x=KOM0.4KOM y=KOM1KOM&gt;55&lt;/n&gt;">
            <text:p><text:s text:c="4"/>&lt;n x=KOM0.4KOM y=KOM1KOM&gt;5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H20];&quot;,&quot;;&quot;.&quot;)" office:value-type="string" office:string-value="    &lt;n x=KOM0.5KOM y=KOM0KOM&gt;56&lt;/n&gt;">
            <text:p><text:s text:c="4"/>&lt;n x=KOM0.5KOM y=KOM0KOM&gt;5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H21];&quot;,&quot;;&quot;.&quot;)" office:value-type="string" office:string-value="    &lt;n x=KOM0.5KOM y=KOM0.1KOM&gt;57&lt;/n&gt;">
            <text:p><text:s text:c="4"/>&lt;n x=KOM0.5KOM y=KOM0.1KOM&gt;5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H22];&quot;,&quot;;&quot;.&quot;)" office:value-type="string" office:string-value="    &lt;n x=KOM0.5KOM y=KOM0.2KOM&gt;58&lt;/n&gt;">
            <text:p><text:s text:c="4"/>&lt;n x=KOM0.5KOM y=KOM0.2KOM&gt;5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H23];&quot;,&quot;;&quot;.&quot;)" office:value-type="string" office:string-value="    &lt;n x=KOM0.5KOM y=KOM0.3KOM&gt;59&lt;/n&gt;">
            <text:p><text:s text:c="4"/>&lt;n x=KOM0.5KOM y=KOM0.3KOM&gt;5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H24];&quot;,&quot;;&quot;.&quot;)" office:value-type="string" office:string-value="    &lt;n x=KOM0.5KOM y=KOM0.4KOM&gt;60&lt;/n&gt;">
            <text:p><text:s text:c="4"/>&lt;n x=KOM0.5KOM y=KOM0.4KOM&gt;6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H25];&quot;,&quot;;&quot;.&quot;)" office:value-type="string" office:string-value="    &lt;n x=KOM0.5KOM y=KOM0.5KOM&gt;61&lt;/n&gt;">
            <text:p><text:s text:c="4"/>&lt;n x=KOM0.5KOM y=KOM0.5KOM&gt;6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H26];&quot;,&quot;;&quot;.&quot;)" office:value-type="string" office:string-value="    &lt;n x=KOM0.5KOM y=KOM0.6KOM&gt;62&lt;/n&gt;">
            <text:p><text:s text:c="4"/>&lt;n x=KOM0.5KOM y=KOM0.6KOM&gt;6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H27];&quot;,&quot;;&quot;.&quot;)" office:value-type="string" office:string-value="    &lt;n x=KOM0.5KOM y=KOM0.7KOM&gt;63&lt;/n&gt;">
            <text:p><text:s text:c="4"/>&lt;n x=KOM0.5KOM y=KOM0.7KOM&gt;6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H28];&quot;,&quot;;&quot;.&quot;)" office:value-type="string" office:string-value="    &lt;n x=KOM0.5KOM y=KOM0.8KOM&gt;64&lt;/n&gt;">
            <text:p><text:s text:c="4"/>&lt;n x=KOM0.5KOM y=KOM0.8KOM&gt;6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H29];&quot;,&quot;;&quot;.&quot;)" office:value-type="string" office:string-value="    &lt;n x=KOM0.5KOM y=KOM0.9KOM&gt;65&lt;/n&gt;">
            <text:p><text:s text:c="4"/>&lt;n x=KOM0.5KOM y=KOM0.9KOM&gt;6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H30];&quot;,&quot;;&quot;.&quot;)" office:value-type="string" office:string-value="    &lt;n x=KOM0.5KOM y=KOM1KOM&gt;66&lt;/n&gt;">
            <text:p><text:s text:c="4"/>&lt;n x=KOM0.5KOM y=KOM1KOM&gt;6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I20];&quot;,&quot;;&quot;.&quot;)" office:value-type="string" office:string-value="    &lt;n x=KOM0.6KOM y=KOM0KOM&gt;67&lt;/n&gt;">
            <text:p><text:s text:c="4"/>&lt;n x=KOM0.6KOM y=KOM0KOM&gt;6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I21];&quot;,&quot;;&quot;.&quot;)" office:value-type="string" office:string-value="    &lt;n x=KOM0.6KOM y=KOM0.1KOM&gt;68&lt;/n&gt;">
            <text:p><text:s text:c="4"/>&lt;n x=KOM0.6KOM y=KOM0.1KOM&gt;6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I22];&quot;,&quot;;&quot;.&quot;)" office:value-type="string" office:string-value="    &lt;n x=KOM0.6KOM y=KOM0.2KOM&gt;69&lt;/n&gt;">
            <text:p><text:s text:c="4"/>&lt;n x=KOM0.6KOM y=KOM0.2KOM&gt;6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I23];&quot;,&quot;;&quot;.&quot;)" office:value-type="string" office:string-value="    &lt;n x=KOM0.6KOM y=KOM0.3KOM&gt;70&lt;/n&gt;">
            <text:p><text:s text:c="4"/>&lt;n x=KOM0.6KOM y=KOM0.3KOM&gt;7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I24];&quot;,&quot;;&quot;.&quot;)" office:value-type="string" office:string-value="    &lt;n x=KOM0.6KOM y=KOM0.4KOM&gt;71&lt;/n&gt;">
            <text:p><text:s text:c="4"/>&lt;n x=KOM0.6KOM y=KOM0.4KOM&gt;7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I25];&quot;,&quot;;&quot;.&quot;)" office:value-type="string" office:string-value="    &lt;n x=KOM0.6KOM y=KOM0.5KOM&gt;72&lt;/n&gt;">
            <text:p><text:s text:c="4"/>&lt;n x=KOM0.6KOM y=KOM0.5KOM&gt;7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I26];&quot;,&quot;;&quot;.&quot;)" office:value-type="string" office:string-value="    &lt;n x=KOM0.6KOM y=KOM0.6KOM&gt;73&lt;/n&gt;">
            <text:p><text:s text:c="4"/>&lt;n x=KOM0.6KOM y=KOM0.6KOM&gt;7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I27];&quot;,&quot;;&quot;.&quot;)" office:value-type="string" office:string-value="    &lt;n x=KOM0.6KOM y=KOM0.7KOM&gt;74&lt;/n&gt;">
            <text:p><text:s text:c="4"/>&lt;n x=KOM0.6KOM y=KOM0.7KOM&gt;7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I28];&quot;,&quot;;&quot;.&quot;)" office:value-type="string" office:string-value="    &lt;n x=KOM0.6KOM y=KOM0.8KOM&gt;75&lt;/n&gt;">
            <text:p><text:s text:c="4"/>&lt;n x=KOM0.6KOM y=KOM0.8KOM&gt;7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I29];&quot;,&quot;;&quot;.&quot;)" office:value-type="string" office:string-value="    &lt;n x=KOM0.6KOM y=KOM0.9KOM&gt;76&lt;/n&gt;">
            <text:p><text:s text:c="4"/>&lt;n x=KOM0.6KOM y=KOM0.9KOM&gt;7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I30];&quot;,&quot;;&quot;.&quot;)" office:value-type="string" office:string-value="    &lt;n x=KOM0.6KOM y=KOM1KOM&gt;77&lt;/n&gt;">
            <text:p><text:s text:c="4"/>&lt;n x=KOM0.6KOM y=KOM1KOM&gt;7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20];&quot;,&quot;;&quot;.&quot;)" office:value-type="string" office:string-value="    &lt;n x=KOM0.7KOM y=KOM0KOM&gt;78&lt;/n&gt;">
            <text:p><text:s text:c="4"/>&lt;n x=KOM0.7KOM y=KOM0KOM&gt;7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21];&quot;,&quot;;&quot;.&quot;)" office:value-type="string" office:string-value="    &lt;n x=KOM0.7KOM y=KOM0.1KOM&gt;79&lt;/n&gt;">
            <text:p><text:s text:c="4"/>&lt;n x=KOM0.7KOM y=KOM0.1KOM&gt;7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22];&quot;,&quot;;&quot;.&quot;)" office:value-type="string" office:string-value="    &lt;n x=KOM0.7KOM y=KOM0.2KOM&gt;80&lt;/n&gt;">
            <text:p><text:s text:c="4"/>&lt;n x=KOM0.7KOM y=KOM0.2KOM&gt;8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23];&quot;,&quot;;&quot;.&quot;)" office:value-type="string" office:string-value="    &lt;n x=KOM0.7KOM y=KOM0.3KOM&gt;81&lt;/n&gt;">
            <text:p><text:s text:c="4"/>&lt;n x=KOM0.7KOM y=KOM0.3KOM&gt;8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24];&quot;,&quot;;&quot;.&quot;)" office:value-type="string" office:string-value="    &lt;n x=KOM0.7KOM y=KOM0.4KOM&gt;82&lt;/n&gt;">
            <text:p><text:s text:c="4"/>&lt;n x=KOM0.7KOM y=KOM0.4KOM&gt;8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25];&quot;,&quot;;&quot;.&quot;)" office:value-type="string" office:string-value="    &lt;n x=KOM0.7KOM y=KOM0.5KOM&gt;83&lt;/n&gt;">
            <text:p><text:s text:c="4"/>&lt;n x=KOM0.7KOM y=KOM0.5KOM&gt;8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26];&quot;,&quot;;&quot;.&quot;)" office:value-type="string" office:string-value="    &lt;n x=KOM0.7KOM y=KOM0.6KOM&gt;84&lt;/n&gt;">
            <text:p><text:s text:c="4"/>&lt;n x=KOM0.7KOM y=KOM0.6KOM&gt;8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27];&quot;,&quot;;&quot;.&quot;)" office:value-type="string" office:string-value="    &lt;n x=KOM0.7KOM y=KOM0.7KOM&gt;85&lt;/n&gt;">
            <text:p><text:s text:c="4"/>&lt;n x=KOM0.7KOM y=KOM0.7KOM&gt;8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28];&quot;,&quot;;&quot;.&quot;)" office:value-type="string" office:string-value="    &lt;n x=KOM0.7KOM y=KOM0.8KOM&gt;86&lt;/n&gt;">
            <text:p><text:s text:c="4"/>&lt;n x=KOM0.7KOM y=KOM0.8KOM&gt;8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29];&quot;,&quot;;&quot;.&quot;)" office:value-type="string" office:string-value="    &lt;n x=KOM0.7KOM y=KOM0.9KOM&gt;87&lt;/n&gt;">
            <text:p><text:s text:c="4"/>&lt;n x=KOM0.7KOM y=KOM0.9KOM&gt;8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30];&quot;,&quot;;&quot;.&quot;)" office:value-type="string" office:string-value="    &lt;n x=KOM0.7KOM y=KOM1KOM&gt;88&lt;/n&gt;">
            <text:p><text:s text:c="4"/>&lt;n x=KOM0.7KOM y=KOM1KOM&gt;8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20];&quot;,&quot;;&quot;.&quot;)" office:value-type="string" office:string-value="    &lt;n x=KOM0.8KOM y=KOM0KOM&gt;89&lt;/n&gt;">
            <text:p><text:s text:c="4"/>&lt;n x=KOM0.8KOM y=KOM0KOM&gt;8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21];&quot;,&quot;;&quot;.&quot;)" office:value-type="string" office:string-value="    &lt;n x=KOM0.8KOM y=KOM0.1KOM&gt;90&lt;/n&gt;">
            <text:p><text:s text:c="4"/>&lt;n x=KOM0.8KOM y=KOM0.1KOM&gt;9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22];&quot;,&quot;;&quot;.&quot;)" office:value-type="string" office:string-value="    &lt;n x=KOM0.8KOM y=KOM0.2KOM&gt;91&lt;/n&gt;">
            <text:p><text:s text:c="4"/>&lt;n x=KOM0.8KOM y=KOM0.2KOM&gt;9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23];&quot;,&quot;;&quot;.&quot;)" office:value-type="string" office:string-value="    &lt;n x=KOM0.8KOM y=KOM0.3KOM&gt;92&lt;/n&gt;">
            <text:p><text:s text:c="4"/>&lt;n x=KOM0.8KOM y=KOM0.3KOM&gt;9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24];&quot;,&quot;;&quot;.&quot;)" office:value-type="string" office:string-value="    &lt;n x=KOM0.8KOM y=KOM0.4KOM&gt;93&lt;/n&gt;">
            <text:p><text:s text:c="4"/>&lt;n x=KOM0.8KOM y=KOM0.4KOM&gt;9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25];&quot;,&quot;;&quot;.&quot;)" office:value-type="string" office:string-value="    &lt;n x=KOM0.8KOM y=KOM0.5KOM&gt;94&lt;/n&gt;">
            <text:p><text:s text:c="4"/>&lt;n x=KOM0.8KOM y=KOM0.5KOM&gt;9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26];&quot;,&quot;;&quot;.&quot;)" office:value-type="string" office:string-value="    &lt;n x=KOM0.8KOM y=KOM0.6KOM&gt;95&lt;/n&gt;">
            <text:p><text:s text:c="4"/>&lt;n x=KOM0.8KOM y=KOM0.6KOM&gt;9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27];&quot;,&quot;;&quot;.&quot;)" office:value-type="string" office:string-value="    &lt;n x=KOM0.8KOM y=KOM0.7KOM&gt;96&lt;/n&gt;">
            <text:p><text:s text:c="4"/>&lt;n x=KOM0.8KOM y=KOM0.7KOM&gt;9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28];&quot;,&quot;;&quot;.&quot;)" office:value-type="string" office:string-value="    &lt;n x=KOM0.8KOM y=KOM0.8KOM&gt;97&lt;/n&gt;">
            <text:p><text:s text:c="4"/>&lt;n x=KOM0.8KOM y=KOM0.8KOM&gt;9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29];&quot;,&quot;;&quot;.&quot;)" office:value-type="string" office:string-value="    &lt;n x=KOM0.8KOM y=KOM0.9KOM&gt;98&lt;/n&gt;">
            <text:p><text:s text:c="4"/>&lt;n x=KOM0.8KOM y=KOM0.9KOM&gt;9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30];&quot;,&quot;;&quot;.&quot;)" office:value-type="string" office:string-value="    &lt;n x=KOM0.8KOM y=KOM1KOM&gt;99&lt;/n&gt;">
            <text:p><text:s text:c="4"/>&lt;n x=KOM0.8KOM y=KOM1KOM&gt;9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20];&quot;,&quot;;&quot;.&quot;)" office:value-type="string" office:string-value="    &lt;n x=KOM0.9KOM y=KOM0KOM&gt;100&lt;/n&gt;">
            <text:p><text:s text:c="4"/>&lt;n x=KOM0.9KOM y=KOM0KOM&gt;10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21];&quot;,&quot;;&quot;.&quot;)" office:value-type="string" office:string-value="    &lt;n x=KOM0.9KOM y=KOM0.1KOM&gt;101&lt;/n&gt;">
            <text:p><text:s text:c="4"/>&lt;n x=KOM0.9KOM y=KOM0.1KOM&gt;10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22];&quot;,&quot;;&quot;.&quot;)" office:value-type="string" office:string-value="    &lt;n x=KOM0.9KOM y=KOM0.2KOM&gt;102&lt;/n&gt;">
            <text:p><text:s text:c="4"/>&lt;n x=KOM0.9KOM y=KOM0.2KOM&gt;10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23];&quot;,&quot;;&quot;.&quot;)" office:value-type="string" office:string-value="    &lt;n x=KOM0.9KOM y=KOM0.3KOM&gt;103&lt;/n&gt;">
            <text:p><text:s text:c="4"/>&lt;n x=KOM0.9KOM y=KOM0.3KOM&gt;10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24];&quot;,&quot;;&quot;.&quot;)" office:value-type="string" office:string-value="    &lt;n x=KOM0.9KOM y=KOM0.4KOM&gt;104&lt;/n&gt;">
            <text:p><text:s text:c="4"/>&lt;n x=KOM0.9KOM y=KOM0.4KOM&gt;10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25];&quot;,&quot;;&quot;.&quot;)" office:value-type="string" office:string-value="    &lt;n x=KOM0.9KOM y=KOM0.5KOM&gt;105&lt;/n&gt;">
            <text:p><text:s text:c="4"/>&lt;n x=KOM0.9KOM y=KOM0.5KOM&gt;10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26];&quot;,&quot;;&quot;.&quot;)" office:value-type="string" office:string-value="    &lt;n x=KOM0.9KOM y=KOM0.6KOM&gt;106&lt;/n&gt;">
            <text:p><text:s text:c="4"/>&lt;n x=KOM0.9KOM y=KOM0.6KOM&gt;10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27];&quot;,&quot;;&quot;.&quot;)" office:value-type="string" office:string-value="    &lt;n x=KOM0.9KOM y=KOM0.7KOM&gt;107&lt;/n&gt;">
            <text:p><text:s text:c="4"/>&lt;n x=KOM0.9KOM y=KOM0.7KOM&gt;10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28];&quot;,&quot;;&quot;.&quot;)" office:value-type="string" office:string-value="    &lt;n x=KOM0.9KOM y=KOM0.8KOM&gt;108&lt;/n&gt;">
            <text:p><text:s text:c="4"/>&lt;n x=KOM0.9KOM y=KOM0.8KOM&gt;10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29];&quot;,&quot;;&quot;.&quot;)" office:value-type="string" office:string-value="    &lt;n x=KOM0.9KOM y=KOM0.9KOM&gt;109&lt;/n&gt;">
            <text:p><text:s text:c="4"/>&lt;n x=KOM0.9KOM y=KOM0.9KOM&gt;10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30];&quot;,&quot;;&quot;.&quot;)" office:value-type="string" office:string-value="    &lt;n x=KOM0.9KOM y=KOM1KOM&gt;110&lt;/n&gt;">
            <text:p><text:s text:c="4"/>&lt;n x=KOM0.9KOM y=KOM1KOM&gt;11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20];&quot;,&quot;;&quot;.&quot;)" office:value-type="string" office:string-value="    &lt;n x=KOM1KOM y=KOM0KOM&gt;111&lt;/n&gt;">
            <text:p><text:s text:c="4"/>&lt;n x=KOM1KOM y=KOM0KOM&gt;111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21];&quot;,&quot;;&quot;.&quot;)" office:value-type="string" office:string-value="    &lt;n x=KOM1KOM y=KOM0.1KOM&gt;112&lt;/n&gt;">
            <text:p><text:s text:c="4"/>&lt;n x=KOM1KOM y=KOM0.1KOM&gt;112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22];&quot;,&quot;;&quot;.&quot;)" office:value-type="string" office:string-value="    &lt;n x=KOM1KOM y=KOM0.2KOM&gt;113&lt;/n&gt;">
            <text:p><text:s text:c="4"/>&lt;n x=KOM1KOM y=KOM0.2KOM&gt;113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23];&quot;,&quot;;&quot;.&quot;)" office:value-type="string" office:string-value="    &lt;n x=KOM1KOM y=KOM0.3KOM&gt;114&lt;/n&gt;">
            <text:p><text:s text:c="4"/>&lt;n x=KOM1KOM y=KOM0.3KOM&gt;114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24];&quot;,&quot;;&quot;.&quot;)" office:value-type="string" office:string-value="    &lt;n x=KOM1KOM y=KOM0.4KOM&gt;115&lt;/n&gt;">
            <text:p><text:s text:c="4"/>&lt;n x=KOM1KOM y=KOM0.4KOM&gt;115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25];&quot;,&quot;;&quot;.&quot;)" office:value-type="string" office:string-value="    &lt;n x=KOM1KOM y=KOM0.5KOM&gt;116&lt;/n&gt;">
            <text:p><text:s text:c="4"/>&lt;n x=KOM1KOM y=KOM0.5KOM&gt;116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26];&quot;,&quot;;&quot;.&quot;)" office:value-type="string" office:string-value="    &lt;n x=KOM1KOM y=KOM0.6KOM&gt;117&lt;/n&gt;">
            <text:p><text:s text:c="4"/>&lt;n x=KOM1KOM y=KOM0.6KOM&gt;117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27];&quot;,&quot;;&quot;.&quot;)" office:value-type="string" office:string-value="    &lt;n x=KOM1KOM y=KOM0.7KOM&gt;118&lt;/n&gt;">
            <text:p><text:s text:c="4"/>&lt;n x=KOM1KOM y=KOM0.7KOM&gt;118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28];&quot;,&quot;;&quot;.&quot;)" office:value-type="string" office:string-value="    &lt;n x=KOM1KOM y=KOM0.8KOM&gt;119&lt;/n&gt;">
            <text:p><text:s text:c="4"/>&lt;n x=KOM1KOM y=KOM0.8KOM&gt;119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29];&quot;,&quot;;&quot;.&quot;)" office:value-type="string" office:string-value="    &lt;n x=KOM1KOM y=KOM0.9KOM&gt;120&lt;/n&gt;">
            <text:p><text:s text:c="4"/>&lt;n x=KOM1KOM y=KOM0.9KOM&gt;120&lt;/n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30];&quot;,&quot;;&quot;.&quot;)" office:value-type="string" office:string-value="    &lt;n x=KOM1KOM y=KOM1KOM&gt;121&lt;/n&gt;">
            <text:p><text:s text:c="4"/>&lt;n x=KOM1KOM y=KOM1KOM&gt;121&lt;/n&gt;</text:p>
          </table:table-cell>
          <table:table-cell table:number-columns-repeated="1021"/>
        </table:table-row>
      </table:table>
      <table:table table:name="Last" table:style-name="ta1" table:print="false">
        <table:table-column table:style-name="co1" table:number-columns-repeated="2" table:default-cell-style-name="Default"/>
        <table:table-column table:style-name="co2" table:default-cell-style-name="ce6"/>
        <table:table-column table:style-name="co2" table:number-columns-repeated="21" table:default-cell-style-name="Default"/>
        <table:table-column table:style-name="co3" table:number-columns-repeated="1000" table:default-cell-style-name="Default"/>
        <table:table-row table:style-name="ro1">
          <table:table-cell table:number-columns-repeated="2"/>
          <table:table-cell table:style-name="ce7" table:formula="of:=ACOS(-1)" office:value-type="float" office:value="3.14159265358979">
            <text:p>3,14159265358979000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table:number-columns-spanned="6" table:number-rows-spanned="1">
            <text:p>&lt;l id="force" gnn="25" vector="0. 20."&gt;1&lt;/l&gt;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table:number-columns-spanned="6" table:number-rows-spanned="1">
            <text:p>&lt;n x="4.0000000000" y="4.0000000000"&gt;1&lt;/n&gt;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1">
            <text:p>1</text:p>
          </table:table-cell>
          <table:table-cell table:number-columns-repeated="12"/>
          <table:table-cell table:style-name="ce1" table:number-columns-repeated="999"/>
        </table:table-row>
        <table:table-row table:style-name="ro1"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12"/>
          <table:table-cell table:style-name="ce1" table:number-columns-repeated="999"/>
        </table:table-row>
        <table:table-row table:style-name="ro1">
          <table:table-cell table:style-name="ce1" office:value-type="string">
            <text:p>gnn</text:p>
          </table:table-cell>
          <table:table-cell table:style-name="ce3"/>
          <table:table-cell table:style-name="ce8" table:formula="of:=1+11*[.C$5]" office:value-type="float" office:value="1">
            <text:p>1</text:p>
          </table:table-cell>
          <table:table-cell table:style-name="ce8" table:formula="of:=1+11*[.D$5]" office:value-type="float" office:value="12">
            <text:p>12</text:p>
          </table:table-cell>
          <table:table-cell table:style-name="ce8" table:formula="of:=1+11*[.E$5]" office:value-type="float" office:value="23">
            <text:p>23</text:p>
          </table:table-cell>
          <table:table-cell table:style-name="ce8" table:formula="of:=1+11*[.F$5]" office:value-type="float" office:value="34">
            <text:p>34</text:p>
          </table:table-cell>
          <table:table-cell table:style-name="ce8" table:formula="of:=1+11*[.G$5]" office:value-type="float" office:value="45">
            <text:p>45</text:p>
          </table:table-cell>
          <table:table-cell table:style-name="ce8" table:formula="of:=1+11*[.H$5]" office:value-type="float" office:value="56">
            <text:p>56</text:p>
          </table:table-cell>
          <table:table-cell table:style-name="ce8" table:formula="of:=1+11*[.I$5]" office:value-type="float" office:value="67">
            <text:p>67</text:p>
          </table:table-cell>
          <table:table-cell table:style-name="ce8" table:formula="of:=1+11*[.J$5]" office:value-type="float" office:value="78">
            <text:p>78</text:p>
          </table:table-cell>
          <table:table-cell table:style-name="ce8" table:formula="of:=1+11*[.K$5]" office:value-type="float" office:value="89">
            <text:p>89</text:p>
          </table:table-cell>
          <table:table-cell table:style-name="ce8" table:formula="of:=1+11*[.L$5]" office:value-type="float" office:value="100">
            <text:p>100</text:p>
          </table:table-cell>
          <table:table-cell table:style-name="ce8" table:formula="of:=1+11*[.M$5]" office:value-type="float" office:value="111">
            <text:p>111</text:p>
          </table:table-cell>
          <table:table-cell/>
          <table:table-cell table:number-columns-repeated="1010"/>
        </table:table-row>
        <table:table-row table:style-name="ro1">
          <table:table-cell table:style-name="ce1" office:value-type="string">
            <text:p>vector</text:p>
          </table:table-cell>
          <table:table-cell table:style-name="ce3"/>
          <table:table-cell table:style-name="ce5" table:formula="of:=CONCATENATE(0;&quot; &quot;;-SIN([.C$4:.C4]*[.$C$1]))" office:value-type="string" office:string-value="0 0">
            <text:p>0 0</text:p>
          </table:table-cell>
          <table:table-cell table:style-name="ce5" table:formula="of:=CONCATENATE(0;&quot; &quot;;-SIN([.D$4:.D4]*[.$C$1]))" office:value-type="string" office:string-value="0 -0,309016994374947">
            <text:p>0 -0,309016994374947</text:p>
          </table:table-cell>
          <table:table-cell table:style-name="ce5" table:formula="of:=CONCATENATE(0;&quot; &quot;;-SIN([.E$4:.E4]*[.$C$1]))" office:value-type="string" office:string-value="0 -0,587785252292473">
            <text:p>0 -0,587785252292473</text:p>
          </table:table-cell>
          <table:table-cell table:style-name="ce5" table:formula="of:=CONCATENATE(0;&quot; &quot;;-SIN([.F$4:.F4]*[.$C$1]))" office:value-type="string" office:string-value="0 -0,809016994374947">
            <text:p>0 -0,809016994374947</text:p>
          </table:table-cell>
          <table:table-cell table:style-name="ce5" table:formula="of:=CONCATENATE(0;&quot; &quot;;-SIN([.G$4:.G4]*[.$C$1]))" office:value-type="string" office:string-value="0 -0,951056516295153">
            <text:p>0 -0,951056516295153</text:p>
          </table:table-cell>
          <table:table-cell table:style-name="ce5" table:formula="of:=CONCATENATE(0;&quot; &quot;;-SIN([.H$4:.H4]*[.$C$1]))" office:value-type="string" office:string-value="0 -1">
            <text:p>0 -1</text:p>
          </table:table-cell>
          <table:table-cell table:style-name="ce5" table:formula="of:=CONCATENATE(0;&quot; &quot;;-SIN([.I$4:.I4]*[.$C$1]))" office:value-type="string" office:string-value="0 -0,951056516295153">
            <text:p>0 -0,951056516295153</text:p>
          </table:table-cell>
          <table:table-cell table:style-name="ce5" table:formula="of:=CONCATENATE(0;&quot; &quot;;-SIN([.J$4:.J4]*[.$C$1]))" office:value-type="string" office:string-value="0 -0,809016994374947">
            <text:p>0 -0,809016994374947</text:p>
          </table:table-cell>
          <table:table-cell table:style-name="ce5" table:formula="of:=CONCATENATE(0;&quot; &quot;;-SIN([.K$4:.K4]*[.$C$1]))" office:value-type="string" office:string-value="0 -0,587785252292473">
            <text:p>0 -0,587785252292473</text:p>
          </table:table-cell>
          <table:table-cell table:style-name="ce5" table:formula="of:=CONCATENATE(0;&quot; &quot;;-SIN([.L$4:.L4]*[.$C$1]))" office:value-type="string" office:string-value="0 -0,309016994374947">
            <text:p>0 -0,309016994374947</text:p>
          </table:table-cell>
          <table:table-cell table:style-name="ce5" table:formula="of:=CONCATENATE(0;&quot; &quot;;-SIN([.M$4:.M4]*[.$C$1]))" office:value-type="string" office:string-value="0 -1,22464679914735E-016">
            <text:p>0 -1,22464679914735E-016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5" table:formula="of:=CONCATENATE(&quot;    &lt;l id=KOMforceKOM gnn=KOM&quot;;[.C$6];&quot;KOM vector=KOM&quot;;[.C$7];&quot;KOM&gt;&quot;;[.C$5]+1;&quot;&lt;/l&gt;&quot;)" office:value-type="string" office:string-value="    &lt;l id=KOMforceKOM gnn=KOM1KOM vector=KOM0 0KOM&gt;1&lt;/l&gt;">
            <text:p><text:s text:c="4"/>&lt;l id=KOMforceKOM gnn=KOM1KOM vector=KOM0 0KOM&gt;1&lt;/l&gt;</text:p>
          </table:table-cell>
          <table:table-cell table:style-name="ce5" table:formula="of:=CONCATENATE(&quot;    &lt;l id=KOMforceKOM gnn=KOM&quot;;[.D$6];&quot;KOM vector=KOM&quot;;[.D$7];&quot;KOM&gt;&quot;;[.D$5]+1;&quot;&lt;/l&gt;&quot;)" office:value-type="string" office:string-value="    &lt;l id=KOMforceKOM gnn=KOM12KOM vector=KOM0 -0,309016994374947KOM&gt;2&lt;/l&gt;">
            <text:p><text:s text:c="4"/>&lt;l id=KOMforceKOM gnn=KOM12KOM vector=KOM0 -0,309016994374947KOM&gt;2&lt;/l&gt;</text:p>
          </table:table-cell>
          <table:table-cell table:style-name="ce5" table:formula="of:=CONCATENATE(&quot;    &lt;l id=KOMforceKOM gnn=KOM&quot;;[.E$6];&quot;KOM vector=KOM&quot;;[.E$7];&quot;KOM&gt;&quot;;[.E$5]+1;&quot;&lt;/l&gt;&quot;)" office:value-type="string" office:string-value="    &lt;l id=KOMforceKOM gnn=KOM23KOM vector=KOM0 -0,587785252292473KOM&gt;3&lt;/l&gt;">
            <text:p><text:s text:c="4"/>&lt;l id=KOMforceKOM gnn=KOM23KOM vector=KOM0 -0,587785252292473KOM&gt;3&lt;/l&gt;</text:p>
          </table:table-cell>
          <table:table-cell table:style-name="ce5" table:formula="of:=CONCATENATE(&quot;    &lt;l id=KOMforceKOM gnn=KOM&quot;;[.F$6];&quot;KOM vector=KOM&quot;;[.F$7];&quot;KOM&gt;&quot;;[.F$5]+1;&quot;&lt;/l&gt;&quot;)" office:value-type="string" office:string-value="    &lt;l id=KOMforceKOM gnn=KOM34KOM vector=KOM0 -0,809016994374947KOM&gt;4&lt;/l&gt;">
            <text:p><text:s text:c="4"/>&lt;l id=KOMforceKOM gnn=KOM34KOM vector=KOM0 -0,809016994374947KOM&gt;4&lt;/l&gt;</text:p>
          </table:table-cell>
          <table:table-cell table:style-name="ce5" table:formula="of:=CONCATENATE(&quot;    &lt;l id=KOMforceKOM gnn=KOM&quot;;[.G$6];&quot;KOM vector=KOM&quot;;[.G$7];&quot;KOM&gt;&quot;;[.G$5]+1;&quot;&lt;/l&gt;&quot;)" office:value-type="string" office:string-value="    &lt;l id=KOMforceKOM gnn=KOM45KOM vector=KOM0 -0,951056516295153KOM&gt;5&lt;/l&gt;">
            <text:p><text:s text:c="4"/>&lt;l id=KOMforceKOM gnn=KOM45KOM vector=KOM0 -0,951056516295153KOM&gt;5&lt;/l&gt;</text:p>
          </table:table-cell>
          <table:table-cell table:style-name="ce5" table:formula="of:=CONCATENATE(&quot;    &lt;l id=KOMforceKOM gnn=KOM&quot;;[.H$6];&quot;KOM vector=KOM&quot;;[.H$7];&quot;KOM&gt;&quot;;[.H$5]+1;&quot;&lt;/l&gt;&quot;)" office:value-type="string" office:string-value="    &lt;l id=KOMforceKOM gnn=KOM56KOM vector=KOM0 -1KOM&gt;6&lt;/l&gt;">
            <text:p><text:s text:c="4"/>&lt;l id=KOMforceKOM gnn=KOM56KOM vector=KOM0 -1KOM&gt;6&lt;/l&gt;</text:p>
          </table:table-cell>
          <table:table-cell table:style-name="ce5" table:formula="of:=CONCATENATE(&quot;    &lt;l id=KOMforceKOM gnn=KOM&quot;;[.I$6];&quot;KOM vector=KOM&quot;;[.I$7];&quot;KOM&gt;&quot;;[.I$5]+1;&quot;&lt;/l&gt;&quot;)" office:value-type="string" office:string-value="    &lt;l id=KOMforceKOM gnn=KOM67KOM vector=KOM0 -0,951056516295153KOM&gt;7&lt;/l&gt;">
            <text:p><text:s text:c="4"/>&lt;l id=KOMforceKOM gnn=KOM67KOM vector=KOM0 -0,951056516295153KOM&gt;7&lt;/l&gt;</text:p>
          </table:table-cell>
          <table:table-cell table:style-name="ce5" table:formula="of:=CONCATENATE(&quot;    &lt;l id=KOMforceKOM gnn=KOM&quot;;[.J$6];&quot;KOM vector=KOM&quot;;[.J$7];&quot;KOM&gt;&quot;;[.J$5]+1;&quot;&lt;/l&gt;&quot;)" office:value-type="string" office:string-value="    &lt;l id=KOMforceKOM gnn=KOM78KOM vector=KOM0 -0,809016994374947KOM&gt;8&lt;/l&gt;">
            <text:p><text:s text:c="4"/>&lt;l id=KOMforceKOM gnn=KOM78KOM vector=KOM0 -0,809016994374947KOM&gt;8&lt;/l&gt;</text:p>
          </table:table-cell>
          <table:table-cell table:style-name="ce5" table:formula="of:=CONCATENATE(&quot;    &lt;l id=KOMforceKOM gnn=KOM&quot;;[.K$6];&quot;KOM vector=KOM&quot;;[.K$7];&quot;KOM&gt;&quot;;[.K$5]+1;&quot;&lt;/l&gt;&quot;)" office:value-type="string" office:string-value="    &lt;l id=KOMforceKOM gnn=KOM89KOM vector=KOM0 -0,587785252292473KOM&gt;9&lt;/l&gt;">
            <text:p><text:s text:c="4"/>&lt;l id=KOMforceKOM gnn=KOM89KOM vector=KOM0 -0,587785252292473KOM&gt;9&lt;/l&gt;</text:p>
          </table:table-cell>
          <table:table-cell table:style-name="ce5" table:formula="of:=CONCATENATE(&quot;    &lt;l id=KOMforceKOM gnn=KOM&quot;;[.L$6];&quot;KOM vector=KOM&quot;;[.L$7];&quot;KOM&gt;&quot;;[.L$5]+1;&quot;&lt;/l&gt;&quot;)" office:value-type="string" office:string-value="    &lt;l id=KOMforceKOM gnn=KOM100KOM vector=KOM0 -0,309016994374947KOM&gt;10&lt;/l&gt;">
            <text:p><text:s text:c="4"/>&lt;l id=KOMforceKOM gnn=KOM100KOM vector=KOM0 -0,309016994374947KOM&gt;10&lt;/l&gt;</text:p>
          </table:table-cell>
          <table:table-cell table:style-name="ce5" table:formula="of:=CONCATENATE(&quot;    &lt;l id=KOMforceKOM gnn=KOM&quot;;[.M$6];&quot;KOM vector=KOM&quot;;[.M$7];&quot;KOM&gt;&quot;;[.M$5]+1;&quot;&lt;/l&gt;&quot;)" office:value-type="string" office:string-value="    &lt;l id=KOMforceKOM gnn=KOM111KOM vector=KOM0 -1,22464679914735E-016KOM&gt;11&lt;/l&gt;">
            <text:p><text:s text:c="4"/>&lt;l id=KOMforceKOM gnn=KOM111KOM vector=KOM0 -1,22464679914735E-016KOM&gt;11&lt;/l&gt;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number-columns-repeated="11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number-columns-repeated="11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number-columns-repeated="11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number-columns-repeated="11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number-columns-repeated="11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10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10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10" table:style-name="ce5"/>
          <table:table-cell table:number-columns-repeated="1011"/>
        </table:table-row>
        <table:table-row table:style-name="ro1">
          <table:table-cell table:style-name="ce2" table:number-columns-repeated="2"/>
          <table:table-cell table:style-name="Default"/>
          <table:table-cell table:number-columns-repeated="1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number-columns-repeated="12"/>
          <table:table-cell table:number-columns-repeated="996"/>
        </table:table-row>
        <table:table-row table:style-name="ro1">
          <table:table-cell table:number-columns-repeated="2"/>
          <table:table-cell table:formula="of:=SUBSTITUTE([.C6];&quot;,&quot;;&quot;.&quot;)" office:value-type="string" office:string-value="1">
            <text:p>1</text:p>
          </table:table-cell>
          <table:table-cell table:style-name="ce6" table:formula="of:=SUBSTITUTE([.D6];&quot;,&quot;;&quot;.&quot;)" office:value-type="string" office:string-value="12">
            <text:p>12</text:p>
          </table:table-cell>
          <table:table-cell table:style-name="ce6" table:formula="of:=SUBSTITUTE([.E6];&quot;,&quot;;&quot;.&quot;)" office:value-type="string" office:string-value="23">
            <text:p>23</text:p>
          </table:table-cell>
          <table:table-cell table:style-name="ce6" table:formula="of:=SUBSTITUTE([.F6];&quot;,&quot;;&quot;.&quot;)" office:value-type="string" office:string-value="34">
            <text:p>34</text:p>
          </table:table-cell>
          <table:table-cell table:style-name="ce6" table:formula="of:=SUBSTITUTE([.G6];&quot;,&quot;;&quot;.&quot;)" office:value-type="string" office:string-value="45">
            <text:p>45</text:p>
          </table:table-cell>
          <table:table-cell table:style-name="ce6" table:formula="of:=SUBSTITUTE([.H6];&quot;,&quot;;&quot;.&quot;)" office:value-type="string" office:string-value="56">
            <text:p>56</text:p>
          </table:table-cell>
          <table:table-cell table:style-name="ce6" table:formula="of:=SUBSTITUTE([.I6];&quot;,&quot;;&quot;.&quot;)" office:value-type="string" office:string-value="67">
            <text:p>67</text:p>
          </table:table-cell>
          <table:table-cell table:style-name="ce6" table:formula="of:=SUBSTITUTE([.J6];&quot;,&quot;;&quot;.&quot;)" office:value-type="string" office:string-value="78">
            <text:p>78</text:p>
          </table:table-cell>
          <table:table-cell table:style-name="ce6" table:formula="of:=SUBSTITUTE([.K6];&quot;,&quot;;&quot;.&quot;)" office:value-type="string" office:string-value="89">
            <text:p>89</text:p>
          </table:table-cell>
          <table:table-cell table:style-name="ce6" table:formula="of:=SUBSTITUTE([.L6];&quot;,&quot;;&quot;.&quot;)" office:value-type="string" office:string-value="100">
            <text:p>100</text:p>
          </table:table-cell>
          <table:table-cell table:style-name="ce6" table:formula="of:=SUBSTITUTE([.M6];&quot;,&quot;;&quot;.&quot;)" office:value-type="string" office:string-value="111">
            <text:p>111</text:p>
          </table:table-cell>
          <table:table-cell table:style-name="ce6" table:formula="of:=SUBSTITUTE([.N6];&quot;,&quot;;&quot;.&quot;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SUBSTITUTE([.C7];&quot;,&quot;;&quot;.&quot;)" office:value-type="string" office:string-value="0 0">
            <text:p>0 0</text:p>
          </table:table-cell>
          <table:table-cell table:style-name="ce6" table:formula="of:=SUBSTITUTE([.D7];&quot;,&quot;;&quot;.&quot;)" office:value-type="string" office:string-value="0 -0.309016994374947">
            <text:p>0 -0.309016994374947</text:p>
          </table:table-cell>
          <table:table-cell table:style-name="ce6" table:formula="of:=SUBSTITUTE([.E7];&quot;,&quot;;&quot;.&quot;)" office:value-type="string" office:string-value="0 -0.587785252292473">
            <text:p>0 -0.587785252292473</text:p>
          </table:table-cell>
          <table:table-cell table:style-name="ce6" table:formula="of:=SUBSTITUTE([.F7];&quot;,&quot;;&quot;.&quot;)" office:value-type="string" office:string-value="0 -0.809016994374947">
            <text:p>0 -0.809016994374947</text:p>
          </table:table-cell>
          <table:table-cell table:style-name="ce6" table:formula="of:=SUBSTITUTE([.G7];&quot;,&quot;;&quot;.&quot;)" office:value-type="string" office:string-value="0 -0.951056516295153">
            <text:p>0 -0.951056516295153</text:p>
          </table:table-cell>
          <table:table-cell table:style-name="ce6" table:formula="of:=SUBSTITUTE([.H7];&quot;,&quot;;&quot;.&quot;)" office:value-type="string" office:string-value="0 -1">
            <text:p>0 -1</text:p>
          </table:table-cell>
          <table:table-cell table:style-name="ce6" table:formula="of:=SUBSTITUTE([.I7];&quot;,&quot;;&quot;.&quot;)" office:value-type="string" office:string-value="0 -0.951056516295153">
            <text:p>0 -0.951056516295153</text:p>
          </table:table-cell>
          <table:table-cell table:style-name="ce6" table:formula="of:=SUBSTITUTE([.J7];&quot;,&quot;;&quot;.&quot;)" office:value-type="string" office:string-value="0 -0.809016994374947">
            <text:p>0 -0.809016994374947</text:p>
          </table:table-cell>
          <table:table-cell table:style-name="ce6" table:formula="of:=SUBSTITUTE([.K7];&quot;,&quot;;&quot;.&quot;)" office:value-type="string" office:string-value="0 -0.587785252292473">
            <text:p>0 -0.587785252292473</text:p>
          </table:table-cell>
          <table:table-cell table:style-name="ce6" table:formula="of:=SUBSTITUTE([.L7];&quot;,&quot;;&quot;.&quot;)" office:value-type="string" office:string-value="0 -0.309016994374947">
            <text:p>0 -0.309016994374947</text:p>
          </table:table-cell>
          <table:table-cell table:style-name="ce6" table:formula="of:=SUBSTITUTE([.M7];&quot;,&quot;;&quot;.&quot;)" office:value-type="string" office:string-value="0 -1.22464679914735E-016">
            <text:p>0 -1.22464679914735E-01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8];&quot;,&quot;;&quot;.&quot;)" office:value-type="string" office:string-value="    &lt;l id=KOMforceKOM gnn=KOM1KOM vector=KOM0 0KOM&gt;1&lt;/l&gt;">
            <text:p><text:s text:c="4"/>&lt;l id=KOMforceKOM gnn=KOM1KOM vector=KOM0 0KOM&gt;1&lt;/l&gt;</text:p>
          </table:table-cell>
          <table:table-cell table:style-name="ce6" table:formula="of:=SUBSTITUTE([.D8];&quot;,&quot;;&quot;.&quot;)" office:value-type="string" office:string-value="    &lt;l id=KOMforceKOM gnn=KOM12KOM vector=KOM0 -0.309016994374947KOM&gt;2&lt;/l&gt;">
            <text:p><text:s text:c="4"/>&lt;l id=KOMforceKOM gnn=KOM12KOM vector=KOM0 -0.309016994374947KOM&gt;2&lt;/l&gt;</text:p>
          </table:table-cell>
          <table:table-cell table:style-name="ce6" table:formula="of:=SUBSTITUTE([.E8];&quot;,&quot;;&quot;.&quot;)" office:value-type="string" office:string-value="    &lt;l id=KOMforceKOM gnn=KOM23KOM vector=KOM0 -0.587785252292473KOM&gt;3&lt;/l&gt;">
            <text:p><text:s text:c="4"/>&lt;l id=KOMforceKOM gnn=KOM23KOM vector=KOM0 -0.587785252292473KOM&gt;3&lt;/l&gt;</text:p>
          </table:table-cell>
          <table:table-cell table:style-name="ce6" table:formula="of:=SUBSTITUTE([.F8];&quot;,&quot;;&quot;.&quot;)" office:value-type="string" office:string-value="    &lt;l id=KOMforceKOM gnn=KOM34KOM vector=KOM0 -0.809016994374947KOM&gt;4&lt;/l&gt;">
            <text:p><text:s text:c="4"/>&lt;l id=KOMforceKOM gnn=KOM34KOM vector=KOM0 -0.809016994374947KOM&gt;4&lt;/l&gt;</text:p>
          </table:table-cell>
          <table:table-cell table:style-name="ce6" table:formula="of:=SUBSTITUTE([.G8];&quot;,&quot;;&quot;.&quot;)" office:value-type="string" office:string-value="    &lt;l id=KOMforceKOM gnn=KOM45KOM vector=KOM0 -0.951056516295153KOM&gt;5&lt;/l&gt;">
            <text:p><text:s text:c="4"/>&lt;l id=KOMforceKOM gnn=KOM45KOM vector=KOM0 -0.951056516295153KOM&gt;5&lt;/l&gt;</text:p>
          </table:table-cell>
          <table:table-cell table:style-name="ce6" table:formula="of:=SUBSTITUTE([.H8];&quot;,&quot;;&quot;.&quot;)" office:value-type="string" office:string-value="    &lt;l id=KOMforceKOM gnn=KOM56KOM vector=KOM0 -1KOM&gt;6&lt;/l&gt;">
            <text:p><text:s text:c="4"/>&lt;l id=KOMforceKOM gnn=KOM56KOM vector=KOM0 -1KOM&gt;6&lt;/l&gt;</text:p>
          </table:table-cell>
          <table:table-cell table:style-name="ce6" table:formula="of:=SUBSTITUTE([.I8];&quot;,&quot;;&quot;.&quot;)" office:value-type="string" office:string-value="    &lt;l id=KOMforceKOM gnn=KOM67KOM vector=KOM0 -0.951056516295153KOM&gt;7&lt;/l&gt;">
            <text:p><text:s text:c="4"/>&lt;l id=KOMforceKOM gnn=KOM67KOM vector=KOM0 -0.951056516295153KOM&gt;7&lt;/l&gt;</text:p>
          </table:table-cell>
          <table:table-cell table:style-name="ce6" table:formula="of:=SUBSTITUTE([.J8];&quot;,&quot;;&quot;.&quot;)" office:value-type="string" office:string-value="    &lt;l id=KOMforceKOM gnn=KOM78KOM vector=KOM0 -0.809016994374947KOM&gt;8&lt;/l&gt;">
            <text:p><text:s text:c="4"/>&lt;l id=KOMforceKOM gnn=KOM78KOM vector=KOM0 -0.809016994374947KOM&gt;8&lt;/l&gt;</text:p>
          </table:table-cell>
          <table:table-cell table:style-name="ce6" table:formula="of:=SUBSTITUTE([.K8];&quot;,&quot;;&quot;.&quot;)" office:value-type="string" office:string-value="    &lt;l id=KOMforceKOM gnn=KOM89KOM vector=KOM0 -0.587785252292473KOM&gt;9&lt;/l&gt;">
            <text:p><text:s text:c="4"/>&lt;l id=KOMforceKOM gnn=KOM89KOM vector=KOM0 -0.587785252292473KOM&gt;9&lt;/l&gt;</text:p>
          </table:table-cell>
          <table:table-cell table:style-name="ce6" table:formula="of:=SUBSTITUTE([.L8];&quot;,&quot;;&quot;.&quot;)" office:value-type="string" office:string-value="    &lt;l id=KOMforceKOM gnn=KOM100KOM vector=KOM0 -0.309016994374947KOM&gt;10&lt;/l&gt;">
            <text:p><text:s text:c="4"/>&lt;l id=KOMforceKOM gnn=KOM100KOM vector=KOM0 -0.309016994374947KOM&gt;10&lt;/l&gt;</text:p>
          </table:table-cell>
          <table:table-cell table:style-name="ce6" table:formula="of:=SUBSTITUTE([.M8];&quot;,&quot;;&quot;.&quot;)" office:value-type="string" office:string-value="    &lt;l id=KOMforceKOM gnn=KOM111KOM vector=KOM0 -1.22464679914735E-016KOM&gt;11&lt;/l&gt;">
            <text:p><text:s text:c="4"/>&lt;l id=KOMforceKOM gnn=KOM111KOM vector=KOM0 -1.22464679914735E-016KOM&gt;11&lt;/l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9];&quot;,&quot;;&quot;.&quot;)">
            <text:p/>
          </table:table-cell>
          <table:table-cell table:style-name="ce6" table:formula="of:=SUBSTITUTE([.D9];&quot;,&quot;;&quot;.&quot;)">
            <text:p/>
          </table:table-cell>
          <table:table-cell table:style-name="ce6" table:formula="of:=SUBSTITUTE([.E9];&quot;,&quot;;&quot;.&quot;)">
            <text:p/>
          </table:table-cell>
          <table:table-cell table:style-name="ce6" table:formula="of:=SUBSTITUTE([.F9];&quot;,&quot;;&quot;.&quot;)">
            <text:p/>
          </table:table-cell>
          <table:table-cell table:style-name="ce6" table:formula="of:=SUBSTITUTE([.G9];&quot;,&quot;;&quot;.&quot;)">
            <text:p/>
          </table:table-cell>
          <table:table-cell table:style-name="ce6" table:formula="of:=SUBSTITUTE([.H9];&quot;,&quot;;&quot;.&quot;)">
            <text:p/>
          </table:table-cell>
          <table:table-cell table:style-name="ce6" table:formula="of:=SUBSTITUTE([.I9];&quot;,&quot;;&quot;.&quot;)">
            <text:p/>
          </table:table-cell>
          <table:table-cell table:style-name="ce6" table:formula="of:=SUBSTITUTE([.J9];&quot;,&quot;;&quot;.&quot;)">
            <text:p/>
          </table:table-cell>
          <table:table-cell table:style-name="ce6" table:formula="of:=SUBSTITUTE([.K9];&quot;,&quot;;&quot;.&quot;)">
            <text:p/>
          </table:table-cell>
          <table:table-cell table:style-name="ce6" table:formula="of:=SUBSTITUTE([.L9];&quot;,&quot;;&quot;.&quot;)">
            <text:p/>
          </table:table-cell>
          <table:table-cell table:style-name="ce6" table:formula="of:=SUBSTITUTE([.M9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0];&quot;,&quot;;&quot;.&quot;)">
            <text:p/>
          </table:table-cell>
          <table:table-cell table:style-name="ce6" table:formula="of:=SUBSTITUTE([.D10];&quot;,&quot;;&quot;.&quot;)">
            <text:p/>
          </table:table-cell>
          <table:table-cell table:style-name="ce6" table:formula="of:=SUBSTITUTE([.E10];&quot;,&quot;;&quot;.&quot;)">
            <text:p/>
          </table:table-cell>
          <table:table-cell table:style-name="ce6" table:formula="of:=SUBSTITUTE([.F10];&quot;,&quot;;&quot;.&quot;)">
            <text:p/>
          </table:table-cell>
          <table:table-cell table:style-name="ce6" table:formula="of:=SUBSTITUTE([.G10];&quot;,&quot;;&quot;.&quot;)">
            <text:p/>
          </table:table-cell>
          <table:table-cell table:style-name="ce6" table:formula="of:=SUBSTITUTE([.H10];&quot;,&quot;;&quot;.&quot;)">
            <text:p/>
          </table:table-cell>
          <table:table-cell table:style-name="ce6" table:formula="of:=SUBSTITUTE([.I10];&quot;,&quot;;&quot;.&quot;)">
            <text:p/>
          </table:table-cell>
          <table:table-cell table:style-name="ce6" table:formula="of:=SUBSTITUTE([.J10];&quot;,&quot;;&quot;.&quot;)">
            <text:p/>
          </table:table-cell>
          <table:table-cell table:style-name="ce6" table:formula="of:=SUBSTITUTE([.K10];&quot;,&quot;;&quot;.&quot;)">
            <text:p/>
          </table:table-cell>
          <table:table-cell table:style-name="ce6" table:formula="of:=SUBSTITUTE([.L10];&quot;,&quot;;&quot;.&quot;)">
            <text:p/>
          </table:table-cell>
          <table:table-cell table:style-name="ce6" table:formula="of:=SUBSTITUTE([.M10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1];&quot;,&quot;;&quot;.&quot;)">
            <text:p/>
          </table:table-cell>
          <table:table-cell table:style-name="ce6" table:formula="of:=SUBSTITUTE([.D11];&quot;,&quot;;&quot;.&quot;)">
            <text:p/>
          </table:table-cell>
          <table:table-cell table:style-name="ce6" table:formula="of:=SUBSTITUTE([.E11];&quot;,&quot;;&quot;.&quot;)">
            <text:p/>
          </table:table-cell>
          <table:table-cell table:style-name="ce6" table:formula="of:=SUBSTITUTE([.F11];&quot;,&quot;;&quot;.&quot;)">
            <text:p/>
          </table:table-cell>
          <table:table-cell table:style-name="ce6" table:formula="of:=SUBSTITUTE([.G11];&quot;,&quot;;&quot;.&quot;)">
            <text:p/>
          </table:table-cell>
          <table:table-cell table:style-name="ce6" table:formula="of:=SUBSTITUTE([.H11];&quot;,&quot;;&quot;.&quot;)">
            <text:p/>
          </table:table-cell>
          <table:table-cell table:style-name="ce6" table:formula="of:=SUBSTITUTE([.I11];&quot;,&quot;;&quot;.&quot;)">
            <text:p/>
          </table:table-cell>
          <table:table-cell table:style-name="ce6" table:formula="of:=SUBSTITUTE([.J11];&quot;,&quot;;&quot;.&quot;)">
            <text:p/>
          </table:table-cell>
          <table:table-cell table:style-name="ce6" table:formula="of:=SUBSTITUTE([.K11];&quot;,&quot;;&quot;.&quot;)">
            <text:p/>
          </table:table-cell>
          <table:table-cell table:style-name="ce6" table:formula="of:=SUBSTITUTE([.L11];&quot;,&quot;;&quot;.&quot;)">
            <text:p/>
          </table:table-cell>
          <table:table-cell table:style-name="ce6" table:formula="of:=SUBSTITUTE([.M11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2];&quot;,&quot;;&quot;.&quot;)">
            <text:p/>
          </table:table-cell>
          <table:table-cell table:style-name="ce6" table:formula="of:=SUBSTITUTE([.D12];&quot;,&quot;;&quot;.&quot;)">
            <text:p/>
          </table:table-cell>
          <table:table-cell table:style-name="ce6" table:formula="of:=SUBSTITUTE([.E12];&quot;,&quot;;&quot;.&quot;)">
            <text:p/>
          </table:table-cell>
          <table:table-cell table:style-name="ce6" table:formula="of:=SUBSTITUTE([.F12];&quot;,&quot;;&quot;.&quot;)">
            <text:p/>
          </table:table-cell>
          <table:table-cell table:style-name="ce6" table:formula="of:=SUBSTITUTE([.G12];&quot;,&quot;;&quot;.&quot;)">
            <text:p/>
          </table:table-cell>
          <table:table-cell table:style-name="ce6" table:formula="of:=SUBSTITUTE([.H12];&quot;,&quot;;&quot;.&quot;)">
            <text:p/>
          </table:table-cell>
          <table:table-cell table:style-name="ce6" table:formula="of:=SUBSTITUTE([.I12];&quot;,&quot;;&quot;.&quot;)">
            <text:p/>
          </table:table-cell>
          <table:table-cell table:style-name="ce6" table:formula="of:=SUBSTITUTE([.J12];&quot;,&quot;;&quot;.&quot;)">
            <text:p/>
          </table:table-cell>
          <table:table-cell table:style-name="ce6" table:formula="of:=SUBSTITUTE([.K12];&quot;,&quot;;&quot;.&quot;)">
            <text:p/>
          </table:table-cell>
          <table:table-cell table:style-name="ce6" table:formula="of:=SUBSTITUTE([.L12];&quot;,&quot;;&quot;.&quot;)">
            <text:p/>
          </table:table-cell>
          <table:table-cell table:style-name="ce6" table:formula="of:=SUBSTITUTE([.M12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3];&quot;,&quot;;&quot;.&quot;)">
            <text:p/>
          </table:table-cell>
          <table:table-cell table:style-name="ce6" table:formula="of:=SUBSTITUTE([.D13];&quot;,&quot;;&quot;.&quot;)">
            <text:p/>
          </table:table-cell>
          <table:table-cell table:style-name="ce6" table:formula="of:=SUBSTITUTE([.E13];&quot;,&quot;;&quot;.&quot;)">
            <text:p/>
          </table:table-cell>
          <table:table-cell table:style-name="ce6" table:formula="of:=SUBSTITUTE([.F13];&quot;,&quot;;&quot;.&quot;)">
            <text:p/>
          </table:table-cell>
          <table:table-cell table:style-name="ce6" table:formula="of:=SUBSTITUTE([.G13];&quot;,&quot;;&quot;.&quot;)">
            <text:p/>
          </table:table-cell>
          <table:table-cell table:style-name="ce6" table:formula="of:=SUBSTITUTE([.H13];&quot;,&quot;;&quot;.&quot;)">
            <text:p/>
          </table:table-cell>
          <table:table-cell table:style-name="ce6" table:formula="of:=SUBSTITUTE([.I13];&quot;,&quot;;&quot;.&quot;)">
            <text:p/>
          </table:table-cell>
          <table:table-cell table:style-name="ce6" table:formula="of:=SUBSTITUTE([.J13];&quot;,&quot;;&quot;.&quot;)">
            <text:p/>
          </table:table-cell>
          <table:table-cell table:style-name="ce6" table:formula="of:=SUBSTITUTE([.K13];&quot;,&quot;;&quot;.&quot;)">
            <text:p/>
          </table:table-cell>
          <table:table-cell table:style-name="ce6" table:formula="of:=SUBSTITUTE([.L13];&quot;,&quot;;&quot;.&quot;)">
            <text:p/>
          </table:table-cell>
          <table:table-cell table:style-name="ce6" table:formula="of:=SUBSTITUTE([.M13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22];&quot;,&quot;;&quot;.&quot;)" office:value-type="string" office:string-value="    &lt;l id=KOMforceKOM gnn=KOM1KOM vector=KOM0 0KOM&gt;1&lt;/l&gt;">
            <text:p><text:s text:c="4"/>&lt;l id=KOMforceKOM gnn=KOM1KOM vector=KOM0 0KOM&gt;1&lt;/l&gt;</text:p>
          </table:table-cell>
          <table:table-cell table:style-name="ce6" table:formula="of:=SUBSTITUTE([.D14];&quot;,&quot;;&quot;.&quot;)">
            <text:p/>
          </table:table-cell>
          <table:table-cell table:style-name="ce6" table:formula="of:=SUBSTITUTE([.E14];&quot;,&quot;;&quot;.&quot;)">
            <text:p/>
          </table:table-cell>
          <table:table-cell table:style-name="ce6" table:formula="of:=SUBSTITUTE([.F14];&quot;,&quot;;&quot;.&quot;)">
            <text:p/>
          </table:table-cell>
          <table:table-cell table:style-name="ce6" table:formula="of:=SUBSTITUTE([.G14];&quot;,&quot;;&quot;.&quot;)">
            <text:p/>
          </table:table-cell>
          <table:table-cell table:style-name="ce6" table:formula="of:=SUBSTITUTE([.H14];&quot;,&quot;;&quot;.&quot;)">
            <text:p/>
          </table:table-cell>
          <table:table-cell table:style-name="ce6" table:formula="of:=SUBSTITUTE([.I14];&quot;,&quot;;&quot;.&quot;)">
            <text:p/>
          </table:table-cell>
          <table:table-cell table:style-name="ce6" table:formula="of:=SUBSTITUTE([.J14];&quot;,&quot;;&quot;.&quot;)">
            <text:p/>
          </table:table-cell>
          <table:table-cell table:style-name="ce6" table:formula="of:=SUBSTITUTE([.K14];&quot;,&quot;;&quot;.&quot;)">
            <text:p/>
          </table:table-cell>
          <table:table-cell table:style-name="ce6" table:formula="of:=SUBSTITUTE([.L14];&quot;,&quot;;&quot;.&quot;)">
            <text:p/>
          </table:table-cell>
          <table:table-cell table:style-name="ce6" table:formula="of:=SUBSTITUTE([.M14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D22];&quot;,&quot;;&quot;.&quot;)" office:value-type="string" office:string-value="    &lt;l id=KOMforceKOM gnn=KOM12KOM vector=KOM0 -0.309016994374947KOM&gt;2&lt;/l&gt;">
            <text:p><text:s text:c="4"/>&lt;l id=KOMforceKOM gnn=KOM12KOM vector=KOM0 -0.309016994374947KOM&gt;2&lt;/l&gt;</text:p>
          </table:table-cell>
          <table:table-cell table:style-name="ce6" table:formula="of:=SUBSTITUTE([.D15];&quot;,&quot;;&quot;.&quot;)">
            <text:p/>
          </table:table-cell>
          <table:table-cell table:style-name="ce6" table:formula="of:=SUBSTITUTE([.E15];&quot;,&quot;;&quot;.&quot;)">
            <text:p/>
          </table:table-cell>
          <table:table-cell table:style-name="ce6" table:formula="of:=SUBSTITUTE([.F15];&quot;,&quot;;&quot;.&quot;)">
            <text:p/>
          </table:table-cell>
          <table:table-cell table:style-name="ce6" table:formula="of:=SUBSTITUTE([.G15];&quot;,&quot;;&quot;.&quot;)">
            <text:p/>
          </table:table-cell>
          <table:table-cell table:style-name="ce6" table:formula="of:=SUBSTITUTE([.H15];&quot;,&quot;;&quot;.&quot;)">
            <text:p/>
          </table:table-cell>
          <table:table-cell table:style-name="ce6" table:formula="of:=SUBSTITUTE([.I15];&quot;,&quot;;&quot;.&quot;)">
            <text:p/>
          </table:table-cell>
          <table:table-cell table:style-name="ce6" table:formula="of:=SUBSTITUTE([.J15];&quot;,&quot;;&quot;.&quot;)">
            <text:p/>
          </table:table-cell>
          <table:table-cell table:style-name="ce6" table:formula="of:=SUBSTITUTE([.K15];&quot;,&quot;;&quot;.&quot;)">
            <text:p/>
          </table:table-cell>
          <table:table-cell table:style-name="ce6" table:formula="of:=SUBSTITUTE([.L15];&quot;,&quot;;&quot;.&quot;)">
            <text:p/>
          </table:table-cell>
          <table:table-cell table:style-name="ce6" table:formula="of:=SUBSTITUTE([.M15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E22];&quot;,&quot;;&quot;.&quot;)" office:value-type="string" office:string-value="    &lt;l id=KOMforceKOM gnn=KOM23KOM vector=KOM0 -0.587785252292473KOM&gt;3&lt;/l&gt;">
            <text:p><text:s text:c="4"/>&lt;l id=KOMforceKOM gnn=KOM23KOM vector=KOM0 -0.587785252292473KOM&gt;3&lt;/l&gt;</text:p>
          </table:table-cell>
          <table:table-cell table:style-name="ce6" table:formula="of:=SUBSTITUTE([.D16];&quot;,&quot;;&quot;.&quot;)">
            <text:p/>
          </table:table-cell>
          <table:table-cell table:style-name="ce6" table:formula="of:=SUBSTITUTE([.E16];&quot;,&quot;;&quot;.&quot;)">
            <text:p/>
          </table:table-cell>
          <table:table-cell table:style-name="ce6" table:formula="of:=SUBSTITUTE([.F16];&quot;,&quot;;&quot;.&quot;)">
            <text:p/>
          </table:table-cell>
          <table:table-cell table:style-name="ce6" table:formula="of:=SUBSTITUTE([.G16];&quot;,&quot;;&quot;.&quot;)">
            <text:p/>
          </table:table-cell>
          <table:table-cell table:style-name="ce6" table:formula="of:=SUBSTITUTE([.H16];&quot;,&quot;;&quot;.&quot;)">
            <text:p/>
          </table:table-cell>
          <table:table-cell table:style-name="ce6" table:formula="of:=SUBSTITUTE([.I16];&quot;,&quot;;&quot;.&quot;)">
            <text:p/>
          </table:table-cell>
          <table:table-cell table:style-name="ce6" table:formula="of:=SUBSTITUTE([.J16];&quot;,&quot;;&quot;.&quot;)">
            <text:p/>
          </table:table-cell>
          <table:table-cell table:style-name="ce6" table:formula="of:=SUBSTITUTE([.K16];&quot;,&quot;;&quot;.&quot;)">
            <text:p/>
          </table:table-cell>
          <table:table-cell table:style-name="ce6" table:formula="of:=SUBSTITUTE([.L16];&quot;,&quot;;&quot;.&quot;)">
            <text:p/>
          </table:table-cell>
          <table:table-cell table:style-name="ce6" table:formula="of:=SUBSTITUTE([.M16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F22];&quot;,&quot;;&quot;.&quot;)" office:value-type="string" office:string-value="    &lt;l id=KOMforceKOM gnn=KOM34KOM vector=KOM0 -0.809016994374947KOM&gt;4&lt;/l&gt;">
            <text:p><text:s text:c="4"/>&lt;l id=KOMforceKOM gnn=KOM34KOM vector=KOM0 -0.809016994374947KOM&gt;4&lt;/l&gt;</text:p>
          </table:table-cell>
          <table:table-cell table:style-name="ce6" table:formula="of:=SUBSTITUTE([.D17];&quot;,&quot;;&quot;.&quot;)">
            <text:p/>
          </table:table-cell>
          <table:table-cell table:style-name="ce6" table:formula="of:=SUBSTITUTE([.E17];&quot;,&quot;;&quot;.&quot;)">
            <text:p/>
          </table:table-cell>
          <table:table-cell table:style-name="ce6" table:formula="of:=SUBSTITUTE([.F17];&quot;,&quot;;&quot;.&quot;)">
            <text:p/>
          </table:table-cell>
          <table:table-cell table:style-name="ce6" table:formula="of:=SUBSTITUTE([.G17];&quot;,&quot;;&quot;.&quot;)">
            <text:p/>
          </table:table-cell>
          <table:table-cell table:style-name="ce6" table:formula="of:=SUBSTITUTE([.H17];&quot;,&quot;;&quot;.&quot;)">
            <text:p/>
          </table:table-cell>
          <table:table-cell table:style-name="ce6" table:formula="of:=SUBSTITUTE([.I17];&quot;,&quot;;&quot;.&quot;)">
            <text:p/>
          </table:table-cell>
          <table:table-cell table:style-name="ce6" table:formula="of:=SUBSTITUTE([.J17];&quot;,&quot;;&quot;.&quot;)">
            <text:p/>
          </table:table-cell>
          <table:table-cell table:style-name="ce6" table:formula="of:=SUBSTITUTE([.K17];&quot;,&quot;;&quot;.&quot;)">
            <text:p/>
          </table:table-cell>
          <table:table-cell table:style-name="ce6" table:formula="of:=SUBSTITUTE([.L17];&quot;,&quot;;&quot;.&quot;)">
            <text:p/>
          </table:table-cell>
          <table:table-cell table:style-name="ce6" table:formula="of:=SUBSTITUTE([.M17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G22];&quot;,&quot;;&quot;.&quot;)" office:value-type="string" office:string-value="    &lt;l id=KOMforceKOM gnn=KOM45KOM vector=KOM0 -0.951056516295153KOM&gt;5&lt;/l&gt;">
            <text:p><text:s text:c="4"/>&lt;l id=KOMforceKOM gnn=KOM45KOM vector=KOM0 -0.951056516295153KOM&gt;5&lt;/l&gt;</text:p>
          </table:table-cell>
          <table:table-cell table:style-name="ce6" table:formula="of:=SUBSTITUTE([.D18];&quot;,&quot;;&quot;.&quot;)">
            <text:p/>
          </table:table-cell>
          <table:table-cell table:style-name="ce6" table:formula="of:=SUBSTITUTE([.E18];&quot;,&quot;;&quot;.&quot;)">
            <text:p/>
          </table:table-cell>
          <table:table-cell table:style-name="ce6" table:formula="of:=SUBSTITUTE([.F18];&quot;,&quot;;&quot;.&quot;)">
            <text:p/>
          </table:table-cell>
          <table:table-cell table:style-name="ce6" table:formula="of:=SUBSTITUTE([.G18];&quot;,&quot;;&quot;.&quot;)">
            <text:p/>
          </table:table-cell>
          <table:table-cell table:style-name="ce6" table:formula="of:=SUBSTITUTE([.H18];&quot;,&quot;;&quot;.&quot;)">
            <text:p/>
          </table:table-cell>
          <table:table-cell table:style-name="ce6" table:formula="of:=SUBSTITUTE([.I18];&quot;,&quot;;&quot;.&quot;)">
            <text:p/>
          </table:table-cell>
          <table:table-cell table:style-name="ce6" table:formula="of:=SUBSTITUTE([.J18];&quot;,&quot;;&quot;.&quot;)">
            <text:p/>
          </table:table-cell>
          <table:table-cell table:style-name="ce6" table:formula="of:=SUBSTITUTE([.K18];&quot;,&quot;;&quot;.&quot;)">
            <text:p/>
          </table:table-cell>
          <table:table-cell table:style-name="ce6" table:formula="of:=SUBSTITUTE([.L18];&quot;,&quot;;&quot;.&quot;)">
            <text:p/>
          </table:table-cell>
          <table:table-cell table:style-name="ce6" table:formula="of:=SUBSTITUTE([.M18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H22];&quot;,&quot;;&quot;.&quot;)" office:value-type="string" office:string-value="    &lt;l id=KOMforceKOM gnn=KOM56KOM vector=KOM0 -1KOM&gt;6&lt;/l&gt;">
            <text:p><text:s text:c="4"/>&lt;l id=KOMforceKOM gnn=KOM56KOM vector=KOM0 -1KOM&gt;6&lt;/l&gt;</text:p>
          </table:table-cell>
          <table:table-cell table:number-columns-repeated="13"/>
          <table:table-cell table:style-name="ce6" table:formula="of:=SUBSTITUTE([.Q19];&quot;,&quot;;&quot;.&quot;)">
            <text:p/>
          </table:table-cell>
          <table:table-cell table:style-name="ce6" table:formula="of:=SUBSTITUTE([.R19];&quot;,&quot;;&quot;.&quot;)">
            <text:p/>
          </table:table-cell>
          <table:table-cell table:style-name="ce6" table:formula="of:=SUBSTITUTE([.S19];&quot;,&quot;;&quot;.&quot;)">
            <text:p/>
          </table:table-cell>
          <table:table-cell table:style-name="ce6" table:formula="of:=SUBSTITUTE([.T19];&quot;,&quot;;&quot;.&quot;)">
            <text:p/>
          </table:table-cell>
          <table:table-cell table:style-name="ce6" table:formula="of:=SUBSTITUTE([.U19];&quot;,&quot;;&quot;.&quot;)">
            <text:p/>
          </table:table-cell>
          <table:table-cell table:style-name="ce6" table:formula="of:=SUBSTITUTE([.V19];&quot;,&quot;;&quot;.&quot;)">
            <text:p/>
          </table:table-cell>
          <table:table-cell table:style-name="ce6" table:formula="of:=SUBSTITUTE([.W19];&quot;,&quot;;&quot;.&quot;)">
            <text:p/>
          </table:table-cell>
          <table:table-cell table:style-name="ce6" table:formula="of:=SUBSTITUTE([.X19];&quot;,&quot;;&quot;.&quot;)">
            <text:p/>
          </table:table-cell>
          <table:table-cell table:style-name="ce6" table:formula="of:=SUBSTITUTE([.Y19];&quot;,&quot;;&quot;.&quot;)">
            <text:p/>
          </table:table-cell>
          <table:table-cell table:style-name="ce6" table:formula="of:=SUBSTITUTE([.Z19];&quot;,&quot;;&quot;.&quot;)">
            <text:p/>
          </table:table-cell>
          <table:table-cell table:style-name="ce6" table:formula="of:=SUBSTITUTE([.AA19];&quot;,&quot;;&quot;.&quot;)">
            <text:p/>
          </table:table-cell>
          <table:table-cell table:style-name="ce6" table:formula="of:=SUBSTITUTE([.AB19];&quot;,&quot;;&quot;.&quot;)">
            <text:p/>
          </table:table-cell>
          <table:table-cell table:number-columns-repeated="996"/>
        </table:table-row>
        <table:table-row table:style-name="ro1">
          <table:table-cell table:number-columns-repeated="2"/>
          <table:table-cell table:formula="of:=SUBSTITUTE([.I22];&quot;,&quot;;&quot;.&quot;)" office:value-type="string" office:string-value="    &lt;l id=KOMforceKOM gnn=KOM67KOM vector=KOM0 -0.951056516295153KOM&gt;7&lt;/l&gt;">
            <text:p><text:s text:c="4"/>&lt;l id=KOMforceKOM gnn=KOM67KOM vector=KOM0 -0.951056516295153KOM&gt;7&lt;/l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J22];&quot;,&quot;;&quot;.&quot;)" office:value-type="string" office:string-value="    &lt;l id=KOMforceKOM gnn=KOM78KOM vector=KOM0 -0.809016994374947KOM&gt;8&lt;/l&gt;">
            <text:p><text:s text:c="4"/>&lt;l id=KOMforceKOM gnn=KOM78KOM vector=KOM0 -0.809016994374947KOM&gt;8&lt;/l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K22];&quot;,&quot;;&quot;.&quot;)" office:value-type="string" office:string-value="    &lt;l id=KOMforceKOM gnn=KOM89KOM vector=KOM0 -0.587785252292473KOM&gt;9&lt;/l&gt;">
            <text:p><text:s text:c="4"/>&lt;l id=KOMforceKOM gnn=KOM89KOM vector=KOM0 -0.587785252292473KOM&gt;9&lt;/l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L22];&quot;,&quot;;&quot;.&quot;)" office:value-type="string" office:string-value="    &lt;l id=KOMforceKOM gnn=KOM100KOM vector=KOM0 -0.309016994374947KOM&gt;10&lt;/l&gt;">
            <text:p><text:s text:c="4"/>&lt;l id=KOMforceKOM gnn=KOM100KOM vector=KOM0 -0.309016994374947KOM&gt;10&lt;/l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BSTITUTE([.M22];&quot;,&quot;;&quot;.&quot;)" office:value-type="string" office:string-value="    &lt;l id=KOMforceKOM gnn=KOM111KOM vector=KOM0 -1.22464679914735E-016KOM&gt;11&lt;/l&gt;">
            <text:p><text:s text:c="4"/>&lt;l id=KOMforceKOM gnn=KOM111KOM vector=KOM0 -1.22464679914735E-016KOM&gt;11&lt;/l&gt;</text:p>
          </table:table-cell>
          <table:table-cell table:number-columns-repeated="1021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bedingungen" table:style-name="ta1" table:print="false">
        <table:table-column table:style-name="co1" table:number-columns-repeated="2" table:default-cell-style-name="Default"/>
        <table:table-column table:style-name="co2" table:default-cell-style-name="ce6"/>
        <table:table-column table:style-name="co2" table:number-columns-repeated="21" table:default-cell-style-name="Default"/>
        <table:table-column table:style-name="co3" table:number-columns-repeated="1000" table:default-cell-style-name="Default"/>
        <table:table-row table:style-name="ro1">
          <table:table-cell table:number-columns-repeated="2"/>
          <table:table-cell table:style-name="ce7" table:formula="of:=ACOS(-1)" office:value-type="float" office:value="3.14159265358979">
            <text:p>3,14159265358979000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table:number-columns-spanned="6" table:number-rows-spanned="1">
            <text:p><text:s text:c="4"/>&lt;c gnn="12" x="0.0"&gt;1&lt;/c&gt;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table:number-columns-spanned="6" table:number-rows-spanned="1">
            <text:p>&lt;n x="4.0000000000" y="4.0000000000"&gt;1&lt;/n&gt;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1">
            <text:p>1</text:p>
          </table:table-cell>
          <table:table-cell table:number-columns-repeated="12"/>
          <table:table-cell table:style-name="ce1" table:number-columns-repeated="999"/>
        </table:table-row>
        <table:table-row table:style-name="ro1"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12"/>
          <table:table-cell table:style-name="ce1" table:number-columns-repeated="999"/>
        </table:table-row>
        <table:table-row table:style-name="ro1">
          <table:table-cell table:style-name="ce1" office:value-type="string">
            <text:p>gnn</text:p>
          </table:table-cell>
          <table:table-cell table:style-name="ce3"/>
          <table:table-cell table:style-name="ce8" table:formula="of:=[.C$5]+1" office:value-type="float" office:value="1">
            <text:p>1</text:p>
          </table:table-cell>
          <table:table-cell table:style-name="ce8" table:formula="of:=[.D$5]+1" office:value-type="float" office:value="2">
            <text:p>2</text:p>
          </table:table-cell>
          <table:table-cell table:style-name="ce8" table:formula="of:=[.E$5]+1" office:value-type="float" office:value="3">
            <text:p>3</text:p>
          </table:table-cell>
          <table:table-cell table:style-name="ce8" table:formula="of:=[.F$5]+1" office:value-type="float" office:value="4">
            <text:p>4</text:p>
          </table:table-cell>
          <table:table-cell table:style-name="ce8" table:formula="of:=[.G$5]+1" office:value-type="float" office:value="5">
            <text:p>5</text:p>
          </table:table-cell>
          <table:table-cell table:style-name="ce8" table:formula="of:=[.H$5]+1" office:value-type="float" office:value="6">
            <text:p>6</text:p>
          </table:table-cell>
          <table:table-cell table:style-name="ce8" table:formula="of:=[.I$5]+1" office:value-type="float" office:value="7">
            <text:p>7</text:p>
          </table:table-cell>
          <table:table-cell table:style-name="ce8" table:formula="of:=[.J$5]+1" office:value-type="float" office:value="8">
            <text:p>8</text:p>
          </table:table-cell>
          <table:table-cell table:style-name="ce8" table:formula="of:=[.K$5]+1" office:value-type="float" office:value="9">
            <text:p>9</text:p>
          </table:table-cell>
          <table:table-cell table:style-name="ce8" table:formula="of:=[.L$5]+1" office:value-type="float" office:value="10">
            <text:p>10</text:p>
          </table:table-cell>
          <table:table-cell table:style-name="ce8" table:formula="of:=[.M$5]+1" office:value-type="float" office:value="11">
            <text:p>11</text:p>
          </table:table-cell>
          <table:table-cell/>
          <table:table-cell table:number-columns-repeated="1010"/>
        </table:table-row>
        <table:table-row table:style-name="ro1">
          <table:table-cell table:style-name="ce1" office:value-type="string">
            <text:p>gnn</text:p>
          </table:table-cell>
          <table:table-cell table:style-name="ce3"/>
          <table:table-cell table:style-name="ce5" office:value-type="float" office:value="111">
            <text:p>111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17">
            <text:p>117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5" table:formula="of:=CONCATENATE(&quot;    &lt;c gnn=KOM&quot;;[.C$6];&quot;KOM y=KOM0KOM&gt;&quot;;[.C$6];&quot;&lt;/c&gt;&quot;)" office:value-type="string" office:string-value="    &lt;c gnn=KOM1KOM y=KOM0KOM&gt;1&lt;/c&gt;">
            <text:p><text:s text:c="4"/>&lt;c gnn=KOM1KOM y=KOM0KOM&gt;1&lt;/c&gt;</text:p>
          </table:table-cell>
          <table:table-cell table:style-name="ce5" table:formula="of:=CONCATENATE(&quot;    &lt;c gnn=KOM&quot;;[.D$6];&quot;KOM y=KOM0KOM&gt;&quot;;[.D$6];&quot;&lt;/c&gt;&quot;)" office:value-type="string" office:string-value="    &lt;c gnn=KOM2KOM y=KOM0KOM&gt;2&lt;/c&gt;">
            <text:p><text:s text:c="4"/>&lt;c gnn=KOM2KOM y=KOM0KOM&gt;2&lt;/c&gt;</text:p>
          </table:table-cell>
          <table:table-cell table:style-name="ce5" table:formula="of:=CONCATENATE(&quot;    &lt;c gnn=KOM&quot;;[.E$6];&quot;KOM y=KOM0KOM&gt;&quot;;[.E$6];&quot;&lt;/c&gt;&quot;)" office:value-type="string" office:string-value="    &lt;c gnn=KOM3KOM y=KOM0KOM&gt;3&lt;/c&gt;">
            <text:p><text:s text:c="4"/>&lt;c gnn=KOM3KOM y=KOM0KOM&gt;3&lt;/c&gt;</text:p>
          </table:table-cell>
          <table:table-cell table:style-name="ce5" table:formula="of:=CONCATENATE(&quot;    &lt;c gnn=KOM&quot;;[.F$6];&quot;KOM y=KOM0KOM&gt;&quot;;[.F$6];&quot;&lt;/c&gt;&quot;)" office:value-type="string" office:string-value="    &lt;c gnn=KOM4KOM y=KOM0KOM&gt;4&lt;/c&gt;">
            <text:p><text:s text:c="4"/>&lt;c gnn=KOM4KOM y=KOM0KOM&gt;4&lt;/c&gt;</text:p>
          </table:table-cell>
          <table:table-cell table:style-name="ce5" table:formula="of:=CONCATENATE(&quot;    &lt;c gnn=KOM&quot;;[.G$6];&quot;KOM y=KOM0KOM&gt;&quot;;[.G$6];&quot;&lt;/c&gt;&quot;)" office:value-type="string" office:string-value="    &lt;c gnn=KOM5KOM y=KOM0KOM&gt;5&lt;/c&gt;">
            <text:p><text:s text:c="4"/>&lt;c gnn=KOM5KOM y=KOM0KOM&gt;5&lt;/c&gt;</text:p>
          </table:table-cell>
          <table:table-cell table:style-name="ce5" table:formula="of:=CONCATENATE(&quot;    &lt;c gnn=KOM&quot;;[.H$6];&quot;KOM y=KOM0KOM&gt;&quot;;[.H$6];&quot;&lt;/c&gt;&quot;)" office:value-type="string" office:string-value="    &lt;c gnn=KOM6KOM y=KOM0KOM&gt;6&lt;/c&gt;">
            <text:p><text:s text:c="4"/>&lt;c gnn=KOM6KOM y=KOM0KOM&gt;6&lt;/c&gt;</text:p>
          </table:table-cell>
          <table:table-cell table:style-name="ce5" table:formula="of:=CONCATENATE(&quot;    &lt;c gnn=KOM&quot;;[.I$6];&quot;KOM y=KOM0KOM&gt;&quot;;[.I$6];&quot;&lt;/c&gt;&quot;)" office:value-type="string" office:string-value="    &lt;c gnn=KOM7KOM y=KOM0KOM&gt;7&lt;/c&gt;">
            <text:p><text:s text:c="4"/>&lt;c gnn=KOM7KOM y=KOM0KOM&gt;7&lt;/c&gt;</text:p>
          </table:table-cell>
          <table:table-cell table:style-name="ce5" table:formula="of:=CONCATENATE(&quot;    &lt;c gnn=KOM&quot;;[.J$6];&quot;KOM y=KOM0KOM&gt;&quot;;[.J$6];&quot;&lt;/c&gt;&quot;)" office:value-type="string" office:string-value="    &lt;c gnn=KOM8KOM y=KOM0KOM&gt;8&lt;/c&gt;">
            <text:p><text:s text:c="4"/>&lt;c gnn=KOM8KOM y=KOM0KOM&gt;8&lt;/c&gt;</text:p>
          </table:table-cell>
          <table:table-cell table:style-name="ce5" table:formula="of:=CONCATENATE(&quot;    &lt;c gnn=KOM&quot;;[.K$6];&quot;KOM y=KOM0KOM&gt;&quot;;[.K$6];&quot;&lt;/c&gt;&quot;)" office:value-type="string" office:string-value="    &lt;c gnn=KOM9KOM y=KOM0KOM&gt;9&lt;/c&gt;">
            <text:p><text:s text:c="4"/>&lt;c gnn=KOM9KOM y=KOM0KOM&gt;9&lt;/c&gt;</text:p>
          </table:table-cell>
          <table:table-cell table:style-name="ce5" table:formula="of:=CONCATENATE(&quot;    &lt;c gnn=KOM&quot;;[.L$6];&quot;KOM y=KOM0KOM&gt;&quot;;[.L$6];&quot;&lt;/c&gt;&quot;)" office:value-type="string" office:string-value="    &lt;c gnn=KOM10KOM y=KOM0KOM&gt;10&lt;/c&gt;">
            <text:p><text:s text:c="4"/>&lt;c gnn=KOM10KOM y=KOM0KOM&gt;10&lt;/c&gt;</text:p>
          </table:table-cell>
          <table:table-cell table:style-name="ce5" table:formula="of:=CONCATENATE(&quot;    &lt;c gnn=KOM&quot;;[.M$6];&quot;KOM y=KOM0KOM&gt;&quot;;[.M$6];&quot;&lt;/c&gt;&quot;)" office:value-type="string" office:string-value="    &lt;c gnn=KOM11KOM y=KOM0KOM&gt;11&lt;/c&gt;">
            <text:p><text:s text:c="4"/>&lt;c gnn=KOM11KOM y=KOM0KOM&gt;11&lt;/c&gt;</text:p>
          </table:table-cell>
          <table:table-cell table:style-name="ce5" table:formula="of:=CONCATENATE(&quot;    &lt;c gnn=KOM&quot;;[.N$6];&quot;KOM y=KOM0KOM&gt;&quot;;[.N$6];&quot;&lt;/c&gt;&quot;)" office:value-type="string" office:string-value="    &lt;c gnn=KOMKOM y=KOM0KOM&gt;&lt;/c&gt;">
            <text:p><text:s text:c="4"/>&lt;c gnn=KOMKOM y=KOM0KOM&gt;&lt;/c&gt;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/>
          <table:table-cell table:style-name="ce5" table:formula="of:=CONCATENATE(&quot;    &lt;c gnn=KOM&quot;;[.C$7:.C7];&quot;KOM y=KOM0KOM&gt;&quot;;[.C$6]+11;&quot;&lt;/c&gt;&quot;)" office:value-type="string" office:string-value="    &lt;c gnn=KOM111KOM y=KOM0KOM&gt;12&lt;/c&gt;">
            <text:p><text:s text:c="4"/>&lt;c gnn=KOM111KOM y=KOM0KOM&gt;12&lt;/c&gt;</text:p>
          </table:table-cell>
          <table:table-cell table:style-name="ce5" table:formula="of:=CONCATENATE(&quot;    &lt;c gnn=KOM&quot;;[.D$7:.D7];&quot;KOM y=KOM0KOM&gt;&quot;;[.D$6]+11;&quot;&lt;/c&gt;&quot;)" office:value-type="string" office:string-value="    &lt;c gnn=KOM112KOM y=KOM0KOM&gt;13&lt;/c&gt;">
            <text:p><text:s text:c="4"/>&lt;c gnn=KOM112KOM y=KOM0KOM&gt;13&lt;/c&gt;</text:p>
          </table:table-cell>
          <table:table-cell table:style-name="ce5" table:formula="of:=CONCATENATE(&quot;    &lt;c gnn=KOM&quot;;[.E$7:.E7];&quot;KOM y=KOM0KOM&gt;&quot;;[.E$6]+11;&quot;&lt;/c&gt;&quot;)" office:value-type="string" office:string-value="    &lt;c gnn=KOM113KOM y=KOM0KOM&gt;14&lt;/c&gt;">
            <text:p><text:s text:c="4"/>&lt;c gnn=KOM113KOM y=KOM0KOM&gt;14&lt;/c&gt;</text:p>
          </table:table-cell>
          <table:table-cell table:style-name="ce5" table:formula="of:=CONCATENATE(&quot;    &lt;c gnn=KOM&quot;;[.F$7:.F7];&quot;KOM y=KOM0KOM&gt;&quot;;[.F$6]+11;&quot;&lt;/c&gt;&quot;)" office:value-type="string" office:string-value="    &lt;c gnn=KOM114KOM y=KOM0KOM&gt;15&lt;/c&gt;">
            <text:p><text:s text:c="4"/>&lt;c gnn=KOM114KOM y=KOM0KOM&gt;15&lt;/c&gt;</text:p>
          </table:table-cell>
          <table:table-cell table:style-name="ce5" table:formula="of:=CONCATENATE(&quot;    &lt;c gnn=KOM&quot;;[.G$7:.G7];&quot;KOM y=KOM0KOM&gt;&quot;;[.G$6]+11;&quot;&lt;/c&gt;&quot;)" office:value-type="string" office:string-value="    &lt;c gnn=KOM115KOM y=KOM0KOM&gt;16&lt;/c&gt;">
            <text:p><text:s text:c="4"/>&lt;c gnn=KOM115KOM y=KOM0KOM&gt;16&lt;/c&gt;</text:p>
          </table:table-cell>
          <table:table-cell table:style-name="ce5" table:formula="of:=CONCATENATE(&quot;    &lt;c gnn=KOM&quot;;[.H$7:.H7];&quot;KOM y=KOM0KOM&gt;&quot;;[.H$6]+11;&quot;&lt;/c&gt;&quot;)" office:value-type="string" office:string-value="    &lt;c gnn=KOM116KOM y=KOM0KOM&gt;17&lt;/c&gt;">
            <text:p><text:s text:c="4"/>&lt;c gnn=KOM116KOM y=KOM0KOM&gt;17&lt;/c&gt;</text:p>
          </table:table-cell>
          <table:table-cell table:style-name="ce5" table:formula="of:=CONCATENATE(&quot;    &lt;c gnn=KOM&quot;;[.I$7:.I7];&quot;KOM y=KOM0KOM&gt;&quot;;[.I$6]+11;&quot;&lt;/c&gt;&quot;)" office:value-type="string" office:string-value="    &lt;c gnn=KOM117KOM y=KOM0KOM&gt;18&lt;/c&gt;">
            <text:p><text:s text:c="4"/>&lt;c gnn=KOM117KOM y=KOM0KOM&gt;18&lt;/c&gt;</text:p>
          </table:table-cell>
          <table:table-cell table:style-name="ce5" table:formula="of:=CONCATENATE(&quot;    &lt;c gnn=KOM&quot;;[.J$7:.J7];&quot;KOM y=KOM0KOM&gt;&quot;;[.J$6]+11;&quot;&lt;/c&gt;&quot;)" office:value-type="string" office:string-value="    &lt;c gnn=KOM118KOM y=KOM0KOM&gt;19&lt;/c&gt;">
            <text:p><text:s text:c="4"/>&lt;c gnn=KOM118KOM y=KOM0KOM&gt;19&lt;/c&gt;</text:p>
          </table:table-cell>
          <table:table-cell table:style-name="ce5" table:formula="of:=CONCATENATE(&quot;    &lt;c gnn=KOM&quot;;[.K$7:.K7];&quot;KOM y=KOM0KOM&gt;&quot;;[.K$6]+11;&quot;&lt;/c&gt;&quot;)" office:value-type="string" office:string-value="    &lt;c gnn=KOM119KOM y=KOM0KOM&gt;20&lt;/c&gt;">
            <text:p><text:s text:c="4"/>&lt;c gnn=KOM119KOM y=KOM0KOM&gt;20&lt;/c&gt;</text:p>
          </table:table-cell>
          <table:table-cell table:style-name="ce5" table:formula="of:=CONCATENATE(&quot;    &lt;c gnn=KOM&quot;;[.L$7:.L7];&quot;KOM y=KOM0KOM&gt;&quot;;[.L$6]+11;&quot;&lt;/c&gt;&quot;)" office:value-type="string" office:string-value="    &lt;c gnn=KOM120KOM y=KOM0KOM&gt;21&lt;/c&gt;">
            <text:p><text:s text:c="4"/>&lt;c gnn=KOM120KOM y=KOM0KOM&gt;21&lt;/c&gt;</text:p>
          </table:table-cell>
          <table:table-cell table:style-name="ce5" table:formula="of:=CONCATENATE(&quot;    &lt;c gnn=KOM&quot;;[.M$7:.M7];&quot;KOM y=KOM0KOM&gt;&quot;;[.M$6]+11;&quot;&lt;/c&gt;&quot;)" office:value-type="string" office:string-value="    &lt;c gnn=KOM121KOM y=KOM0KOM&gt;22&lt;/c&gt;">
            <text:p><text:s text:c="4"/>&lt;c gnn=KOM121KOM y=KOM0KOM&gt;22&lt;/c&gt;</text:p>
          </table:table-cell>
          <table:table-cell table:style-name="ce5" table:formula="of:=CONCATENATE(&quot;    &lt;c gnn=KOM&quot;;[.N$7:.N7];&quot;KOM y=KOM0KOM&gt;&quot;;[.N$6]+11;&quot;&lt;/c&gt;&quot;)" office:value-type="string" office:string-value="    &lt;c gnn=KOMKOM y=KOM0KOM&gt;11&lt;/c&gt;">
            <text:p><text:s text:c="4"/>&lt;c gnn=KOMKOM y=KOM0KOM&gt;11&lt;/c&gt;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/>
          <table:table-cell table:number-columns-repeated="11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number-columns-repeated="11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number-columns-repeated="11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number-columns-repeated="11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5"/>
          <table:table-cell table:style-name="ce5"/>
          <table:table-cell table:number-columns-repeated="8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5"/>
          <table:table-cell table:style-name="ce5"/>
          <table:table-cell table:number-columns-repeated="8" table:style-name="ce5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5"/>
          <table:table-cell table:style-name="ce5"/>
          <table:table-cell table:number-columns-repeated="8" table:style-name="ce5"/>
          <table:table-cell table:number-columns-repeated="1011"/>
        </table:table-row>
        <table:table-row table:style-name="ro1">
          <table:table-cell table:style-name="ce2" table:number-columns-repeated="2"/>
          <table:table-cell table:style-name="Default"/>
          <table:table-cell/>
          <table:table-cell/>
          <table:table-cell table:number-columns-repeated="8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/>
          <table:table-cell/>
          <table:table-cell table:number-columns-repeated="8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number-columns-repeated="12"/>
          <table:table-cell table:number-columns-repeated="996"/>
        </table:table-row>
        <table:table-row table:style-name="ro1">
          <table:table-cell table:number-columns-repeated="2"/>
          <table:table-cell table:formula="of:=SUBSTITUTE([.C6];&quot;,&quot;;&quot;.&quot;)" office:value-type="string" office:string-value="1">
            <text:p>1</text:p>
          </table:table-cell>
          <table:table-cell table:style-name="ce6" table:formula="of:=SUBSTITUTE([.D6];&quot;,&quot;;&quot;.&quot;)" office:value-type="string" office:string-value="2">
            <text:p>2</text:p>
          </table:table-cell>
          <table:table-cell table:style-name="ce6" table:formula="of:=SUBSTITUTE([.E6];&quot;,&quot;;&quot;.&quot;)" office:value-type="string" office:string-value="3">
            <text:p>3</text:p>
          </table:table-cell>
          <table:table-cell table:style-name="ce6" table:formula="of:=SUBSTITUTE([.F6];&quot;,&quot;;&quot;.&quot;)" office:value-type="string" office:string-value="4">
            <text:p>4</text:p>
          </table:table-cell>
          <table:table-cell table:style-name="ce6" table:formula="of:=SUBSTITUTE([.G6];&quot;,&quot;;&quot;.&quot;)" office:value-type="string" office:string-value="5">
            <text:p>5</text:p>
          </table:table-cell>
          <table:table-cell table:style-name="ce6" table:formula="of:=SUBSTITUTE([.H6];&quot;,&quot;;&quot;.&quot;)" office:value-type="string" office:string-value="6">
            <text:p>6</text:p>
          </table:table-cell>
          <table:table-cell table:style-name="ce6" table:formula="of:=SUBSTITUTE([.I6];&quot;,&quot;;&quot;.&quot;)" office:value-type="string" office:string-value="7">
            <text:p>7</text:p>
          </table:table-cell>
          <table:table-cell table:style-name="ce6" table:formula="of:=SUBSTITUTE([.J6];&quot;,&quot;;&quot;.&quot;)" office:value-type="string" office:string-value="8">
            <text:p>8</text:p>
          </table:table-cell>
          <table:table-cell table:style-name="ce6" table:formula="of:=SUBSTITUTE([.K6];&quot;,&quot;;&quot;.&quot;)" office:value-type="string" office:string-value="9">
            <text:p>9</text:p>
          </table:table-cell>
          <table:table-cell table:style-name="ce6" table:formula="of:=SUBSTITUTE([.L6];&quot;,&quot;;&quot;.&quot;)" office:value-type="string" office:string-value="10">
            <text:p>10</text:p>
          </table:table-cell>
          <table:table-cell table:style-name="ce6" table:formula="of:=SUBSTITUTE([.M6];&quot;,&quot;;&quot;.&quot;)" office:value-type="string" office:string-value="11">
            <text:p>11</text:p>
          </table:table-cell>
          <table:table-cell table:style-name="ce6" table:formula="of:=SUBSTITUTE([.N6];&quot;,&quot;;&quot;.&quot;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SUBSTITUTE([.C7];&quot;,&quot;;&quot;.&quot;)" office:value-type="string" office:string-value="111">
            <text:p>111</text:p>
          </table:table-cell>
          <table:table-cell table:style-name="ce6" table:formula="of:=SUBSTITUTE([.D7];&quot;,&quot;;&quot;.&quot;)" office:value-type="string" office:string-value="112">
            <text:p>112</text:p>
          </table:table-cell>
          <table:table-cell table:style-name="ce6" table:formula="of:=SUBSTITUTE([.E7];&quot;,&quot;;&quot;.&quot;)" office:value-type="string" office:string-value="113">
            <text:p>113</text:p>
          </table:table-cell>
          <table:table-cell table:style-name="ce6" table:formula="of:=SUBSTITUTE([.F7];&quot;,&quot;;&quot;.&quot;)" office:value-type="string" office:string-value="114">
            <text:p>114</text:p>
          </table:table-cell>
          <table:table-cell table:style-name="ce6" table:formula="of:=SUBSTITUTE([.G7];&quot;,&quot;;&quot;.&quot;)" office:value-type="string" office:string-value="115">
            <text:p>115</text:p>
          </table:table-cell>
          <table:table-cell table:style-name="ce6" table:formula="of:=SUBSTITUTE([.H7];&quot;,&quot;;&quot;.&quot;)" office:value-type="string" office:string-value="116">
            <text:p>116</text:p>
          </table:table-cell>
          <table:table-cell table:style-name="ce6" table:formula="of:=SUBSTITUTE([.I7];&quot;,&quot;;&quot;.&quot;)" office:value-type="string" office:string-value="117">
            <text:p>117</text:p>
          </table:table-cell>
          <table:table-cell table:style-name="ce6" table:formula="of:=SUBSTITUTE([.J7];&quot;,&quot;;&quot;.&quot;)" office:value-type="string" office:string-value="118">
            <text:p>118</text:p>
          </table:table-cell>
          <table:table-cell table:style-name="ce6" table:formula="of:=SUBSTITUTE([.K7];&quot;,&quot;;&quot;.&quot;)" office:value-type="string" office:string-value="119">
            <text:p>119</text:p>
          </table:table-cell>
          <table:table-cell table:style-name="ce6" table:formula="of:=SUBSTITUTE([.L7];&quot;,&quot;;&quot;.&quot;)" office:value-type="string" office:string-value="120">
            <text:p>120</text:p>
          </table:table-cell>
          <table:table-cell table:style-name="ce6" table:formula="of:=SUBSTITUTE([.M7];&quot;,&quot;;&quot;.&quot;)" office:value-type="string" office:string-value="121">
            <text:p>12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8];&quot;,&quot;;&quot;.&quot;)" office:value-type="string" office:string-value="    &lt;c gnn=KOM1KOM y=KOM0KOM&gt;1&lt;/c&gt;">
            <text:p><text:s text:c="4"/>&lt;c gnn=KOM1KOM y=KOM0KOM&gt;1&lt;/c&gt;</text:p>
          </table:table-cell>
          <table:table-cell table:style-name="ce6" table:formula="of:=SUBSTITUTE([.D8];&quot;,&quot;;&quot;.&quot;)" office:value-type="string" office:string-value="    &lt;c gnn=KOM2KOM y=KOM0KOM&gt;2&lt;/c&gt;">
            <text:p><text:s text:c="4"/>&lt;c gnn=KOM2KOM y=KOM0KOM&gt;2&lt;/c&gt;</text:p>
          </table:table-cell>
          <table:table-cell table:style-name="ce6" table:formula="of:=SUBSTITUTE([.E8];&quot;,&quot;;&quot;.&quot;)" office:value-type="string" office:string-value="    &lt;c gnn=KOM3KOM y=KOM0KOM&gt;3&lt;/c&gt;">
            <text:p><text:s text:c="4"/>&lt;c gnn=KOM3KOM y=KOM0KOM&gt;3&lt;/c&gt;</text:p>
          </table:table-cell>
          <table:table-cell table:style-name="ce6" table:formula="of:=SUBSTITUTE([.F8];&quot;,&quot;;&quot;.&quot;)" office:value-type="string" office:string-value="    &lt;c gnn=KOM4KOM y=KOM0KOM&gt;4&lt;/c&gt;">
            <text:p><text:s text:c="4"/>&lt;c gnn=KOM4KOM y=KOM0KOM&gt;4&lt;/c&gt;</text:p>
          </table:table-cell>
          <table:table-cell table:style-name="ce6" table:formula="of:=SUBSTITUTE([.G8];&quot;,&quot;;&quot;.&quot;)" office:value-type="string" office:string-value="    &lt;c gnn=KOM5KOM y=KOM0KOM&gt;5&lt;/c&gt;">
            <text:p><text:s text:c="4"/>&lt;c gnn=KOM5KOM y=KOM0KOM&gt;5&lt;/c&gt;</text:p>
          </table:table-cell>
          <table:table-cell table:style-name="ce6" table:formula="of:=SUBSTITUTE([.H8];&quot;,&quot;;&quot;.&quot;)" office:value-type="string" office:string-value="    &lt;c gnn=KOM6KOM y=KOM0KOM&gt;6&lt;/c&gt;">
            <text:p><text:s text:c="4"/>&lt;c gnn=KOM6KOM y=KOM0KOM&gt;6&lt;/c&gt;</text:p>
          </table:table-cell>
          <table:table-cell table:style-name="ce6" table:formula="of:=SUBSTITUTE([.I8];&quot;,&quot;;&quot;.&quot;)" office:value-type="string" office:string-value="    &lt;c gnn=KOM7KOM y=KOM0KOM&gt;7&lt;/c&gt;">
            <text:p><text:s text:c="4"/>&lt;c gnn=KOM7KOM y=KOM0KOM&gt;7&lt;/c&gt;</text:p>
          </table:table-cell>
          <table:table-cell table:style-name="ce6" table:formula="of:=SUBSTITUTE([.J8];&quot;,&quot;;&quot;.&quot;)" office:value-type="string" office:string-value="    &lt;c gnn=KOM8KOM y=KOM0KOM&gt;8&lt;/c&gt;">
            <text:p><text:s text:c="4"/>&lt;c gnn=KOM8KOM y=KOM0KOM&gt;8&lt;/c&gt;</text:p>
          </table:table-cell>
          <table:table-cell table:style-name="ce6" table:formula="of:=SUBSTITUTE([.K8];&quot;,&quot;;&quot;.&quot;)" office:value-type="string" office:string-value="    &lt;c gnn=KOM9KOM y=KOM0KOM&gt;9&lt;/c&gt;">
            <text:p><text:s text:c="4"/>&lt;c gnn=KOM9KOM y=KOM0KOM&gt;9&lt;/c&gt;</text:p>
          </table:table-cell>
          <table:table-cell table:style-name="ce6" table:formula="of:=SUBSTITUTE([.L8];&quot;,&quot;;&quot;.&quot;)" office:value-type="string" office:string-value="    &lt;c gnn=KOM10KOM y=KOM0KOM&gt;10&lt;/c&gt;">
            <text:p><text:s text:c="4"/>&lt;c gnn=KOM10KOM y=KOM0KOM&gt;10&lt;/c&gt;</text:p>
          </table:table-cell>
          <table:table-cell table:style-name="ce6" table:formula="of:=SUBSTITUTE([.M8];&quot;,&quot;;&quot;.&quot;)" office:value-type="string" office:string-value="    &lt;c gnn=KOM11KOM y=KOM0KOM&gt;11&lt;/c&gt;">
            <text:p><text:s text:c="4"/>&lt;c gnn=KOM11KOM y=KOM0KOM&gt;11&lt;/c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9];&quot;,&quot;;&quot;.&quot;)" office:value-type="string" office:string-value="    &lt;c gnn=KOM111KOM y=KOM0KOM&gt;12&lt;/c&gt;">
            <text:p><text:s text:c="4"/>&lt;c gnn=KOM111KOM y=KOM0KOM&gt;12&lt;/c&gt;</text:p>
          </table:table-cell>
          <table:table-cell table:style-name="ce6" table:formula="of:=SUBSTITUTE([.D9];&quot;,&quot;;&quot;.&quot;)" office:value-type="string" office:string-value="    &lt;c gnn=KOM112KOM y=KOM0KOM&gt;13&lt;/c&gt;">
            <text:p><text:s text:c="4"/>&lt;c gnn=KOM112KOM y=KOM0KOM&gt;13&lt;/c&gt;</text:p>
          </table:table-cell>
          <table:table-cell table:style-name="ce6" table:formula="of:=SUBSTITUTE([.E9];&quot;,&quot;;&quot;.&quot;)" office:value-type="string" office:string-value="    &lt;c gnn=KOM113KOM y=KOM0KOM&gt;14&lt;/c&gt;">
            <text:p><text:s text:c="4"/>&lt;c gnn=KOM113KOM y=KOM0KOM&gt;14&lt;/c&gt;</text:p>
          </table:table-cell>
          <table:table-cell table:style-name="ce6" table:formula="of:=SUBSTITUTE([.F9];&quot;,&quot;;&quot;.&quot;)" office:value-type="string" office:string-value="    &lt;c gnn=KOM114KOM y=KOM0KOM&gt;15&lt;/c&gt;">
            <text:p><text:s text:c="4"/>&lt;c gnn=KOM114KOM y=KOM0KOM&gt;15&lt;/c&gt;</text:p>
          </table:table-cell>
          <table:table-cell table:style-name="ce6" table:formula="of:=SUBSTITUTE([.G9];&quot;,&quot;;&quot;.&quot;)" office:value-type="string" office:string-value="    &lt;c gnn=KOM115KOM y=KOM0KOM&gt;16&lt;/c&gt;">
            <text:p><text:s text:c="4"/>&lt;c gnn=KOM115KOM y=KOM0KOM&gt;16&lt;/c&gt;</text:p>
          </table:table-cell>
          <table:table-cell table:style-name="ce6" table:formula="of:=SUBSTITUTE([.H9];&quot;,&quot;;&quot;.&quot;)" office:value-type="string" office:string-value="    &lt;c gnn=KOM116KOM y=KOM0KOM&gt;17&lt;/c&gt;">
            <text:p><text:s text:c="4"/>&lt;c gnn=KOM116KOM y=KOM0KOM&gt;17&lt;/c&gt;</text:p>
          </table:table-cell>
          <table:table-cell table:style-name="ce6" table:formula="of:=SUBSTITUTE([.I9];&quot;,&quot;;&quot;.&quot;)" office:value-type="string" office:string-value="    &lt;c gnn=KOM117KOM y=KOM0KOM&gt;18&lt;/c&gt;">
            <text:p><text:s text:c="4"/>&lt;c gnn=KOM117KOM y=KOM0KOM&gt;18&lt;/c&gt;</text:p>
          </table:table-cell>
          <table:table-cell table:style-name="ce6" table:formula="of:=SUBSTITUTE([.J9];&quot;,&quot;;&quot;.&quot;)" office:value-type="string" office:string-value="    &lt;c gnn=KOM118KOM y=KOM0KOM&gt;19&lt;/c&gt;">
            <text:p><text:s text:c="4"/>&lt;c gnn=KOM118KOM y=KOM0KOM&gt;19&lt;/c&gt;</text:p>
          </table:table-cell>
          <table:table-cell table:style-name="ce6" table:formula="of:=SUBSTITUTE([.K9];&quot;,&quot;;&quot;.&quot;)" office:value-type="string" office:string-value="    &lt;c gnn=KOM119KOM y=KOM0KOM&gt;20&lt;/c&gt;">
            <text:p><text:s text:c="4"/>&lt;c gnn=KOM119KOM y=KOM0KOM&gt;20&lt;/c&gt;</text:p>
          </table:table-cell>
          <table:table-cell table:style-name="ce6" table:formula="of:=SUBSTITUTE([.L9];&quot;,&quot;;&quot;.&quot;)" office:value-type="string" office:string-value="    &lt;c gnn=KOM120KOM y=KOM0KOM&gt;21&lt;/c&gt;">
            <text:p><text:s text:c="4"/>&lt;c gnn=KOM120KOM y=KOM0KOM&gt;21&lt;/c&gt;</text:p>
          </table:table-cell>
          <table:table-cell table:style-name="ce6" table:formula="of:=SUBSTITUTE([.M9];&quot;,&quot;;&quot;.&quot;)" office:value-type="string" office:string-value="    &lt;c gnn=KOM121KOM y=KOM0KOM&gt;22&lt;/c&gt;">
            <text:p><text:s text:c="4"/>&lt;c gnn=KOM121KOM y=KOM0KOM&gt;22&lt;/c&gt;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0];&quot;,&quot;;&quot;.&quot;)">
            <text:p/>
          </table:table-cell>
          <table:table-cell table:style-name="ce6" table:formula="of:=SUBSTITUTE([.D10];&quot;,&quot;;&quot;.&quot;)">
            <text:p/>
          </table:table-cell>
          <table:table-cell table:style-name="ce6" table:formula="of:=SUBSTITUTE([.E10];&quot;,&quot;;&quot;.&quot;)">
            <text:p/>
          </table:table-cell>
          <table:table-cell table:style-name="ce6" table:formula="of:=SUBSTITUTE([.F10];&quot;,&quot;;&quot;.&quot;)">
            <text:p/>
          </table:table-cell>
          <table:table-cell table:style-name="ce6" table:formula="of:=SUBSTITUTE([.G10];&quot;,&quot;;&quot;.&quot;)">
            <text:p/>
          </table:table-cell>
          <table:table-cell table:style-name="ce6" table:formula="of:=SUBSTITUTE([.H10];&quot;,&quot;;&quot;.&quot;)">
            <text:p/>
          </table:table-cell>
          <table:table-cell table:style-name="ce6" table:formula="of:=SUBSTITUTE([.I10];&quot;,&quot;;&quot;.&quot;)">
            <text:p/>
          </table:table-cell>
          <table:table-cell table:style-name="ce6" table:formula="of:=SUBSTITUTE([.J10];&quot;,&quot;;&quot;.&quot;)">
            <text:p/>
          </table:table-cell>
          <table:table-cell table:style-name="ce6" table:formula="of:=SUBSTITUTE([.K10];&quot;,&quot;;&quot;.&quot;)">
            <text:p/>
          </table:table-cell>
          <table:table-cell table:style-name="ce6" table:formula="of:=SUBSTITUTE([.L10];&quot;,&quot;;&quot;.&quot;)">
            <text:p/>
          </table:table-cell>
          <table:table-cell table:style-name="ce6" table:formula="of:=SUBSTITUTE([.M10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1];&quot;,&quot;;&quot;.&quot;)">
            <text:p/>
          </table:table-cell>
          <table:table-cell table:style-name="ce6" table:formula="of:=SUBSTITUTE([.D11];&quot;,&quot;;&quot;.&quot;)">
            <text:p/>
          </table:table-cell>
          <table:table-cell table:style-name="ce6" table:formula="of:=SUBSTITUTE([.E11];&quot;,&quot;;&quot;.&quot;)">
            <text:p/>
          </table:table-cell>
          <table:table-cell table:style-name="ce6" table:formula="of:=SUBSTITUTE([.F11];&quot;,&quot;;&quot;.&quot;)">
            <text:p/>
          </table:table-cell>
          <table:table-cell table:style-name="ce6" table:formula="of:=SUBSTITUTE([.G11];&quot;,&quot;;&quot;.&quot;)">
            <text:p/>
          </table:table-cell>
          <table:table-cell table:style-name="ce6" table:formula="of:=SUBSTITUTE([.H11];&quot;,&quot;;&quot;.&quot;)">
            <text:p/>
          </table:table-cell>
          <table:table-cell table:style-name="ce6" table:formula="of:=SUBSTITUTE([.I11];&quot;,&quot;;&quot;.&quot;)">
            <text:p/>
          </table:table-cell>
          <table:table-cell table:style-name="ce6" table:formula="of:=SUBSTITUTE([.J11];&quot;,&quot;;&quot;.&quot;)">
            <text:p/>
          </table:table-cell>
          <table:table-cell table:style-name="ce6" table:formula="of:=SUBSTITUTE([.K11];&quot;,&quot;;&quot;.&quot;)">
            <text:p/>
          </table:table-cell>
          <table:table-cell table:style-name="ce6" table:formula="of:=SUBSTITUTE([.L11];&quot;,&quot;;&quot;.&quot;)">
            <text:p/>
          </table:table-cell>
          <table:table-cell table:style-name="ce6" table:formula="of:=SUBSTITUTE([.M11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2];&quot;,&quot;;&quot;.&quot;)">
            <text:p/>
          </table:table-cell>
          <table:table-cell table:style-name="ce6" table:formula="of:=SUBSTITUTE([.D12];&quot;,&quot;;&quot;.&quot;)">
            <text:p/>
          </table:table-cell>
          <table:table-cell table:style-name="ce6" table:formula="of:=SUBSTITUTE([.E12];&quot;,&quot;;&quot;.&quot;)">
            <text:p/>
          </table:table-cell>
          <table:table-cell table:style-name="ce6" table:formula="of:=SUBSTITUTE([.F12];&quot;,&quot;;&quot;.&quot;)">
            <text:p/>
          </table:table-cell>
          <table:table-cell table:style-name="ce6" table:formula="of:=SUBSTITUTE([.G12];&quot;,&quot;;&quot;.&quot;)">
            <text:p/>
          </table:table-cell>
          <table:table-cell table:style-name="ce6" table:formula="of:=SUBSTITUTE([.H12];&quot;,&quot;;&quot;.&quot;)">
            <text:p/>
          </table:table-cell>
          <table:table-cell table:style-name="ce6" table:formula="of:=SUBSTITUTE([.I12];&quot;,&quot;;&quot;.&quot;)">
            <text:p/>
          </table:table-cell>
          <table:table-cell table:style-name="ce6" table:formula="of:=SUBSTITUTE([.J12];&quot;,&quot;;&quot;.&quot;)">
            <text:p/>
          </table:table-cell>
          <table:table-cell table:style-name="ce6" table:formula="of:=SUBSTITUTE([.K12];&quot;,&quot;;&quot;.&quot;)">
            <text:p/>
          </table:table-cell>
          <table:table-cell table:style-name="ce6" table:formula="of:=SUBSTITUTE([.L12];&quot;,&quot;;&quot;.&quot;)">
            <text:p/>
          </table:table-cell>
          <table:table-cell table:style-name="ce6" table:formula="of:=SUBSTITUTE([.M12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SUBSTITUTE([.C13];&quot;,&quot;;&quot;.&quot;)">
            <text:p/>
          </table:table-cell>
          <table:table-cell table:style-name="ce6" table:formula="of:=SUBSTITUTE([.D13];&quot;,&quot;;&quot;.&quot;)">
            <text:p/>
          </table:table-cell>
          <table:table-cell table:style-name="ce6" table:formula="of:=SUBSTITUTE([.E13];&quot;,&quot;;&quot;.&quot;)">
            <text:p/>
          </table:table-cell>
          <table:table-cell table:style-name="ce6" table:formula="of:=SUBSTITUTE([.F13];&quot;,&quot;;&quot;.&quot;)">
            <text:p/>
          </table:table-cell>
          <table:table-cell table:style-name="ce6" table:formula="of:=SUBSTITUTE([.G13];&quot;,&quot;;&quot;.&quot;)">
            <text:p/>
          </table:table-cell>
          <table:table-cell table:style-name="ce6" table:formula="of:=SUBSTITUTE([.H13];&quot;,&quot;;&quot;.&quot;)">
            <text:p/>
          </table:table-cell>
          <table:table-cell table:style-name="ce6" table:formula="of:=SUBSTITUTE([.I13];&quot;,&quot;;&quot;.&quot;)">
            <text:p/>
          </table:table-cell>
          <table:table-cell table:style-name="ce6" table:formula="of:=SUBSTITUTE([.J13];&quot;,&quot;;&quot;.&quot;)">
            <text:p/>
          </table:table-cell>
          <table:table-cell table:style-name="ce6" table:formula="of:=SUBSTITUTE([.K13];&quot;,&quot;;&quot;.&quot;)">
            <text:p/>
          </table:table-cell>
          <table:table-cell table:style-name="ce6" table:formula="of:=SUBSTITUTE([.L13];&quot;,&quot;;&quot;.&quot;)">
            <text:p/>
          </table:table-cell>
          <table:table-cell table:style-name="ce6" table:formula="of:=SUBSTITUTE([.M13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SUBSTITUTE([.C22];&quot;,&quot;;&quot;.&quot;)" office:value-type="string" office:string-value="    &lt;c gnn=KOM1KOM y=KOM0KOM&gt;1&lt;/c&gt;">
            <text:p><text:s text:c="4"/>&lt;c gnn=KOM1KOM y=KOM0KOM&gt;1&lt;/c&gt;</text:p>
          </table:table-cell>
          <table:table-cell table:style-name="ce9" table:formula="of:=SUBSTITUTE([.D14];&quot;,&quot;;&quot;.&quot;)">
            <text:p/>
          </table:table-cell>
          <table:table-cell table:style-name="ce9" table:formula="of:=SUBSTITUTE([.C$23];&quot;,&quot;;&quot;.&quot;)" office:value-type="string" office:string-value="    &lt;c gnn=KOM111KOM y=KOM0KOM&gt;12&lt;/c&gt;">
            <text:p><text:s text:c="4"/>&lt;c gnn=KOM111KOM y=KOM0KOM&gt;12&lt;/c&gt;</text:p>
          </table:table-cell>
          <table:table-cell table:style-name="ce6" table:formula="of:=SUBSTITUTE([.F14];&quot;,&quot;;&quot;.&quot;)">
            <text:p/>
          </table:table-cell>
          <table:table-cell table:style-name="ce6" table:formula="of:=SUBSTITUTE([.G14];&quot;,&quot;;&quot;.&quot;)">
            <text:p/>
          </table:table-cell>
          <table:table-cell table:style-name="ce6" table:formula="of:=SUBSTITUTE([.H14];&quot;,&quot;;&quot;.&quot;)">
            <text:p/>
          </table:table-cell>
          <table:table-cell table:style-name="ce6" table:formula="of:=SUBSTITUTE([.I14];&quot;,&quot;;&quot;.&quot;)">
            <text:p/>
          </table:table-cell>
          <table:table-cell table:style-name="ce6" table:formula="of:=SUBSTITUTE([.J14];&quot;,&quot;;&quot;.&quot;)">
            <text:p/>
          </table:table-cell>
          <table:table-cell table:style-name="ce6" table:formula="of:=SUBSTITUTE([.K14];&quot;,&quot;;&quot;.&quot;)">
            <text:p/>
          </table:table-cell>
          <table:table-cell table:style-name="ce6" table:formula="of:=SUBSTITUTE([.L14];&quot;,&quot;;&quot;.&quot;)">
            <text:p/>
          </table:table-cell>
          <table:table-cell table:style-name="ce6" table:formula="of:=SUBSTITUTE([.M14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SUBSTITUTE([.D22];&quot;,&quot;;&quot;.&quot;)" office:value-type="string" office:string-value="    &lt;c gnn=KOM2KOM y=KOM0KOM&gt;2&lt;/c&gt;">
            <text:p><text:s text:c="4"/>&lt;c gnn=KOM2KOM y=KOM0KOM&gt;2&lt;/c&gt;</text:p>
          </table:table-cell>
          <table:table-cell table:style-name="ce9" table:formula="of:=SUBSTITUTE([.D15];&quot;,&quot;;&quot;.&quot;)">
            <text:p/>
          </table:table-cell>
          <table:table-cell table:style-name="ce9" table:formula="of:=SUBSTITUTE([.D$23];&quot;,&quot;;&quot;.&quot;)" office:value-type="string" office:string-value="    &lt;c gnn=KOM112KOM y=KOM0KOM&gt;13&lt;/c&gt;">
            <text:p><text:s text:c="4"/>&lt;c gnn=KOM112KOM y=KOM0KOM&gt;13&lt;/c&gt;</text:p>
          </table:table-cell>
          <table:table-cell table:style-name="ce6" table:formula="of:=SUBSTITUTE([.F15];&quot;,&quot;;&quot;.&quot;)">
            <text:p/>
          </table:table-cell>
          <table:table-cell table:style-name="ce6" table:formula="of:=SUBSTITUTE([.G15];&quot;,&quot;;&quot;.&quot;)">
            <text:p/>
          </table:table-cell>
          <table:table-cell table:style-name="ce6" table:formula="of:=SUBSTITUTE([.H15];&quot;,&quot;;&quot;.&quot;)">
            <text:p/>
          </table:table-cell>
          <table:table-cell table:style-name="ce6" table:formula="of:=SUBSTITUTE([.I15];&quot;,&quot;;&quot;.&quot;)">
            <text:p/>
          </table:table-cell>
          <table:table-cell table:style-name="ce6" table:formula="of:=SUBSTITUTE([.J15];&quot;,&quot;;&quot;.&quot;)">
            <text:p/>
          </table:table-cell>
          <table:table-cell table:style-name="ce6" table:formula="of:=SUBSTITUTE([.K15];&quot;,&quot;;&quot;.&quot;)">
            <text:p/>
          </table:table-cell>
          <table:table-cell table:style-name="ce6" table:formula="of:=SUBSTITUTE([.L15];&quot;,&quot;;&quot;.&quot;)">
            <text:p/>
          </table:table-cell>
          <table:table-cell table:style-name="ce6" table:formula="of:=SUBSTITUTE([.M15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SUBSTITUTE([.E22];&quot;,&quot;;&quot;.&quot;)" office:value-type="string" office:string-value="    &lt;c gnn=KOM3KOM y=KOM0KOM&gt;3&lt;/c&gt;">
            <text:p><text:s text:c="4"/>&lt;c gnn=KOM3KOM y=KOM0KOM&gt;3&lt;/c&gt;</text:p>
          </table:table-cell>
          <table:table-cell table:style-name="ce9" table:formula="of:=SUBSTITUTE([.D16];&quot;,&quot;;&quot;.&quot;)">
            <text:p/>
          </table:table-cell>
          <table:table-cell table:style-name="ce9" table:formula="of:=SUBSTITUTE([.E$23:.E23];&quot;,&quot;;&quot;.&quot;)" office:value-type="string" office:string-value="    &lt;c gnn=KOM113KOM y=KOM0KOM&gt;14&lt;/c&gt;">
            <text:p><text:s text:c="4"/>&lt;c gnn=KOM113KOM y=KOM0KOM&gt;14&lt;/c&gt;</text:p>
          </table:table-cell>
          <table:table-cell table:style-name="ce6" table:formula="of:=SUBSTITUTE([.F16];&quot;,&quot;;&quot;.&quot;)">
            <text:p/>
          </table:table-cell>
          <table:table-cell table:style-name="ce6" table:formula="of:=SUBSTITUTE([.G16];&quot;,&quot;;&quot;.&quot;)">
            <text:p/>
          </table:table-cell>
          <table:table-cell table:style-name="ce6" table:formula="of:=SUBSTITUTE([.H16];&quot;,&quot;;&quot;.&quot;)">
            <text:p/>
          </table:table-cell>
          <table:table-cell table:style-name="ce6" table:formula="of:=SUBSTITUTE([.I16];&quot;,&quot;;&quot;.&quot;)">
            <text:p/>
          </table:table-cell>
          <table:table-cell table:style-name="ce6" table:formula="of:=SUBSTITUTE([.J16];&quot;,&quot;;&quot;.&quot;)">
            <text:p/>
          </table:table-cell>
          <table:table-cell table:style-name="ce6" table:formula="of:=SUBSTITUTE([.K16];&quot;,&quot;;&quot;.&quot;)">
            <text:p/>
          </table:table-cell>
          <table:table-cell table:style-name="ce6" table:formula="of:=SUBSTITUTE([.L16];&quot;,&quot;;&quot;.&quot;)">
            <text:p/>
          </table:table-cell>
          <table:table-cell table:style-name="ce6" table:formula="of:=SUBSTITUTE([.M16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SUBSTITUTE([.F22];&quot;,&quot;;&quot;.&quot;)" office:value-type="string" office:string-value="    &lt;c gnn=KOM4KOM y=KOM0KOM&gt;4&lt;/c&gt;">
            <text:p><text:s text:c="4"/>&lt;c gnn=KOM4KOM y=KOM0KOM&gt;4&lt;/c&gt;</text:p>
          </table:table-cell>
          <table:table-cell table:style-name="ce9" table:formula="of:=SUBSTITUTE([.D17];&quot;,&quot;;&quot;.&quot;)">
            <text:p/>
          </table:table-cell>
          <table:table-cell table:style-name="ce9" table:formula="of:=SUBSTITUTE([.F$23:.F23];&quot;,&quot;;&quot;.&quot;)" office:value-type="string" office:string-value="    &lt;c gnn=KOM114KOM y=KOM0KOM&gt;15&lt;/c&gt;">
            <text:p><text:s text:c="4"/>&lt;c gnn=KOM114KOM y=KOM0KOM&gt;15&lt;/c&gt;</text:p>
          </table:table-cell>
          <table:table-cell table:style-name="ce6" table:formula="of:=SUBSTITUTE([.F17];&quot;,&quot;;&quot;.&quot;)">
            <text:p/>
          </table:table-cell>
          <table:table-cell table:style-name="ce6" table:formula="of:=SUBSTITUTE([.G17];&quot;,&quot;;&quot;.&quot;)">
            <text:p/>
          </table:table-cell>
          <table:table-cell table:style-name="ce6" table:formula="of:=SUBSTITUTE([.H17];&quot;,&quot;;&quot;.&quot;)">
            <text:p/>
          </table:table-cell>
          <table:table-cell table:style-name="ce6" table:formula="of:=SUBSTITUTE([.I17];&quot;,&quot;;&quot;.&quot;)">
            <text:p/>
          </table:table-cell>
          <table:table-cell table:style-name="ce6" table:formula="of:=SUBSTITUTE([.J17];&quot;,&quot;;&quot;.&quot;)">
            <text:p/>
          </table:table-cell>
          <table:table-cell table:style-name="ce6" table:formula="of:=SUBSTITUTE([.K17];&quot;,&quot;;&quot;.&quot;)">
            <text:p/>
          </table:table-cell>
          <table:table-cell table:style-name="ce6" table:formula="of:=SUBSTITUTE([.L17];&quot;,&quot;;&quot;.&quot;)">
            <text:p/>
          </table:table-cell>
          <table:table-cell table:style-name="ce6" table:formula="of:=SUBSTITUTE([.M17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SUBSTITUTE([.G22];&quot;,&quot;;&quot;.&quot;)" office:value-type="string" office:string-value="    &lt;c gnn=KOM5KOM y=KOM0KOM&gt;5&lt;/c&gt;">
            <text:p><text:s text:c="4"/>&lt;c gnn=KOM5KOM y=KOM0KOM&gt;5&lt;/c&gt;</text:p>
          </table:table-cell>
          <table:table-cell table:style-name="ce9" table:formula="of:=SUBSTITUTE([.D18];&quot;,&quot;;&quot;.&quot;)">
            <text:p/>
          </table:table-cell>
          <table:table-cell table:style-name="ce9" table:formula="of:=SUBSTITUTE([.G$23:.G23];&quot;,&quot;;&quot;.&quot;)" office:value-type="string" office:string-value="    &lt;c gnn=KOM115KOM y=KOM0KOM&gt;16&lt;/c&gt;">
            <text:p><text:s text:c="4"/>&lt;c gnn=KOM115KOM y=KOM0KOM&gt;16&lt;/c&gt;</text:p>
          </table:table-cell>
          <table:table-cell table:style-name="ce6" table:formula="of:=SUBSTITUTE([.F18];&quot;,&quot;;&quot;.&quot;)">
            <text:p/>
          </table:table-cell>
          <table:table-cell table:style-name="ce6" table:formula="of:=SUBSTITUTE([.G18];&quot;,&quot;;&quot;.&quot;)">
            <text:p/>
          </table:table-cell>
          <table:table-cell table:style-name="ce6" table:formula="of:=SUBSTITUTE([.H18];&quot;,&quot;;&quot;.&quot;)">
            <text:p/>
          </table:table-cell>
          <table:table-cell table:style-name="ce6" table:formula="of:=SUBSTITUTE([.I18];&quot;,&quot;;&quot;.&quot;)">
            <text:p/>
          </table:table-cell>
          <table:table-cell table:style-name="ce6" table:formula="of:=SUBSTITUTE([.J18];&quot;,&quot;;&quot;.&quot;)">
            <text:p/>
          </table:table-cell>
          <table:table-cell table:style-name="ce6" table:formula="of:=SUBSTITUTE([.K18];&quot;,&quot;;&quot;.&quot;)">
            <text:p/>
          </table:table-cell>
          <table:table-cell table:style-name="ce6" table:formula="of:=SUBSTITUTE([.L18];&quot;,&quot;;&quot;.&quot;)">
            <text:p/>
          </table:table-cell>
          <table:table-cell table:style-name="ce6" table:formula="of:=SUBSTITUTE([.M18];&quot;,&quot;;&quot;.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SUBSTITUTE([.H22];&quot;,&quot;;&quot;.&quot;)" office:value-type="string" office:string-value="    &lt;c gnn=KOM6KOM y=KOM0KOM&gt;6&lt;/c&gt;">
            <text:p><text:s text:c="4"/>&lt;c gnn=KOM6KOM y=KOM0KOM&gt;6&lt;/c&gt;</text:p>
          </table:table-cell>
          <table:table-cell table:style-name="ce10"/>
          <table:table-cell table:style-name="ce9" table:formula="of:=SUBSTITUTE([.H$23:.H23];&quot;,&quot;;&quot;.&quot;)" office:value-type="string" office:string-value="    &lt;c gnn=KOM116KOM y=KOM0KOM&gt;17&lt;/c&gt;">
            <text:p><text:s text:c="4"/>&lt;c gnn=KOM116KOM y=KOM0KOM&gt;17&lt;/c&gt;</text:p>
          </table:table-cell>
          <table:table-cell table:number-columns-repeated="11"/>
          <table:table-cell table:style-name="ce6" table:formula="of:=SUBSTITUTE([.Q19];&quot;,&quot;;&quot;.&quot;)">
            <text:p/>
          </table:table-cell>
          <table:table-cell table:style-name="ce6" table:formula="of:=SUBSTITUTE([.R19];&quot;,&quot;;&quot;.&quot;)">
            <text:p/>
          </table:table-cell>
          <table:table-cell table:style-name="ce6" table:formula="of:=SUBSTITUTE([.S19];&quot;,&quot;;&quot;.&quot;)">
            <text:p/>
          </table:table-cell>
          <table:table-cell table:style-name="ce6" table:formula="of:=SUBSTITUTE([.T19];&quot;,&quot;;&quot;.&quot;)">
            <text:p/>
          </table:table-cell>
          <table:table-cell table:style-name="ce6" table:formula="of:=SUBSTITUTE([.U19];&quot;,&quot;;&quot;.&quot;)">
            <text:p/>
          </table:table-cell>
          <table:table-cell table:style-name="ce6" table:formula="of:=SUBSTITUTE([.V19];&quot;,&quot;;&quot;.&quot;)">
            <text:p/>
          </table:table-cell>
          <table:table-cell table:style-name="ce6" table:formula="of:=SUBSTITUTE([.W19];&quot;,&quot;;&quot;.&quot;)">
            <text:p/>
          </table:table-cell>
          <table:table-cell table:style-name="ce6" table:formula="of:=SUBSTITUTE([.X19];&quot;,&quot;;&quot;.&quot;)">
            <text:p/>
          </table:table-cell>
          <table:table-cell table:style-name="ce6" table:formula="of:=SUBSTITUTE([.Y19];&quot;,&quot;;&quot;.&quot;)">
            <text:p/>
          </table:table-cell>
          <table:table-cell table:style-name="ce6" table:formula="of:=SUBSTITUTE([.Z19];&quot;,&quot;;&quot;.&quot;)">
            <text:p/>
          </table:table-cell>
          <table:table-cell table:style-name="ce6" table:formula="of:=SUBSTITUTE([.AA19];&quot;,&quot;;&quot;.&quot;)">
            <text:p/>
          </table:table-cell>
          <table:table-cell table:style-name="ce6" table:formula="of:=SUBSTITUTE([.AB19];&quot;,&quot;;&quot;.&quot;)">
            <text:p/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table:formula="of:=SUBSTITUTE([.I22];&quot;,&quot;;&quot;.&quot;)" office:value-type="string" office:string-value="    &lt;c gnn=KOM7KOM y=KOM0KOM&gt;7&lt;/c&gt;">
            <text:p><text:s text:c="4"/>&lt;c gnn=KOM7KOM y=KOM0KOM&gt;7&lt;/c&gt;</text:p>
          </table:table-cell>
          <table:table-cell table:style-name="ce10"/>
          <table:table-cell table:style-name="ce9" table:formula="of:=SUBSTITUTE([.I$23:.I23];&quot;,&quot;;&quot;.&quot;)" office:value-type="string" office:string-value="    &lt;c gnn=KOM117KOM y=KOM0KOM&gt;18&lt;/c&gt;">
            <text:p><text:s text:c="4"/>&lt;c gnn=KOM117KOM y=KOM0KOM&gt;18&lt;/c&gt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SUBSTITUTE([.J22];&quot;,&quot;;&quot;.&quot;)" office:value-type="string" office:string-value="    &lt;c gnn=KOM8KOM y=KOM0KOM&gt;8&lt;/c&gt;">
            <text:p><text:s text:c="4"/>&lt;c gnn=KOM8KOM y=KOM0KOM&gt;8&lt;/c&gt;</text:p>
          </table:table-cell>
          <table:table-cell table:style-name="ce10"/>
          <table:table-cell table:style-name="ce9" table:formula="of:=SUBSTITUTE([.J$23];&quot;,&quot;;&quot;.&quot;)" office:value-type="string" office:string-value="    &lt;c gnn=KOM118KOM y=KOM0KOM&gt;19&lt;/c&gt;">
            <text:p><text:s text:c="4"/>&lt;c gnn=KOM118KOM y=KOM0KOM&gt;19&lt;/c&gt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SUBSTITUTE([.K22];&quot;,&quot;;&quot;.&quot;)" office:value-type="string" office:string-value="    &lt;c gnn=KOM9KOM y=KOM0KOM&gt;9&lt;/c&gt;">
            <text:p><text:s text:c="4"/>&lt;c gnn=KOM9KOM y=KOM0KOM&gt;9&lt;/c&gt;</text:p>
          </table:table-cell>
          <table:table-cell table:style-name="ce10"/>
          <table:table-cell table:style-name="ce9" table:formula="of:=SUBSTITUTE([.K$23];&quot;,&quot;;&quot;.&quot;)" office:value-type="string" office:string-value="    &lt;c gnn=KOM119KOM y=KOM0KOM&gt;20&lt;/c&gt;">
            <text:p><text:s text:c="4"/>&lt;c gnn=KOM119KOM y=KOM0KOM&gt;20&lt;/c&gt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SUBSTITUTE([.L22];&quot;,&quot;;&quot;.&quot;)" office:value-type="string" office:string-value="    &lt;c gnn=KOM10KOM y=KOM0KOM&gt;10&lt;/c&gt;">
            <text:p><text:s text:c="4"/>&lt;c gnn=KOM10KOM y=KOM0KOM&gt;10&lt;/c&gt;</text:p>
          </table:table-cell>
          <table:table-cell table:style-name="ce10"/>
          <table:table-cell table:style-name="ce9" table:formula="of:=SUBSTITUTE([.L$23];&quot;,&quot;;&quot;.&quot;)" office:value-type="string" office:string-value="    &lt;c gnn=KOM120KOM y=KOM0KOM&gt;21&lt;/c&gt;">
            <text:p><text:s text:c="4"/>&lt;c gnn=KOM120KOM y=KOM0KOM&gt;21&lt;/c&gt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SUBSTITUTE([.M22];&quot;,&quot;;&quot;.&quot;)" office:value-type="string" office:string-value="    &lt;c gnn=KOM11KOM y=KOM0KOM&gt;11&lt;/c&gt;">
            <text:p><text:s text:c="4"/>&lt;c gnn=KOM11KOM y=KOM0KOM&gt;11&lt;/c&gt;</text:p>
          </table:table-cell>
          <table:table-cell table:style-name="ce10"/>
          <table:table-cell table:style-name="ce9" table:formula="of:=SUBSTITUTE([.M$23];&quot;,&quot;;&quot;.&quot;)" office:value-type="string" office:string-value="    &lt;c gnn=KOM121KOM y=KOM0KOM&gt;22&lt;/c&gt;">
            <text:p><text:s text:c="4"/>&lt;c gnn=KOM121KOM y=KOM0KOM&gt;22&lt;/c&gt;</text:p>
          </table:table-cell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e" table:style-name="ta1" table:print="false"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2" table:number-columns-repeated="13" table:default-cell-style-name="Default"/>
        <table:table-column table:style-name="co3" table:number-columns-repeated="1000" table:default-cell-style-name="Default"/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4" office:value-type="string">
            <text:p>&lt;e gnn="25 23 20" m="1" et="1"&gt;1&lt;/e&gt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>
            <text:p>&lt;n x="4.0000000000" y="4.0000000000"&gt;1&lt;/n&gt;</text:p>
          </table:table-cell>
          <table:table-cell table:number-columns-repeated="2"/>
          <table:table-cell office:value-type="string">
            <text:p>X...Knotennr links oben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9"/>
          <table:table-cell table:number-columns-repeated="12"/>
          <table:table-cell table:style-name="ce1" table:number-columns-repeated="999"/>
        </table:table-row>
        <table:table-row table:style-name="ro1">
          <table:table-cell office:value-type="string">
            <text:p>Enr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Enr</text:p>
          </table:table-cell>
          <table:table-cell table:style-name="ce1" office:value-type="string">
            <text:p>X</text:p>
          </table:table-cell>
          <table:table-cell table:style-name="ce1" table:number-columns-repeated="6"/>
          <table:table-cell table:number-columns-repeated="12"/>
          <table:table-cell table:style-name="ce1"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5" table:formula="of:=IF([.$A6]&gt;=1;CONCATENATE(&quot;    &lt;e gnn=KOM&quot;;[.$B6];&quot; &quot;;[.$B6]+22;&quot; &quot;;[.$B6]+2;&quot; &quot;;[.$B6]+11;&quot; &quot;;[.$B6]+12;&quot; &quot;;[.$B6]+1;&quot;KOM m=KOM1KOM et=KOM1KOM &gt;&quot;;[.$A6];&quot;&lt;/e&gt;&quot;);&quot;&quot;)" office:value-type="string" office:string-value="    &lt;e gnn=KOM1 23 3 12 13 2KOM m=KOM1KOM et=KOM1KOM &gt;1&lt;/e&gt;">
            <text:p><text:s text:c="4"/>&lt;e gnn=KOM1 23 3 12 13 2KOM m=KOM1KOM et=KOM1KOM &gt;1&lt;/e&gt;</text:p>
          </table:table-cell>
          <table:table-cell table:style-name="ce1" table:formula="of:=IF([.A6]&gt;=1;[.A6]+100;-1)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style-name="ce5"/>
          <table:table-cell table:style-name="ce5"/>
          <table:table-cell table:style-name="ce6" table:formula="of:=SUBSTITUTE([.$C6];&quot;,&quot;;&quot;.&quot;)" office:value-type="string" office:string-value="    &lt;e gnn=KOM1 23 3 12 13 2KOM m=KOM1KOM et=KOM1KOM &gt;1&lt;/e&gt;">
            <text:p><text:s text:c="4"/>&lt;e gnn=KOM1 23 3 12 13 2KOM m=KOM1KOM et=KOM1KOM &gt;1&lt;/e&gt;</text:p>
          </table:table-cell>
          <table:table-cell table:style-name="ce6" table:formula="of:=SUBSTITUTE([.$F6];&quot;,&quot;;&quot;.&quot;)">
            <text:p/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5" table:formula="of:=IF([.$A7]&gt;=1;CONCATENATE(&quot;    &lt;e gnn=KOM&quot;;[.$B7];&quot; &quot;;[.$B7]+22;&quot; &quot;;[.$B7]+2;&quot; &quot;;[.$B7]+11;&quot; &quot;;[.$B7]+12;&quot; &quot;;[.$B7]+1;&quot;KOM m=KOM1KOM et=KOM1KOM &gt;&quot;;[.$A7];&quot;&lt;/e&gt;&quot;);&quot;&quot;)" office:value-type="string" office:string-value="    &lt;e gnn=KOM3 25 5 14 15 4KOM m=KOM1KOM et=KOM1KOM &gt;2&lt;/e&gt;">
            <text:p><text:s text:c="4"/>&lt;e gnn=KOM3 25 5 14 15 4KOM m=KOM1KOM et=KOM1KOM &gt;2&lt;/e&gt;</text:p>
          </table:table-cell>
          <table:table-cell table:style-name="ce1" table:formula="of:=IF([.A7]&gt;=1;[.A7]+100;-1)" office:value-type="float" office:value="102">
            <text:p>102</text:p>
          </table:table-cell>
          <table:table-cell table:style-name="ce3" office:value-type="float" office:value="2">
            <text:p>2</text:p>
          </table:table-cell>
          <table:table-cell table:style-name="ce5"/>
          <table:table-cell table:style-name="ce5"/>
          <table:table-cell table:style-name="ce6" table:formula="of:=SUBSTITUTE([.$C7];&quot;,&quot;;&quot;.&quot;)" office:value-type="string" office:string-value="    &lt;e gnn=KOM3 25 5 14 15 4KOM m=KOM1KOM et=KOM1KOM &gt;2&lt;/e&gt;">
            <text:p><text:s text:c="4"/>&lt;e gnn=KOM3 25 5 14 15 4KOM m=KOM1KOM et=KOM1KOM &gt;2&lt;/e&gt;</text:p>
          </table:table-cell>
          <table:table-cell table:style-name="ce6" table:formula="of:=SUBSTITUTE([.$F7];&quot;,&quot;;&quot;.&quot;)">
            <text:p/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5" table:formula="of:=IF([.$A8]&gt;=1;CONCATENATE(&quot;    &lt;e gnn=KOM&quot;;[.$B8];&quot; &quot;;[.$B8]+22;&quot; &quot;;[.$B8]+2;&quot; &quot;;[.$B8]+11;&quot; &quot;;[.$B8]+12;&quot; &quot;;[.$B8]+1;&quot;KOM m=KOM1KOM et=KOM1KOM &gt;&quot;;[.$A8];&quot;&lt;/e&gt;&quot;);&quot;&quot;)" office:value-type="string" office:string-value="    &lt;e gnn=KOM5 27 7 16 17 6KOM m=KOM1KOM et=KOM1KOM &gt;3&lt;/e&gt;">
            <text:p><text:s text:c="4"/>&lt;e gnn=KOM5 27 7 16 17 6KOM m=KOM1KOM et=KOM1KOM &gt;3&lt;/e&gt;</text:p>
          </table:table-cell>
          <table:table-cell table:style-name="ce1" table:formula="of:=IF([.A8]&gt;=1;[.A8]+100;-1)" office:value-type="float" office:value="103">
            <text:p>103</text:p>
          </table:table-cell>
          <table:table-cell table:style-name="ce3" office:value-type="float" office:value="3">
            <text:p>3</text:p>
          </table:table-cell>
          <table:table-cell table:style-name="ce5"/>
          <table:table-cell table:style-name="ce5"/>
          <table:table-cell table:style-name="ce6" table:formula="of:=SUBSTITUTE([.$C8];&quot;,&quot;;&quot;.&quot;)" office:value-type="string" office:string-value="    &lt;e gnn=KOM5 27 7 16 17 6KOM m=KOM1KOM et=KOM1KOM &gt;3&lt;/e&gt;">
            <text:p><text:s text:c="4"/>&lt;e gnn=KOM5 27 7 16 17 6KOM m=KOM1KOM et=KOM1KOM &gt;3&lt;/e&gt;</text:p>
          </table:table-cell>
          <table:table-cell table:style-name="ce6" table:formula="of:=SUBSTITUTE([.$F8];&quot;,&quot;;&quot;.&quot;)">
            <text:p/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5" table:formula="of:=IF([.$A9]&gt;=1;CONCATENATE(&quot;    &lt;e gnn=KOM&quot;;[.$B9];&quot; &quot;;[.$B9]+22;&quot; &quot;;[.$B9]+2;&quot; &quot;;[.$B9]+11;&quot; &quot;;[.$B9]+12;&quot; &quot;;[.$B9]+1;&quot;KOM m=KOM1KOM et=KOM1KOM &gt;&quot;;[.$A9];&quot;&lt;/e&gt;&quot;);&quot;&quot;)" office:value-type="string" office:string-value="    &lt;e gnn=KOM7 29 9 18 19 8KOM m=KOM1KOM et=KOM1KOM &gt;4&lt;/e&gt;">
            <text:p><text:s text:c="4"/>&lt;e gnn=KOM7 29 9 18 19 8KOM m=KOM1KOM et=KOM1KOM &gt;4&lt;/e&gt;</text:p>
          </table:table-cell>
          <table:table-cell table:style-name="ce1" table:formula="of:=IF([.A9]&gt;=1;[.A9]+100;-1)" office:value-type="float" office:value="104">
            <text:p>104</text:p>
          </table:table-cell>
          <table:table-cell table:style-name="ce3" office:value-type="float" office:value="4">
            <text:p>4</text:p>
          </table:table-cell>
          <table:table-cell table:style-name="ce5"/>
          <table:table-cell table:style-name="ce5"/>
          <table:table-cell table:style-name="ce6" table:formula="of:=SUBSTITUTE([.$C9];&quot;,&quot;;&quot;.&quot;)" office:value-type="string" office:string-value="    &lt;e gnn=KOM7 29 9 18 19 8KOM m=KOM1KOM et=KOM1KOM &gt;4&lt;/e&gt;">
            <text:p><text:s text:c="4"/>&lt;e gnn=KOM7 29 9 18 19 8KOM m=KOM1KOM et=KOM1KOM &gt;4&lt;/e&gt;</text:p>
          </table:table-cell>
          <table:table-cell table:style-name="ce6" table:formula="of:=SUBSTITUTE([.$F9];&quot;,&quot;;&quot;.&quot;)">
            <text:p/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5" table:formula="of:=IF([.$A10]&gt;=1;CONCATENATE(&quot;    &lt;e gnn=KOM&quot;;[.$B10];&quot; &quot;;[.$B10]+22;&quot; &quot;;[.$B10]+2;&quot; &quot;;[.$B10]+11;&quot; &quot;;[.$B10]+12;&quot; &quot;;[.$B10]+1;&quot;KOM m=KOM1KOM et=KOM1KOM &gt;&quot;;[.$A10];&quot;&lt;/e&gt;&quot;);&quot;&quot;)" office:value-type="string" office:string-value="    &lt;e gnn=KOM9 31 11 20 21 10KOM m=KOM1KOM et=KOM1KOM &gt;5&lt;/e&gt;">
            <text:p><text:s text:c="4"/>&lt;e gnn=KOM9 31 11 20 21 10KOM m=KOM1KOM et=KOM1KOM &gt;5&lt;/e&gt;</text:p>
          </table:table-cell>
          <table:table-cell table:style-name="ce1" table:formula="of:=IF([.A10]&gt;=1;[.A10]+100;-1)" office:value-type="float" office:value="105">
            <text:p>105</text:p>
          </table:table-cell>
          <table:table-cell table:style-name="ce3" office:value-type="float" office:value="5">
            <text:p>5</text:p>
          </table:table-cell>
          <table:table-cell table:style-name="ce5"/>
          <table:table-cell table:style-name="ce5"/>
          <table:table-cell table:style-name="ce6" table:formula="of:=SUBSTITUTE([.$C10];&quot;,&quot;;&quot;.&quot;)" office:value-type="string" office:string-value="    &lt;e gnn=KOM9 31 11 20 21 10KOM m=KOM1KOM et=KOM1KOM &gt;5&lt;/e&gt;">
            <text:p><text:s text:c="4"/>&lt;e gnn=KOM9 31 11 20 21 10KOM m=KOM1KOM et=KOM1KOM &gt;5&lt;/e&gt;</text:p>
          </table:table-cell>
          <table:table-cell table:style-name="ce6" table:formula="of:=SUBSTITUTE([.$F10];&quot;,&quot;;&quot;.&quot;)">
            <text:p/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3"/>
          <table:table-cell table:style-name="ce5" table:formula="of:=IF([.$A11]&gt;=1;CONCATENATE(&quot;    &lt;e gnn=KOM&quot;;[.$B11];&quot; &quot;;[.$B11]+22;&quot; &quot;;[.$B11]+2;&quot; &quot;;[.$B11]+11;&quot; &quot;;[.$B11]+12;&quot; &quot;;[.$B11]+1;&quot;KOM m=KOM1KOM et=KOM1KOM &gt;&quot;;[.$A11];&quot;&lt;/e&gt;&quot;);&quot;&quot;)">
            <text:p/>
          </table:table-cell>
          <table:table-cell table:style-name="ce1" table:formula="of:=IF([.A11]&gt;=1;[.A11]+100;-1)" office:value-type="float" office:value="-1">
            <text:p>-1</text:p>
          </table:table-cell>
          <table:table-cell table:style-name="ce3" office:value-type="float" office:value="6">
            <text:p>6</text:p>
          </table:table-cell>
          <table:table-cell table:style-name="ce5"/>
          <table:table-cell table:style-name="ce5"/>
          <table:table-cell table:style-name="ce6" table:formula="of:=SUBSTITUTE([.$C11];&quot;,&quot;;&quot;.&quot;)">
            <text:p/>
          </table:table-cell>
          <table:table-cell table:style-name="ce6" table:formula="of:=SUBSTITUTE([.$F11];&quot;,&quot;;&quot;.&quot;)">
            <text:p/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23">
            <text:p>23</text:p>
          </table:table-cell>
          <table:table-cell table:style-name="ce5" table:formula="of:=IF([.$A12]&gt;=1;CONCATENATE(&quot;    &lt;e gnn=KOM&quot;;[.$B12];&quot; &quot;;[.$B12]+22;&quot; &quot;;[.$B12]+2;&quot; &quot;;[.$B12]+11;&quot; &quot;;[.$B12]+12;&quot; &quot;;[.$B12]+1;&quot;KOM m=KOM1KOM et=KOM1KOM &gt;&quot;;[.$A12];&quot;&lt;/e&gt;&quot;);&quot;&quot;)" office:value-type="string" office:string-value="    &lt;e gnn=KOM23 45 25 34 35 24KOM m=KOM1KOM et=KOM1KOM &gt;6&lt;/e&gt;">
            <text:p><text:s text:c="4"/>&lt;e gnn=KOM23 45 25 34 35 24KOM m=KOM1KOM et=KOM1KOM &gt;6&lt;/e&gt;</text:p>
          </table:table-cell>
          <table:table-cell table:style-name="ce1" table:formula="of:=IF([.A12]&gt;=1;[.A12]+100;-1)" office:value-type="float" office:value="106">
            <text:p>106</text:p>
          </table:table-cell>
          <table:table-cell table:style-name="ce3" office:value-type="float" office:value="7">
            <text:p>7</text:p>
          </table:table-cell>
          <table:table-cell table:style-name="ce5"/>
          <table:table-cell table:style-name="ce5"/>
          <table:table-cell table:style-name="ce6" table:formula="of:=SUBSTITUTE([.$C12];&quot;,&quot;;&quot;.&quot;)" office:value-type="string" office:string-value="    &lt;e gnn=KOM23 45 25 34 35 24KOM m=KOM1KOM et=KOM1KOM &gt;6&lt;/e&gt;">
            <text:p><text:s text:c="4"/>&lt;e gnn=KOM23 45 25 34 35 24KOM m=KOM1KOM et=KOM1KOM &gt;6&lt;/e&gt;</text:p>
          </table:table-cell>
          <table:table-cell table:style-name="ce6" table:formula="of:=SUBSTITUTE([.$F12];&quot;,&quot;;&quot;.&quot;)">
            <text:p/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25">
            <text:p>25</text:p>
          </table:table-cell>
          <table:table-cell table:style-name="ce5" table:formula="of:=IF([.$A13]&gt;=1;CONCATENATE(&quot;    &lt;e gnn=KOM&quot;;[.$B13];&quot; &quot;;[.$B13]+22;&quot; &quot;;[.$B13]+2;&quot; &quot;;[.$B13]+11;&quot; &quot;;[.$B13]+12;&quot; &quot;;[.$B13]+1;&quot;KOM m=KOM1KOM et=KOM1KOM &gt;&quot;;[.$A13];&quot;&lt;/e&gt;&quot;);&quot;&quot;)" office:value-type="string" office:string-value="    &lt;e gnn=KOM25 47 27 36 37 26KOM m=KOM1KOM et=KOM1KOM &gt;7&lt;/e&gt;">
            <text:p><text:s text:c="4"/>&lt;e gnn=KOM25 47 27 36 37 26KOM m=KOM1KOM et=KOM1KOM &gt;7&lt;/e&gt;</text:p>
          </table:table-cell>
          <table:table-cell table:style-name="ce1" table:formula="of:=IF([.A13]&gt;=1;[.A13]+100;-1)" office:value-type="float" office:value="107">
            <text:p>107</text:p>
          </table:table-cell>
          <table:table-cell table:style-name="ce3" office:value-type="float" office:value="8">
            <text:p>8</text:p>
          </table:table-cell>
          <table:table-cell table:style-name="ce5"/>
          <table:table-cell table:style-name="ce5"/>
          <table:table-cell table:style-name="ce6" table:formula="of:=SUBSTITUTE([.$C13];&quot;,&quot;;&quot;.&quot;)" office:value-type="string" office:string-value="    &lt;e gnn=KOM25 47 27 36 37 26KOM m=KOM1KOM et=KOM1KOM &gt;7&lt;/e&gt;">
            <text:p><text:s text:c="4"/>&lt;e gnn=KOM25 47 27 36 37 26KOM m=KOM1KOM et=KOM1KOM &gt;7&lt;/e&gt;</text:p>
          </table:table-cell>
          <table:table-cell table:style-name="ce6" table:formula="of:=SUBSTITUTE([.$F13];&quot;,&quot;;&quot;.&quot;)">
            <text:p/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5" table:formula="of:=IF([.$A14]&gt;=1;CONCATENATE(&quot;    &lt;e gnn=KOM&quot;;[.$B14];&quot; &quot;;[.$B14]+22;&quot; &quot;;[.$B14]+2;&quot; &quot;;[.$B14]+11;&quot; &quot;;[.$B14]+12;&quot; &quot;;[.$B14]+1;&quot;KOM m=KOM1KOM et=KOM1KOM &gt;&quot;;[.$A14];&quot;&lt;/e&gt;&quot;);&quot;&quot;)" office:value-type="string" office:string-value="    &lt;e gnn=KOM27 49 29 38 39 28KOM m=KOM1KOM et=KOM1KOM &gt;8&lt;/e&gt;">
            <text:p><text:s text:c="4"/>&lt;e gnn=KOM27 49 29 38 39 28KOM m=KOM1KOM et=KOM1KOM &gt;8&lt;/e&gt;</text:p>
          </table:table-cell>
          <table:table-cell table:style-name="ce1" table:formula="of:=IF([.A14]&gt;=1;[.A14]+100;-1)" office:value-type="float" office:value="108">
            <text:p>108</text:p>
          </table:table-cell>
          <table:table-cell table:style-name="ce3" office:value-type="float" office:value="9">
            <text:p>9</text:p>
          </table:table-cell>
          <table:table-cell table:style-name="ce5"/>
          <table:table-cell table:style-name="ce5"/>
          <table:table-cell table:style-name="ce6" table:formula="of:=SUBSTITUTE([.$C14];&quot;,&quot;;&quot;.&quot;)" office:value-type="string" office:string-value="    &lt;e gnn=KOM27 49 29 38 39 28KOM m=KOM1KOM et=KOM1KOM &gt;8&lt;/e&gt;">
            <text:p><text:s text:c="4"/>&lt;e gnn=KOM27 49 29 38 39 28KOM m=KOM1KOM et=KOM1KOM &gt;8&lt;/e&gt;</text:p>
          </table:table-cell>
          <table:table-cell table:style-name="ce6" table:formula="of:=SUBSTITUTE([.$F14];&quot;,&quot;;&quot;.&quot;)">
            <text:p/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float" office:value="29">
            <text:p>29</text:p>
          </table:table-cell>
          <table:table-cell table:style-name="ce5" table:formula="of:=IF([.$A15]&gt;=1;CONCATENATE(&quot;    &lt;e gnn=KOM&quot;;[.$B15];&quot; &quot;;[.$B15]+22;&quot; &quot;;[.$B15]+2;&quot; &quot;;[.$B15]+11;&quot; &quot;;[.$B15]+12;&quot; &quot;;[.$B15]+1;&quot;KOM m=KOM1KOM et=KOM1KOM &gt;&quot;;[.$A15];&quot;&lt;/e&gt;&quot;);&quot;&quot;)" office:value-type="string" office:string-value="    &lt;e gnn=KOM29 51 31 40 41 30KOM m=KOM1KOM et=KOM1KOM &gt;9&lt;/e&gt;">
            <text:p><text:s text:c="4"/>&lt;e gnn=KOM29 51 31 40 41 30KOM m=KOM1KOM et=KOM1KOM &gt;9&lt;/e&gt;</text:p>
          </table:table-cell>
          <table:table-cell table:style-name="ce1" table:formula="of:=IF([.A15]&gt;=1;[.A15]+100;-1)" office:value-type="float" office:value="109">
            <text:p>109</text:p>
          </table:table-cell>
          <table:table-cell table:style-name="ce3" office:value-type="float" office:value="10">
            <text:p>10</text:p>
          </table:table-cell>
          <table:table-cell table:style-name="ce5"/>
          <table:table-cell table:style-name="ce5"/>
          <table:table-cell table:style-name="ce6" table:formula="of:=SUBSTITUTE([.$C15];&quot;,&quot;;&quot;.&quot;)" office:value-type="string" office:string-value="    &lt;e gnn=KOM29 51 31 40 41 30KOM m=KOM1KOM et=KOM1KOM &gt;9&lt;/e&gt;">
            <text:p><text:s text:c="4"/>&lt;e gnn=KOM29 51 31 40 41 30KOM m=KOM1KOM et=KOM1KOM &gt;9&lt;/e&gt;</text:p>
          </table:table-cell>
          <table:table-cell table:style-name="ce6" table:formula="of:=SUBSTITUTE([.$F15];&quot;,&quot;;&quot;.&quot;)">
            <text:p/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5" table:formula="of:=IF([.$A16]&gt;=1;CONCATENATE(&quot;    &lt;e gnn=KOM&quot;;[.$B16];&quot; &quot;;[.$B16]+22;&quot; &quot;;[.$B16]+2;&quot; &quot;;[.$B16]+11;&quot; &quot;;[.$B16]+12;&quot; &quot;;[.$B16]+1;&quot;KOM m=KOM1KOM et=KOM1KOM &gt;&quot;;[.$A16];&quot;&lt;/e&gt;&quot;);&quot;&quot;)" office:value-type="string" office:string-value="    &lt;e gnn=KOM31 53 33 42 43 32KOM m=KOM1KOM et=KOM1KOM &gt;10&lt;/e&gt;">
            <text:p><text:s text:c="4"/>&lt;e gnn=KOM31 53 33 42 43 32KOM m=KOM1KOM et=KOM1KOM &gt;10&lt;/e&gt;</text:p>
          </table:table-cell>
          <table:table-cell table:style-name="ce1" table:formula="of:=IF([.A16]&gt;=1;[.A16]+100;-1)" office:value-type="float" office:value="110">
            <text:p>110</text:p>
          </table:table-cell>
          <table:table-cell table:style-name="ce3" office:value-type="float" office:value="11">
            <text:p>11</text:p>
          </table:table-cell>
          <table:table-cell table:style-name="ce5"/>
          <table:table-cell table:style-name="ce5"/>
          <table:table-cell table:style-name="ce6" table:formula="of:=SUBSTITUTE([.$C16];&quot;,&quot;;&quot;.&quot;)" office:value-type="string" office:string-value="    &lt;e gnn=KOM31 53 33 42 43 32KOM m=KOM1KOM et=KOM1KOM &gt;10&lt;/e&gt;">
            <text:p><text:s text:c="4"/>&lt;e gnn=KOM31 53 33 42 43 32KOM m=KOM1KOM et=KOM1KOM &gt;10&lt;/e&gt;</text:p>
          </table:table-cell>
          <table:table-cell table:style-name="ce6" table:formula="of:=SUBSTITUTE([.$F16];&quot;,&quot;;&quot;.&quot;)">
            <text:p/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3"/>
          <table:table-cell table:style-name="ce5" table:formula="of:=IF([.$A17]&gt;=1;CONCATENATE(&quot;    &lt;e gnn=KOM&quot;;[.$B17];&quot; &quot;;[.$B17]+22;&quot; &quot;;[.$B17]+2;&quot; &quot;;[.$B17]+11;&quot; &quot;;[.$B17]+12;&quot; &quot;;[.$B17]+1;&quot;KOM m=KOM1KOM et=KOM1KOM &gt;&quot;;[.$A17];&quot;&lt;/e&gt;&quot;);&quot;&quot;)">
            <text:p/>
          </table:table-cell>
          <table:table-cell table:style-name="ce1" table:formula="of:=IF([.A17]&gt;=1;[.A17]+100;-1)" office:value-type="float" office:value="-1">
            <text:p>-1</text:p>
          </table:table-cell>
          <table:table-cell table:style-name="ce3" office:value-type="float" office:value="12">
            <text:p>12</text:p>
          </table:table-cell>
          <table:table-cell table:style-name="ce5"/>
          <table:table-cell/>
          <table:table-cell table:style-name="ce6" table:formula="of:=SUBSTITUTE([.$C17];&quot;,&quot;;&quot;.&quot;)">
            <text:p/>
          </table:table-cell>
          <table:table-cell table:style-name="ce6" table:formula="of:=SUBSTITUTE([.$F17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5" table:formula="of:=IF([.$A18]&gt;=1;CONCATENATE(&quot;    &lt;e gnn=KOM&quot;;[.$B18];&quot; &quot;;[.$B18]+22;&quot; &quot;;[.$B18]+2;&quot; &quot;;[.$B18]+11;&quot; &quot;;[.$B18]+12;&quot; &quot;;[.$B18]+1;&quot;KOM m=KOM1KOM et=KOM1KOM &gt;&quot;;[.$A18];&quot;&lt;/e&gt;&quot;);&quot;&quot;)" office:value-type="string" office:string-value="    &lt;e gnn=KOM45 67 47 56 57 46KOM m=KOM1KOM et=KOM1KOM &gt;11&lt;/e&gt;">
            <text:p><text:s text:c="4"/>&lt;e gnn=KOM45 67 47 56 57 46KOM m=KOM1KOM et=KOM1KOM &gt;11&lt;/e&gt;</text:p>
          </table:table-cell>
          <table:table-cell table:style-name="ce1" table:formula="of:=IF([.A18]&gt;=1;[.A18]+100;-1)" office:value-type="float" office:value="111">
            <text:p>111</text:p>
          </table:table-cell>
          <table:table-cell table:style-name="ce3" office:value-type="float" office:value="13">
            <text:p>13</text:p>
          </table:table-cell>
          <table:table-cell table:style-name="ce5"/>
          <table:table-cell/>
          <table:table-cell table:style-name="ce6" table:formula="of:=SUBSTITUTE([.$C18];&quot;,&quot;;&quot;.&quot;)" office:value-type="string" office:string-value="    &lt;e gnn=KOM45 67 47 56 57 46KOM m=KOM1KOM et=KOM1KOM &gt;11&lt;/e&gt;">
            <text:p><text:s text:c="4"/>&lt;e gnn=KOM45 67 47 56 57 46KOM m=KOM1KOM et=KOM1KOM &gt;11&lt;/e&gt;</text:p>
          </table:table-cell>
          <table:table-cell table:style-name="ce6" table:formula="of:=SUBSTITUTE([.$F18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47">
            <text:p>47</text:p>
          </table:table-cell>
          <table:table-cell table:style-name="ce5" table:formula="of:=IF([.$A19]&gt;=1;CONCATENATE(&quot;    &lt;e gnn=KOM&quot;;[.$B19];&quot; &quot;;[.$B19]+22;&quot; &quot;;[.$B19]+2;&quot; &quot;;[.$B19]+11;&quot; &quot;;[.$B19]+12;&quot; &quot;;[.$B19]+1;&quot;KOM m=KOM1KOM et=KOM1KOM &gt;&quot;;[.$A19];&quot;&lt;/e&gt;&quot;);&quot;&quot;)" office:value-type="string" office:string-value="    &lt;e gnn=KOM47 69 49 58 59 48KOM m=KOM1KOM et=KOM1KOM &gt;12&lt;/e&gt;">
            <text:p><text:s text:c="4"/>&lt;e gnn=KOM47 69 49 58 59 48KOM m=KOM1KOM et=KOM1KOM &gt;12&lt;/e&gt;</text:p>
          </table:table-cell>
          <table:table-cell table:style-name="ce1" table:formula="of:=IF([.A19]&gt;=1;[.A19]+100;-1)" office:value-type="float" office:value="112">
            <text:p>112</text:p>
          </table:table-cell>
          <table:table-cell table:style-name="ce3" office:value-type="float" office:value="14">
            <text:p>14</text:p>
          </table:table-cell>
          <table:table-cell table:style-name="ce5"/>
          <table:table-cell/>
          <table:table-cell table:style-name="ce6" table:formula="of:=SUBSTITUTE([.$C19];&quot;,&quot;;&quot;.&quot;)" office:value-type="string" office:string-value="    &lt;e gnn=KOM47 69 49 58 59 48KOM m=KOM1KOM et=KOM1KOM &gt;12&lt;/e&gt;">
            <text:p><text:s text:c="4"/>&lt;e gnn=KOM47 69 49 58 59 48KOM m=KOM1KOM et=KOM1KOM &gt;12&lt;/e&gt;</text:p>
          </table:table-cell>
          <table:table-cell table:style-name="ce6" table:formula="of:=SUBSTITUTE([.$F19];&quot;,&quot;;&quot;.&quot;)">
            <text:p/>
          </table:table-cell>
          <table:table-cell table:number-columns-repeated="5"/>
          <table:table-cell table:number-columns-repeated="12"/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float" office:value="49">
            <text:p>49</text:p>
          </table:table-cell>
          <table:table-cell table:style-name="ce5" table:formula="of:=IF([.$A20]&gt;=1;CONCATENATE(&quot;    &lt;e gnn=KOM&quot;;[.$B20];&quot; &quot;;[.$B20]+22;&quot; &quot;;[.$B20]+2;&quot; &quot;;[.$B20]+11;&quot; &quot;;[.$B20]+12;&quot; &quot;;[.$B20]+1;&quot;KOM m=KOM1KOM et=KOM1KOM &gt;&quot;;[.$A20];&quot;&lt;/e&gt;&quot;);&quot;&quot;)" office:value-type="string" office:string-value="    &lt;e gnn=KOM49 71 51 60 61 50KOM m=KOM1KOM et=KOM1KOM &gt;13&lt;/e&gt;">
            <text:p><text:s text:c="4"/>&lt;e gnn=KOM49 71 51 60 61 50KOM m=KOM1KOM et=KOM1KOM &gt;13&lt;/e&gt;</text:p>
          </table:table-cell>
          <table:table-cell table:style-name="ce1" table:formula="of:=IF([.A20]&gt;=1;[.A20]+100;-1)" office:value-type="float" office:value="113">
            <text:p>113</text:p>
          </table:table-cell>
          <table:table-cell table:style-name="ce3" office:value-type="float" office:value="15">
            <text:p>15</text:p>
          </table:table-cell>
          <table:table-cell table:style-name="ce5"/>
          <table:table-cell table:style-name="ce6"/>
          <table:table-cell table:style-name="ce6" table:formula="of:=SUBSTITUTE([.$C20];&quot;,&quot;;&quot;.&quot;)" office:value-type="string" office:string-value="    &lt;e gnn=KOM49 71 51 60 61 50KOM m=KOM1KOM et=KOM1KOM &gt;13&lt;/e&gt;">
            <text:p><text:s text:c="4"/>&lt;e gnn=KOM49 71 51 60 61 50KOM m=KOM1KOM et=KOM1KOM &gt;13&lt;/e&gt;</text:p>
          </table:table-cell>
          <table:table-cell table:style-name="ce6" table:formula="of:=SUBSTITUTE([.$F20];&quot;,&quot;;&quot;.&quot;)">
            <text:p/>
          </table:table-cell>
          <table:table-cell table:style-name="ce6" table:number-columns-repeated="3"/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51">
            <text:p>51</text:p>
          </table:table-cell>
          <table:table-cell table:style-name="ce5" table:formula="of:=IF([.$A21]&gt;=1;CONCATENATE(&quot;    &lt;e gnn=KOM&quot;;[.$B21];&quot; &quot;;[.$B21]+22;&quot; &quot;;[.$B21]+2;&quot; &quot;;[.$B21]+11;&quot; &quot;;[.$B21]+12;&quot; &quot;;[.$B21]+1;&quot;KOM m=KOM1KOM et=KOM1KOM &gt;&quot;;[.$A21];&quot;&lt;/e&gt;&quot;);&quot;&quot;)" office:value-type="string" office:string-value="    &lt;e gnn=KOM51 73 53 62 63 52KOM m=KOM1KOM et=KOM1KOM &gt;14&lt;/e&gt;">
            <text:p><text:s text:c="4"/>&lt;e gnn=KOM51 73 53 62 63 52KOM m=KOM1KOM et=KOM1KOM &gt;14&lt;/e&gt;</text:p>
          </table:table-cell>
          <table:table-cell table:style-name="ce1" table:formula="of:=IF([.A21]&gt;=1;[.A21]+100;-1)" office:value-type="float" office:value="114">
            <text:p>114</text:p>
          </table:table-cell>
          <table:table-cell table:style-name="ce3" office:value-type="float" office:value="16">
            <text:p>16</text:p>
          </table:table-cell>
          <table:table-cell table:style-name="ce5"/>
          <table:table-cell table:style-name="ce6"/>
          <table:table-cell table:style-name="ce6" table:formula="of:=SUBSTITUTE([.$C21];&quot;,&quot;;&quot;.&quot;)" office:value-type="string" office:string-value="    &lt;e gnn=KOM51 73 53 62 63 52KOM m=KOM1KOM et=KOM1KOM &gt;14&lt;/e&gt;">
            <text:p><text:s text:c="4"/>&lt;e gnn=KOM51 73 53 62 63 52KOM m=KOM1KOM et=KOM1KOM &gt;14&lt;/e&gt;</text:p>
          </table:table-cell>
          <table:table-cell table:style-name="ce6" table:formula="of:=SUBSTITUTE([.$F21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53">
            <text:p>53</text:p>
          </table:table-cell>
          <table:table-cell table:style-name="ce5" table:formula="of:=IF([.$A22]&gt;=1;CONCATENATE(&quot;    &lt;e gnn=KOM&quot;;[.$B22];&quot; &quot;;[.$B22]+22;&quot; &quot;;[.$B22]+2;&quot; &quot;;[.$B22]+11;&quot; &quot;;[.$B22]+12;&quot; &quot;;[.$B22]+1;&quot;KOM m=KOM1KOM et=KOM1KOM &gt;&quot;;[.$A22];&quot;&lt;/e&gt;&quot;);&quot;&quot;)" office:value-type="string" office:string-value="    &lt;e gnn=KOM53 75 55 64 65 54KOM m=KOM1KOM et=KOM1KOM &gt;15&lt;/e&gt;">
            <text:p><text:s text:c="4"/>&lt;e gnn=KOM53 75 55 64 65 54KOM m=KOM1KOM et=KOM1KOM &gt;15&lt;/e&gt;</text:p>
          </table:table-cell>
          <table:table-cell table:style-name="ce1" table:formula="of:=IF([.A22]&gt;=1;[.A22]+100;-1)" office:value-type="float" office:value="115">
            <text:p>115</text:p>
          </table:table-cell>
          <table:table-cell table:style-name="ce3" office:value-type="float" office:value="17">
            <text:p>17</text:p>
          </table:table-cell>
          <table:table-cell table:style-name="ce5"/>
          <table:table-cell table:style-name="ce6"/>
          <table:table-cell table:style-name="ce6" table:formula="of:=SUBSTITUTE([.$C22];&quot;,&quot;;&quot;.&quot;)" office:value-type="string" office:string-value="    &lt;e gnn=KOM53 75 55 64 65 54KOM m=KOM1KOM et=KOM1KOM &gt;15&lt;/e&gt;">
            <text:p><text:s text:c="4"/>&lt;e gnn=KOM53 75 55 64 65 54KOM m=KOM1KOM et=KOM1KOM &gt;15&lt;/e&gt;</text:p>
          </table:table-cell>
          <table:table-cell table:style-name="ce6" table:formula="of:=SUBSTITUTE([.$F22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/>
          <table:table-cell table:style-name="ce3"/>
          <table:table-cell table:style-name="ce5" table:formula="of:=IF([.$A23]&gt;=1;CONCATENATE(&quot;    &lt;e gnn=KOM&quot;;[.$B23];&quot; &quot;;[.$B23]+22;&quot; &quot;;[.$B23]+2;&quot; &quot;;[.$B23]+11;&quot; &quot;;[.$B23]+12;&quot; &quot;;[.$B23]+1;&quot;KOM m=KOM1KOM et=KOM1KOM &gt;&quot;;[.$A23];&quot;&lt;/e&gt;&quot;);&quot;&quot;)">
            <text:p/>
          </table:table-cell>
          <table:table-cell table:style-name="ce1" table:formula="of:=IF([.A23]&gt;=1;[.A23]+100;-1)" office:value-type="float" office:value="-1">
            <text:p>-1</text:p>
          </table:table-cell>
          <table:table-cell table:style-name="ce3" office:value-type="float" office:value="18">
            <text:p>18</text:p>
          </table:table-cell>
          <table:table-cell table:style-name="ce5"/>
          <table:table-cell table:style-name="ce6"/>
          <table:table-cell table:style-name="ce6" table:formula="of:=SUBSTITUTE([.$C23];&quot;,&quot;;&quot;.&quot;)">
            <text:p/>
          </table:table-cell>
          <table:table-cell table:style-name="ce6" table:formula="of:=SUBSTITUTE([.$F23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67">
            <text:p>67</text:p>
          </table:table-cell>
          <table:table-cell table:style-name="ce5" table:formula="of:=IF([.$A24]&gt;=1;CONCATENATE(&quot;    &lt;e gnn=KOM&quot;;[.$B24];&quot; &quot;;[.$B24]+22;&quot; &quot;;[.$B24]+2;&quot; &quot;;[.$B24]+11;&quot; &quot;;[.$B24]+12;&quot; &quot;;[.$B24]+1;&quot;KOM m=KOM1KOM et=KOM1KOM &gt;&quot;;[.$A24];&quot;&lt;/e&gt;&quot;);&quot;&quot;)" office:value-type="string" office:string-value="    &lt;e gnn=KOM67 89 69 78 79 68KOM m=KOM1KOM et=KOM1KOM &gt;16&lt;/e&gt;">
            <text:p><text:s text:c="4"/>&lt;e gnn=KOM67 89 69 78 79 68KOM m=KOM1KOM et=KOM1KOM &gt;16&lt;/e&gt;</text:p>
          </table:table-cell>
          <table:table-cell table:style-name="ce1" table:formula="of:=IF([.A24]&gt;=1;[.A24]+100;-1)" office:value-type="float" office:value="116">
            <text:p>116</text:p>
          </table:table-cell>
          <table:table-cell table:style-name="ce3" office:value-type="float" office:value="19">
            <text:p>19</text:p>
          </table:table-cell>
          <table:table-cell table:style-name="ce5"/>
          <table:table-cell table:style-name="ce6"/>
          <table:table-cell table:style-name="ce6" table:formula="of:=SUBSTITUTE([.$C24];&quot;,&quot;;&quot;.&quot;)" office:value-type="string" office:string-value="    &lt;e gnn=KOM67 89 69 78 79 68KOM m=KOM1KOM et=KOM1KOM &gt;16&lt;/e&gt;">
            <text:p><text:s text:c="4"/>&lt;e gnn=KOM67 89 69 78 79 68KOM m=KOM1KOM et=KOM1KOM &gt;16&lt;/e&gt;</text:p>
          </table:table-cell>
          <table:table-cell table:style-name="ce6" table:formula="of:=SUBSTITUTE([.$F24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69">
            <text:p>69</text:p>
          </table:table-cell>
          <table:table-cell table:style-name="ce5" table:formula="of:=IF([.$A25]&gt;=1;CONCATENATE(&quot;    &lt;e gnn=KOM&quot;;[.$B25];&quot; &quot;;[.$B25]+22;&quot; &quot;;[.$B25]+2;&quot; &quot;;[.$B25]+11;&quot; &quot;;[.$B25]+12;&quot; &quot;;[.$B25]+1;&quot;KOM m=KOM1KOM et=KOM1KOM &gt;&quot;;[.$A25];&quot;&lt;/e&gt;&quot;);&quot;&quot;)" office:value-type="string" office:string-value="    &lt;e gnn=KOM69 91 71 80 81 70KOM m=KOM1KOM et=KOM1KOM &gt;17&lt;/e&gt;">
            <text:p><text:s text:c="4"/>&lt;e gnn=KOM69 91 71 80 81 70KOM m=KOM1KOM et=KOM1KOM &gt;17&lt;/e&gt;</text:p>
          </table:table-cell>
          <table:table-cell table:style-name="ce1" table:formula="of:=IF([.A25]&gt;=1;[.A25]+100;-1)" office:value-type="float" office:value="117">
            <text:p>117</text:p>
          </table:table-cell>
          <table:table-cell table:style-name="ce3" office:value-type="float" office:value="20">
            <text:p>20</text:p>
          </table:table-cell>
          <table:table-cell table:style-name="ce5"/>
          <table:table-cell table:style-name="ce6"/>
          <table:table-cell table:style-name="ce6" table:formula="of:=SUBSTITUTE([.$C25];&quot;,&quot;;&quot;.&quot;)" office:value-type="string" office:string-value="    &lt;e gnn=KOM69 91 71 80 81 70KOM m=KOM1KOM et=KOM1KOM &gt;17&lt;/e&gt;">
            <text:p><text:s text:c="4"/>&lt;e gnn=KOM69 91 71 80 81 70KOM m=KOM1KOM et=KOM1KOM &gt;17&lt;/e&gt;</text:p>
          </table:table-cell>
          <table:table-cell table:style-name="ce6" table:formula="of:=SUBSTITUTE([.$F25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float" office:value="71">
            <text:p>71</text:p>
          </table:table-cell>
          <table:table-cell table:style-name="ce5" table:formula="of:=IF([.$A26]&gt;=1;CONCATENATE(&quot;    &lt;e gnn=KOM&quot;;[.$B26];&quot; &quot;;[.$B26]+22;&quot; &quot;;[.$B26]+2;&quot; &quot;;[.$B26]+11;&quot; &quot;;[.$B26]+12;&quot; &quot;;[.$B26]+1;&quot;KOM m=KOM1KOM et=KOM1KOM &gt;&quot;;[.$A26];&quot;&lt;/e&gt;&quot;);&quot;&quot;)" office:value-type="string" office:string-value="    &lt;e gnn=KOM71 93 73 82 83 72KOM m=KOM1KOM et=KOM1KOM &gt;18&lt;/e&gt;">
            <text:p><text:s text:c="4"/>&lt;e gnn=KOM71 93 73 82 83 72KOM m=KOM1KOM et=KOM1KOM &gt;18&lt;/e&gt;</text:p>
          </table:table-cell>
          <table:table-cell table:style-name="ce1" table:formula="of:=IF([.A26]&gt;=1;[.A26]+100;-1)" office:value-type="float" office:value="118">
            <text:p>118</text:p>
          </table:table-cell>
          <table:table-cell table:style-name="ce3" office:value-type="float" office:value="21">
            <text:p>21</text:p>
          </table:table-cell>
          <table:table-cell table:style-name="ce5"/>
          <table:table-cell table:style-name="ce6"/>
          <table:table-cell table:style-name="ce6" table:formula="of:=SUBSTITUTE([.$C26];&quot;,&quot;;&quot;.&quot;)" office:value-type="string" office:string-value="    &lt;e gnn=KOM71 93 73 82 83 72KOM m=KOM1KOM et=KOM1KOM &gt;18&lt;/e&gt;">
            <text:p><text:s text:c="4"/>&lt;e gnn=KOM71 93 73 82 83 72KOM m=KOM1KOM et=KOM1KOM &gt;18&lt;/e&gt;</text:p>
          </table:table-cell>
          <table:table-cell table:style-name="ce6" table:formula="of:=SUBSTITUTE([.$F26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float" office:value="73">
            <text:p>73</text:p>
          </table:table-cell>
          <table:table-cell table:style-name="ce5" table:formula="of:=IF([.$A27]&gt;=1;CONCATENATE(&quot;    &lt;e gnn=KOM&quot;;[.$B27];&quot; &quot;;[.$B27]+22;&quot; &quot;;[.$B27]+2;&quot; &quot;;[.$B27]+11;&quot; &quot;;[.$B27]+12;&quot; &quot;;[.$B27]+1;&quot;KOM m=KOM1KOM et=KOM1KOM &gt;&quot;;[.$A27];&quot;&lt;/e&gt;&quot;);&quot;&quot;)" office:value-type="string" office:string-value="    &lt;e gnn=KOM73 95 75 84 85 74KOM m=KOM1KOM et=KOM1KOM &gt;19&lt;/e&gt;">
            <text:p><text:s text:c="4"/>&lt;e gnn=KOM73 95 75 84 85 74KOM m=KOM1KOM et=KOM1KOM &gt;19&lt;/e&gt;</text:p>
          </table:table-cell>
          <table:table-cell table:style-name="ce1" table:formula="of:=IF([.A27]&gt;=1;[.A27]+100;-1)" office:value-type="float" office:value="119">
            <text:p>119</text:p>
          </table:table-cell>
          <table:table-cell table:style-name="ce3" office:value-type="float" office:value="22">
            <text:p>22</text:p>
          </table:table-cell>
          <table:table-cell table:style-name="ce5"/>
          <table:table-cell table:style-name="ce6"/>
          <table:table-cell table:style-name="ce6" table:formula="of:=SUBSTITUTE([.$C27];&quot;,&quot;;&quot;.&quot;)" office:value-type="string" office:string-value="    &lt;e gnn=KOM73 95 75 84 85 74KOM m=KOM1KOM et=KOM1KOM &gt;19&lt;/e&gt;">
            <text:p><text:s text:c="4"/>&lt;e gnn=KOM73 95 75 84 85 74KOM m=KOM1KOM et=KOM1KOM &gt;19&lt;/e&gt;</text:p>
          </table:table-cell>
          <table:table-cell table:style-name="ce6" table:formula="of:=SUBSTITUTE([.$F27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75">
            <text:p>75</text:p>
          </table:table-cell>
          <table:table-cell table:style-name="ce5" table:formula="of:=IF([.$A28]&gt;=1;CONCATENATE(&quot;    &lt;e gnn=KOM&quot;;[.$B28];&quot; &quot;;[.$B28]+22;&quot; &quot;;[.$B28]+2;&quot; &quot;;[.$B28]+11;&quot; &quot;;[.$B28]+12;&quot; &quot;;[.$B28]+1;&quot;KOM m=KOM1KOM et=KOM1KOM &gt;&quot;;[.$A28];&quot;&lt;/e&gt;&quot;);&quot;&quot;)" office:value-type="string" office:string-value="    &lt;e gnn=KOM75 97 77 86 87 76KOM m=KOM1KOM et=KOM1KOM &gt;20&lt;/e&gt;">
            <text:p><text:s text:c="4"/>&lt;e gnn=KOM75 97 77 86 87 76KOM m=KOM1KOM et=KOM1KOM &gt;20&lt;/e&gt;</text:p>
          </table:table-cell>
          <table:table-cell table:style-name="ce1" table:formula="of:=IF([.A28]&gt;=1;[.A28]+100;-1)" office:value-type="float" office:value="120">
            <text:p>120</text:p>
          </table:table-cell>
          <table:table-cell table:style-name="ce3" office:value-type="float" office:value="23">
            <text:p>23</text:p>
          </table:table-cell>
          <table:table-cell table:style-name="ce5"/>
          <table:table-cell table:style-name="ce6"/>
          <table:table-cell table:style-name="ce6" table:formula="of:=SUBSTITUTE([.$C28];&quot;,&quot;;&quot;.&quot;)" office:value-type="string" office:string-value="    &lt;e gnn=KOM75 97 77 86 87 76KOM m=KOM1KOM et=KOM1KOM &gt;20&lt;/e&gt;">
            <text:p><text:s text:c="4"/>&lt;e gnn=KOM75 97 77 86 87 76KOM m=KOM1KOM et=KOM1KOM &gt;20&lt;/e&gt;</text:p>
          </table:table-cell>
          <table:table-cell table:style-name="ce6" table:formula="of:=SUBSTITUTE([.$F28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/>
          <table:table-cell table:style-name="ce3"/>
          <table:table-cell table:style-name="ce5" table:formula="of:=IF([.$A29]&gt;=1;CONCATENATE(&quot;    &lt;e gnn=KOM&quot;;[.$B29];&quot; &quot;;[.$B29]+22;&quot; &quot;;[.$B29]+2;&quot; &quot;;[.$B29]+11;&quot; &quot;;[.$B29]+12;&quot; &quot;;[.$B29]+1;&quot;KOM m=KOM1KOM et=KOM1KOM &gt;&quot;;[.$A29];&quot;&lt;/e&gt;&quot;);&quot;&quot;)">
            <text:p/>
          </table:table-cell>
          <table:table-cell table:style-name="ce1" table:formula="of:=IF([.A29]&gt;=1;[.A29]+100;-1)" office:value-type="float" office:value="-1">
            <text:p>-1</text:p>
          </table:table-cell>
          <table:table-cell table:style-name="ce3" office:value-type="float" office:value="24">
            <text:p>24</text:p>
          </table:table-cell>
          <table:table-cell table:style-name="ce5"/>
          <table:table-cell table:style-name="ce6"/>
          <table:table-cell table:style-name="ce6" table:formula="of:=SUBSTITUTE([.$C29];&quot;,&quot;;&quot;.&quot;)">
            <text:p/>
          </table:table-cell>
          <table:table-cell table:style-name="ce6" table:formula="of:=SUBSTITUTE([.$F29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float" office:value="89">
            <text:p>89</text:p>
          </table:table-cell>
          <table:table-cell table:style-name="ce5" table:formula="of:=IF([.$A30]&gt;=1;CONCATENATE(&quot;    &lt;e gnn=KOM&quot;;[.$B30];&quot; &quot;;[.$B30]+22;&quot; &quot;;[.$B30]+2;&quot; &quot;;[.$B30]+11;&quot; &quot;;[.$B30]+12;&quot; &quot;;[.$B30]+1;&quot;KOM m=KOM1KOM et=KOM1KOM &gt;&quot;;[.$A30];&quot;&lt;/e&gt;&quot;);&quot;&quot;)" office:value-type="string" office:string-value="    &lt;e gnn=KOM89 111 91 100 101 90KOM m=KOM1KOM et=KOM1KOM &gt;21&lt;/e&gt;">
            <text:p><text:s text:c="4"/>&lt;e gnn=KOM89 111 91 100 101 90KOM m=KOM1KOM et=KOM1KOM &gt;21&lt;/e&gt;</text:p>
          </table:table-cell>
          <table:table-cell table:style-name="ce1" table:formula="of:=IF([.A30]&gt;=1;[.A30]+100;-1)" office:value-type="float" office:value="121">
            <text:p>121</text:p>
          </table:table-cell>
          <table:table-cell table:style-name="ce3" office:value-type="float" office:value="25">
            <text:p>25</text:p>
          </table:table-cell>
          <table:table-cell table:style-name="ce5"/>
          <table:table-cell table:style-name="ce6"/>
          <table:table-cell table:style-name="ce6" table:formula="of:=SUBSTITUTE([.$C30];&quot;,&quot;;&quot;.&quot;)" office:value-type="string" office:string-value="    &lt;e gnn=KOM89 111 91 100 101 90KOM m=KOM1KOM et=KOM1KOM &gt;21&lt;/e&gt;">
            <text:p><text:s text:c="4"/>&lt;e gnn=KOM89 111 91 100 101 90KOM m=KOM1KOM et=KOM1KOM &gt;21&lt;/e&gt;</text:p>
          </table:table-cell>
          <table:table-cell table:style-name="ce6" table:formula="of:=SUBSTITUTE([.$F30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float" office:value="91">
            <text:p>91</text:p>
          </table:table-cell>
          <table:table-cell table:style-name="ce5" table:formula="of:=IF([.$A31]&gt;=1;CONCATENATE(&quot;    &lt;e gnn=KOM&quot;;[.$B31];&quot; &quot;;[.$B31]+22;&quot; &quot;;[.$B31]+2;&quot; &quot;;[.$B31]+11;&quot; &quot;;[.$B31]+12;&quot; &quot;;[.$B31]+1;&quot;KOM m=KOM1KOM et=KOM1KOM &gt;&quot;;[.$A31];&quot;&lt;/e&gt;&quot;);&quot;&quot;)" office:value-type="string" office:string-value="    &lt;e gnn=KOM91 113 93 102 103 92KOM m=KOM1KOM et=KOM1KOM &gt;22&lt;/e&gt;">
            <text:p><text:s text:c="4"/>&lt;e gnn=KOM91 113 93 102 103 92KOM m=KOM1KOM et=KOM1KOM &gt;22&lt;/e&gt;</text:p>
          </table:table-cell>
          <table:table-cell table:style-name="ce1" table:formula="of:=IF([.A31]&gt;=1;[.A31]+100;-1)" office:value-type="float" office:value="122">
            <text:p>122</text:p>
          </table:table-cell>
          <table:table-cell table:style-name="ce3" office:value-type="float" office:value="26">
            <text:p>26</text:p>
          </table:table-cell>
          <table:table-cell table:style-name="ce5"/>
          <table:table-cell table:style-name="ce6"/>
          <table:table-cell table:style-name="ce6" table:formula="of:=SUBSTITUTE([.$C31];&quot;,&quot;;&quot;.&quot;)" office:value-type="string" office:string-value="    &lt;e gnn=KOM91 113 93 102 103 92KOM m=KOM1KOM et=KOM1KOM &gt;22&lt;/e&gt;">
            <text:p><text:s text:c="4"/>&lt;e gnn=KOM91 113 93 102 103 92KOM m=KOM1KOM et=KOM1KOM &gt;22&lt;/e&gt;</text:p>
          </table:table-cell>
          <table:table-cell table:style-name="ce6" table:formula="of:=SUBSTITUTE([.$F31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float" office:value="93">
            <text:p>93</text:p>
          </table:table-cell>
          <table:table-cell table:style-name="ce5" table:formula="of:=IF([.$A32]&gt;=1;CONCATENATE(&quot;    &lt;e gnn=KOM&quot;;[.$B32];&quot; &quot;;[.$B32]+22;&quot; &quot;;[.$B32]+2;&quot; &quot;;[.$B32]+11;&quot; &quot;;[.$B32]+12;&quot; &quot;;[.$B32]+1;&quot;KOM m=KOM1KOM et=KOM1KOM &gt;&quot;;[.$A32];&quot;&lt;/e&gt;&quot;);&quot;&quot;)" office:value-type="string" office:string-value="    &lt;e gnn=KOM93 115 95 104 105 94KOM m=KOM1KOM et=KOM1KOM &gt;23&lt;/e&gt;">
            <text:p><text:s text:c="4"/>&lt;e gnn=KOM93 115 95 104 105 94KOM m=KOM1KOM et=KOM1KOM &gt;23&lt;/e&gt;</text:p>
          </table:table-cell>
          <table:table-cell table:style-name="ce1" table:formula="of:=IF([.A32]&gt;=1;[.A32]+100;-1)" office:value-type="float" office:value="123">
            <text:p>123</text:p>
          </table:table-cell>
          <table:table-cell table:style-name="ce3" office:value-type="float" office:value="27">
            <text:p>27</text:p>
          </table:table-cell>
          <table:table-cell table:style-name="ce5"/>
          <table:table-cell table:style-name="ce6"/>
          <table:table-cell table:style-name="ce6" table:formula="of:=SUBSTITUTE([.$C32];&quot;,&quot;;&quot;.&quot;)" office:value-type="string" office:string-value="    &lt;e gnn=KOM93 115 95 104 105 94KOM m=KOM1KOM et=KOM1KOM &gt;23&lt;/e&gt;">
            <text:p><text:s text:c="4"/>&lt;e gnn=KOM93 115 95 104 105 94KOM m=KOM1KOM et=KOM1KOM &gt;23&lt;/e&gt;</text:p>
          </table:table-cell>
          <table:table-cell table:style-name="ce6" table:formula="of:=SUBSTITUTE([.$F32];&quot;,&quot;;&quot;.&quot;)">
            <text:p/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float" office:value="95">
            <text:p>95</text:p>
          </table:table-cell>
          <table:table-cell table:style-name="ce5" table:formula="of:=IF([.$A33]&gt;=1;CONCATENATE(&quot;    &lt;e gnn=KOM&quot;;[.$B33];&quot; &quot;;[.$B33]+22;&quot; &quot;;[.$B33]+2;&quot; &quot;;[.$B33]+11;&quot; &quot;;[.$B33]+12;&quot; &quot;;[.$B33]+1;&quot;KOM m=KOM1KOM et=KOM1KOM &gt;&quot;;[.$A33];&quot;&lt;/e&gt;&quot;);&quot;&quot;)" office:value-type="string" office:string-value="    &lt;e gnn=KOM95 117 97 106 107 96KOM m=KOM1KOM et=KOM1KOM &gt;24&lt;/e&gt;">
            <text:p><text:s text:c="4"/>&lt;e gnn=KOM95 117 97 106 107 96KOM m=KOM1KOM et=KOM1KOM &gt;24&lt;/e&gt;</text:p>
          </table:table-cell>
          <table:table-cell table:style-name="ce1" table:formula="of:=IF([.A33]&gt;=1;[.A33]+100;-1)" office:value-type="float" office:value="124">
            <text:p>124</text:p>
          </table:table-cell>
          <table:table-cell table:style-name="ce3" office:value-type="float" office:value="28">
            <text:p>28</text:p>
          </table:table-cell>
          <table:table-cell table:style-name="ce5"/>
          <table:table-cell/>
          <table:table-cell table:style-name="ce6" table:formula="of:=SUBSTITUTE([.$C33];&quot;,&quot;;&quot;.&quot;)" office:value-type="string" office:string-value="    &lt;e gnn=KOM95 117 97 106 107 96KOM m=KOM1KOM et=KOM1KOM &gt;24&lt;/e&gt;">
            <text:p><text:s text:c="4"/>&lt;e gnn=KOM95 117 97 106 107 96KOM m=KOM1KOM et=KOM1KOM &gt;24&lt;/e&gt;</text:p>
          </table:table-cell>
          <table:table-cell table:style-name="ce6" table:formula="of:=SUBSTITUTE([.$F33];&quot;,&quot;;&quot;.&quot;)">
            <text:p/>
          </table:table-cell>
          <table:table-cell table:number-columns-repeated="5"/>
          <table:table-cell table:style-name="ce6" table:formula="of:=SUBSTITUTE([.O19];&quot;,&quot;;&quot;.&quot;)">
            <text:p/>
          </table:table-cell>
          <table:table-cell table:style-name="ce6" table:formula="of:=SUBSTITUTE([.P19];&quot;,&quot;;&quot;.&quot;)">
            <text:p/>
          </table:table-cell>
          <table:table-cell table:style-name="ce6" table:formula="of:=SUBSTITUTE([.Q19];&quot;,&quot;;&quot;.&quot;)">
            <text:p/>
          </table:table-cell>
          <table:table-cell table:style-name="ce6" table:formula="of:=SUBSTITUTE([.R19];&quot;,&quot;;&quot;.&quot;)">
            <text:p/>
          </table:table-cell>
          <table:table-cell table:style-name="ce6" table:formula="of:=SUBSTITUTE([.S19];&quot;,&quot;;&quot;.&quot;)">
            <text:p/>
          </table:table-cell>
          <table:table-cell table:style-name="ce6" table:formula="of:=SUBSTITUTE([.T19];&quot;,&quot;;&quot;.&quot;)">
            <text:p/>
          </table:table-cell>
          <table:table-cell table:style-name="ce6" table:formula="of:=SUBSTITUTE([.U19];&quot;,&quot;;&quot;.&quot;)">
            <text:p/>
          </table:table-cell>
          <table:table-cell table:style-name="ce6" table:formula="of:=SUBSTITUTE([.V19];&quot;,&quot;;&quot;.&quot;)">
            <text:p/>
          </table:table-cell>
          <table:table-cell table:style-name="ce6" table:formula="of:=SUBSTITUTE([.W19];&quot;,&quot;;&quot;.&quot;)">
            <text:p/>
          </table:table-cell>
          <table:table-cell table:style-name="ce6" table:formula="of:=SUBSTITUTE([.X19];&quot;,&quot;;&quot;.&quot;)">
            <text:p/>
          </table:table-cell>
          <table:table-cell table:style-name="ce6" table:formula="of:=SUBSTITUTE([.Y19];&quot;,&quot;;&quot;.&quot;)">
            <text:p/>
          </table:table-cell>
          <table:table-cell table:style-name="ce6" table:formula="of:=SUBSTITUTE([.Z19];&quot;,&quot;;&quot;.&quot;)">
            <text:p/>
          </table:table-cell>
          <table:table-cell table:number-columns-repeated="996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float" office:value="97">
            <text:p>97</text:p>
          </table:table-cell>
          <table:table-cell table:style-name="ce5" table:formula="of:=IF([.$A34]&gt;=1;CONCATENATE(&quot;    &lt;e gnn=KOM&quot;;[.$B34];&quot; &quot;;[.$B34]+22;&quot; &quot;;[.$B34]+2;&quot; &quot;;[.$B34]+11;&quot; &quot;;[.$B34]+12;&quot; &quot;;[.$B34]+1;&quot;KOM m=KOM1KOM et=KOM1KOM &gt;&quot;;[.$A34];&quot;&lt;/e&gt;&quot;);&quot;&quot;)" office:value-type="string" office:string-value="    &lt;e gnn=KOM97 119 99 108 109 98KOM m=KOM1KOM et=KOM1KOM &gt;25&lt;/e&gt;">
            <text:p><text:s text:c="4"/>&lt;e gnn=KOM97 119 99 108 109 98KOM m=KOM1KOM et=KOM1KOM &gt;25&lt;/e&gt;</text:p>
          </table:table-cell>
          <table:table-cell table:style-name="ce1" table:formula="of:=IF([.A34]&gt;=1;[.A34]+100;-1)" office:value-type="float" office:value="125">
            <text:p>125</text:p>
          </table:table-cell>
          <table:table-cell table:style-name="ce3" office:value-type="float" office:value="29">
            <text:p>29</text:p>
          </table:table-cell>
          <table:table-cell table:style-name="ce5"/>
          <table:table-cell/>
          <table:table-cell table:style-name="ce6" table:formula="of:=SUBSTITUTE([.$C34];&quot;,&quot;;&quot;.&quot;)" office:value-type="string" office:string-value="    &lt;e gnn=KOM97 119 99 108 109 98KOM m=KOM1KOM et=KOM1KOM &gt;25&lt;/e&gt;">
            <text:p><text:s text:c="4"/>&lt;e gnn=KOM97 119 99 108 109 98KOM m=KOM1KOM et=KOM1KOM &gt;25&lt;/e&gt;</text:p>
          </table:table-cell>
          <table:table-cell table:style-name="ce6" table:formula="of:=SUBSTITUTE([.$F34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 table:formula="of:=IF([.$A35]&gt;=1;CONCATENATE(&quot;    &lt;e gnn=KOM&quot;;[.$B35];&quot; &quot;;[.$B35]+22;&quot; &quot;;[.$B35]+2;&quot; &quot;;[.$B35]+11;&quot; &quot;;[.$B35]+12;&quot; &quot;;[.$B35]+1;&quot;KOM m=KOM1KOM et=KOM1KOM &gt;&quot;;[.$A35];&quot;&lt;/e&gt;&quot;);&quot;&quot;)">
            <text:p/>
          </table:table-cell>
          <table:table-cell table:style-name="ce1" table:formula="of:=IF([.A35]&gt;=1;[.A35]+100;-1)" office:value-type="float" office:value="-1">
            <text:p>-1</text:p>
          </table:table-cell>
          <table:table-cell table:style-name="ce3" office:value-type="float" office:value="30">
            <text:p>30</text:p>
          </table:table-cell>
          <table:table-cell table:style-name="ce5"/>
          <table:table-cell/>
          <table:table-cell table:style-name="ce6" table:formula="of:=SUBSTITUTE([.$C35];&quot;,&quot;;&quot;.&quot;)">
            <text:p/>
          </table:table-cell>
          <table:table-cell table:style-name="ce6" table:formula="of:=SUBSTITUTE([.$F35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float" office:value="1">
            <text:p>1</text:p>
          </table:table-cell>
          <table:table-cell table:style-name="ce5" table:formula="of:=IF([.$A36]&gt;=1;CONCATENATE(&quot;    &lt;e gnn=KOM&quot;;[.$B36]+2;&quot; &quot;;[.$B36]+22;&quot; &quot;;[.$B36]+24;&quot; &quot;;[.$B36]+12;&quot; &quot;;[.$B36]+23;&quot; &quot;;[.$B36]+13;&quot;KOM m=KOM1KOM et=KOM1KOM &gt;&quot;;[.$A36];&quot;&lt;/e&gt;&quot;);&quot;&quot;)" office:value-type="string" office:string-value="    &lt;e gnn=KOM3 23 25 13 24 14KOM m=KOM1KOM et=KOM1KOM &gt;26&lt;/e&gt;">
            <text:p><text:s text:c="4"/>&lt;e gnn=KOM3 23 25 13 24 14KOM m=KOM1KOM et=KOM1KOM &gt;26&lt;/e&gt;</text:p>
          </table:table-cell>
          <table:table-cell table:style-name="ce1" table:formula="of:=IF([.A36]&gt;=1;[.A36]+100;-1)" office:value-type="float" office:value="126">
            <text:p>126</text:p>
          </table:table-cell>
          <table:table-cell table:style-name="ce3" office:value-type="float" office:value="31">
            <text:p>31</text:p>
          </table:table-cell>
          <table:table-cell table:style-name="ce5"/>
          <table:table-cell/>
          <table:table-cell table:style-name="ce6" table:formula="of:=SUBSTITUTE([.$C36];&quot;,&quot;;&quot;.&quot;)" office:value-type="string" office:string-value="    &lt;e gnn=KOM3 23 25 13 24 14KOM m=KOM1KOM et=KOM1KOM &gt;26&lt;/e&gt;">
            <text:p><text:s text:c="4"/>&lt;e gnn=KOM3 23 25 13 24 14KOM m=KOM1KOM et=KOM1KOM &gt;26&lt;/e&gt;</text:p>
          </table:table-cell>
          <table:table-cell table:style-name="ce6" table:formula="of:=SUBSTITUTE([.$F36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5" table:formula="of:=IF([.$A37]&gt;=1;CONCATENATE(&quot;    &lt;e gnn=KOM&quot;;[.$B37]+2;&quot; &quot;;[.$B37]+22;&quot; &quot;;[.$B37]+24;&quot; &quot;;[.$B37]+12;&quot; &quot;;[.$B37]+23;&quot; &quot;;[.$B37]+13;&quot;KOM m=KOM1KOM et=KOM1KOM &gt;&quot;;[.$A37];&quot;&lt;/e&gt;&quot;);&quot;&quot;)" office:value-type="string" office:string-value="    &lt;e gnn=KOM5 25 27 15 26 16KOM m=KOM1KOM et=KOM1KOM &gt;27&lt;/e&gt;">
            <text:p><text:s text:c="4"/>&lt;e gnn=KOM5 25 27 15 26 16KOM m=KOM1KOM et=KOM1KOM &gt;27&lt;/e&gt;</text:p>
          </table:table-cell>
          <table:table-cell table:style-name="ce1" table:formula="of:=IF([.A37]&gt;=1;[.A37]+100;-1)" office:value-type="float" office:value="127">
            <text:p>127</text:p>
          </table:table-cell>
          <table:table-cell table:style-name="ce3" office:value-type="float" office:value="32">
            <text:p>32</text:p>
          </table:table-cell>
          <table:table-cell table:style-name="ce5"/>
          <table:table-cell/>
          <table:table-cell table:style-name="ce6" table:formula="of:=SUBSTITUTE([.$C37];&quot;,&quot;;&quot;.&quot;)" office:value-type="string" office:string-value="    &lt;e gnn=KOM5 25 27 15 26 16KOM m=KOM1KOM et=KOM1KOM &gt;27&lt;/e&gt;">
            <text:p><text:s text:c="4"/>&lt;e gnn=KOM5 25 27 15 26 16KOM m=KOM1KOM et=KOM1KOM &gt;27&lt;/e&gt;</text:p>
          </table:table-cell>
          <table:table-cell table:style-name="ce6" table:formula="of:=SUBSTITUTE([.$F37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float" office:value="5">
            <text:p>5</text:p>
          </table:table-cell>
          <table:table-cell table:style-name="ce5" table:formula="of:=IF([.$A38]&gt;=1;CONCATENATE(&quot;    &lt;e gnn=KOM&quot;;[.$B38]+2;&quot; &quot;;[.$B38]+22;&quot; &quot;;[.$B38]+24;&quot; &quot;;[.$B38]+12;&quot; &quot;;[.$B38]+23;&quot; &quot;;[.$B38]+13;&quot;KOM m=KOM1KOM et=KOM1KOM &gt;&quot;;[.$A38];&quot;&lt;/e&gt;&quot;);&quot;&quot;)" office:value-type="string" office:string-value="    &lt;e gnn=KOM7 27 29 17 28 18KOM m=KOM1KOM et=KOM1KOM &gt;28&lt;/e&gt;">
            <text:p><text:s text:c="4"/>&lt;e gnn=KOM7 27 29 17 28 18KOM m=KOM1KOM et=KOM1KOM &gt;28&lt;/e&gt;</text:p>
          </table:table-cell>
          <table:table-cell table:style-name="ce1" table:formula="of:=IF([.A38]&gt;=1;[.A38]+100;-1)" office:value-type="float" office:value="128">
            <text:p>128</text:p>
          </table:table-cell>
          <table:table-cell table:style-name="ce3" office:value-type="float" office:value="33">
            <text:p>33</text:p>
          </table:table-cell>
          <table:table-cell table:style-name="ce5"/>
          <table:table-cell/>
          <table:table-cell table:style-name="ce6" table:formula="of:=SUBSTITUTE([.$C38];&quot;,&quot;;&quot;.&quot;)" office:value-type="string" office:string-value="    &lt;e gnn=KOM7 27 29 17 28 18KOM m=KOM1KOM et=KOM1KOM &gt;28&lt;/e&gt;">
            <text:p><text:s text:c="4"/>&lt;e gnn=KOM7 27 29 17 28 18KOM m=KOM1KOM et=KOM1KOM &gt;28&lt;/e&gt;</text:p>
          </table:table-cell>
          <table:table-cell table:style-name="ce6" table:formula="of:=SUBSTITUTE([.$F38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float" office:value="7">
            <text:p>7</text:p>
          </table:table-cell>
          <table:table-cell table:style-name="ce5" table:formula="of:=IF([.$A39]&gt;=1;CONCATENATE(&quot;    &lt;e gnn=KOM&quot;;[.$B39]+2;&quot; &quot;;[.$B39]+22;&quot; &quot;;[.$B39]+24;&quot; &quot;;[.$B39]+12;&quot; &quot;;[.$B39]+23;&quot; &quot;;[.$B39]+13;&quot;KOM m=KOM1KOM et=KOM1KOM &gt;&quot;;[.$A39];&quot;&lt;/e&gt;&quot;);&quot;&quot;)" office:value-type="string" office:string-value="    &lt;e gnn=KOM9 29 31 19 30 20KOM m=KOM1KOM et=KOM1KOM &gt;29&lt;/e&gt;">
            <text:p><text:s text:c="4"/>&lt;e gnn=KOM9 29 31 19 30 20KOM m=KOM1KOM et=KOM1KOM &gt;29&lt;/e&gt;</text:p>
          </table:table-cell>
          <table:table-cell table:style-name="ce1" table:formula="of:=IF([.A39]&gt;=1;[.A39]+100;-1)" office:value-type="float" office:value="129">
            <text:p>129</text:p>
          </table:table-cell>
          <table:table-cell table:style-name="ce3" office:value-type="float" office:value="34">
            <text:p>34</text:p>
          </table:table-cell>
          <table:table-cell table:style-name="ce5"/>
          <table:table-cell/>
          <table:table-cell table:style-name="ce6" table:formula="of:=SUBSTITUTE([.$C39];&quot;,&quot;;&quot;.&quot;)" office:value-type="string" office:string-value="    &lt;e gnn=KOM9 29 31 19 30 20KOM m=KOM1KOM et=KOM1KOM &gt;29&lt;/e&gt;">
            <text:p><text:s text:c="4"/>&lt;e gnn=KOM9 29 31 19 30 20KOM m=KOM1KOM et=KOM1KOM &gt;29&lt;/e&gt;</text:p>
          </table:table-cell>
          <table:table-cell table:style-name="ce6" table:formula="of:=SUBSTITUTE([.$F39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9">
            <text:p>9</text:p>
          </table:table-cell>
          <table:table-cell table:style-name="ce5" table:formula="of:=IF([.$A40]&gt;=1;CONCATENATE(&quot;    &lt;e gnn=KOM&quot;;[.$B40]+2;&quot; &quot;;[.$B40]+22;&quot; &quot;;[.$B40]+24;&quot; &quot;;[.$B40]+12;&quot; &quot;;[.$B40]+23;&quot; &quot;;[.$B40]+13;&quot;KOM m=KOM1KOM et=KOM1KOM &gt;&quot;;[.$A40];&quot;&lt;/e&gt;&quot;);&quot;&quot;)" office:value-type="string" office:string-value="    &lt;e gnn=KOM11 31 33 21 32 22KOM m=KOM1KOM et=KOM1KOM &gt;30&lt;/e&gt;">
            <text:p><text:s text:c="4"/>&lt;e gnn=KOM11 31 33 21 32 22KOM m=KOM1KOM et=KOM1KOM &gt;30&lt;/e&gt;</text:p>
          </table:table-cell>
          <table:table-cell table:style-name="ce1" table:formula="of:=IF([.A40]&gt;=1;[.A40]+100;-1)" office:value-type="float" office:value="130">
            <text:p>130</text:p>
          </table:table-cell>
          <table:table-cell table:style-name="ce3" office:value-type="float" office:value="35">
            <text:p>35</text:p>
          </table:table-cell>
          <table:table-cell table:style-name="ce5"/>
          <table:table-cell/>
          <table:table-cell table:style-name="ce6" table:formula="of:=SUBSTITUTE([.$C40];&quot;,&quot;;&quot;.&quot;)" office:value-type="string" office:string-value="    &lt;e gnn=KOM11 31 33 21 32 22KOM m=KOM1KOM et=KOM1KOM &gt;30&lt;/e&gt;">
            <text:p><text:s text:c="4"/>&lt;e gnn=KOM11 31 33 21 32 22KOM m=KOM1KOM et=KOM1KOM &gt;30&lt;/e&gt;</text:p>
          </table:table-cell>
          <table:table-cell table:style-name="ce6" table:formula="of:=SUBSTITUTE([.$F40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 table:formula="of:=IF([.$A41]&gt;=1;CONCATENATE(&quot;    &lt;e gnn=KOM&quot;;[.$B41]+2;&quot; &quot;;[.$B41]+22;&quot; &quot;;[.$B41]+24;&quot; &quot;;[.$B41]+12;&quot; &quot;;[.$B41]+23;&quot; &quot;;[.$B41]+13;&quot;KOM m=KOM1KOM et=KOM1KOM &gt;&quot;;[.$A41];&quot;&lt;/e&gt;&quot;);&quot;&quot;)">
            <text:p/>
          </table:table-cell>
          <table:table-cell table:style-name="ce1" table:formula="of:=IF([.A41]&gt;=1;[.A41]+100;-1)" office:value-type="float" office:value="-1">
            <text:p>-1</text:p>
          </table:table-cell>
          <table:table-cell table:style-name="ce3" office:value-type="float" office:value="36">
            <text:p>36</text:p>
          </table:table-cell>
          <table:table-cell table:style-name="ce5"/>
          <table:table-cell/>
          <table:table-cell table:style-name="ce6" table:formula="of:=SUBSTITUTE([.$C41];&quot;,&quot;;&quot;.&quot;)">
            <text:p/>
          </table:table-cell>
          <table:table-cell table:style-name="ce6" table:formula="of:=SUBSTITUTE([.$F41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float" office:value="23">
            <text:p>23</text:p>
          </table:table-cell>
          <table:table-cell table:style-name="ce5" table:formula="of:=IF([.$A42]&gt;=1;CONCATENATE(&quot;    &lt;e gnn=KOM&quot;;[.$B42]+2;&quot; &quot;;[.$B42]+22;&quot; &quot;;[.$B42]+24;&quot; &quot;;[.$B42]+12;&quot; &quot;;[.$B42]+23;&quot; &quot;;[.$B42]+13;&quot;KOM m=KOM1KOM et=KOM1KOM &gt;&quot;;[.$A42];&quot;&lt;/e&gt;&quot;);&quot;&quot;)" office:value-type="string" office:string-value="    &lt;e gnn=KOM25 45 47 35 46 36KOM m=KOM1KOM et=KOM1KOM &gt;31&lt;/e&gt;">
            <text:p><text:s text:c="4"/>&lt;e gnn=KOM25 45 47 35 46 36KOM m=KOM1KOM et=KOM1KOM &gt;31&lt;/e&gt;</text:p>
          </table:table-cell>
          <table:table-cell table:style-name="ce1" table:formula="of:=IF([.A42]&gt;=1;[.A42]+100;-1)" office:value-type="float" office:value="131">
            <text:p>131</text:p>
          </table:table-cell>
          <table:table-cell table:style-name="ce3" office:value-type="float" office:value="37">
            <text:p>37</text:p>
          </table:table-cell>
          <table:table-cell table:style-name="ce5"/>
          <table:table-cell/>
          <table:table-cell table:style-name="ce6" table:formula="of:=SUBSTITUTE([.$C42];&quot;,&quot;;&quot;.&quot;)" office:value-type="string" office:string-value="    &lt;e gnn=KOM25 45 47 35 46 36KOM m=KOM1KOM et=KOM1KOM &gt;31&lt;/e&gt;">
            <text:p><text:s text:c="4"/>&lt;e gnn=KOM25 45 47 35 46 36KOM m=KOM1KOM et=KOM1KOM &gt;31&lt;/e&gt;</text:p>
          </table:table-cell>
          <table:table-cell table:style-name="ce6" table:formula="of:=SUBSTITUTE([.$F42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float" office:value="25">
            <text:p>25</text:p>
          </table:table-cell>
          <table:table-cell table:style-name="ce5" table:formula="of:=IF([.$A43]&gt;=1;CONCATENATE(&quot;    &lt;e gnn=KOM&quot;;[.$B43]+2;&quot; &quot;;[.$B43]+22;&quot; &quot;;[.$B43]+24;&quot; &quot;;[.$B43]+12;&quot; &quot;;[.$B43]+23;&quot; &quot;;[.$B43]+13;&quot;KOM m=KOM1KOM et=KOM1KOM &gt;&quot;;[.$A43];&quot;&lt;/e&gt;&quot;);&quot;&quot;)" office:value-type="string" office:string-value="    &lt;e gnn=KOM27 47 49 37 48 38KOM m=KOM1KOM et=KOM1KOM &gt;32&lt;/e&gt;">
            <text:p><text:s text:c="4"/>&lt;e gnn=KOM27 47 49 37 48 38KOM m=KOM1KOM et=KOM1KOM &gt;32&lt;/e&gt;</text:p>
          </table:table-cell>
          <table:table-cell table:style-name="ce1" table:formula="of:=IF([.A43]&gt;=1;[.A43]+100;-1)" office:value-type="float" office:value="132">
            <text:p>132</text:p>
          </table:table-cell>
          <table:table-cell table:style-name="ce3" office:value-type="float" office:value="38">
            <text:p>38</text:p>
          </table:table-cell>
          <table:table-cell table:style-name="ce5"/>
          <table:table-cell/>
          <table:table-cell table:style-name="ce6" table:formula="of:=SUBSTITUTE([.$C43];&quot;,&quot;;&quot;.&quot;)" office:value-type="string" office:string-value="    &lt;e gnn=KOM27 47 49 37 48 38KOM m=KOM1KOM et=KOM1KOM &gt;32&lt;/e&gt;">
            <text:p><text:s text:c="4"/>&lt;e gnn=KOM27 47 49 37 48 38KOM m=KOM1KOM et=KOM1KOM &gt;32&lt;/e&gt;</text:p>
          </table:table-cell>
          <table:table-cell table:style-name="ce6" table:formula="of:=SUBSTITUTE([.$F43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float" office:value="27">
            <text:p>27</text:p>
          </table:table-cell>
          <table:table-cell table:style-name="ce5" table:formula="of:=IF([.$A44]&gt;=1;CONCATENATE(&quot;    &lt;e gnn=KOM&quot;;[.$B44]+2;&quot; &quot;;[.$B44]+22;&quot; &quot;;[.$B44]+24;&quot; &quot;;[.$B44]+12;&quot; &quot;;[.$B44]+23;&quot; &quot;;[.$B44]+13;&quot;KOM m=KOM1KOM et=KOM1KOM &gt;&quot;;[.$A44];&quot;&lt;/e&gt;&quot;);&quot;&quot;)" office:value-type="string" office:string-value="    &lt;e gnn=KOM29 49 51 39 50 40KOM m=KOM1KOM et=KOM1KOM &gt;33&lt;/e&gt;">
            <text:p><text:s text:c="4"/>&lt;e gnn=KOM29 49 51 39 50 40KOM m=KOM1KOM et=KOM1KOM &gt;33&lt;/e&gt;</text:p>
          </table:table-cell>
          <table:table-cell table:style-name="ce1" table:formula="of:=IF([.A44]&gt;=1;[.A44]+100;-1)" office:value-type="float" office:value="133">
            <text:p>133</text:p>
          </table:table-cell>
          <table:table-cell table:style-name="ce3" office:value-type="float" office:value="39">
            <text:p>39</text:p>
          </table:table-cell>
          <table:table-cell table:style-name="ce5"/>
          <table:table-cell/>
          <table:table-cell table:style-name="ce6" table:formula="of:=SUBSTITUTE([.$C44];&quot;,&quot;;&quot;.&quot;)" office:value-type="string" office:string-value="    &lt;e gnn=KOM29 49 51 39 50 40KOM m=KOM1KOM et=KOM1KOM &gt;33&lt;/e&gt;">
            <text:p><text:s text:c="4"/>&lt;e gnn=KOM29 49 51 39 50 40KOM m=KOM1KOM et=KOM1KOM &gt;33&lt;/e&gt;</text:p>
          </table:table-cell>
          <table:table-cell table:style-name="ce6" table:formula="of:=SUBSTITUTE([.$F44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float" office:value="29">
            <text:p>29</text:p>
          </table:table-cell>
          <table:table-cell table:style-name="ce5" table:formula="of:=IF([.$A45]&gt;=1;CONCATENATE(&quot;    &lt;e gnn=KOM&quot;;[.$B45]+2;&quot; &quot;;[.$B45]+22;&quot; &quot;;[.$B45]+24;&quot; &quot;;[.$B45]+12;&quot; &quot;;[.$B45]+23;&quot; &quot;;[.$B45]+13;&quot;KOM m=KOM1KOM et=KOM1KOM &gt;&quot;;[.$A45];&quot;&lt;/e&gt;&quot;);&quot;&quot;)" office:value-type="string" office:string-value="    &lt;e gnn=KOM31 51 53 41 52 42KOM m=KOM1KOM et=KOM1KOM &gt;34&lt;/e&gt;">
            <text:p><text:s text:c="4"/>&lt;e gnn=KOM31 51 53 41 52 42KOM m=KOM1KOM et=KOM1KOM &gt;34&lt;/e&gt;</text:p>
          </table:table-cell>
          <table:table-cell table:style-name="ce1" table:formula="of:=IF([.A45]&gt;=1;[.A45]+100;-1)" office:value-type="float" office:value="134">
            <text:p>134</text:p>
          </table:table-cell>
          <table:table-cell table:style-name="ce3" office:value-type="float" office:value="40">
            <text:p>40</text:p>
          </table:table-cell>
          <table:table-cell table:style-name="ce5"/>
          <table:table-cell/>
          <table:table-cell table:style-name="ce6" table:formula="of:=SUBSTITUTE([.$C45];&quot;,&quot;;&quot;.&quot;)" office:value-type="string" office:string-value="    &lt;e gnn=KOM31 51 53 41 52 42KOM m=KOM1KOM et=KOM1KOM &gt;34&lt;/e&gt;">
            <text:p><text:s text:c="4"/>&lt;e gnn=KOM31 51 53 41 52 42KOM m=KOM1KOM et=KOM1KOM &gt;34&lt;/e&gt;</text:p>
          </table:table-cell>
          <table:table-cell table:style-name="ce6" table:formula="of:=SUBSTITUTE([.$F45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float" office:value="31">
            <text:p>31</text:p>
          </table:table-cell>
          <table:table-cell table:style-name="ce5" table:formula="of:=IF([.$A46]&gt;=1;CONCATENATE(&quot;    &lt;e gnn=KOM&quot;;[.$B46]+2;&quot; &quot;;[.$B46]+22;&quot; &quot;;[.$B46]+24;&quot; &quot;;[.$B46]+12;&quot; &quot;;[.$B46]+23;&quot; &quot;;[.$B46]+13;&quot;KOM m=KOM1KOM et=KOM1KOM &gt;&quot;;[.$A46];&quot;&lt;/e&gt;&quot;);&quot;&quot;)" office:value-type="string" office:string-value="    &lt;e gnn=KOM33 53 55 43 54 44KOM m=KOM1KOM et=KOM1KOM &gt;35&lt;/e&gt;">
            <text:p><text:s text:c="4"/>&lt;e gnn=KOM33 53 55 43 54 44KOM m=KOM1KOM et=KOM1KOM &gt;35&lt;/e&gt;</text:p>
          </table:table-cell>
          <table:table-cell table:style-name="ce1" table:formula="of:=IF([.A46]&gt;=1;[.A46]+100;-1)" office:value-type="float" office:value="135">
            <text:p>135</text:p>
          </table:table-cell>
          <table:table-cell table:style-name="ce3" office:value-type="float" office:value="41">
            <text:p>41</text:p>
          </table:table-cell>
          <table:table-cell table:style-name="ce5"/>
          <table:table-cell/>
          <table:table-cell table:style-name="ce6" table:formula="of:=SUBSTITUTE([.$C46];&quot;,&quot;;&quot;.&quot;)" office:value-type="string" office:string-value="    &lt;e gnn=KOM33 53 55 43 54 44KOM m=KOM1KOM et=KOM1KOM &gt;35&lt;/e&gt;">
            <text:p><text:s text:c="4"/>&lt;e gnn=KOM33 53 55 43 54 44KOM m=KOM1KOM et=KOM1KOM &gt;35&lt;/e&gt;</text:p>
          </table:table-cell>
          <table:table-cell table:style-name="ce6" table:formula="of:=SUBSTITUTE([.$F46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 table:formula="of:=IF([.$A47]&gt;=1;CONCATENATE(&quot;    &lt;e gnn=KOM&quot;;[.$B47]+2;&quot; &quot;;[.$B47]+22;&quot; &quot;;[.$B47]+24;&quot; &quot;;[.$B47]+12;&quot; &quot;;[.$B47]+23;&quot; &quot;;[.$B47]+13;&quot;KOM m=KOM1KOM et=KOM1KOM &gt;&quot;;[.$A47];&quot;&lt;/e&gt;&quot;);&quot;&quot;)">
            <text:p/>
          </table:table-cell>
          <table:table-cell table:style-name="ce1" table:formula="of:=IF([.A47]&gt;=1;[.A47]+100;-1)" office:value-type="float" office:value="-1">
            <text:p>-1</text:p>
          </table:table-cell>
          <table:table-cell table:style-name="ce3" office:value-type="float" office:value="42">
            <text:p>42</text:p>
          </table:table-cell>
          <table:table-cell table:style-name="ce5"/>
          <table:table-cell/>
          <table:table-cell table:style-name="ce6" table:formula="of:=SUBSTITUTE([.$C47];&quot;,&quot;;&quot;.&quot;)">
            <text:p/>
          </table:table-cell>
          <table:table-cell table:style-name="ce6" table:formula="of:=SUBSTITUTE([.$F47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float" office:value="45">
            <text:p>45</text:p>
          </table:table-cell>
          <table:table-cell table:style-name="ce5" table:formula="of:=IF([.$A48]&gt;=1;CONCATENATE(&quot;    &lt;e gnn=KOM&quot;;[.$B48]+2;&quot; &quot;;[.$B48]+22;&quot; &quot;;[.$B48]+24;&quot; &quot;;[.$B48]+12;&quot; &quot;;[.$B48]+23;&quot; &quot;;[.$B48]+13;&quot;KOM m=KOM1KOM et=KOM1KOM &gt;&quot;;[.$A48];&quot;&lt;/e&gt;&quot;);&quot;&quot;)" office:value-type="string" office:string-value="    &lt;e gnn=KOM47 67 69 57 68 58KOM m=KOM1KOM et=KOM1KOM &gt;36&lt;/e&gt;">
            <text:p><text:s text:c="4"/>&lt;e gnn=KOM47 67 69 57 68 58KOM m=KOM1KOM et=KOM1KOM &gt;36&lt;/e&gt;</text:p>
          </table:table-cell>
          <table:table-cell table:style-name="ce1" table:formula="of:=IF([.A48]&gt;=1;[.A48]+100;-1)" office:value-type="float" office:value="136">
            <text:p>136</text:p>
          </table:table-cell>
          <table:table-cell table:style-name="ce3" office:value-type="float" office:value="43">
            <text:p>43</text:p>
          </table:table-cell>
          <table:table-cell table:style-name="ce5"/>
          <table:table-cell/>
          <table:table-cell table:style-name="ce6" table:formula="of:=SUBSTITUTE([.$C48];&quot;,&quot;;&quot;.&quot;)" office:value-type="string" office:string-value="    &lt;e gnn=KOM47 67 69 57 68 58KOM m=KOM1KOM et=KOM1KOM &gt;36&lt;/e&gt;">
            <text:p><text:s text:c="4"/>&lt;e gnn=KOM47 67 69 57 68 58KOM m=KOM1KOM et=KOM1KOM &gt;36&lt;/e&gt;</text:p>
          </table:table-cell>
          <table:table-cell table:style-name="ce6" table:formula="of:=SUBSTITUTE([.$F48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float" office:value="47">
            <text:p>47</text:p>
          </table:table-cell>
          <table:table-cell table:style-name="ce5" table:formula="of:=IF([.$A49]&gt;=1;CONCATENATE(&quot;    &lt;e gnn=KOM&quot;;[.$B49]+2;&quot; &quot;;[.$B49]+22;&quot; &quot;;[.$B49]+24;&quot; &quot;;[.$B49]+12;&quot; &quot;;[.$B49]+23;&quot; &quot;;[.$B49]+13;&quot;KOM m=KOM1KOM et=KOM1KOM &gt;&quot;;[.$A49];&quot;&lt;/e&gt;&quot;);&quot;&quot;)" office:value-type="string" office:string-value="    &lt;e gnn=KOM49 69 71 59 70 60KOM m=KOM1KOM et=KOM1KOM &gt;37&lt;/e&gt;">
            <text:p><text:s text:c="4"/>&lt;e gnn=KOM49 69 71 59 70 60KOM m=KOM1KOM et=KOM1KOM &gt;37&lt;/e&gt;</text:p>
          </table:table-cell>
          <table:table-cell table:style-name="ce1" table:formula="of:=IF([.A49]&gt;=1;[.A49]+100;-1)" office:value-type="float" office:value="137">
            <text:p>137</text:p>
          </table:table-cell>
          <table:table-cell table:style-name="ce3" office:value-type="float" office:value="44">
            <text:p>44</text:p>
          </table:table-cell>
          <table:table-cell table:style-name="ce5"/>
          <table:table-cell/>
          <table:table-cell table:style-name="ce6" table:formula="of:=SUBSTITUTE([.$C49];&quot;,&quot;;&quot;.&quot;)" office:value-type="string" office:string-value="    &lt;e gnn=KOM49 69 71 59 70 60KOM m=KOM1KOM et=KOM1KOM &gt;37&lt;/e&gt;">
            <text:p><text:s text:c="4"/>&lt;e gnn=KOM49 69 71 59 70 60KOM m=KOM1KOM et=KOM1KOM &gt;37&lt;/e&gt;</text:p>
          </table:table-cell>
          <table:table-cell table:style-name="ce6" table:formula="of:=SUBSTITUTE([.$F49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float" office:value="49">
            <text:p>49</text:p>
          </table:table-cell>
          <table:table-cell table:style-name="ce5" table:formula="of:=IF([.$A50]&gt;=1;CONCATENATE(&quot;    &lt;e gnn=KOM&quot;;[.$B50]+2;&quot; &quot;;[.$B50]+22;&quot; &quot;;[.$B50]+24;&quot; &quot;;[.$B50]+12;&quot; &quot;;[.$B50]+23;&quot; &quot;;[.$B50]+13;&quot;KOM m=KOM1KOM et=KOM1KOM &gt;&quot;;[.$A50];&quot;&lt;/e&gt;&quot;);&quot;&quot;)" office:value-type="string" office:string-value="    &lt;e gnn=KOM51 71 73 61 72 62KOM m=KOM1KOM et=KOM1KOM &gt;38&lt;/e&gt;">
            <text:p><text:s text:c="4"/>&lt;e gnn=KOM51 71 73 61 72 62KOM m=KOM1KOM et=KOM1KOM &gt;38&lt;/e&gt;</text:p>
          </table:table-cell>
          <table:table-cell table:style-name="ce1" table:formula="of:=IF([.A50]&gt;=1;[.A50]+100;-1)" office:value-type="float" office:value="138">
            <text:p>138</text:p>
          </table:table-cell>
          <table:table-cell table:style-name="ce3" office:value-type="float" office:value="45">
            <text:p>45</text:p>
          </table:table-cell>
          <table:table-cell table:style-name="ce5"/>
          <table:table-cell/>
          <table:table-cell table:style-name="ce6" table:formula="of:=SUBSTITUTE([.$C50];&quot;,&quot;;&quot;.&quot;)" office:value-type="string" office:string-value="    &lt;e gnn=KOM51 71 73 61 72 62KOM m=KOM1KOM et=KOM1KOM &gt;38&lt;/e&gt;">
            <text:p><text:s text:c="4"/>&lt;e gnn=KOM51 71 73 61 72 62KOM m=KOM1KOM et=KOM1KOM &gt;38&lt;/e&gt;</text:p>
          </table:table-cell>
          <table:table-cell table:style-name="ce6" table:formula="of:=SUBSTITUTE([.$F50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float" office:value="51">
            <text:p>51</text:p>
          </table:table-cell>
          <table:table-cell table:style-name="ce5" table:formula="of:=IF([.$A51]&gt;=1;CONCATENATE(&quot;    &lt;e gnn=KOM&quot;;[.$B51]+2;&quot; &quot;;[.$B51]+22;&quot; &quot;;[.$B51]+24;&quot; &quot;;[.$B51]+12;&quot; &quot;;[.$B51]+23;&quot; &quot;;[.$B51]+13;&quot;KOM m=KOM1KOM et=KOM1KOM &gt;&quot;;[.$A51];&quot;&lt;/e&gt;&quot;);&quot;&quot;)" office:value-type="string" office:string-value="    &lt;e gnn=KOM53 73 75 63 74 64KOM m=KOM1KOM et=KOM1KOM &gt;39&lt;/e&gt;">
            <text:p><text:s text:c="4"/>&lt;e gnn=KOM53 73 75 63 74 64KOM m=KOM1KOM et=KOM1KOM &gt;39&lt;/e&gt;</text:p>
          </table:table-cell>
          <table:table-cell table:style-name="ce1" table:formula="of:=IF([.A51]&gt;=1;[.A51]+100;-1)" office:value-type="float" office:value="139">
            <text:p>139</text:p>
          </table:table-cell>
          <table:table-cell table:style-name="ce3" office:value-type="float" office:value="46">
            <text:p>46</text:p>
          </table:table-cell>
          <table:table-cell table:style-name="ce5"/>
          <table:table-cell/>
          <table:table-cell table:style-name="ce6" table:formula="of:=SUBSTITUTE([.$C51];&quot;,&quot;;&quot;.&quot;)" office:value-type="string" office:string-value="    &lt;e gnn=KOM53 73 75 63 74 64KOM m=KOM1KOM et=KOM1KOM &gt;39&lt;/e&gt;">
            <text:p><text:s text:c="4"/>&lt;e gnn=KOM53 73 75 63 74 64KOM m=KOM1KOM et=KOM1KOM &gt;39&lt;/e&gt;</text:p>
          </table:table-cell>
          <table:table-cell table:style-name="ce6" table:formula="of:=SUBSTITUTE([.$F51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53">
            <text:p>53</text:p>
          </table:table-cell>
          <table:table-cell table:style-name="ce5" table:formula="of:=IF([.$A52]&gt;=1;CONCATENATE(&quot;    &lt;e gnn=KOM&quot;;[.$B52]+2;&quot; &quot;;[.$B52]+22;&quot; &quot;;[.$B52]+24;&quot; &quot;;[.$B52]+12;&quot; &quot;;[.$B52]+23;&quot; &quot;;[.$B52]+13;&quot;KOM m=KOM1KOM et=KOM1KOM &gt;&quot;;[.$A52];&quot;&lt;/e&gt;&quot;);&quot;&quot;)" office:value-type="string" office:string-value="    &lt;e gnn=KOM55 75 77 65 76 66KOM m=KOM1KOM et=KOM1KOM &gt;40&lt;/e&gt;">
            <text:p><text:s text:c="4"/>&lt;e gnn=KOM55 75 77 65 76 66KOM m=KOM1KOM et=KOM1KOM &gt;40&lt;/e&gt;</text:p>
          </table:table-cell>
          <table:table-cell table:style-name="ce1" table:formula="of:=IF([.A52]&gt;=1;[.A52]+100;-1)" office:value-type="float" office:value="140">
            <text:p>140</text:p>
          </table:table-cell>
          <table:table-cell table:style-name="ce3" office:value-type="float" office:value="47">
            <text:p>47</text:p>
          </table:table-cell>
          <table:table-cell table:style-name="ce5"/>
          <table:table-cell/>
          <table:table-cell table:style-name="ce6" table:formula="of:=SUBSTITUTE([.$C52];&quot;,&quot;;&quot;.&quot;)" office:value-type="string" office:string-value="    &lt;e gnn=KOM55 75 77 65 76 66KOM m=KOM1KOM et=KOM1KOM &gt;40&lt;/e&gt;">
            <text:p><text:s text:c="4"/>&lt;e gnn=KOM55 75 77 65 76 66KOM m=KOM1KOM et=KOM1KOM &gt;40&lt;/e&gt;</text:p>
          </table:table-cell>
          <table:table-cell table:style-name="ce6" table:formula="of:=SUBSTITUTE([.$F52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 table:formula="of:=IF([.$A53]&gt;=1;CONCATENATE(&quot;    &lt;e gnn=KOM&quot;;[.$B53]+2;&quot; &quot;;[.$B53]+22;&quot; &quot;;[.$B53]+24;&quot; &quot;;[.$B53]+12;&quot; &quot;;[.$B53]+23;&quot; &quot;;[.$B53]+13;&quot;KOM m=KOM1KOM et=KOM1KOM &gt;&quot;;[.$A53];&quot;&lt;/e&gt;&quot;);&quot;&quot;)">
            <text:p/>
          </table:table-cell>
          <table:table-cell table:style-name="ce1" table:formula="of:=IF([.A53]&gt;=1;[.A53]+100;-1)" office:value-type="float" office:value="-1">
            <text:p>-1</text:p>
          </table:table-cell>
          <table:table-cell table:style-name="ce3" office:value-type="float" office:value="48">
            <text:p>48</text:p>
          </table:table-cell>
          <table:table-cell table:style-name="ce5"/>
          <table:table-cell/>
          <table:table-cell table:style-name="ce6" table:formula="of:=SUBSTITUTE([.$C53];&quot;,&quot;;&quot;.&quot;)">
            <text:p/>
          </table:table-cell>
          <table:table-cell table:style-name="ce6" table:formula="of:=SUBSTITUTE([.$F53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float" office:value="67">
            <text:p>67</text:p>
          </table:table-cell>
          <table:table-cell table:style-name="ce5" table:formula="of:=IF([.$A54]&gt;=1;CONCATENATE(&quot;    &lt;e gnn=KOM&quot;;[.$B54]+2;&quot; &quot;;[.$B54]+22;&quot; &quot;;[.$B54]+24;&quot; &quot;;[.$B54]+12;&quot; &quot;;[.$B54]+23;&quot; &quot;;[.$B54]+13;&quot;KOM m=KOM1KOM et=KOM1KOM &gt;&quot;;[.$A54];&quot;&lt;/e&gt;&quot;);&quot;&quot;)" office:value-type="string" office:string-value="    &lt;e gnn=KOM69 89 91 79 90 80KOM m=KOM1KOM et=KOM1KOM &gt;41&lt;/e&gt;">
            <text:p><text:s text:c="4"/>&lt;e gnn=KOM69 89 91 79 90 80KOM m=KOM1KOM et=KOM1KOM &gt;41&lt;/e&gt;</text:p>
          </table:table-cell>
          <table:table-cell table:style-name="ce1" table:formula="of:=IF([.A54]&gt;=1;[.A54]+100;-1)" office:value-type="float" office:value="141">
            <text:p>141</text:p>
          </table:table-cell>
          <table:table-cell table:style-name="ce3" office:value-type="float" office:value="49">
            <text:p>49</text:p>
          </table:table-cell>
          <table:table-cell table:style-name="ce5"/>
          <table:table-cell/>
          <table:table-cell table:style-name="ce6" table:formula="of:=SUBSTITUTE([.$C54];&quot;,&quot;;&quot;.&quot;)" office:value-type="string" office:string-value="    &lt;e gnn=KOM69 89 91 79 90 80KOM m=KOM1KOM et=KOM1KOM &gt;41&lt;/e&gt;">
            <text:p><text:s text:c="4"/>&lt;e gnn=KOM69 89 91 79 90 80KOM m=KOM1KOM et=KOM1KOM &gt;41&lt;/e&gt;</text:p>
          </table:table-cell>
          <table:table-cell table:style-name="ce6" table:formula="of:=SUBSTITUTE([.$F54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float" office:value="69">
            <text:p>69</text:p>
          </table:table-cell>
          <table:table-cell table:style-name="ce5" table:formula="of:=IF([.$A55]&gt;=1;CONCATENATE(&quot;    &lt;e gnn=KOM&quot;;[.$B55]+2;&quot; &quot;;[.$B55]+22;&quot; &quot;;[.$B55]+24;&quot; &quot;;[.$B55]+12;&quot; &quot;;[.$B55]+23;&quot; &quot;;[.$B55]+13;&quot;KOM m=KOM1KOM et=KOM1KOM &gt;&quot;;[.$A55];&quot;&lt;/e&gt;&quot;);&quot;&quot;)" office:value-type="string" office:string-value="    &lt;e gnn=KOM71 91 93 81 92 82KOM m=KOM1KOM et=KOM1KOM &gt;42&lt;/e&gt;">
            <text:p><text:s text:c="4"/>&lt;e gnn=KOM71 91 93 81 92 82KOM m=KOM1KOM et=KOM1KOM &gt;42&lt;/e&gt;</text:p>
          </table:table-cell>
          <table:table-cell table:style-name="ce1" table:formula="of:=IF([.A55]&gt;=1;[.A55]+100;-1)" office:value-type="float" office:value="142">
            <text:p>142</text:p>
          </table:table-cell>
          <table:table-cell table:style-name="ce3" office:value-type="float" office:value="50">
            <text:p>50</text:p>
          </table:table-cell>
          <table:table-cell table:style-name="ce5"/>
          <table:table-cell/>
          <table:table-cell table:style-name="ce6" table:formula="of:=SUBSTITUTE([.$C55];&quot;,&quot;;&quot;.&quot;)" office:value-type="string" office:string-value="    &lt;e gnn=KOM71 91 93 81 92 82KOM m=KOM1KOM et=KOM1KOM &gt;42&lt;/e&gt;">
            <text:p><text:s text:c="4"/>&lt;e gnn=KOM71 91 93 81 92 82KOM m=KOM1KOM et=KOM1KOM &gt;42&lt;/e&gt;</text:p>
          </table:table-cell>
          <table:table-cell table:style-name="ce6" table:formula="of:=SUBSTITUTE([.$F55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float" office:value="71">
            <text:p>71</text:p>
          </table:table-cell>
          <table:table-cell table:style-name="ce5" table:formula="of:=IF([.$A56]&gt;=1;CONCATENATE(&quot;    &lt;e gnn=KOM&quot;;[.$B56]+2;&quot; &quot;;[.$B56]+22;&quot; &quot;;[.$B56]+24;&quot; &quot;;[.$B56]+12;&quot; &quot;;[.$B56]+23;&quot; &quot;;[.$B56]+13;&quot;KOM m=KOM1KOM et=KOM1KOM &gt;&quot;;[.$A56];&quot;&lt;/e&gt;&quot;);&quot;&quot;)" office:value-type="string" office:string-value="    &lt;e gnn=KOM73 93 95 83 94 84KOM m=KOM1KOM et=KOM1KOM &gt;43&lt;/e&gt;">
            <text:p><text:s text:c="4"/>&lt;e gnn=KOM73 93 95 83 94 84KOM m=KOM1KOM et=KOM1KOM &gt;43&lt;/e&gt;</text:p>
          </table:table-cell>
          <table:table-cell table:style-name="ce1" table:formula="of:=IF([.A56]&gt;=1;[.A56]+100;-1)" office:value-type="float" office:value="143">
            <text:p>143</text:p>
          </table:table-cell>
          <table:table-cell table:style-name="ce3" office:value-type="float" office:value="51">
            <text:p>51</text:p>
          </table:table-cell>
          <table:table-cell table:style-name="ce5"/>
          <table:table-cell/>
          <table:table-cell table:style-name="ce6" table:formula="of:=SUBSTITUTE([.$C56];&quot;,&quot;;&quot;.&quot;)" office:value-type="string" office:string-value="    &lt;e gnn=KOM73 93 95 83 94 84KOM m=KOM1KOM et=KOM1KOM &gt;43&lt;/e&gt;">
            <text:p><text:s text:c="4"/>&lt;e gnn=KOM73 93 95 83 94 84KOM m=KOM1KOM et=KOM1KOM &gt;43&lt;/e&gt;</text:p>
          </table:table-cell>
          <table:table-cell table:style-name="ce6" table:formula="of:=SUBSTITUTE([.$F56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table:style-name="ce3" office:value-type="float" office:value="73">
            <text:p>73</text:p>
          </table:table-cell>
          <table:table-cell table:style-name="ce5" table:formula="of:=IF([.$A57]&gt;=1;CONCATENATE(&quot;    &lt;e gnn=KOM&quot;;[.$B57]+2;&quot; &quot;;[.$B57]+22;&quot; &quot;;[.$B57]+24;&quot; &quot;;[.$B57]+12;&quot; &quot;;[.$B57]+23;&quot; &quot;;[.$B57]+13;&quot;KOM m=KOM1KOM et=KOM1KOM &gt;&quot;;[.$A57];&quot;&lt;/e&gt;&quot;);&quot;&quot;)" office:value-type="string" office:string-value="    &lt;e gnn=KOM75 95 97 85 96 86KOM m=KOM1KOM et=KOM1KOM &gt;44&lt;/e&gt;">
            <text:p><text:s text:c="4"/>&lt;e gnn=KOM75 95 97 85 96 86KOM m=KOM1KOM et=KOM1KOM &gt;44&lt;/e&gt;</text:p>
          </table:table-cell>
          <table:table-cell table:style-name="ce1" table:formula="of:=IF([.A57]&gt;=1;[.A57]+100;-1)" office:value-type="float" office:value="144">
            <text:p>144</text:p>
          </table:table-cell>
          <table:table-cell table:style-name="ce3" office:value-type="float" office:value="52">
            <text:p>52</text:p>
          </table:table-cell>
          <table:table-cell table:style-name="ce5"/>
          <table:table-cell/>
          <table:table-cell table:style-name="ce6" table:formula="of:=SUBSTITUTE([.$C57];&quot;,&quot;;&quot;.&quot;)" office:value-type="string" office:string-value="    &lt;e gnn=KOM75 95 97 85 96 86KOM m=KOM1KOM et=KOM1KOM &gt;44&lt;/e&gt;">
            <text:p><text:s text:c="4"/>&lt;e gnn=KOM75 95 97 85 96 86KOM m=KOM1KOM et=KOM1KOM &gt;44&lt;/e&gt;</text:p>
          </table:table-cell>
          <table:table-cell table:style-name="ce6" table:formula="of:=SUBSTITUTE([.$F57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75">
            <text:p>75</text:p>
          </table:table-cell>
          <table:table-cell table:style-name="ce5" table:formula="of:=IF([.$A58]&gt;=1;CONCATENATE(&quot;    &lt;e gnn=KOM&quot;;[.$B58]+2;&quot; &quot;;[.$B58]+22;&quot; &quot;;[.$B58]+24;&quot; &quot;;[.$B58]+12;&quot; &quot;;[.$B58]+23;&quot; &quot;;[.$B58]+13;&quot;KOM m=KOM1KOM et=KOM1KOM &gt;&quot;;[.$A58];&quot;&lt;/e&gt;&quot;);&quot;&quot;)" office:value-type="string" office:string-value="    &lt;e gnn=KOM77 97 99 87 98 88KOM m=KOM1KOM et=KOM1KOM &gt;45&lt;/e&gt;">
            <text:p><text:s text:c="4"/>&lt;e gnn=KOM77 97 99 87 98 88KOM m=KOM1KOM et=KOM1KOM &gt;45&lt;/e&gt;</text:p>
          </table:table-cell>
          <table:table-cell table:style-name="ce1" table:formula="of:=IF([.A58]&gt;=1;[.A58]+100;-1)" office:value-type="float" office:value="145">
            <text:p>145</text:p>
          </table:table-cell>
          <table:table-cell table:style-name="ce3" office:value-type="float" office:value="53">
            <text:p>53</text:p>
          </table:table-cell>
          <table:table-cell table:style-name="ce5"/>
          <table:table-cell/>
          <table:table-cell table:style-name="ce6" table:formula="of:=SUBSTITUTE([.$C58];&quot;,&quot;;&quot;.&quot;)" office:value-type="string" office:string-value="    &lt;e gnn=KOM77 97 99 87 98 88KOM m=KOM1KOM et=KOM1KOM &gt;45&lt;/e&gt;">
            <text:p><text:s text:c="4"/>&lt;e gnn=KOM77 97 99 87 98 88KOM m=KOM1KOM et=KOM1KOM &gt;45&lt;/e&gt;</text:p>
          </table:table-cell>
          <table:table-cell table:style-name="ce6" table:formula="of:=SUBSTITUTE([.$F58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 table:formula="of:=IF([.$A59]&gt;=1;CONCATENATE(&quot;    &lt;e gnn=KOM&quot;;[.$B59]+2;&quot; &quot;;[.$B59]+22;&quot; &quot;;[.$B59]+24;&quot; &quot;;[.$B59]+12;&quot; &quot;;[.$B59]+23;&quot; &quot;;[.$B59]+13;&quot;KOM m=KOM1KOM et=KOM1KOM &gt;&quot;;[.$A59];&quot;&lt;/e&gt;&quot;);&quot;&quot;)">
            <text:p/>
          </table:table-cell>
          <table:table-cell table:style-name="ce1" table:formula="of:=IF([.A59]&gt;=1;[.A59]+100;-1)" office:value-type="float" office:value="-1">
            <text:p>-1</text:p>
          </table:table-cell>
          <table:table-cell table:style-name="ce3" office:value-type="float" office:value="54">
            <text:p>54</text:p>
          </table:table-cell>
          <table:table-cell table:style-name="ce5"/>
          <table:table-cell/>
          <table:table-cell table:style-name="ce6" table:formula="of:=SUBSTITUTE([.$C59];&quot;,&quot;;&quot;.&quot;)">
            <text:p/>
          </table:table-cell>
          <table:table-cell table:style-name="ce6" table:formula="of:=SUBSTITUTE([.$F59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table:style-name="ce3" office:value-type="float" office:value="89">
            <text:p>89</text:p>
          </table:table-cell>
          <table:table-cell table:style-name="ce5" table:formula="of:=IF([.$A60]&gt;=1;CONCATENATE(&quot;    &lt;e gnn=KOM&quot;;[.$B60]+2;&quot; &quot;;[.$B60]+22;&quot; &quot;;[.$B60]+24;&quot; &quot;;[.$B60]+12;&quot; &quot;;[.$B60]+23;&quot; &quot;;[.$B60]+13;&quot;KOM m=KOM1KOM et=KOM1KOM &gt;&quot;;[.$A60];&quot;&lt;/e&gt;&quot;);&quot;&quot;)" office:value-type="string" office:string-value="    &lt;e gnn=KOM91 111 113 101 112 102KOM m=KOM1KOM et=KOM1KOM &gt;46&lt;/e&gt;">
            <text:p><text:s text:c="4"/>&lt;e gnn=KOM91 111 113 101 112 102KOM m=KOM1KOM et=KOM1KOM &gt;46&lt;/e&gt;</text:p>
          </table:table-cell>
          <table:table-cell table:style-name="ce1" table:formula="of:=IF([.A60]&gt;=1;[.A60]+100;-1)" office:value-type="float" office:value="146">
            <text:p>146</text:p>
          </table:table-cell>
          <table:table-cell table:style-name="ce3" office:value-type="float" office:value="55">
            <text:p>55</text:p>
          </table:table-cell>
          <table:table-cell table:style-name="ce5"/>
          <table:table-cell/>
          <table:table-cell table:style-name="ce6" table:formula="of:=SUBSTITUTE([.$C60];&quot;,&quot;;&quot;.&quot;)" office:value-type="string" office:string-value="    &lt;e gnn=KOM91 111 113 101 112 102KOM m=KOM1KOM et=KOM1KOM &gt;46&lt;/e&gt;">
            <text:p><text:s text:c="4"/>&lt;e gnn=KOM91 111 113 101 112 102KOM m=KOM1KOM et=KOM1KOM &gt;46&lt;/e&gt;</text:p>
          </table:table-cell>
          <table:table-cell table:style-name="ce6" table:formula="of:=SUBSTITUTE([.$F60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table:style-name="ce3" office:value-type="float" office:value="91">
            <text:p>91</text:p>
          </table:table-cell>
          <table:table-cell table:style-name="ce5" table:formula="of:=IF([.$A61]&gt;=1;CONCATENATE(&quot;    &lt;e gnn=KOM&quot;;[.$B61]+2;&quot; &quot;;[.$B61]+22;&quot; &quot;;[.$B61]+24;&quot; &quot;;[.$B61]+12;&quot; &quot;;[.$B61]+23;&quot; &quot;;[.$B61]+13;&quot;KOM m=KOM1KOM et=KOM1KOM &gt;&quot;;[.$A61];&quot;&lt;/e&gt;&quot;);&quot;&quot;)" office:value-type="string" office:string-value="    &lt;e gnn=KOM93 113 115 103 114 104KOM m=KOM1KOM et=KOM1KOM &gt;47&lt;/e&gt;">
            <text:p><text:s text:c="4"/>&lt;e gnn=KOM93 113 115 103 114 104KOM m=KOM1KOM et=KOM1KOM &gt;47&lt;/e&gt;</text:p>
          </table:table-cell>
          <table:table-cell table:style-name="ce1" table:formula="of:=IF([.A61]&gt;=1;[.A61]+100;-1)" office:value-type="float" office:value="147">
            <text:p>147</text:p>
          </table:table-cell>
          <table:table-cell table:style-name="ce3" office:value-type="float" office:value="56">
            <text:p>56</text:p>
          </table:table-cell>
          <table:table-cell table:style-name="ce5"/>
          <table:table-cell/>
          <table:table-cell table:style-name="ce6" table:formula="of:=SUBSTITUTE([.$C61];&quot;,&quot;;&quot;.&quot;)" office:value-type="string" office:string-value="    &lt;e gnn=KOM93 113 115 103 114 104KOM m=KOM1KOM et=KOM1KOM &gt;47&lt;/e&gt;">
            <text:p><text:s text:c="4"/>&lt;e gnn=KOM93 113 115 103 114 104KOM m=KOM1KOM et=KOM1KOM &gt;47&lt;/e&gt;</text:p>
          </table:table-cell>
          <table:table-cell table:style-name="ce6" table:formula="of:=SUBSTITUTE([.$F61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table:style-name="ce3" office:value-type="float" office:value="93">
            <text:p>93</text:p>
          </table:table-cell>
          <table:table-cell table:style-name="ce5" table:formula="of:=IF([.$A62]&gt;=1;CONCATENATE(&quot;    &lt;e gnn=KOM&quot;;[.$B62]+2;&quot; &quot;;[.$B62]+22;&quot; &quot;;[.$B62]+24;&quot; &quot;;[.$B62]+12;&quot; &quot;;[.$B62]+23;&quot; &quot;;[.$B62]+13;&quot;KOM m=KOM1KOM et=KOM1KOM &gt;&quot;;[.$A62];&quot;&lt;/e&gt;&quot;);&quot;&quot;)" office:value-type="string" office:string-value="    &lt;e gnn=KOM95 115 117 105 116 106KOM m=KOM1KOM et=KOM1KOM &gt;48&lt;/e&gt;">
            <text:p><text:s text:c="4"/>&lt;e gnn=KOM95 115 117 105 116 106KOM m=KOM1KOM et=KOM1KOM &gt;48&lt;/e&gt;</text:p>
          </table:table-cell>
          <table:table-cell table:style-name="ce1" table:formula="of:=IF([.A62]&gt;=1;[.A62]+100;-1)" office:value-type="float" office:value="148">
            <text:p>148</text:p>
          </table:table-cell>
          <table:table-cell table:style-name="ce3" office:value-type="float" office:value="57">
            <text:p>57</text:p>
          </table:table-cell>
          <table:table-cell table:style-name="ce5"/>
          <table:table-cell/>
          <table:table-cell table:style-name="ce6" table:formula="of:=SUBSTITUTE([.$C62];&quot;,&quot;;&quot;.&quot;)" office:value-type="string" office:string-value="    &lt;e gnn=KOM95 115 117 105 116 106KOM m=KOM1KOM et=KOM1KOM &gt;48&lt;/e&gt;">
            <text:p><text:s text:c="4"/>&lt;e gnn=KOM95 115 117 105 116 106KOM m=KOM1KOM et=KOM1KOM &gt;48&lt;/e&gt;</text:p>
          </table:table-cell>
          <table:table-cell table:style-name="ce6" table:formula="of:=SUBSTITUTE([.$F62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table:style-name="ce3" office:value-type="float" office:value="95">
            <text:p>95</text:p>
          </table:table-cell>
          <table:table-cell table:style-name="ce5" table:formula="of:=IF([.$A63]&gt;=1;CONCATENATE(&quot;    &lt;e gnn=KOM&quot;;[.$B63]+2;&quot; &quot;;[.$B63]+22;&quot; &quot;;[.$B63]+24;&quot; &quot;;[.$B63]+12;&quot; &quot;;[.$B63]+23;&quot; &quot;;[.$B63]+13;&quot;KOM m=KOM1KOM et=KOM1KOM &gt;&quot;;[.$A63];&quot;&lt;/e&gt;&quot;);&quot;&quot;)" office:value-type="string" office:string-value="    &lt;e gnn=KOM97 117 119 107 118 108KOM m=KOM1KOM et=KOM1KOM &gt;49&lt;/e&gt;">
            <text:p><text:s text:c="4"/>&lt;e gnn=KOM97 117 119 107 118 108KOM m=KOM1KOM et=KOM1KOM &gt;49&lt;/e&gt;</text:p>
          </table:table-cell>
          <table:table-cell table:style-name="ce1" table:formula="of:=IF([.A63]&gt;=1;[.A63]+100;-1)" office:value-type="float" office:value="149">
            <text:p>149</text:p>
          </table:table-cell>
          <table:table-cell table:style-name="ce3" office:value-type="float" office:value="58">
            <text:p>58</text:p>
          </table:table-cell>
          <table:table-cell table:style-name="ce5"/>
          <table:table-cell/>
          <table:table-cell table:style-name="ce6" table:formula="of:=SUBSTITUTE([.$C63];&quot;,&quot;;&quot;.&quot;)" office:value-type="string" office:string-value="    &lt;e gnn=KOM97 117 119 107 118 108KOM m=KOM1KOM et=KOM1KOM &gt;49&lt;/e&gt;">
            <text:p><text:s text:c="4"/>&lt;e gnn=KOM97 117 119 107 118 108KOM m=KOM1KOM et=KOM1KOM &gt;49&lt;/e&gt;</text:p>
          </table:table-cell>
          <table:table-cell table:style-name="ce6" table:formula="of:=SUBSTITUTE([.$F63];&quot;,&quot;;&quot;.&quot;)">
            <text:p/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97">
            <text:p>97</text:p>
          </table:table-cell>
          <table:table-cell table:style-name="ce5" table:formula="of:=IF([.$A64]&gt;=1;CONCATENATE(&quot;    &lt;e gnn=KOM&quot;;[.$B64]+2;&quot; &quot;;[.$B64]+22;&quot; &quot;;[.$B64]+24;&quot; &quot;;[.$B64]+12;&quot; &quot;;[.$B64]+23;&quot; &quot;;[.$B64]+13;&quot;KOM m=KOM1KOM et=KOM1KOM &gt;&quot;;[.$A64];&quot;&lt;/e&gt;&quot;);&quot;&quot;)" office:value-type="string" office:string-value="    &lt;e gnn=KOM99 119 121 109 120 110KOM m=KOM1KOM et=KOM1KOM &gt;50&lt;/e&gt;">
            <text:p><text:s text:c="4"/>&lt;e gnn=KOM99 119 121 109 120 110KOM m=KOM1KOM et=KOM1KOM &gt;50&lt;/e&gt;</text:p>
          </table:table-cell>
          <table:table-cell table:style-name="ce1" table:formula="of:=IF([.A64]&gt;=1;[.A64]+100;-1)" office:value-type="float" office:value="150">
            <text:p>150</text:p>
          </table:table-cell>
          <table:table-cell table:style-name="ce3" office:value-type="float" office:value="59">
            <text:p>59</text:p>
          </table:table-cell>
          <table:table-cell table:style-name="ce5"/>
          <table:table-cell/>
          <table:table-cell table:style-name="ce6" table:formula="of:=SUBSTITUTE([.$C64];&quot;,&quot;;&quot;.&quot;)" office:value-type="string" office:string-value="    &lt;e gnn=KOM99 119 121 109 120 110KOM m=KOM1KOM et=KOM1KOM &gt;50&lt;/e&gt;">
            <text:p><text:s text:c="4"/>&lt;e gnn=KOM99 119 121 109 120 110KOM m=KOM1KOM et=KOM1KOM &gt;50&lt;/e&gt;</text:p>
          </table:table-cell>
          <table:table-cell table:style-name="ce6" table:formula="of:=SUBSTITUTE([.$F64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65];&quot;,&quot;;&quot;.&quot;)">
            <text:p/>
          </table:table-cell>
          <table:table-cell table:style-name="ce6" table:formula="of:=SUBSTITUTE([.$F65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66];&quot;,&quot;;&quot;.&quot;)">
            <text:p/>
          </table:table-cell>
          <table:table-cell table:style-name="ce6" table:formula="of:=SUBSTITUTE([.$F66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67];&quot;,&quot;;&quot;.&quot;)">
            <text:p/>
          </table:table-cell>
          <table:table-cell table:style-name="ce6" table:formula="of:=SUBSTITUTE([.$F67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68];&quot;,&quot;;&quot;.&quot;)">
            <text:p/>
          </table:table-cell>
          <table:table-cell table:style-name="ce6" table:formula="of:=SUBSTITUTE([.$F68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69];&quot;,&quot;;&quot;.&quot;)">
            <text:p/>
          </table:table-cell>
          <table:table-cell table:style-name="ce6" table:formula="of:=SUBSTITUTE([.$F69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70];&quot;,&quot;;&quot;.&quot;)">
            <text:p/>
          </table:table-cell>
          <table:table-cell table:style-name="ce6" table:formula="of:=SUBSTITUTE([.$F70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71];&quot;,&quot;;&quot;.&quot;)">
            <text:p/>
          </table:table-cell>
          <table:table-cell table:style-name="ce6" table:formula="of:=SUBSTITUTE([.$F71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72];&quot;,&quot;;&quot;.&quot;)">
            <text:p/>
          </table:table-cell>
          <table:table-cell table:style-name="ce6" table:formula="of:=SUBSTITUTE([.$F72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73];&quot;,&quot;;&quot;.&quot;)">
            <text:p/>
          </table:table-cell>
          <table:table-cell table:style-name="ce6" table:formula="of:=SUBSTITUTE([.$F73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74];&quot;,&quot;;&quot;.&quot;)">
            <text:p/>
          </table:table-cell>
          <table:table-cell table:style-name="ce6" table:formula="of:=SUBSTITUTE([.$F74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75];&quot;,&quot;;&quot;.&quot;)">
            <text:p/>
          </table:table-cell>
          <table:table-cell table:style-name="ce6" table:formula="of:=SUBSTITUTE([.$F75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76];&quot;,&quot;;&quot;.&quot;)">
            <text:p/>
          </table:table-cell>
          <table:table-cell table:style-name="ce6" table:formula="of:=SUBSTITUTE([.$F76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77];&quot;,&quot;;&quot;.&quot;)">
            <text:p/>
          </table:table-cell>
          <table:table-cell table:style-name="ce6" table:formula="of:=SUBSTITUTE([.$F77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78];&quot;,&quot;;&quot;.&quot;)">
            <text:p/>
          </table:table-cell>
          <table:table-cell table:style-name="ce6" table:formula="of:=SUBSTITUTE([.$F78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79];&quot;,&quot;;&quot;.&quot;)">
            <text:p/>
          </table:table-cell>
          <table:table-cell table:style-name="ce6" table:formula="of:=SUBSTITUTE([.$F79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80];&quot;,&quot;;&quot;.&quot;)">
            <text:p/>
          </table:table-cell>
          <table:table-cell table:style-name="ce6" table:formula="of:=SUBSTITUTE([.$F80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81];&quot;,&quot;;&quot;.&quot;)">
            <text:p/>
          </table:table-cell>
          <table:table-cell table:style-name="ce6" table:formula="of:=SUBSTITUTE([.$F81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82];&quot;,&quot;;&quot;.&quot;)">
            <text:p/>
          </table:table-cell>
          <table:table-cell table:style-name="ce6" table:formula="of:=SUBSTITUTE([.$F82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83];&quot;,&quot;;&quot;.&quot;)">
            <text:p/>
          </table:table-cell>
          <table:table-cell table:style-name="ce6" table:formula="of:=SUBSTITUTE([.$F83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84];&quot;,&quot;;&quot;.&quot;)">
            <text:p/>
          </table:table-cell>
          <table:table-cell table:style-name="ce6" table:formula="of:=SUBSTITUTE([.$F84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85];&quot;,&quot;;&quot;.&quot;)">
            <text:p/>
          </table:table-cell>
          <table:table-cell table:style-name="ce6" table:formula="of:=SUBSTITUTE([.$F85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86];&quot;,&quot;;&quot;.&quot;)">
            <text:p/>
          </table:table-cell>
          <table:table-cell table:style-name="ce6" table:formula="of:=SUBSTITUTE([.$F86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87];&quot;,&quot;;&quot;.&quot;)">
            <text:p/>
          </table:table-cell>
          <table:table-cell table:style-name="ce6" table:formula="of:=SUBSTITUTE([.$F87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88];&quot;,&quot;;&quot;.&quot;)">
            <text:p/>
          </table:table-cell>
          <table:table-cell table:style-name="ce6" table:formula="of:=SUBSTITUTE([.$F88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89];&quot;,&quot;;&quot;.&quot;)">
            <text:p/>
          </table:table-cell>
          <table:table-cell table:style-name="ce6" table:formula="of:=SUBSTITUTE([.$F89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90];&quot;,&quot;;&quot;.&quot;)">
            <text:p/>
          </table:table-cell>
          <table:table-cell table:style-name="ce6" table:formula="of:=SUBSTITUTE([.$F90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91];&quot;,&quot;;&quot;.&quot;)">
            <text:p/>
          </table:table-cell>
          <table:table-cell table:style-name="ce6" table:formula="of:=SUBSTITUTE([.$F91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92];&quot;,&quot;;&quot;.&quot;)">
            <text:p/>
          </table:table-cell>
          <table:table-cell table:style-name="ce6" table:formula="of:=SUBSTITUTE([.$F92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93];&quot;,&quot;;&quot;.&quot;)">
            <text:p/>
          </table:table-cell>
          <table:table-cell table:style-name="ce6" table:formula="of:=SUBSTITUTE([.$F93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94];&quot;,&quot;;&quot;.&quot;)">
            <text:p/>
          </table:table-cell>
          <table:table-cell table:style-name="ce6" table:formula="of:=SUBSTITUTE([.$F94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95];&quot;,&quot;;&quot;.&quot;)">
            <text:p/>
          </table:table-cell>
          <table:table-cell table:style-name="ce6" table:formula="of:=SUBSTITUTE([.$F95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96];&quot;,&quot;;&quot;.&quot;)">
            <text:p/>
          </table:table-cell>
          <table:table-cell table:style-name="ce6" table:formula="of:=SUBSTITUTE([.$F96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97];&quot;,&quot;;&quot;.&quot;)">
            <text:p/>
          </table:table-cell>
          <table:table-cell table:style-name="ce6" table:formula="of:=SUBSTITUTE([.$F97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98];&quot;,&quot;;&quot;.&quot;)">
            <text:p/>
          </table:table-cell>
          <table:table-cell table:style-name="ce6" table:formula="of:=SUBSTITUTE([.$F98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99];&quot;,&quot;;&quot;.&quot;)">
            <text:p/>
          </table:table-cell>
          <table:table-cell table:style-name="ce6" table:formula="of:=SUBSTITUTE([.$F99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00];&quot;,&quot;;&quot;.&quot;)">
            <text:p/>
          </table:table-cell>
          <table:table-cell table:style-name="ce6" table:formula="of:=SUBSTITUTE([.$F100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01];&quot;,&quot;;&quot;.&quot;)">
            <text:p/>
          </table:table-cell>
          <table:table-cell table:style-name="ce6" table:formula="of:=SUBSTITUTE([.$F101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02];&quot;,&quot;;&quot;.&quot;)">
            <text:p/>
          </table:table-cell>
          <table:table-cell table:style-name="ce6" table:formula="of:=SUBSTITUTE([.$F102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03];&quot;,&quot;;&quot;.&quot;)">
            <text:p/>
          </table:table-cell>
          <table:table-cell table:style-name="ce6" table:formula="of:=SUBSTITUTE([.$F103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04];&quot;,&quot;;&quot;.&quot;)">
            <text:p/>
          </table:table-cell>
          <table:table-cell table:style-name="ce6" table:formula="of:=SUBSTITUTE([.$F104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05];&quot;,&quot;;&quot;.&quot;)">
            <text:p/>
          </table:table-cell>
          <table:table-cell table:style-name="ce6" table:formula="of:=SUBSTITUTE([.$F105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06];&quot;,&quot;;&quot;.&quot;)">
            <text:p/>
          </table:table-cell>
          <table:table-cell table:style-name="ce6" table:formula="of:=SUBSTITUTE([.$F106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07];&quot;,&quot;;&quot;.&quot;)">
            <text:p/>
          </table:table-cell>
          <table:table-cell table:style-name="ce6" table:formula="of:=SUBSTITUTE([.$F107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08];&quot;,&quot;;&quot;.&quot;)">
            <text:p/>
          </table:table-cell>
          <table:table-cell table:style-name="ce6" table:formula="of:=SUBSTITUTE([.$F108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09];&quot;,&quot;;&quot;.&quot;)">
            <text:p/>
          </table:table-cell>
          <table:table-cell table:style-name="ce6" table:formula="of:=SUBSTITUTE([.$F109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10];&quot;,&quot;;&quot;.&quot;)">
            <text:p/>
          </table:table-cell>
          <table:table-cell table:style-name="ce6" table:formula="of:=SUBSTITUTE([.$F110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11];&quot;,&quot;;&quot;.&quot;)">
            <text:p/>
          </table:table-cell>
          <table:table-cell table:style-name="ce6" table:formula="of:=SUBSTITUTE([.$F111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12];&quot;,&quot;;&quot;.&quot;)">
            <text:p/>
          </table:table-cell>
          <table:table-cell table:style-name="ce6" table:formula="of:=SUBSTITUTE([.$F112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13];&quot;,&quot;;&quot;.&quot;)">
            <text:p/>
          </table:table-cell>
          <table:table-cell table:style-name="ce6" table:formula="of:=SUBSTITUTE([.$F113];&quot;,&quot;;&quot;.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/>
          <table:table-cell table:style-name="ce6" table:formula="of:=SUBSTITUTE([.$C114];&quot;,&quot;;&quot;.&quot;)">
            <text:p/>
          </table:table-cell>
          <table:table-cell table:style-name="ce6" table:formula="of:=SUBSTITUTE([.$F114];&quot;,&quot;;&quot;.&quot;)">
            <text:p/>
          </table:table-cell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17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18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19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20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21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22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23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24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25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26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27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28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29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30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31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32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33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34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35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36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37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38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39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40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41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42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43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44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45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46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47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48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49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50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51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52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53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54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55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56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57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58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59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60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61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62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63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64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65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66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67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68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69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70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71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72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73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74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75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76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77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78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79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80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81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82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83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84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85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86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87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88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89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90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91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92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93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94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95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96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97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98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199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00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01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02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03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04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05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06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07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08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09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10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11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12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13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14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15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16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17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18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19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20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21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22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23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24];&quot;,&quot;;&quot;.&quot;)">
            <text:p/>
          </table:table-cell>
          <table:table-cell table:number-columns-repeated="1014"/>
        </table:table-row>
        <table:table-row table:style-name="ro1">
          <table:table-cell table:number-columns-repeated="5"/>
          <table:table-cell/>
          <table:table-cell/>
          <table:table-cell table:style-name="ce6" table:formula="of:=SUBSTITUTE([.$F225];&quot;,&quot;;&quot;.&quot;)">
            <text:p/>
          </table:table-cell>
          <table:table-cell table:number-columns-repeated="1014"/>
        </table:table-row>
        <table:table-row table:style-name="ro1" table:number-rows-repeated="6531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A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">
      <number:number number:decimal-places="10" number:min-integer-digits="1"/>
    </number:number-style>
    <number:number-style style:name="N109">
      <number:number number:decimal-places="20" number:min-integer-digits="1"/>
    </number:number-style>
    <number:number-style style:name="N5106" number:language="en" number:country="GB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1">21.01.2010</text:date>, <text:time>18:10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0:26:03</meta:creation-date>
    <dc:date>2010-01-21T18:10:03</dc:date>
    <meta:editing-duration>PT06H32M07S</meta:editing-duration>
    <meta:editing-cycles>6</meta:editing-cycles>
    <meta:generator>OpenOffice.org/3.0$Unix OpenOffice.org_project/300m15$Build-9379</meta:generator>
    <meta:document-statistic meta:table-count="5" meta:cell-count="2084" meta:object-count="0"/>
    <meta:user-defined meta:name="Info 1"/>
    <meta:user-defined meta:name="Info 2"/>
    <meta:user-defined meta:name="Info 3"/>
    <meta:user-defined meta:name="Info 4"/>
  </office:meta>
</office:document-meta>
</file>